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Courier" svg:font-family="Courier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517.66pt"/>
    </style:style>
    <style:style style:name="co2" style:family="table-column">
      <style:table-column-properties fo:break-before="auto" style:column-width="83.45pt"/>
    </style:style>
    <style:style style:name="co3" style:family="table-column">
      <style:table-column-properties fo:break-before="auto" style:column-width="286.89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2.86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94.34pt"/>
    </style:style>
    <style:style style:name="co9" style:family="table-column">
      <style:table-column-properties fo:break-before="auto" style:column-width="128.75pt"/>
    </style:style>
    <style:style style:name="co10" style:family="table-column">
      <style:table-column-properties fo:break-before="auto" style:column-width="105.79pt"/>
    </style:style>
    <style:style style:name="co11" style:family="table-column">
      <style:table-column-properties fo:break-before="auto" style:column-width="140.26pt"/>
    </style:style>
    <style:style style:name="co12" style:family="table-column">
      <style:table-column-properties fo:break-before="auto" style:column-width="118.6pt"/>
    </style:style>
    <style:style style:name="co13" style:family="table-column">
      <style:table-column-properties fo:break-before="auto" style:column-width="186.15pt"/>
    </style:style>
    <style:style style:name="co14" style:family="table-column">
      <style:table-column-properties fo:break-before="auto" style:column-width="110.95pt"/>
    </style:style>
    <style:style style:name="co15" style:family="table-column">
      <style:table-column-properties fo:break-before="auto" style:column-width="182.3pt"/>
    </style:style>
    <style:style style:name="co16" style:family="table-column">
      <style:table-column-properties fo:break-before="auto" style:column-width="119.85pt"/>
    </style:style>
    <style:style style:name="co17" style:family="table-column">
      <style:table-column-properties fo:break-before="auto" style:column-width="146.61pt"/>
    </style:style>
    <style:style style:name="co18" style:family="table-column">
      <style:table-column-properties fo:break-before="auto" style:column-width="145.36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165.74pt"/>
    </style:style>
    <style:style style:name="co21" style:family="table-column">
      <style:table-column-properties fo:break-before="auto" style:column-width="219.29pt"/>
    </style:style>
    <style:style style:name="co22" style:family="table-column">
      <style:table-column-properties fo:break-before="auto" style:column-width="87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3.99pt" fo:break-before="auto" style:use-optimal-row-height="false"/>
    </style:style>
    <style:style style:name="ro3" style:family="table-row">
      <style:table-row-properties style:row-height="22.9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68pt" fo:break-before="auto" style:use-optimal-row-height="fals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46.01pt" fo:break-before="auto" style:use-optimal-row-height="true"/>
    </style:style>
    <style:style style:name="ro8" style:family="table-row">
      <style:table-row-properties style:row-height="69pt" fo:break-before="auto" style:use-optimal-row-height="true"/>
    </style:style>
    <style:style style:name="ro9" style:family="table-row">
      <style:table-row-properties style:row-height="45.01pt" fo:break-before="auto" style:use-optimal-row-height="tru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29.99pt" fo:break-before="auto" style:use-optimal-row-height="true"/>
    </style:style>
    <style:style style:name="ro12" style:family="table-row">
      <style:table-row-properties style:row-height="60.01pt" fo:break-before="auto" style:use-optimal-row-height="true"/>
    </style:style>
    <style:style style:name="ro13" style:family="table-row">
      <style:table-row-properties style:row-height="17.15pt" fo:break-before="auto" style:use-optimal-row-height="true"/>
    </style:style>
    <style:style style:name="ro14" style:family="table-row">
      <style:table-row-properties style:row-height="17.01pt" fo:break-before="auto" style:use-optimal-row-height="true"/>
    </style:style>
    <style:style style:name="ro15" style:family="table-row">
      <style:table-row-properties style:row-height="31.29pt" fo:break-before="auto" style:use-optimal-row-height="tru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Simple_20_Model">
      <style:table-properties table:display="true" style:writing-mode="lr-tb"/>
    </style:style>
    <style:style style:name="ta3" style:family="table" style:master-page-name="PageStyle_5f_Full_20_Model">
      <style:table-properties table:display="true" style:writing-mode="lr-tb"/>
    </style:style>
    <style:style style:name="ta4" style:family="table" style:master-page-name="PageStyle_5f_Additional_20_Calculations">
      <style:table-properties table:display="true" style:writing-mode="lr-tb"/>
    </style:style>
    <style:style style:name="ta5" style:family="table" style:master-page-name="PageStyle_5f_Terms_20__26__20_Condi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2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3" style:family="table-cell" style:parent-style-name="Default" style:data-style-name="N2">
      <style:table-cell-properties style:cell-protect="none" style:print-content="true"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B$2:.$B$4])&lt;0;MAX([$'Simple Model'.$B$2:.$B$4])&gt;1))" style:apply-style-name="Excel_5f_CondFormat_5f_2_5f_6_5f_1" style:base-cell-address="'Simple Model'.B2"/>
      <style:map style:condition="is-true-formula(NOT(ISNUMBER([$'Simple Model'.B2])))" style:apply-style-name="Excel_5f_CondFormat_5f_2_5f_6_5f_2" style:base-cell-address="'Simple Model'.B2"/>
    </style:style>
    <style:style style:name="ce14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B$2:.$B$4])&lt;0;MAX([$'Simple Model'.$B$2:.$B$4])&gt;1))" style:apply-style-name="Excel_5f_CondFormat_5f_2_5f_6_5f_1" style:base-cell-address="'Simple Model'.B2"/>
      <style:map style:condition="is-true-formula(NOT(ISNUMBER([$'Simple Model'.B2])))" style:apply-style-name="Excel_5f_CondFormat_5f_2_5f_6_5f_2" style:base-cell-address="'Simple Model'.B2"/>
    </style:style>
    <style:style style:name="ce15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OR([$'Simple Model'.B17]=&quot;A&quot;;[$'Simple Model'.B17]=&quot;C&quot;;[$'Simple Model'.B17]=&quot;G&quot;;[$'Simple Model'.B17]=&quot;T&quot;)))" style:apply-style-name="Excel_5f_CondFormat_5f_2_5f_5_5f_1" style:base-cell-address="'Simple Model'.B17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7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none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Simple Model'.B21]))))" style:apply-style-name="Excel_5f_CondFormat_5f_2_5f_4_5f_1" style:base-cell-address="'Simple Model'.B21"/>
      <style:map style:condition="is-true-formula(NOT(ISERROR(SEARCH(&quot;Splice&quot;;[$'Simple Model'.B21]))))" style:apply-style-name="Excel_5f_CondFormat_5f_2_5f_4_5f_2" style:base-cell-address="'Simple Model'.B21"/>
      <style:map style:condition="is-true-formula(NOT(ISERROR(SEARCH(&quot;Exon&quot;;[$'Simple Model'.B21]))))" style:apply-style-name="Excel_5f_CondFormat_5f_2_5f_4_5f_3" style:base-cell-address="'Simple Model'.B21"/>
    </style:style>
    <style:style style:name="ce18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none" style:rotation-align="none" fo:border-top="none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OR([$'Simple Model'.B17]=&quot;A&quot;;[$'Simple Model'.B17]=&quot;C&quot;;[$'Simple Model'.B17]=&quot;G&quot;;[$'Simple Model'.B17]=&quot;T&quot;)))" style:apply-style-name="Excel_5f_CondFormat_5f_2_5f_5_5f_1" style:base-cell-address="'Simple Model'.B17"/>
    </style:style>
    <style:style style:name="ce21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3c3c3c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3" style:family="table-cell" style:parent-style-name="Default">
      <style:table-cell-properties fo:border-bottom="0.74pt solid #3c3c3c" style:diagonal-bl-tr="none" style:diagonal-tl-br="none" fo:border-left="0.74pt solid #3c3c3c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6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7" style:family="table-cell" style:parent-style-name="Default" style:data-style-name="N2">
      <style:table-cell-properties style:cell-protect="none" style:print-content="true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28" style:family="table-cell" style:parent-style-name="Default" style:data-style-name="N2">
      <style:table-cell-properties fo:border-bottom="none" style:cell-protect="none" style:print-content="true" style:diagonal-bl-tr="none" style:diagonal-tl-br="none" fo:border-left="0.74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29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0.74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30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31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OR([$'Simple Model'.B17]=&quot;A&quot;;[$'Simple Model'.B17]=&quot;C&quot;;[$'Simple Model'.B17]=&quot;G&quot;;[$'Simple Model'.B17]=&quot;T&quot;)))" style:apply-style-name="Excel_5f_CondFormat_5f_2_5f_5_5f_1" style:base-cell-address="'Simple Model'.B17"/>
    </style:style>
    <style:style style:name="ce32" style:family="table-cell" style:parent-style-name="Default">
      <style:table-cell-properties style:cell-protect="protected" style:print-content="true" fo:padding="2.01pt"/>
    </style:style>
    <style:style style:name="ce33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Simple Model'.H21]))))" style:apply-style-name="Excel_5f_CondFormat_5f_2_5f_1_5f_1" style:base-cell-address="'Simple Model'.H21"/>
      <style:map style:condition="is-true-formula(NOT(ISERROR(SEARCH(&quot;Splice&quot;;[$'Simple Model'.H21]))))" style:apply-style-name="Excel_5f_CondFormat_5f_2_5f_1_5f_2" style:base-cell-address="'Simple Model'.H21"/>
      <style:map style:condition="is-true-formula(NOT(ISERROR(SEARCH(&quot;Exon&quot;;[$'Simple Model'.H21]))))" style:apply-style-name="Excel_5f_CondFormat_5f_2_5f_1_5f_3" style:base-cell-address="'Simple Model'.H21"/>
    </style:style>
    <style:style style:name="ce34" style:family="table-cell" style:parent-style-name="Default" style:data-style-name="N2">
      <style:table-cell-properties fo:border-bottom="none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0.74pt solid #3c3c3c" style:rotation-align="none" fo:border-top="none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ce36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Simple Model'.H25]))))" style:apply-style-name="Excel_5f_CondFormat_5f_2_5f_2_5f_1" style:base-cell-address="'Simple Model'.H25"/>
      <style:map style:condition="is-true-formula(NOT(ISERROR(SEARCH(&quot;Splice&quot;;[$'Simple Model'.H25]))))" style:apply-style-name="Excel_5f_CondFormat_5f_2_5f_2_5f_2" style:base-cell-address="'Simple Model'.H25"/>
      <style:map style:condition="is-true-formula(NOT(ISERROR(SEARCH(&quot;Exon&quot;;[$'Simple Model'.H25]))))" style:apply-style-name="Excel_5f_CondFormat_5f_2_5f_2_5f_3" style:base-cell-address="'Simple Model'.H25"/>
    </style:style>
    <style:style style:name="ce37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Simple Model'.H29]))))" style:apply-style-name="Excel_5f_CondFormat_5f_2_5f_3_5f_1" style:base-cell-address="'Simple Model'.H29"/>
      <style:map style:condition="is-true-formula(NOT(ISERROR(SEARCH(&quot;Splice&quot;;[$'Simple Model'.H29]))))" style:apply-style-name="Excel_5f_CondFormat_5f_2_5f_3_5f_2" style:base-cell-address="'Simple Model'.H29"/>
      <style:map style:condition="is-true-formula(NOT(ISERROR(SEARCH(&quot;Exon&quot;;[$'Simple Model'.H29]))))" style:apply-style-name="Excel_5f_CondFormat_5f_2_5f_3_5f_3" style:base-cell-address="'Simple Model'.H29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cell-protect="none" style:print-content="true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41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Simple Model'.$F12:.$I12])&lt;0;MAX([$'Simple Model'.$F12:.$I12])&lt;0;NOT(SUM([$'Simple Model'.$F12:.$I12])=1)))" style:apply-style-name="Excel_5f_CondFormat_5f_2_5f_7_5f_1" style:base-cell-address="'Simple Model'.F12"/>
      <style:map style:condition="is-true-formula(NOT(ISNUMBER([$'Simple Model'.F12])))" style:apply-style-name="Excel_5f_CondFormat_5f_2_5f_7_5f_2" style:base-cell-address="'Simple Model'.F12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43" style:family="table-cell" style:parent-style-name="Default">
      <style:table-cell-properties fo:background-color="#99ccff" fo:padding="2.01pt"/>
      <style:text-properties fo:color="#99cc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4" style:family="table-cell" style:parent-style-name="Default">
      <style:table-cell-properties fo:background-color="transparent" fo:padding="2.01pt"/>
      <style:text-properties fo:color="#99cc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46" style:family="table-cell" style:parent-style-name="Default" style:data-style-name="N61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8" style:family="table-cell" style:parent-style-name="Default" style:data-style-name="N2">
      <style:table-cell-properties fo:background-color="#99ccff" fo:padding="2.01pt"/>
      <style:text-properties fo:color="#99cc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49" style:family="table-cell" style:parent-style-name="Default" style:data-style-name="N2">
      <style:table-cell-properties fo:background-color="transparent" fo:padding="2.01pt"/>
      <style:text-properties fo:color="#99cc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51" style:family="table-cell" style:parent-style-name="Default" style:data-style-name="N2">
      <style:table-cell-properties fo:padding="2.01pt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ce5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4" style:family="table-cell" style:parent-style-name="Excel_5f_BuiltIn_5f_Percent" style:data-style-name="N13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7" style:family="table-cell" style:parent-style-name="Default" style:data-style-name="N2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58" style:family="table-cell" style:parent-style-name="Default" style:data-style-name="N2">
      <style:table-cell-properties style:cell-protect="none" style:print-content="true"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B$2:.$B$4])&lt;0;MAX([$'Full Model'.$B$2:.$B$4])&gt;1))" style:apply-style-name="Excel_5f_CondFormat_5f_3_5f_11_5f_1" style:base-cell-address="'Full Model'.B2"/>
      <style:map style:condition="is-true-formula(NOT(ISNUMBER([$'Full Model'.B2])))" style:apply-style-name="Excel_5f_CondFormat_5f_3_5f_11_5f_2" style:base-cell-address="'Full Model'.B2"/>
    </style:style>
    <style:style style:name="ce59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B$2:.$B$4])&lt;0;MAX([$'Full Model'.$B$2:.$B$4])&gt;1))" style:apply-style-name="Excel_5f_CondFormat_5f_3_5f_11_5f_1" style:base-cell-address="'Full Model'.B2"/>
      <style:map style:condition="is-true-formula(NOT(ISNUMBER([$'Full Model'.B2])))" style:apply-style-name="Excel_5f_CondFormat_5f_3_5f_11_5f_2" style:base-cell-address="'Full Model'.B2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61" style:family="table-cell" style:parent-style-name="Default" style:data-style-name="N2">
      <style:table-cell-properties fo:border-bottom="0.74pt solid #3c3c3c" style:diagonal-bl-tr="none" style:diagonal-tl-br="none" fo:border-left="none" fo:padding="2.01pt" fo:border-right="none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B47]))))" style:apply-style-name="Excel_5f_CondFormat_5f_3_5f_10_5f_1" style:base-cell-address="'Full Model'.B47"/>
      <style:map style:condition="is-true-formula(NOT(ISERROR(SEARCH(&quot;Splice&quot;;[$'Full Model'.B47]))))" style:apply-style-name="Excel_5f_CondFormat_5f_3_5f_10_5f_2" style:base-cell-address="'Full Model'.B47"/>
      <style:map style:condition="is-true-formula(NOT(ISERROR(SEARCH(&quot;Exon&quot;;[$'Full Model'.B47]))))" style:apply-style-name="Excel_5f_CondFormat_5f_3_5f_10_5f_3" style:base-cell-address="'Full Model'.B47"/>
    </style:style>
    <style:style style:name="ce6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6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  <style:map style:condition="is-true-formula(OR(LEN(Sequence)&gt;26;NOT(LEN(Sequence)=COUNTIF(SequenceVector;&quot;A&quot;)+COUNTIF(SequenceVector;&quot;C&quot;)+COUNTIF(SequenceVector;&quot;G&quot;)+COUNTIF(SequenceVector;&quot;T&quot;))))" style:apply-style-name="Excel_5f_CondFormat_5f_3_5f_13_5f_1" style:base-cell-address="'Full Model'.E16"/>
    </style:style>
    <style:style style:name="ce65" style:family="table-cell" style:parent-style-name="Default" style:data-style-name="N2">
      <style:table-cell-properties style:cell-protect="none" style:print-content="true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66" style:family="table-cell" style:parent-style-name="Default" style:data-style-name="N2">
      <style:table-cell-properties fo:border-bottom="none" style:cell-protect="none" style:print-content="true" style:diagonal-bl-tr="none" style:diagonal-tl-br="none" fo:border-left="0.74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67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0.74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6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  <style:map style:condition="is-true-formula(OR(LEN(Sequence)&gt;26;NOT(LEN(Sequence)=COUNTIF(SequenceVector;&quot;A&quot;)+COUNTIF(SequenceVector;&quot;C&quot;)+COUNTIF(SequenceVector;&quot;G&quot;)+COUNTIF(SequenceVector;&quot;T&quot;))))" style:apply-style-name="Excel_5f_CondFormat_5f_3_5f_13_5f_1" style:base-cell-address="'Full Model'.E16"/>
    </style:style>
    <style:style style:name="ce69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70" style:family="table-cell" style:parent-style-name="Default" style:data-style-name="N2">
      <style:table-cell-properties fo:border-bottom="none" style:cell-protect="none" style:print-content="true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71" style:family="table-cell" style:parent-style-name="Default" style:data-style-name="N2">
      <style:table-cell-properties fo:border-bottom="0.74pt solid #3c3c3c" style:cell-protect="none" style:print-content="true" style:diagonal-bl-tr="none" style:diagonal-tl-br="none" fo:border-left="none" fo:padding="2.01pt" fo:border-right="0.74pt solid #3c3c3c" style:rotation-align="none" fo:border-top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OR(MIN([$'Full Model'.$F12:.$I12])&lt;0;MAX([$'Full Model'.$F12:.$I12])&lt;0;NOT(SUM([$'Full Model'.$F12:.$I12])=1)))" style:apply-style-name="Excel_5f_CondFormat_5f_3_5f_12_5f_1" style:base-cell-address="'Full Model'.F12"/>
      <style:map style:condition="is-true-formula(NOT(ISNUMBER([$'Full Model'.F12])))" style:apply-style-name="Excel_5f_CondFormat_5f_3_5f_12_5f_2" style:base-cell-address="'Full Model'.F12"/>
    </style:style>
    <style:style style:name="ce7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47]))))" style:apply-style-name="Excel_5f_CondFormat_5f_3_5f_1_5f_1" style:base-cell-address="'Full Model'.AB47"/>
      <style:map style:condition="is-true-formula(NOT(ISERROR(SEARCH(&quot;Splice&quot;;[$'Full Model'.AB47]))))" style:apply-style-name="Excel_5f_CondFormat_5f_3_5f_1_5f_2" style:base-cell-address="'Full Model'.AB47"/>
      <style:map style:condition="is-true-formula(NOT(ISERROR(SEARCH(&quot;Exon&quot;;[$'Full Model'.AB47]))))" style:apply-style-name="Excel_5f_CondFormat_5f_3_5f_1_5f_3" style:base-cell-address="'Full Model'.AB47"/>
    </style:style>
    <style:style style:name="ce74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51]))))" style:apply-style-name="Excel_5f_CondFormat_5f_3_5f_2_5f_1" style:base-cell-address="'Full Model'.AB51"/>
      <style:map style:condition="is-true-formula(NOT(ISERROR(SEARCH(&quot;Splice&quot;;[$'Full Model'.AB51]))))" style:apply-style-name="Excel_5f_CondFormat_5f_3_5f_2_5f_2" style:base-cell-address="'Full Model'.AB51"/>
      <style:map style:condition="is-true-formula(NOT(ISERROR(SEARCH(&quot;Exon&quot;;[$'Full Model'.AB51]))))" style:apply-style-name="Excel_5f_CondFormat_5f_3_5f_2_5f_3" style:base-cell-address="'Full Model'.AB51"/>
    </style:style>
    <style:style style:name="ce75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55]))))" style:apply-style-name="Excel_5f_CondFormat_5f_3_5f_3_5f_1" style:base-cell-address="'Full Model'.AB55"/>
      <style:map style:condition="is-true-formula(NOT(ISERROR(SEARCH(&quot;Splice&quot;;[$'Full Model'.AB55]))))" style:apply-style-name="Excel_5f_CondFormat_5f_3_5f_3_5f_2" style:base-cell-address="'Full Model'.AB55"/>
      <style:map style:condition="is-true-formula(NOT(ISERROR(SEARCH(&quot;Exon&quot;;[$'Full Model'.AB55]))))" style:apply-style-name="Excel_5f_CondFormat_5f_3_5f_3_5f_3" style:base-cell-address="'Full Model'.AB55"/>
    </style:style>
    <style:style style:name="ce76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03]))))" style:apply-style-name="Excel_5f_CondFormat_5f_3_5f_4_5f_1" style:base-cell-address="'Full Model'.AB103"/>
      <style:map style:condition="is-true-formula(NOT(ISERROR(SEARCH(&quot;Splice&quot;;[$'Full Model'.AB103]))))" style:apply-style-name="Excel_5f_CondFormat_5f_3_5f_4_5f_2" style:base-cell-address="'Full Model'.AB103"/>
      <style:map style:condition="is-true-formula(NOT(ISERROR(SEARCH(&quot;Exon&quot;;[$'Full Model'.AB103]))))" style:apply-style-name="Excel_5f_CondFormat_5f_3_5f_4_5f_3" style:base-cell-address="'Full Model'.AB103"/>
    </style:style>
    <style:style style:name="ce77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07]))))" style:apply-style-name="Excel_5f_CondFormat_5f_3_5f_5_5f_1" style:base-cell-address="'Full Model'.AB107"/>
      <style:map style:condition="is-true-formula(NOT(ISERROR(SEARCH(&quot;Splice&quot;;[$'Full Model'.AB107]))))" style:apply-style-name="Excel_5f_CondFormat_5f_3_5f_5_5f_2" style:base-cell-address="'Full Model'.AB107"/>
      <style:map style:condition="is-true-formula(NOT(ISERROR(SEARCH(&quot;Exon&quot;;[$'Full Model'.AB107]))))" style:apply-style-name="Excel_5f_CondFormat_5f_3_5f_5_5f_3" style:base-cell-address="'Full Model'.AB107"/>
    </style:style>
    <style:style style:name="ce78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11]))))" style:apply-style-name="Excel_5f_CondFormat_5f_3_5f_6_5f_1" style:base-cell-address="'Full Model'.AB111"/>
      <style:map style:condition="is-true-formula(NOT(ISERROR(SEARCH(&quot;Splice&quot;;[$'Full Model'.AB111]))))" style:apply-style-name="Excel_5f_CondFormat_5f_3_5f_6_5f_2" style:base-cell-address="'Full Model'.AB111"/>
      <style:map style:condition="is-true-formula(NOT(ISERROR(SEARCH(&quot;Exon&quot;;[$'Full Model'.AB111]))))" style:apply-style-name="Excel_5f_CondFormat_5f_3_5f_6_5f_3" style:base-cell-address="'Full Model'.AB111"/>
    </style:style>
    <style:style style:name="ce79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15]))))" style:apply-style-name="Excel_5f_CondFormat_5f_3_5f_7_5f_1" style:base-cell-address="'Full Model'.AB115"/>
      <style:map style:condition="is-true-formula(NOT(ISERROR(SEARCH(&quot;Splice&quot;;[$'Full Model'.AB115]))))" style:apply-style-name="Excel_5f_CondFormat_5f_3_5f_7_5f_2" style:base-cell-address="'Full Model'.AB115"/>
      <style:map style:condition="is-true-formula(NOT(ISERROR(SEARCH(&quot;Exon&quot;;[$'Full Model'.AB115]))))" style:apply-style-name="Excel_5f_CondFormat_5f_3_5f_7_5f_3" style:base-cell-address="'Full Model'.AB115"/>
    </style:style>
    <style:style style:name="ce80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19]))))" style:apply-style-name="Excel_5f_CondFormat_5f_3_5f_8_5f_1" style:base-cell-address="'Full Model'.AB119"/>
      <style:map style:condition="is-true-formula(NOT(ISERROR(SEARCH(&quot;Splice&quot;;[$'Full Model'.AB119]))))" style:apply-style-name="Excel_5f_CondFormat_5f_3_5f_8_5f_2" style:base-cell-address="'Full Model'.AB119"/>
      <style:map style:condition="is-true-formula(NOT(ISERROR(SEARCH(&quot;Exon&quot;;[$'Full Model'.AB119]))))" style:apply-style-name="Excel_5f_CondFormat_5f_3_5f_8_5f_3" style:base-cell-address="'Full Model'.AB119"/>
    </style:style>
    <style:style style:name="ce81" style:family="table-cell" style:parent-style-name="Default" style:data-style-name="N2">
      <style:table-cell-properties fo:border-bottom="0.74pt solid #3c3c3c" fo:background-color="#969696" style:diagonal-bl-tr="none" style:diagonal-tl-br="none" fo:border-left="none" fo:padding="2.01pt" fo:border-right="0.74pt solid #3c3c3c" style:rotation-align="none" fo:border-top="0.74pt solid #3c3c3c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Intron&quot;;[$'Full Model'.AB123]))))" style:apply-style-name="Excel_5f_CondFormat_5f_3_5f_9_5f_1" style:base-cell-address="'Full Model'.AB123"/>
      <style:map style:condition="is-true-formula(NOT(ISERROR(SEARCH(&quot;Splice&quot;;[$'Full Model'.AB123]))))" style:apply-style-name="Excel_5f_CondFormat_5f_3_5f_9_5f_2" style:base-cell-address="'Full Model'.AB123"/>
      <style:map style:condition="is-true-formula(NOT(ISERROR(SEARCH(&quot;Exon&quot;;[$'Full Model'.AB123]))))" style:apply-style-name="Excel_5f_CondFormat_5f_3_5f_9_5f_3" style:base-cell-address="'Full Model'.AB123"/>
    </style:style>
    <style:style style:name="ce82" style:family="table-cell" style:parent-style-name="Default" style:data-style-name="N1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84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ce85" style:family="table-cell" style:parent-style-name="Default" style:data-style-name="N1">
      <style:table-cell-properties fo:padding="2.01pt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ce86" style:family="table-cell" style:parent-style-name="Default" style:data-style-name="N134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7" style:family="table-cell" style:parent-style-name="Default" style:data-style-name="N135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80808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90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91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2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D1]))))" style:apply-style-name="Excel_5f_CondFormat_5f_4_5f_1_5f_1" style:base-cell-address="'Additional Calculations'.D1"/>
    </style:style>
    <style:style style:name="ce93" style:family="table-cell" style:parent-style-name="Default" style:data-style-name="N2">
      <style:table-cell-properties fo:padding="2.01pt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  <style:map style:condition="is-true-formula(NOT(ISERROR(SEARCH(&quot;Splice&quot;;[$'Additional Calculations'.D1]))))" style:apply-style-name="Excel_5f_CondFormat_5f_4_5f_1_5f_1" style:base-cell-address="'Additional Calculations'.D1"/>
    </style:style>
    <style:style style:name="ce94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D85]))))" style:apply-style-name="Excel_5f_CondFormat_5f_4_5f_2_5f_1" style:base-cell-address="'Additional Calculations'.D85"/>
    </style:style>
    <style:style style:name="ce95" style:family="table-cell" style:parent-style-name="Default" style:data-style-name="N2">
      <style:table-cell-properties fo:padding="2.01pt"/>
      <style:text-properties fo:color="#808080" style:text-outline="false" style:text-line-through-style="none" style:text-line-through-type="none" style:font-name="Calibri1" fo:font-size="18pt" fo:font-style="italic" fo:text-shadow="none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  <style:map style:condition="is-true-formula(NOT(ISERROR(SEARCH(&quot;Splice&quot;;[$'Additional Calculations'.D85]))))" style:apply-style-name="Excel_5f_CondFormat_5f_4_5f_2_5f_1" style:base-cell-address="'Additional Calculations'.D85"/>
    </style:style>
    <style:style style:name="ce9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D1]))))" style:apply-style-name="Excel_5f_CondFormat_5f_4_5f_1_5f_1" style:base-cell-address="'Additional Calculations'.D1"/>
    </style:style>
    <style:style style:name="ce9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D85]))))" style:apply-style-name="Excel_5f_CondFormat_5f_4_5f_2_5f_1" style:base-cell-address="'Additional Calculations'.D85"/>
    </style:style>
    <style:style style:name="ce9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P86]))))" style:apply-style-name="Excel_5f_CondFormat_5f_4_5f_3_5f_1" style:base-cell-address="'Additional Calculations'.P86"/>
    </style:style>
    <style:style style:name="ce9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P90]))))" style:apply-style-name="Excel_5f_CondFormat_5f_4_5f_4_5f_1" style:base-cell-address="'Additional Calculations'.P90"/>
    </style:style>
    <style:style style:name="ce10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P94]))))" style:apply-style-name="Excel_5f_CondFormat_5f_4_5f_6_5f_1" style:base-cell-address="'Additional Calculations'.P94"/>
    </style:style>
    <style:style style:name="ce10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P98]))))" style:apply-style-name="Excel_5f_CondFormat_5f_4_5f_9_5f_1" style:base-cell-address="'Additional Calculations'.P98"/>
    </style:style>
    <style:style style:name="ce10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P102]))))" style:apply-style-name="Excel_5f_CondFormat_5f_4_5f_13_5f_1" style:base-cell-address="'Additional Calculations'.P102"/>
    </style:style>
    <style:style style:name="ce10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Q90]))))" style:apply-style-name="Excel_5f_CondFormat_5f_4_5f_5_5f_1" style:base-cell-address="'Additional Calculations'.Q90"/>
    </style:style>
    <style:style style:name="ce10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Q94]))))" style:apply-style-name="Excel_5f_CondFormat_5f_4_5f_7_5f_1" style:base-cell-address="'Additional Calculations'.Q94"/>
    </style:style>
    <style:style style:name="ce10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Q98]))))" style:apply-style-name="Excel_5f_CondFormat_5f_4_5f_10_5f_1" style:base-cell-address="'Additional Calculations'.Q98"/>
    </style:style>
    <style:style style:name="ce10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Q102]))))" style:apply-style-name="Excel_5f_CondFormat_5f_4_5f_14_5f_1" style:base-cell-address="'Additional Calculations'.Q102"/>
    </style:style>
    <style:style style:name="ce10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R94]))))" style:apply-style-name="Excel_5f_CondFormat_5f_4_5f_8_5f_1" style:base-cell-address="'Additional Calculations'.R94"/>
    </style:style>
    <style:style style:name="ce10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R98]))))" style:apply-style-name="Excel_5f_CondFormat_5f_4_5f_11_5f_1" style:base-cell-address="'Additional Calculations'.R98"/>
    </style:style>
    <style:style style:name="ce10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R102]))))" style:apply-style-name="Excel_5f_CondFormat_5f_4_5f_15_5f_1" style:base-cell-address="'Additional Calculations'.R102"/>
    </style:style>
    <style:style style:name="ce11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S98]))))" style:apply-style-name="Excel_5f_CondFormat_5f_4_5f_12_5f_1" style:base-cell-address="'Additional Calculations'.S98"/>
    </style:style>
    <style:style style:name="ce11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S102]))))" style:apply-style-name="Excel_5f_CondFormat_5f_4_5f_16_5f_1" style:base-cell-address="'Additional Calculations'.S102"/>
    </style:style>
    <style:style style:name="ce1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T102]))))" style:apply-style-name="Excel_5f_CondFormat_5f_4_5f_17_5f_1" style:base-cell-address="'Additional Calculations'.T102"/>
    </style:style>
    <style:style style:name="ce11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  <style:map style:condition="is-true-formula(NOT(ISERROR(SEARCH(&quot;Splice&quot;;[$'Additional Calculations'.V106]))))" style:apply-style-name="Excel_5f_CondFormat_5f_4_5f_18_5f_1" style:base-cell-address="'Additional Calculations'.V106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15" style:family="table-cell" style:parent-style-name="Default" style:data-style-name="N2">
      <style:table-cell-properties fo:padding="2.01pt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ffffff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gr1" style:family="graphic">
      <style:graphic-properties fo:border="non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/>
    <style:style style:name="P2" style:family="paragraph">
      <style:paragraph-properties fo:text-align="center"/>
    </style:style>
    <style:style style:name="T1" style:family="text">
      <style:text-properties fo:font-style="normal" style:font-size-asian="11pt" style:text-outline="false" style:text-position="33%" style:font-style-complex="normal" style:font-style-asian="normal" style:font-weight-complex="normal" style:font-weight-asian="normal" style:font-size-complex="11pt" style:text-underline-style="none" style:text-underline-color="font-color" fo:font-weight="normal" fo:font-size="11pt" style:font-name="Cambria" fo:text-shadow="none" fo:color="#000000" style:font-name-complex="Cambria" style:text-line-through-type="none"/>
    </style:style>
    <style:style style:name="T2" style:family="text">
      <style:text-properties fo:font-style="normal" style:font-size-asian="11pt" style:text-outline="false" style:font-style-complex="normal" style:font-style-asian="normal" style:font-weight-complex="normal" style:font-weight-asian="normal" style:font-size-complex="11pt" style:text-underline-style="none" style:text-underline-color="font-color" fo:font-weight="normal" fo:font-size="11pt" style:font-name="Cambria" fo:text-shadow="none" fo:color="#000000" style:font-name-complex="Cambria" style:text-line-through-type="none" style:text-position="0%"/>
    </style:style>
    <style:style style:name="T3" style:family="text">
      <style:text-properties fo:font-style="normal" style:font-size-asian="11pt" style:text-outline="false" style:font-style-complex="normal" style:font-style-asian="normal" style:font-weight-complex="normal" style:font-weight-asian="normal" style:font-size-complex="11pt" style:text-underline-style="none" style:text-underline-color="font-color" fo:font-weight="normal" fo:font-size="11pt" style:font-name="Cambria" fo:text-shadow="none" fo:color="#000000" style:font-name-complex="Cambria" style:text-line-through-type="none" style:text-position="33%"/>
    </style:style>
    <style:style style:name="T4" style:family="text">
      <style:text-properties style:font-name="Calibri" fo:text-shadow="none" style:font-style-asian="italic" style:font-weight-complex="normal" style:font-weight-asian="normal" style:font-size-complex="18pt" style:font-size-asian="18pt" style:font-name-complex="Calibri" style:text-position="0%" fo:color="#000000" style:text-outline="false" fo:font-style="italic" style:text-line-through-type="none" style:text-underline-style="none" style:text-underline-color="font-color" fo:font-weight="normal" fo:font-size="18pt" style:font-style-complex="italic"/>
    </style:style>
    <style:style style:name="T5" style:family="text">
      <style:text-properties style:font-name="Calibri" fo:text-shadow="none" style:font-weight-complex="normal" style:font-weight-asian="normal" style:font-size-complex="18pt" style:font-size-asian="18pt" style:font-name-complex="Calibri" style:text-position="0%" fo:color="#000000" style:text-outline="false" style:text-line-through-type="none" style:text-underline-style="none" style:text-underline-color="font-color" fo:font-weight="normal" fo:font-size="18pt" fo:font-style="normal" style:font-style-asian="normal" style:font-style-complex="normal"/>
    </style:style>
    <style:style style:name="T6" style:family="text">
      <style:text-properties style:font-name="Calibri" fo:text-shadow="none" style:font-weight-complex="normal" style:font-weight-asian="normal" style:font-size-complex="18pt" style:font-size-asian="18pt" style:font-name-complex="Calibri" style:text-position="0%" fo:color="#000000" style:text-outline="false" style:text-line-through-type="none" style:text-underline-style="none" style:text-underline-color="font-color" fo:font-weight="normal" fo:font-size="18pt" fo:font-style="italic" style:font-style-asian="italic" style:font-style-complex="italic"/>
    </style:style>
    <style:style style:name="T7" style:family="text">
      <style:text-properties style:font-style-complex="italic" style:font-name="Cambria" style:font-style-asian="italic" style:font-weight-complex="normal" style:font-weight-asian="normal" style:font-size-complex="12pt" style:font-size-asian="12pt" style:font-name-complex="Cambria" style:text-position="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8" style:family="text">
      <style:text-properties style:font-name="Cambria" style:font-weight-complex="normal" style:font-weight-asian="normal" style:font-size-complex="12pt" style:font-size-asian="12pt" style:font-name-complex="Cambria" style:text-position="0%" style:text-outline="false" style:text-line-through-type="none" style:text-underline-style="none" style:text-underline-color="font-color" fo:font-weight="normal" fo:font-size="12pt" fo:text-shadow="none" fo:font-style="normal" style:font-style-asian="normal" style:font-style-complex="normal"/>
    </style:style>
    <style:style style:name="T9" style:family="text">
      <style:text-properties style:font-name="Cambria" fo:font-size="12pt" fo:font-weight="normal" style:text-underline-style="none" style:text-underline-color="font-color" style:text-line-through-type="none" fo:font-style="italic" style:text-outline="false" fo:text-shadow="none" style:text-position="0%" style:font-name-complex="Cambria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ot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Anton E. Weisstein<text:span text:style-name="T1">1</text:span><text:span text:style-name="T2">, Elena Gracheva</text:span><text:span text:style-name="T3">2</text:span><text:span text:style-name="T2">, Zane Goodwin</text:span><text:span text:style-name="T3">2</text:span><text:span text:style-name="T2">, Zongtai Qi</text:span><text:span text:style-name="T3">2</text:span><text:span text:style-name="T2">, Christopher D. Shaffer</text:span><text:span text:style-name="T3">2</text:span><text:span text:style-name="T2">, Sarah C.R.Elgin</text:span><text:span text:style-name="T3">2</text:span><text:span text:style-name="T2">*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 Hands-on Introduction to Hidden Markov Models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Ref289531926" table:base-cell-address="$Notes.$A$1" table:cell-range-address="$Notes.$A$7"/>
        </table:named-expressions>
      </table:table>
      <table:table table:name="Simple Model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 Bar 1" form:control-implementation="ooo:com.sun.star.form.component.ScrollBar" xml:id="control1" form:id="control1" form:value="40" form:linked-cell="'Simple Model'.J4" form:step-size="10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Scroll Bar 2" form:control-implementation="ooo:com.sun.star.form.component.ScrollBar" xml:id="control2" form:id="control2" form:value="90" form:linked-cell="'Simple Model'.J6" form:step-size="10" form:delay-for-repeat="PT0.050000000S" form:min-value="0" form:max-value="100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6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5" table:default-cell-style-name="ce6"/>
        <table:table-column table:style-name="co12" table:default-cell-style-name="ce6"/>
        <table:table-column table:style-name="co6" table:default-cell-style-name="ce12"/>
        <table:table-column table:style-name="co6" table:number-columns-repeated="238" table:default-cell-style-name="ce6"/>
        <table:table-column table:style-name="co6" table:number-columns-repeated="767" table:default-cell-style-name="Default"/>
        <table:table-row table:style-name="ro3">
          <table:table-cell table:style-name="ce5" office:value-type="string" calcext:value-type="string">
            <text:p>Initial Probabilities</text:p>
          </table:table-cell>
          <table:table-cell table:number-columns-repeated="2"/>
          <table:table-cell table:style-name="ce5" office:value-type="string" calcext:value-type="string">
            <text:p>Transition Probabiliti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(start <text:s/>in exon):</text:p>
          </table:table-cell>
          <table:table-cell table:style-name="ce13" office:value-type="float" office:value="1" calcext:value-type="float">
            <text:p>1.00</text:p>
          </table:table-cell>
          <table:table-cell table:number-columns-repeated="3"/>
          <table:table-cell office:value-type="string" calcext:value-type="string">
            <text:p>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(start at 5' site):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1"/>
          <table:table-cell table:style-name="ce25" office:value-type="string" calcext:value-type="string">
            <text:p>Exon</text:p>
          </table:table-cell>
          <table:table-cell table:style-name="ce25" office:value-type="string" calcext:value-type="string">
            <text:p>Splice</text:p>
          </table:table-cell>
          <table:table-cell table:style-name="ce25" office:value-type="string" calcext:value-type="string">
            <text:p>Intron</text:p>
          </table:table-cell>
          <table:table-cell table:style-name="ce38" office:value-type="string" calcext:value-type="string">
            <text:p>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(start in intron):</text:p>
          </table:table-cell>
          <table:table-cell table:style-name="ce14" table:formula="of:=1-SUM([.B2:.B3])" office:value-type="float" office:value="0" calcext:value-type="float">
            <text:p>0.00</text:p>
          </table:table-cell>
          <table:table-cell/>
          <table:table-cell office:value-type="string" calcext:value-type="string">
            <text:p>From</text:p>
          </table:table-cell>
          <table:table-cell table:style-name="ce22" office:value-type="string" calcext:value-type="string">
            <text:p>Exon</text:p>
          </table:table-cell>
          <table:table-cell table:style-name="ce18" office:value-type="float" office:value="0.9" calcext:value-type="float">
            <text:p>0.90</text:p>
          </table:table-cell>
          <table:table-cell table:style-name="ce18" table:formula="of:=1-[.F4]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43" office:value-type="float" office:value="0" calcext:value-type="float">
            <text:p>0</text:p>
            <draw:control table:end-cell-address="'Simple Model'.K5" table:end-x="99.5pt" table:end-y="9.01pt" draw:z-index="0" draw:name="Scroll Bar 1" draw:style-name="gr1" draw:text-style-name="P1" svg:width="224.48pt" svg:height="29.03pt" svg:x="3.77pt" svg:y="2.98pt" draw:control="control1"/>
          </table:table-cell>
          <table:table-cell table:style-name="ce48"/>
          <table:table-cell table:number-columns-repeated="1013"/>
        </table:table-row>
        <table:table-row table:style-name="ro3">
          <table:table-cell table:number-columns-repeated="4"/>
          <table:table-cell table:style-name="ce22" office:value-type="string" calcext:value-type="string">
            <text:p>Splice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34" office:value-type="float" office:value="0" calcext:value-type="float">
            <text:p>0.00</text:p>
          </table:table-cell>
          <table:table-cell table:style-name="ce44"/>
          <table:table-cell table:style-name="ce49"/>
          <table:table-cell table:number-columns-repeated="1013"/>
        </table:table-row>
        <table:table-row table:style-name="ro3">
          <table:table-cell table:number-columns-repeated="4"/>
          <table:table-cell table:style-name="ce23" office:value-type="string" calcext:value-type="string">
            <text:p>Intron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table:formula="of:=[.J6]/100" office:value-type="float" office:value="0.9" calcext:value-type="float">
            <text:p>0.90</text:p>
          </table:table-cell>
          <table:table-cell table:style-name="ce39" table:formula="of:=1-[.H6]" office:value-type="float" office:value="0.1" calcext:value-type="float">
            <text:p>0.10</text:p>
          </table:table-cell>
          <table:table-cell table:style-name="ce43" office:value-type="float" office:value="90" calcext:value-type="float">
            <text:p>90</text:p>
            <draw:control table:end-cell-address="'Simple Model'.K7" table:end-x="99.5pt" table:end-y="8.99pt" draw:z-index="1" draw:name="Scroll Bar 2" draw:style-name="gr1" draw:text-style-name="P1" svg:width="224.48pt" svg:height="29pt" svg:x="3.77pt" svg:y="3pt" draw:control="control2"/>
          </table:table-cell>
          <table:table-cell table:style-name="ce48"/>
          <table:table-cell table:number-columns-repeated="1013"/>
        </table:table-row>
        <table:table-row table:style-name="ro3">
          <table:table-cell table:number-columns-repeated="4"/>
          <table:table-cell table:style-name="ce24"/>
          <table:table-cell table:style-name="ce18" table:number-columns-repeated="4"/>
          <table:table-cell table:number-columns-repeated="2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24"/>
          <table:table-cell table:style-name="ce18" table:number-columns-repeated="4"/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5" office:value-type="string" calcext:value-type="string">
            <text:p>Emission Probabilities</text:p>
          </table:table-cell>
          <table:table-cell table:number-columns-repeated="6"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5"/>
          <table:table-cell office:value-type="string" calcext:value-type="string">
            <text:p>Observation</text:p>
          </table:table-cell>
          <table:table-cell table:number-columns-repeated="4"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21"/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G</text:p>
          </table:table-cell>
          <table:table-cell table:style-name="ce38" office:value-type="string" calcext:value-type="string">
            <text:p>T</text:p>
          </table:table-cell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State</text:p>
          </table:table-cell>
          <table:table-cell table:style-name="ce22" office:value-type="string" calcext:value-type="string">
            <text:p>Exon</text:p>
          </table:table-cell>
          <table:table-cell table:number-columns-repeated="3" table:style-name="ce27" office:value-type="float" office:value="0.25" calcext:value-type="float">
            <text:p>0.25</text:p>
          </table:table-cell>
          <table:table-cell table:style-name="ce40" office:value-type="float" office:value="0.25" calcext:value-type="float">
            <text:p>0.25</text:p>
          </table:table-cell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22" office:value-type="string" calcext:value-type="string">
            <text:p>Splice</text:p>
          </table:table-cell>
          <table:table-cell table:style-name="ce28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1" calcext:value-type="float">
            <text:p>1.00</text:p>
          </table:table-cell>
          <table:table-cell table:style-name="ce40" office:value-type="float" office:value="0" calcext:value-type="float">
            <text:p>0.00</text:p>
          </table:table-cell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string" calcext:value-type="string">
            <text:p>Intron</text:p>
          </table:table-cell>
          <table:table-cell table:style-name="ce29" office:value-type="float" office:value="0.4" calcext:value-type="float">
            <text:p>0.40</text:p>
          </table:table-cell>
          <table:table-cell table:number-columns-repeated="2" table:style-name="ce30" office:value-type="float" office:value="0.1" calcext:value-type="float">
            <text:p>0.10</text:p>
          </table:table-cell>
          <table:table-cell table:style-name="ce41" office:value-type="float" office:value="0.4" calcext:value-type="float">
            <text:p>0.40</text:p>
          </table:table-cell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24"/>
          <table:table-cell table:style-name="ce18" table:number-columns-repeated="4"/>
          <table:table-cell/>
          <table:table-cell table:style-name="ce24"/>
          <table:table-cell table:style-name="ce18" table:number-columns-repeated="3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Observation Path</text:p>
          </table:table-cell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A</text:p>
          </table:table-cell>
          <table:table-cell table:style-name="ce31" office:value-type="string" calcext:value-type="string">
            <text:p>T</text:p>
          </table:table-cell>
          <table:table-cell table:style-name="ce1" table:number-columns-repeated="9"/>
          <table:table-cell table:number-columns-repeated="1008"/>
        </table:table-row>
        <table:table-row table:style-name="ro3">
          <table:table-cell table:style-name="ce7"/>
          <table:table-cell table:style-name="ce16" table:number-columns-repeated="6"/>
          <table:table-cell table:style-name="ce32" table:number-columns-repeated="9"/>
          <table:table-cell table:style-name="ce56" table:number-columns-repeated="2"/>
          <table:table-cell table:style-name="ce57"/>
          <table:table-cell table:style-name="ce56" table:number-columns-repeated="1005"/>
        </table:table-row>
        <table:table-row table:style-name="ro5">
          <table:table-cell table:style-name="ce5"/>
          <table:table-cell table:style-name="ce6"/>
          <table:table-cell table:number-columns-repeated="7"/>
          <table:table-cell table:style-name="ce45" office:value-type="string" calcext:value-type="string">
            <text:p>Pr(State &amp; Observation Paths)</text:p>
          </table:table-cell>
          <table:table-cell table:style-name="ce50" office:value-type="string" calcext:value-type="string">
            <text:p>Ln(Pr)</text:p>
          </table:table-cell>
          <table:table-cell table:style-name="ce45" office:value-type="string" calcext:value-type="string">
            <text:p>Likelihood (State Path | Obs Path)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State Paths</text:p>
          </table:table-cell>
          <table:table-cell table:number-columns-repeated="1023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number-columns-repeated="6" table:style-name="ce17" office:value-type="string" calcext:value-type="string">
            <text:p>Intron</text:p>
          </table:table-cell>
          <table:table-cell table:style-name="ce33" office:value-type="string" calcext:value-type="string">
            <text:p>End</text:p>
          </table:table-cell>
          <table:table-cell table:number-columns-repeated="4"/>
          <table:table-cell table:style-name="ce55"/>
          <table:table-cell table:style-name="ce5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0" office:value-type="string" calcext:value-type="string">
            <text:p>Transition P(Obs <text:span text:style-name="T4">i</text:span><text:span text:style-name="T5"> | Obs </text:span><text:span text:style-name="T6">i</text:span><text:span text:style-name="T5"> – 1)</text:span></text:p>
          </table:table-cell>
          <table:table-cell table:style-name="ce18" table:formula="of:=IF([.B21]=&quot;Exon&quot;;InitialProbabilityExon;IF([.B21]=&quot;Splice&quot;;InitialProbabilitySplice;InitialProbabilityIntron))" office:value-type="float" office:value="0" calcext:value-type="float">
            <text:p>0.00</text:p>
          </table:table-cell>
          <table:table-cell table:style-name="ce18" table:formula="of:=VLOOKUP([.B21];TransitionMatrix_Splice;IF([.C21]=&quot;Exon&quot;;2;IF([.C21]=&quot;Splice&quot;;3;IF([.C21]=&quot;Intron&quot;;4;5)));FALSE())" office:value-type="float" office:value="0.9" calcext:value-type="float">
            <text:p>0.90</text:p>
          </table:table-cell>
          <table:table-cell table:style-name="ce18" table:formula="of:=VLOOKUP([.C21];TransitionMatrix_Splice;IF([.D21]=&quot;Exon&quot;;2;IF([.D21]=&quot;Splice&quot;;3;IF([.D21]=&quot;Intron&quot;;4;5)));FALSE())" office:value-type="float" office:value="0.9" calcext:value-type="float">
            <text:p>0.90</text:p>
          </table:table-cell>
          <table:table-cell table:style-name="ce18" table:formula="of:=VLOOKUP([.D21];TransitionMatrix_Splice;IF([.E21]=&quot;Exon&quot;;2;IF([.E21]=&quot;Splice&quot;;3;IF([.E21]=&quot;Intron&quot;;4;5)));FALSE())" office:value-type="float" office:value="0.9" calcext:value-type="float">
            <text:p>0.90</text:p>
          </table:table-cell>
          <table:table-cell table:style-name="ce18" table:formula="of:=VLOOKUP([.E21];TransitionMatrix_Splice;IF([.F21]=&quot;Exon&quot;;2;IF([.F21]=&quot;Splice&quot;;3;IF([.F21]=&quot;Intron&quot;;4;5)));FALSE())" office:value-type="float" office:value="0.9" calcext:value-type="float">
            <text:p>0.90</text:p>
          </table:table-cell>
          <table:table-cell table:style-name="ce18" table:formula="of:=VLOOKUP([.F21];TransitionMatrix_Splice;IF([.G21]=&quot;Exon&quot;;2;IF([.G21]=&quot;Splice&quot;;3;IF([.G21]=&quot;Intron&quot;;4;5)));FALSE())" office:value-type="float" office:value="0.9" calcext:value-type="float">
            <text:p>0.90</text:p>
          </table:table-cell>
          <table:table-cell table:style-name="ce34" table:formula="of:=VLOOKUP([.G21];TransitionMatrix_Splice;IF([.H21]=&quot;Exon&quot;;2;IF([.H21]=&quot;Splice&quot;;3;IF([.H21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22:.H22])*PRODUCT([.B23:.G23])" office:value-type="float" office:value="0" calcext:value-type="float">
            <text:p>0.00E+00</text:p>
          </table:table-cell>
          <table:table-cell table:style-name="ce51" table:formula="of:=IF([.J22]&gt;0;LN([.J22]);&quot;undefined&quot;)" office:value-type="string" office:string-value="undefined" calcext:value-type="string">
            <text:p>undefined</text:p>
          </table:table-cell>
          <table:table-cell table:style-name="ce54" table:formula="of:=[.J22]/SUM([.J$22:.J$50])" office:value-type="percentage" office:value="0" calcext:value-type="percentage">
            <text:p>0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 office:value-type="string" calcext:value-type="string">
            <text:p>Emission P(Obs i | State i)</text:p>
          </table:table-cell>
          <table:table-cell table:style-name="ce19" table:formula="of:=VLOOKUP([.B21];EmissionMatrix_Splice;IF([.B$17]=&quot;A&quot;;2;IF([.B$17]=&quot;C&quot;;3;IF([.B$17]=&quot;G&quot;;4;5)));FALSE())" office:value-type="float" office:value="0.1" calcext:value-type="float">
            <text:p>0.10</text:p>
          </table:table-cell>
          <table:table-cell table:style-name="ce19" table:formula="of:=VLOOKUP([.C21];EmissionMatrix_Splice;IF([.C$17]=&quot;A&quot;;2;IF([.C$17]=&quot;C&quot;;3;IF([.C$17]=&quot;G&quot;;4;5)));FALSE())" office:value-type="float" office:value="0.1" calcext:value-type="float">
            <text:p>0.10</text:p>
          </table:table-cell>
          <table:table-cell table:style-name="ce19" table:formula="of:=VLOOKUP([.D21];EmissionMatrix_Splice;IF([.D$17]=&quot;A&quot;;2;IF([.D$17]=&quot;C&quot;;3;IF([.D$17]=&quot;G&quot;;4;5)));FALSE())" office:value-type="float" office:value="0.4" calcext:value-type="float">
            <text:p>0.40</text:p>
          </table:table-cell>
          <table:table-cell table:style-name="ce19" table:formula="of:=VLOOKUP([.E21];EmissionMatrix_Splice;IF([.E$17]=&quot;A&quot;;2;IF([.E$17]=&quot;C&quot;;3;IF([.E$17]=&quot;G&quot;;4;5)));FALSE())" office:value-type="float" office:value="0.1" calcext:value-type="float">
            <text:p>0.10</text:p>
          </table:table-cell>
          <table:table-cell table:style-name="ce19" table:formula="of:=VLOOKUP([.F21];EmissionMatrix_Splice;IF([.F$17]=&quot;A&quot;;2;IF([.F$17]=&quot;C&quot;;3;IF([.F$17]=&quot;G&quot;;4;5)));FALSE())" office:value-type="float" office:value="0.4" calcext:value-type="float">
            <text:p>0.40</text:p>
          </table:table-cell>
          <table:table-cell table:style-name="ce19" table:formula="of:=VLOOKUP([.G21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21]+1" office:value-type="float" office:value="2" calcext:value-type="float">
            <text:p>2</text:p>
          </table:table-cell>
          <table:table-cell table:style-name="ce17" office:value-type="string" calcext:value-type="string">
            <text:p>Splice</text:p>
          </table:table-cell>
          <table:table-cell table:number-columns-repeated="5" table:style-name="ce17" office:value-type="string" calcext:value-type="string">
            <text:p>Intron</text:p>
          </table:table-cell>
          <table:table-cell table:style-name="ce36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25]=&quot;Exon&quot;;InitialProbabilityExon;IF([.B25]=&quot;Splice&quot;;InitialProbabilitySplice;InitialProbabilityIntron))" office:value-type="float" office:value="0" calcext:value-type="float">
            <text:p>0.00</text:p>
          </table:table-cell>
          <table:table-cell table:style-name="ce18" table:formula="of:=VLOOKUP([.B25];TransitionMatrix_Splice;IF([.C25]=&quot;Exon&quot;;2;IF([.C25]=&quot;Splice&quot;;3;IF([.C25]=&quot;Intron&quot;;4;5)));FALSE())" office:value-type="float" office:value="1" calcext:value-type="float">
            <text:p>1.00</text:p>
          </table:table-cell>
          <table:table-cell table:style-name="ce18" table:formula="of:=VLOOKUP([.C25];TransitionMatrix_Splice;IF([.D25]=&quot;Exon&quot;;2;IF([.D25]=&quot;Splice&quot;;3;IF([.D25]=&quot;Intron&quot;;4;5)));FALSE())" office:value-type="float" office:value="0.9" calcext:value-type="float">
            <text:p>0.90</text:p>
          </table:table-cell>
          <table:table-cell table:style-name="ce18" table:formula="of:=VLOOKUP([.D25];TransitionMatrix_Splice;IF([.E25]=&quot;Exon&quot;;2;IF([.E25]=&quot;Splice&quot;;3;IF([.E25]=&quot;Intron&quot;;4;5)));FALSE())" office:value-type="float" office:value="0.9" calcext:value-type="float">
            <text:p>0.90</text:p>
          </table:table-cell>
          <table:table-cell table:style-name="ce18" table:formula="of:=VLOOKUP([.E25];TransitionMatrix_Splice;IF([.F25]=&quot;Exon&quot;;2;IF([.F25]=&quot;Splice&quot;;3;IF([.F25]=&quot;Intron&quot;;4;5)));FALSE())" office:value-type="float" office:value="0.9" calcext:value-type="float">
            <text:p>0.90</text:p>
          </table:table-cell>
          <table:table-cell table:style-name="ce18" table:formula="of:=VLOOKUP([.F25];TransitionMatrix_Splice;IF([.G25]=&quot;Exon&quot;;2;IF([.G25]=&quot;Splice&quot;;3;IF([.G25]=&quot;Intron&quot;;4;5)));FALSE())" office:value-type="float" office:value="0.9" calcext:value-type="float">
            <text:p>0.90</text:p>
          </table:table-cell>
          <table:table-cell table:style-name="ce34" table:formula="of:=VLOOKUP([.G25];TransitionMatrix_Splice;IF([.H25]=&quot;Exon&quot;;2;IF([.H25]=&quot;Splice&quot;;3;IF([.H25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26:.H26])*PRODUCT([.B27:.G27])" office:value-type="float" office:value="0" calcext:value-type="float">
            <text:p>0.00E+00</text:p>
          </table:table-cell>
          <table:table-cell table:style-name="ce51" table:formula="of:=IF([.J26]&gt;0;LN([.J26]);&quot;undefined&quot;)" office:value-type="string" office:string-value="undefined" calcext:value-type="string">
            <text:p>undefined</text:p>
          </table:table-cell>
          <table:table-cell table:style-name="ce54" table:formula="of:=[.J26]/SUM([.J$22:.J$50])" office:value-type="percentage" office:value="0" calcext:value-type="percentage">
            <text:p>0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25];EmissionMatrix_Splice;IF([.B$17]=&quot;A&quot;;2;IF([.B$17]=&quot;C&quot;;3;IF([.B$17]=&quot;G&quot;;4;5)));FALSE())" office:value-type="float" office:value="0" calcext:value-type="float">
            <text:p>0.00</text:p>
          </table:table-cell>
          <table:table-cell table:style-name="ce19" table:formula="of:=VLOOKUP([.C25];EmissionMatrix_Splice;IF([.C$17]=&quot;A&quot;;2;IF([.C$17]=&quot;C&quot;;3;IF([.C$17]=&quot;G&quot;;4;5)));FALSE())" office:value-type="float" office:value="0.1" calcext:value-type="float">
            <text:p>0.10</text:p>
          </table:table-cell>
          <table:table-cell table:style-name="ce19" table:formula="of:=VLOOKUP([.D25];EmissionMatrix_Splice;IF([.D$17]=&quot;A&quot;;2;IF([.D$17]=&quot;C&quot;;3;IF([.D$17]=&quot;G&quot;;4;5)));FALSE())" office:value-type="float" office:value="0.4" calcext:value-type="float">
            <text:p>0.40</text:p>
          </table:table-cell>
          <table:table-cell table:style-name="ce19" table:formula="of:=VLOOKUP([.E25];EmissionMatrix_Splice;IF([.E$17]=&quot;A&quot;;2;IF([.E$17]=&quot;C&quot;;3;IF([.E$17]=&quot;G&quot;;4;5)));FALSE())" office:value-type="float" office:value="0.1" calcext:value-type="float">
            <text:p>0.10</text:p>
          </table:table-cell>
          <table:table-cell table:style-name="ce19" table:formula="of:=VLOOKUP([.F25];EmissionMatrix_Splice;IF([.F$17]=&quot;A&quot;;2;IF([.F$17]=&quot;C&quot;;3;IF([.F$17]=&quot;G&quot;;4;5)));FALSE())" office:value-type="float" office:value="0.4" calcext:value-type="float">
            <text:p>0.40</text:p>
          </table:table-cell>
          <table:table-cell table:style-name="ce19" table:formula="of:=VLOOKUP([.G25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25]+1" office:value-type="float" office:value="3" calcext:value-type="float">
            <text:p>3</text:p>
          </table:table-cell>
          <table:table-cell table:style-name="ce17" office:value-type="string" calcext:value-type="string">
            <text:p>Exon</text:p>
          </table:table-cell>
          <table:table-cell table:style-name="ce17" office:value-type="string" calcext:value-type="string">
            <text:p>Splice</text:p>
          </table:table-cell>
          <table:table-cell table:number-columns-repeated="4" table:style-name="ce17" office:value-type="string" calcext:value-type="string">
            <text:p>Intron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29]=&quot;Exon&quot;;InitialProbabilityExon;IF([.B29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29];TransitionMatrix_Splice;IF([.C29]=&quot;Exon&quot;;2;IF([.C29]=&quot;Splice&quot;;3;IF([.C29]=&quot;Intron&quot;;4;5)));FALSE())" office:value-type="float" office:value="0.1" calcext:value-type="float">
            <text:p>0.10</text:p>
          </table:table-cell>
          <table:table-cell table:style-name="ce18" table:formula="of:=VLOOKUP([.C29];TransitionMatrix_Splice;IF([.D29]=&quot;Exon&quot;;2;IF([.D29]=&quot;Splice&quot;;3;IF([.D29]=&quot;Intron&quot;;4;5)));FALSE())" office:value-type="float" office:value="1" calcext:value-type="float">
            <text:p>1.00</text:p>
          </table:table-cell>
          <table:table-cell table:style-name="ce18" table:formula="of:=VLOOKUP([.D29];TransitionMatrix_Splice;IF([.E29]=&quot;Exon&quot;;2;IF([.E29]=&quot;Splice&quot;;3;IF([.E29]=&quot;Intron&quot;;4;5)));FALSE())" office:value-type="float" office:value="0.9" calcext:value-type="float">
            <text:p>0.90</text:p>
          </table:table-cell>
          <table:table-cell table:style-name="ce18" table:formula="of:=VLOOKUP([.E29];TransitionMatrix_Splice;IF([.F29]=&quot;Exon&quot;;2;IF([.F29]=&quot;Splice&quot;;3;IF([.F29]=&quot;Intron&quot;;4;5)));FALSE())" office:value-type="float" office:value="0.9" calcext:value-type="float">
            <text:p>0.90</text:p>
          </table:table-cell>
          <table:table-cell table:style-name="ce18" table:formula="of:=VLOOKUP([.F29];TransitionMatrix_Splice;IF([.G29]=&quot;Exon&quot;;2;IF([.G29]=&quot;Splice&quot;;3;IF([.G29]=&quot;Intron&quot;;4;5)));FALSE())" office:value-type="float" office:value="0.9" calcext:value-type="float">
            <text:p>0.90</text:p>
          </table:table-cell>
          <table:table-cell table:style-name="ce34" table:formula="of:=VLOOKUP([.G29];TransitionMatrix_Splice;IF([.H29]=&quot;Exon&quot;;2;IF([.H29]=&quot;Splice&quot;;3;IF([.H29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30:.H30])*PRODUCT([.B31:.G31])" office:value-type="float" office:value="0.000011664" calcext:value-type="float">
            <text:p>1.17E-05</text:p>
          </table:table-cell>
          <table:table-cell table:style-name="ce51" table:formula="of:=IF([.J30]&gt;0;LN([.J30]);&quot;undefined&quot;)" office:value-type="float" office:value="-11.359003382698" calcext:value-type="float">
            <text:p>-11.36</text:p>
          </table:table-cell>
          <table:table-cell table:style-name="ce54" table:formula="of:=[.J30]/SUM([.J$22:.J$50])" office:value-type="percentage" office:value="0.390243902439024" calcext:value-type="percentage">
            <text:p>39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29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29];EmissionMatrix_Splice;IF([.C$17]=&quot;A&quot;;2;IF([.C$17]=&quot;C&quot;;3;IF([.C$17]=&quot;G&quot;;4;5)));FALSE())" office:value-type="float" office:value="1" calcext:value-type="float">
            <text:p>1.00</text:p>
          </table:table-cell>
          <table:table-cell table:style-name="ce19" table:formula="of:=VLOOKUP([.D29];EmissionMatrix_Splice;IF([.D$17]=&quot;A&quot;;2;IF([.D$17]=&quot;C&quot;;3;IF([.D$17]=&quot;G&quot;;4;5)));FALSE())" office:value-type="float" office:value="0.4" calcext:value-type="float">
            <text:p>0.40</text:p>
          </table:table-cell>
          <table:table-cell table:style-name="ce19" table:formula="of:=VLOOKUP([.E29];EmissionMatrix_Splice;IF([.E$17]=&quot;A&quot;;2;IF([.E$17]=&quot;C&quot;;3;IF([.E$17]=&quot;G&quot;;4;5)));FALSE())" office:value-type="float" office:value="0.1" calcext:value-type="float">
            <text:p>0.10</text:p>
          </table:table-cell>
          <table:table-cell table:style-name="ce19" table:formula="of:=VLOOKUP([.F29];EmissionMatrix_Splice;IF([.F$17]=&quot;A&quot;;2;IF([.F$17]=&quot;C&quot;;3;IF([.F$17]=&quot;G&quot;;4;5)));FALSE())" office:value-type="float" office:value="0.4" calcext:value-type="float">
            <text:p>0.40</text:p>
          </table:table-cell>
          <table:table-cell table:style-name="ce19" table:formula="of:=VLOOKUP([.G29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29]+1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Exon</text:p>
          </table:table-cell>
          <table:table-cell table:style-name="ce17" office:value-type="string" calcext:value-type="string">
            <text:p>Splice</text:p>
          </table:table-cell>
          <table:table-cell table:number-columns-repeated="3" table:style-name="ce17" office:value-type="string" calcext:value-type="string">
            <text:p>Intron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33]=&quot;Exon&quot;;InitialProbabilityExon;IF([.B33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33];TransitionMatrix_Splice;IF([.C33]=&quot;Exon&quot;;2;IF([.C33]=&quot;Splice&quot;;3;IF([.C33]=&quot;Intron&quot;;4;5)));FALSE())" office:value-type="float" office:value="0.9" calcext:value-type="float">
            <text:p>0.90</text:p>
          </table:table-cell>
          <table:table-cell table:style-name="ce18" table:formula="of:=VLOOKUP([.C33];TransitionMatrix_Splice;IF([.D33]=&quot;Exon&quot;;2;IF([.D33]=&quot;Splice&quot;;3;IF([.D33]=&quot;Intron&quot;;4;5)));FALSE())" office:value-type="float" office:value="0.1" calcext:value-type="float">
            <text:p>0.10</text:p>
          </table:table-cell>
          <table:table-cell table:style-name="ce18" table:formula="of:=VLOOKUP([.D33];TransitionMatrix_Splice;IF([.E33]=&quot;Exon&quot;;2;IF([.E33]=&quot;Splice&quot;;3;IF([.E33]=&quot;Intron&quot;;4;5)));FALSE())" office:value-type="float" office:value="1" calcext:value-type="float">
            <text:p>1.00</text:p>
          </table:table-cell>
          <table:table-cell table:style-name="ce18" table:formula="of:=VLOOKUP([.E33];TransitionMatrix_Splice;IF([.F33]=&quot;Exon&quot;;2;IF([.F33]=&quot;Splice&quot;;3;IF([.F33]=&quot;Intron&quot;;4;5)));FALSE())" office:value-type="float" office:value="0.9" calcext:value-type="float">
            <text:p>0.90</text:p>
          </table:table-cell>
          <table:table-cell table:style-name="ce18" table:formula="of:=VLOOKUP([.F33];TransitionMatrix_Splice;IF([.G33]=&quot;Exon&quot;;2;IF([.G33]=&quot;Splice&quot;;3;IF([.G33]=&quot;Intron&quot;;4;5)));FALSE())" office:value-type="float" office:value="0.9" calcext:value-type="float">
            <text:p>0.90</text:p>
          </table:table-cell>
          <table:table-cell table:style-name="ce34" table:formula="of:=VLOOKUP([.G33];TransitionMatrix_Splice;IF([.H33]=&quot;Exon&quot;;2;IF([.H33]=&quot;Splice&quot;;3;IF([.H33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34:.H34])*PRODUCT([.B35:.G35])" office:value-type="float" office:value="0" calcext:value-type="float">
            <text:p>0.00E+00</text:p>
          </table:table-cell>
          <table:table-cell table:style-name="ce51" table:formula="of:=IF([.J34]&gt;0;LN([.J34]);&quot;undefined&quot;)" office:value-type="string" office:string-value="undefined" calcext:value-type="string">
            <text:p>undefined</text:p>
          </table:table-cell>
          <table:table-cell table:style-name="ce54" table:formula="of:=[.J34]/SUM([.J$22:.J$50])" office:value-type="percentage" office:value="0" calcext:value-type="percentage">
            <text:p>0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33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33];EmissionMatrix_Splice;IF([.C$17]=&quot;A&quot;;2;IF([.C$17]=&quot;C&quot;;3;IF([.C$17]=&quot;G&quot;;4;5)));FALSE())" office:value-type="float" office:value="0.25" calcext:value-type="float">
            <text:p>0.25</text:p>
          </table:table-cell>
          <table:table-cell table:style-name="ce19" table:formula="of:=VLOOKUP([.D33];EmissionMatrix_Splice;IF([.D$17]=&quot;A&quot;;2;IF([.D$17]=&quot;C&quot;;3;IF([.D$17]=&quot;G&quot;;4;5)));FALSE())" office:value-type="float" office:value="0" calcext:value-type="float">
            <text:p>0.00</text:p>
          </table:table-cell>
          <table:table-cell table:style-name="ce19" table:formula="of:=VLOOKUP([.E33];EmissionMatrix_Splice;IF([.E$17]=&quot;A&quot;;2;IF([.E$17]=&quot;C&quot;;3;IF([.E$17]=&quot;G&quot;;4;5)));FALSE())" office:value-type="float" office:value="0.1" calcext:value-type="float">
            <text:p>0.10</text:p>
          </table:table-cell>
          <table:table-cell table:style-name="ce19" table:formula="of:=VLOOKUP([.F33];EmissionMatrix_Splice;IF([.F$17]=&quot;A&quot;;2;IF([.F$17]=&quot;C&quot;;3;IF([.F$17]=&quot;G&quot;;4;5)));FALSE())" office:value-type="float" office:value="0.4" calcext:value-type="float">
            <text:p>0.40</text:p>
          </table:table-cell>
          <table:table-cell table:style-name="ce19" table:formula="of:=VLOOKUP([.G33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33]+1" office:value-type="float" office:value="5" calcext:value-type="float">
            <text:p>5</text:p>
          </table:table-cell>
          <table:table-cell table:number-columns-repeated="3" table:style-name="ce17" office:value-type="string" calcext:value-type="string">
            <text:p>Exon</text:p>
          </table:table-cell>
          <table:table-cell table:style-name="ce17" office:value-type="string" calcext:value-type="string">
            <text:p>Splice</text:p>
          </table:table-cell>
          <table:table-cell table:number-columns-repeated="2" table:style-name="ce17" office:value-type="string" calcext:value-type="string">
            <text:p>Intron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37]=&quot;Exon&quot;;InitialProbabilityExon;IF([.B37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37];TransitionMatrix_Splice;IF([.C37]=&quot;Exon&quot;;2;IF([.C37]=&quot;Splice&quot;;3;IF([.C37]=&quot;Intron&quot;;4;5)));FALSE())" office:value-type="float" office:value="0.9" calcext:value-type="float">
            <text:p>0.90</text:p>
          </table:table-cell>
          <table:table-cell table:style-name="ce18" table:formula="of:=VLOOKUP([.C37];TransitionMatrix_Splice;IF([.D37]=&quot;Exon&quot;;2;IF([.D37]=&quot;Splice&quot;;3;IF([.D37]=&quot;Intron&quot;;4;5)));FALSE())" office:value-type="float" office:value="0.9" calcext:value-type="float">
            <text:p>0.90</text:p>
          </table:table-cell>
          <table:table-cell table:style-name="ce18" table:formula="of:=VLOOKUP([.D37];TransitionMatrix_Splice;IF([.E37]=&quot;Exon&quot;;2;IF([.E37]=&quot;Splice&quot;;3;IF([.E37]=&quot;Intron&quot;;4;5)));FALSE())" office:value-type="float" office:value="0.1" calcext:value-type="float">
            <text:p>0.10</text:p>
          </table:table-cell>
          <table:table-cell table:style-name="ce18" table:formula="of:=VLOOKUP([.E37];TransitionMatrix_Splice;IF([.F37]=&quot;Exon&quot;;2;IF([.F37]=&quot;Splice&quot;;3;IF([.F37]=&quot;Intron&quot;;4;5)));FALSE())" office:value-type="float" office:value="1" calcext:value-type="float">
            <text:p>1.00</text:p>
          </table:table-cell>
          <table:table-cell table:style-name="ce18" table:formula="of:=VLOOKUP([.F37];TransitionMatrix_Splice;IF([.G37]=&quot;Exon&quot;;2;IF([.G37]=&quot;Splice&quot;;3;IF([.G37]=&quot;Intron&quot;;4;5)));FALSE())" office:value-type="float" office:value="0.9" calcext:value-type="float">
            <text:p>0.90</text:p>
          </table:table-cell>
          <table:table-cell table:style-name="ce34" table:formula="of:=VLOOKUP([.G37];TransitionMatrix_Splice;IF([.H37]=&quot;Exon&quot;;2;IF([.H37]=&quot;Splice&quot;;3;IF([.H37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38:.H38])*PRODUCT([.B39:.G39])" office:value-type="float" office:value="0.000018225" calcext:value-type="float">
            <text:p>1.82E-05</text:p>
          </table:table-cell>
          <table:table-cell table:style-name="ce51" table:formula="of:=IF([.J38]&gt;0;LN([.J38]);&quot;undefined&quot;)" office:value-type="float" office:value="-10.9127162800696" calcext:value-type="float">
            <text:p>-10.91</text:p>
          </table:table-cell>
          <table:table-cell table:style-name="ce54" table:formula="of:=[.J38]/SUM([.J$22:.J$50])" office:value-type="percentage" office:value="0.609756097560976" calcext:value-type="percentage">
            <text:p>61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37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37];EmissionMatrix_Splice;IF([.C$17]=&quot;A&quot;;2;IF([.C$17]=&quot;C&quot;;3;IF([.C$17]=&quot;G&quot;;4;5)));FALSE())" office:value-type="float" office:value="0.25" calcext:value-type="float">
            <text:p>0.25</text:p>
          </table:table-cell>
          <table:table-cell table:style-name="ce19" table:formula="of:=VLOOKUP([.D37];EmissionMatrix_Splice;IF([.D$17]=&quot;A&quot;;2;IF([.D$17]=&quot;C&quot;;3;IF([.D$17]=&quot;G&quot;;4;5)));FALSE())" office:value-type="float" office:value="0.25" calcext:value-type="float">
            <text:p>0.25</text:p>
          </table:table-cell>
          <table:table-cell table:style-name="ce19" table:formula="of:=VLOOKUP([.E37];EmissionMatrix_Splice;IF([.E$17]=&quot;A&quot;;2;IF([.E$17]=&quot;C&quot;;3;IF([.E$17]=&quot;G&quot;;4;5)));FALSE())" office:value-type="float" office:value="1" calcext:value-type="float">
            <text:p>1.00</text:p>
          </table:table-cell>
          <table:table-cell table:style-name="ce19" table:formula="of:=VLOOKUP([.F37];EmissionMatrix_Splice;IF([.F$17]=&quot;A&quot;;2;IF([.F$17]=&quot;C&quot;;3;IF([.F$17]=&quot;G&quot;;4;5)));FALSE())" office:value-type="float" office:value="0.4" calcext:value-type="float">
            <text:p>0.40</text:p>
          </table:table-cell>
          <table:table-cell table:style-name="ce19" table:formula="of:=VLOOKUP([.G37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37]+1" office:value-type="float" office:value="6" calcext:value-type="float">
            <text:p>6</text:p>
          </table:table-cell>
          <table:table-cell table:number-columns-repeated="4" table:style-name="ce17" office:value-type="string" calcext:value-type="string">
            <text:p>Exon</text:p>
          </table:table-cell>
          <table:table-cell table:style-name="ce17" office:value-type="string" calcext:value-type="string">
            <text:p>Splice</text:p>
          </table:table-cell>
          <table:table-cell table:style-name="ce17" office:value-type="string" calcext:value-type="string">
            <text:p>Intron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41]=&quot;Exon&quot;;InitialProbabilityExon;IF([.B41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41];TransitionMatrix_Splice;IF([.C41]=&quot;Exon&quot;;2;IF([.C41]=&quot;Splice&quot;;3;IF([.C41]=&quot;Intron&quot;;4;5)));FALSE())" office:value-type="float" office:value="0.9" calcext:value-type="float">
            <text:p>0.90</text:p>
          </table:table-cell>
          <table:table-cell table:style-name="ce18" table:formula="of:=VLOOKUP([.C41];TransitionMatrix_Splice;IF([.D41]=&quot;Exon&quot;;2;IF([.D41]=&quot;Splice&quot;;3;IF([.D41]=&quot;Intron&quot;;4;5)));FALSE())" office:value-type="float" office:value="0.9" calcext:value-type="float">
            <text:p>0.90</text:p>
          </table:table-cell>
          <table:table-cell table:style-name="ce18" table:formula="of:=VLOOKUP([.D41];TransitionMatrix_Splice;IF([.E41]=&quot;Exon&quot;;2;IF([.E41]=&quot;Splice&quot;;3;IF([.E41]=&quot;Intron&quot;;4;5)));FALSE())" office:value-type="float" office:value="0.9" calcext:value-type="float">
            <text:p>0.90</text:p>
          </table:table-cell>
          <table:table-cell table:style-name="ce18" table:formula="of:=VLOOKUP([.E41];TransitionMatrix_Splice;IF([.F41]=&quot;Exon&quot;;2;IF([.F41]=&quot;Splice&quot;;3;IF([.F41]=&quot;Intron&quot;;4;5)));FALSE())" office:value-type="float" office:value="0.1" calcext:value-type="float">
            <text:p>0.10</text:p>
          </table:table-cell>
          <table:table-cell table:style-name="ce18" table:formula="of:=VLOOKUP([.F41];TransitionMatrix_Splice;IF([.G41]=&quot;Exon&quot;;2;IF([.G41]=&quot;Splice&quot;;3;IF([.G41]=&quot;Intron&quot;;4;5)));FALSE())" office:value-type="float" office:value="1" calcext:value-type="float">
            <text:p>1.00</text:p>
          </table:table-cell>
          <table:table-cell table:style-name="ce34" table:formula="of:=VLOOKUP([.G41];TransitionMatrix_Splice;IF([.H41]=&quot;Exon&quot;;2;IF([.H41]=&quot;Splice&quot;;3;IF([.H41]=&quot;Intron&quot;;4;5)));FALSE())" office:value-type="float" office:value="0.1" calcext:value-type="float">
            <text:p>0.10</text:p>
          </table:table-cell>
          <table:table-cell/>
          <table:table-cell table:style-name="ce46" table:formula="of:=PRODUCT([.B42:.H42])*PRODUCT([.B43:.G43])" office:value-type="float" office:value="0" calcext:value-type="float">
            <text:p>0.00E+00</text:p>
          </table:table-cell>
          <table:table-cell table:style-name="ce51" table:formula="of:=IF([.J42]&gt;0;LN([.J42]);&quot;undefined&quot;)" office:value-type="string" office:string-value="undefined" calcext:value-type="string">
            <text:p>undefined</text:p>
          </table:table-cell>
          <table:table-cell table:style-name="ce54" table:formula="of:=[.J42]/SUM([.J$22:.J$50])" office:value-type="percentage" office:value="0" calcext:value-type="percentage">
            <text:p>0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41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41];EmissionMatrix_Splice;IF([.C$17]=&quot;A&quot;;2;IF([.C$17]=&quot;C&quot;;3;IF([.C$17]=&quot;G&quot;;4;5)));FALSE())" office:value-type="float" office:value="0.25" calcext:value-type="float">
            <text:p>0.25</text:p>
          </table:table-cell>
          <table:table-cell table:style-name="ce19" table:formula="of:=VLOOKUP([.D41];EmissionMatrix_Splice;IF([.D$17]=&quot;A&quot;;2;IF([.D$17]=&quot;C&quot;;3;IF([.D$17]=&quot;G&quot;;4;5)));FALSE())" office:value-type="float" office:value="0.25" calcext:value-type="float">
            <text:p>0.25</text:p>
          </table:table-cell>
          <table:table-cell table:style-name="ce19" table:formula="of:=VLOOKUP([.E41];EmissionMatrix_Splice;IF([.E$17]=&quot;A&quot;;2;IF([.E$17]=&quot;C&quot;;3;IF([.E$17]=&quot;G&quot;;4;5)));FALSE())" office:value-type="float" office:value="0.25" calcext:value-type="float">
            <text:p>0.25</text:p>
          </table:table-cell>
          <table:table-cell table:style-name="ce19" table:formula="of:=VLOOKUP([.F41];EmissionMatrix_Splice;IF([.F$17]=&quot;A&quot;;2;IF([.F$17]=&quot;C&quot;;3;IF([.F$17]=&quot;G&quot;;4;5)));FALSE())" office:value-type="float" office:value="0" calcext:value-type="float">
            <text:p>0.00</text:p>
          </table:table-cell>
          <table:table-cell table:style-name="ce19" table:formula="of:=VLOOKUP([.G41];EmissionMatrix_Splice;IF([.G$17]=&quot;A&quot;;2;IF([.G$17]=&quot;C&quot;;3;IF([.G$17]=&quot;G&quot;;4;5)));FALSE())" office:value-type="float" office:value="0.4" calcext:value-type="float">
            <text:p>0.4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9" table:formula="of:=[.A41]+1" office:value-type="float" office:value="7" calcext:value-type="float">
            <text:p>7</text:p>
          </table:table-cell>
          <table:table-cell table:number-columns-repeated="5" table:style-name="ce17" office:value-type="string" calcext:value-type="string">
            <text:p>Exon</text:p>
          </table:table-cell>
          <table:table-cell table:style-name="ce17" office:value-type="string" calcext:value-type="string">
            <text:p>Splice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10"/>
          <table:table-cell table:style-name="ce18" table:formula="of:=IF([.B45]=&quot;Exon&quot;;InitialProbabilityExon;IF([.B45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45];TransitionMatrix_Splice;IF([.C45]=&quot;Exon&quot;;2;IF([.C45]=&quot;Splice&quot;;3;IF([.C45]=&quot;Intron&quot;;4;5)));FALSE())" office:value-type="float" office:value="0.9" calcext:value-type="float">
            <text:p>0.90</text:p>
          </table:table-cell>
          <table:table-cell table:style-name="ce18" table:formula="of:=VLOOKUP([.C45];TransitionMatrix_Splice;IF([.D45]=&quot;Exon&quot;;2;IF([.D45]=&quot;Splice&quot;;3;IF([.D45]=&quot;Intron&quot;;4;5)));FALSE())" office:value-type="float" office:value="0.9" calcext:value-type="float">
            <text:p>0.90</text:p>
          </table:table-cell>
          <table:table-cell table:style-name="ce18" table:formula="of:=VLOOKUP([.D45];TransitionMatrix_Splice;IF([.E45]=&quot;Exon&quot;;2;IF([.E45]=&quot;Splice&quot;;3;IF([.E45]=&quot;Intron&quot;;4;5)));FALSE())" office:value-type="float" office:value="0.9" calcext:value-type="float">
            <text:p>0.90</text:p>
          </table:table-cell>
          <table:table-cell table:style-name="ce18" table:formula="of:=VLOOKUP([.E45];TransitionMatrix_Splice;IF([.F45]=&quot;Exon&quot;;2;IF([.F45]=&quot;Splice&quot;;3;IF([.F45]=&quot;Intron&quot;;4;5)));FALSE())" office:value-type="float" office:value="0.9" calcext:value-type="float">
            <text:p>0.90</text:p>
          </table:table-cell>
          <table:table-cell table:style-name="ce18" table:formula="of:=VLOOKUP([.F45];TransitionMatrix_Splice;IF([.G45]=&quot;Exon&quot;;2;IF([.G45]=&quot;Splice&quot;;3;IF([.G45]=&quot;Intron&quot;;4;5)));FALSE())" office:value-type="float" office:value="0.1" calcext:value-type="float">
            <text:p>0.10</text:p>
          </table:table-cell>
          <table:table-cell table:style-name="ce34" table:formula="of:=VLOOKUP([.G45];TransitionMatrix_Splice;IF([.H45]=&quot;Exon&quot;;2;IF([.H45]=&quot;Splice&quot;;3;IF([.H45]=&quot;Intron&quot;;4;5)));FALSE())" office:value-type="float" office:value="0" calcext:value-type="float">
            <text:p>0.00</text:p>
          </table:table-cell>
          <table:table-cell/>
          <table:table-cell table:style-name="ce46" table:formula="of:=PRODUCT([.B46:.H46])*PRODUCT([.B47:.G47])" office:value-type="float" office:value="0" calcext:value-type="float">
            <text:p>0.00E+00</text:p>
          </table:table-cell>
          <table:table-cell table:style-name="ce51" table:formula="of:=IF([.J46]&gt;0;LN([.J46]);&quot;undefined&quot;)" office:value-type="string" office:string-value="undefined" calcext:value-type="string">
            <text:p>undefined</text:p>
          </table:table-cell>
          <table:table-cell table:style-name="ce54" table:formula="of:=[.J46]/SUM([.J$22:.J$50])" office:value-type="percentage" office:value="0" calcext:value-type="percentage">
            <text:p>0.0%</text:p>
          </table:table-cell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19" table:formula="of:=VLOOKUP([.B45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45];EmissionMatrix_Splice;IF([.C$17]=&quot;A&quot;;2;IF([.C$17]=&quot;C&quot;;3;IF([.C$17]=&quot;G&quot;;4;5)));FALSE())" office:value-type="float" office:value="0.25" calcext:value-type="float">
            <text:p>0.25</text:p>
          </table:table-cell>
          <table:table-cell table:style-name="ce19" table:formula="of:=VLOOKUP([.D45];EmissionMatrix_Splice;IF([.D$17]=&quot;A&quot;;2;IF([.D$17]=&quot;C&quot;;3;IF([.D$17]=&quot;G&quot;;4;5)));FALSE())" office:value-type="float" office:value="0.25" calcext:value-type="float">
            <text:p>0.25</text:p>
          </table:table-cell>
          <table:table-cell table:style-name="ce19" table:formula="of:=VLOOKUP([.E45];EmissionMatrix_Splice;IF([.E$17]=&quot;A&quot;;2;IF([.E$17]=&quot;C&quot;;3;IF([.E$17]=&quot;G&quot;;4;5)));FALSE())" office:value-type="float" office:value="0.25" calcext:value-type="float">
            <text:p>0.25</text:p>
          </table:table-cell>
          <table:table-cell table:style-name="ce19" table:formula="of:=VLOOKUP([.F45];EmissionMatrix_Splice;IF([.F$17]=&quot;A&quot;;2;IF([.F$17]=&quot;C&quot;;3;IF([.F$17]=&quot;G&quot;;4;5)));FALSE())" office:value-type="float" office:value="0.25" calcext:value-type="float">
            <text:p>0.25</text:p>
          </table:table-cell>
          <table:table-cell table:style-name="ce19" table:formula="of:=VLOOKUP([.G45];EmissionMatrix_Splice;IF([.G$17]=&quot;A&quot;;2;IF([.G$17]=&quot;C&quot;;3;IF([.G$17]=&quot;G&quot;;4;5)));FALSE())" office:value-type="float" office:value="0" calcext:value-type="float">
            <text:p>0.00</text:p>
          </table:table-cell>
          <table:table-cell table:style-name="ce35"/>
          <table:table-cell table:number-columns-repeated="2"/>
          <table:table-cell table:style-name="ce12"/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[.A45]+1" office:value-type="float" office:value="8" calcext:value-type="float">
            <text:p>8</text:p>
          </table:table-cell>
          <table:table-cell table:number-columns-repeated="6" table:style-name="ce17" office:value-type="string" calcext:value-type="string">
            <text:p>Exon</text:p>
          </table:table-cell>
          <table:table-cell table:style-name="ce37" office:value-type="string" calcext:value-type="string">
            <text:p>End</text:p>
          </table:table-cell>
          <table:table-cell table:number-columns-repeated="2"/>
          <table:table-cell table:style-name="ce12"/>
          <table:table-cell table:number-columns-repeated="7"/>
          <table:table-cell table:style-name="ce51"/>
          <table:table-cell table:number-columns-repeated="1005"/>
        </table:table-row>
        <table:table-row table:style-name="ro6">
          <table:table-cell table:style-name="ce10"/>
          <table:table-cell table:style-name="ce18" table:formula="of:=IF([.B49]=&quot;Exon&quot;;InitialProbabilityExon;IF([.B49]=&quot;Splice&quot;;InitialProbabilitySplice;InitialProbabilityIntron))" office:value-type="float" office:value="1" calcext:value-type="float">
            <text:p>1.00</text:p>
          </table:table-cell>
          <table:table-cell table:style-name="ce18" table:formula="of:=VLOOKUP([.B49];TransitionMatrix_Splice;IF([.C49]=&quot;Exon&quot;;2;IF([.C49]=&quot;Splice&quot;;3;IF([.C49]=&quot;Intron&quot;;4;5)));FALSE())" office:value-type="float" office:value="0.9" calcext:value-type="float">
            <text:p>0.90</text:p>
          </table:table-cell>
          <table:table-cell table:style-name="ce18" table:formula="of:=VLOOKUP([.C49];TransitionMatrix_Splice;IF([.D49]=&quot;Exon&quot;;2;IF([.D49]=&quot;Splice&quot;;3;IF([.D49]=&quot;Intron&quot;;4;5)));FALSE())" office:value-type="float" office:value="0.9" calcext:value-type="float">
            <text:p>0.90</text:p>
          </table:table-cell>
          <table:table-cell table:style-name="ce18" table:formula="of:=VLOOKUP([.D49];TransitionMatrix_Splice;IF([.E49]=&quot;Exon&quot;;2;IF([.E49]=&quot;Splice&quot;;3;IF([.E49]=&quot;Intron&quot;;4;5)));FALSE())" office:value-type="float" office:value="0.9" calcext:value-type="float">
            <text:p>0.90</text:p>
          </table:table-cell>
          <table:table-cell table:style-name="ce18" table:formula="of:=VLOOKUP([.E49];TransitionMatrix_Splice;IF([.F49]=&quot;Exon&quot;;2;IF([.F49]=&quot;Splice&quot;;3;IF([.F49]=&quot;Intron&quot;;4;5)));FALSE())" office:value-type="float" office:value="0.9" calcext:value-type="float">
            <text:p>0.90</text:p>
          </table:table-cell>
          <table:table-cell table:style-name="ce18" table:formula="of:=VLOOKUP([.F49];TransitionMatrix_Splice;IF([.G49]=&quot;Exon&quot;;2;IF([.G49]=&quot;Splice&quot;;3;IF([.G49]=&quot;Intron&quot;;4;5)));FALSE())" office:value-type="float" office:value="0.9" calcext:value-type="float">
            <text:p>0.90</text:p>
          </table:table-cell>
          <table:table-cell table:style-name="ce34" table:formula="of:=VLOOKUP([.G49];TransitionMatrix_Splice;IF([.H49]=&quot;Exon&quot;;2;IF([.H49]=&quot;Splice&quot;;3;IF([.H49]=&quot;Intron&quot;;4;5)));FALSE())" office:value-type="float" office:value="0" calcext:value-type="float">
            <text:p>0.00</text:p>
          </table:table-cell>
          <table:table-cell/>
          <table:table-cell table:style-name="ce46" table:formula="of:=PRODUCT([.B50:.H50])*PRODUCT([.B51:.G51])" office:value-type="float" office:value="0" calcext:value-type="float">
            <text:p>0.00E+00</text:p>
          </table:table-cell>
          <table:table-cell table:style-name="ce51" table:formula="of:=IF([.J50]&gt;0;LN([.J50]);&quot;undefined&quot;)" office:value-type="string" office:string-value="undefined" calcext:value-type="string">
            <text:p>undefined</text:p>
          </table:table-cell>
          <table:table-cell table:style-name="ce54" table:formula="of:=[.J50]/SUM([.J$22:.J$50])" office:value-type="percentage" office:value="0" calcext:value-type="percentage">
            <text:p>0.0%</text:p>
          </table:table-cell>
          <table:table-cell table:number-columns-repeated="1012"/>
        </table:table-row>
        <table:table-row table:style-name="ro3">
          <table:table-cell table:style-name="ce11"/>
          <table:table-cell table:style-name="ce19" table:formula="of:=VLOOKUP([.B49];EmissionMatrix_Splice;IF([.B$17]=&quot;A&quot;;2;IF([.B$17]=&quot;C&quot;;3;IF([.B$17]=&quot;G&quot;;4;5)));FALSE())" office:value-type="float" office:value="0.25" calcext:value-type="float">
            <text:p>0.25</text:p>
          </table:table-cell>
          <table:table-cell table:style-name="ce19" table:formula="of:=VLOOKUP([.C49];EmissionMatrix_Splice;IF([.C$17]=&quot;A&quot;;2;IF([.C$17]=&quot;C&quot;;3;IF([.C$17]=&quot;G&quot;;4;5)));FALSE())" office:value-type="float" office:value="0.25" calcext:value-type="float">
            <text:p>0.25</text:p>
          </table:table-cell>
          <table:table-cell table:style-name="ce19" table:formula="of:=VLOOKUP([.D49];EmissionMatrix_Splice;IF([.D$17]=&quot;A&quot;;2;IF([.D$17]=&quot;C&quot;;3;IF([.D$17]=&quot;G&quot;;4;5)));FALSE())" office:value-type="float" office:value="0.25" calcext:value-type="float">
            <text:p>0.25</text:p>
          </table:table-cell>
          <table:table-cell table:style-name="ce19" table:formula="of:=VLOOKUP([.E49];EmissionMatrix_Splice;IF([.E$17]=&quot;A&quot;;2;IF([.E$17]=&quot;C&quot;;3;IF([.E$17]=&quot;G&quot;;4;5)));FALSE())" office:value-type="float" office:value="0.25" calcext:value-type="float">
            <text:p>0.25</text:p>
          </table:table-cell>
          <table:table-cell table:style-name="ce19" table:formula="of:=VLOOKUP([.F49];EmissionMatrix_Splice;IF([.F$17]=&quot;A&quot;;2;IF([.F$17]=&quot;C&quot;;3;IF([.F$17]=&quot;G&quot;;4;5)));FALSE())" office:value-type="float" office:value="0.25" calcext:value-type="float">
            <text:p>0.25</text:p>
          </table:table-cell>
          <table:table-cell table:style-name="ce19" table:formula="of:=VLOOKUP([.G49];EmissionMatrix_Splice;IF([.G$17]=&quot;A&quot;;2;IF([.G$17]=&quot;C&quot;;3;IF([.G$17]=&quot;G&quot;;4;5)));FALSE())" office:value-type="float" office:value="0.25" calcext:value-type="float">
            <text:p>0.25</text:p>
          </table:table-cell>
          <table:table-cell table:style-name="ce35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7">
          <table:table-cell>
            <draw:frame table:end-cell-address="'Simple Model'.I70" table:end-x="1.39pt" table:end-y="0.99pt" draw:z-index="2" draw:name="Chart 3" draw:style-name="gr2" draw:text-style-name="P2" svg:width="915.48pt" svg:height="414.99pt" svg:x="0pt" svg:y="-7.34pt">
              <loext:p draw:notify-on-update-of-ranges="'Simple Model'.J54:'Simple Model'.J61 'Simple Model'.K54:'Simple Model'.K6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42" office:value-type="string" calcext:value-type="string">
            <text:p>Path #</text:p>
          </table:table-cell>
          <table:table-cell table:style-name="ce45" office:value-type="string" calcext:value-type="string">
            <text:p>Splice Position</text:p>
          </table:table-cell>
          <table:table-cell table:style-name="ce52" office:value-type="string" calcext:value-type="string">
            <text:p>Likelihood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style-name="ce47" table:formula="of:=[.$A$21]-1" office:value-type="float" office:value="0" calcext:value-type="float">
            <text:p>0</text:p>
          </table:table-cell>
          <table:table-cell table:style-name="ce53" table:formula="of:=[.$L$22]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4]+1" office:value-type="float" office:value="2" calcext:value-type="float">
            <text:p>2</text:p>
          </table:table-cell>
          <table:table-cell table:formula="of:=OFFSET([.$A$21];4*([.$I55]-2);0)" office:value-type="float" office:value="1" calcext:value-type="float">
            <text:p>1</text:p>
          </table:table-cell>
          <table:table-cell table:style-name="ce53" table:formula="of:=OFFSET([.$L$22];4*([.$I55]-1);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5]+1" office:value-type="float" office:value="3" calcext:value-type="float">
            <text:p>3</text:p>
          </table:table-cell>
          <table:table-cell table:formula="of:=OFFSET([.$A$21];4*([.$I56]-2);0)" office:value-type="float" office:value="2" calcext:value-type="float">
            <text:p>2</text:p>
          </table:table-cell>
          <table:table-cell table:style-name="ce53" table:formula="of:=OFFSET([.$L$22];4*([.$I56]-1);0)" office:value-type="percentage" office:value="0.390243902439024" calcext:value-type="percentage">
            <text:p>39.02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6]+1" office:value-type="float" office:value="4" calcext:value-type="float">
            <text:p>4</text:p>
          </table:table-cell>
          <table:table-cell table:formula="of:=OFFSET([.$A$21];4*([.$I57]-2);0)" office:value-type="float" office:value="3" calcext:value-type="float">
            <text:p>3</text:p>
          </table:table-cell>
          <table:table-cell table:style-name="ce53" table:formula="of:=OFFSET([.$L$22];4*([.$I57]-1);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7]+1" office:value-type="float" office:value="5" calcext:value-type="float">
            <text:p>5</text:p>
          </table:table-cell>
          <table:table-cell table:formula="of:=OFFSET([.$A$21];4*([.$I58]-2);0)" office:value-type="float" office:value="4" calcext:value-type="float">
            <text:p>4</text:p>
          </table:table-cell>
          <table:table-cell table:style-name="ce53" table:formula="of:=OFFSET([.$L$22];4*([.$I58]-1);0)" office:value-type="percentage" office:value="0.609756097560976" calcext:value-type="percentage">
            <text:p>60.98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8]+1" office:value-type="float" office:value="6" calcext:value-type="float">
            <text:p>6</text:p>
          </table:table-cell>
          <table:table-cell table:formula="of:=OFFSET([.$A$21];4*([.$I59]-2);0)" office:value-type="float" office:value="5" calcext:value-type="float">
            <text:p>5</text:p>
          </table:table-cell>
          <table:table-cell table:style-name="ce53" table:formula="of:=OFFSET([.$L$22];4*([.$I59]-1);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59]+1" office:value-type="float" office:value="7" calcext:value-type="float">
            <text:p>7</text:p>
          </table:table-cell>
          <table:table-cell table:formula="of:=OFFSET([.$A$21];4*([.$I60]-2);0)" office:value-type="float" office:value="6" calcext:value-type="float">
            <text:p>6</text:p>
          </table:table-cell>
          <table:table-cell table:style-name="ce53" table:formula="of:=OFFSET([.$L$22];4*([.$I60]-1);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formula="of:=[.I60]+1" office:value-type="float" office:value="8" calcext:value-type="float">
            <text:p>8</text:p>
          </table:table-cell>
          <table:table-cell table:formula="of:=OFFSET([.$A$21];4*([.$I61]-2);0)" office:value-type="float" office:value="7" calcext:value-type="float">
            <text:p>7</text:p>
          </table:table-cell>
          <table:table-cell table:style-name="ce53" table:formula="of:=OFFSET([.$L$22];4*([.$I61]-1);0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missionMatrix_Splice" table:base-cell-address="$Notes.$A$1" table:cell-range-address="$'Simple Model'.$E$12:.$I$14"/>
          <table:named-range table:name="InitialProbabilityExon" table:base-cell-address="$Notes.$A$1" table:cell-range-address="$'Simple Model'.$B$2"/>
          <table:named-range table:name="InitialProbabilityIntron" table:base-cell-address="$Notes.$A$1" table:cell-range-address="$'Simple Model'.$B$4"/>
          <table:named-range table:name="InitialProbabilitySplice" table:base-cell-address="$Notes.$A$1" table:cell-range-address="$'Simple Model'.$B$3"/>
          <table:named-range table:name="TransitionMatrix_Splice" table:base-cell-address="$Notes.$A$1" table:cell-range-address="$'Simple Model'.$E$4:.$I$6"/>
        </table:named-expressions>
        <calcext:conditional-formats>
          <calcext:conditional-format calcext:target-range-address="'Simple Model'.H21:'Simple Model'.H21">
            <calcext:condition calcext:apply-style-name="Excel_CondFormat_2_1_1" calcext:value="formula-is(NOT(ISERROR(SEARCH(&quot;Intron&quot;;[$'Simple Model'.H21]))))" calcext:base-cell-address="'Simple Model'.H21"/>
            <calcext:condition calcext:apply-style-name="Excel_CondFormat_2_1_2" calcext:value="formula-is(NOT(ISERROR(SEARCH(&quot;Splice&quot;;[$'Simple Model'.H21]))))" calcext:base-cell-address="'Simple Model'.H21"/>
            <calcext:condition calcext:apply-style-name="Excel_CondFormat_2_1_3" calcext:value="formula-is(NOT(ISERROR(SEARCH(&quot;Exon&quot;;[$'Simple Model'.H21]))))" calcext:base-cell-address="'Simple Model'.H21"/>
          </calcext:conditional-format>
          <calcext:conditional-format calcext:target-range-address="'Simple Model'.H25:'Simple Model'.H25">
            <calcext:condition calcext:apply-style-name="Excel_CondFormat_2_2_1" calcext:value="formula-is(NOT(ISERROR(SEARCH(&quot;Intron&quot;;[$'Simple Model'.H25]))))" calcext:base-cell-address="'Simple Model'.H25"/>
            <calcext:condition calcext:apply-style-name="Excel_CondFormat_2_2_2" calcext:value="formula-is(NOT(ISERROR(SEARCH(&quot;Splice&quot;;[$'Simple Model'.H25]))))" calcext:base-cell-address="'Simple Model'.H25"/>
            <calcext:condition calcext:apply-style-name="Excel_CondFormat_2_2_3" calcext:value="formula-is(NOT(ISERROR(SEARCH(&quot;Exon&quot;;[$'Simple Model'.H25]))))" calcext:base-cell-address="'Simple Model'.H25"/>
          </calcext:conditional-format>
          <calcext:conditional-format calcext:target-range-address="'Simple Model'.H29:'Simple Model'.H29 'Simple Model'.H33:'Simple Model'.H33 'Simple Model'.H37:'Simple Model'.H37 'Simple Model'.H41:'Simple Model'.H41 'Simple Model'.H45:'Simple Model'.H45 'Simple Model'.H49:'Simple Model'.H49">
            <calcext:condition calcext:apply-style-name="Excel_CondFormat_2_3_1" calcext:value="formula-is(NOT(ISERROR(SEARCH(&quot;Intron&quot;;[$'Simple Model'.H29]))))" calcext:base-cell-address="'Simple Model'.H29"/>
            <calcext:condition calcext:apply-style-name="Excel_CondFormat_2_3_2" calcext:value="formula-is(NOT(ISERROR(SEARCH(&quot;Splice&quot;;[$'Simple Model'.H29]))))" calcext:base-cell-address="'Simple Model'.H29"/>
            <calcext:condition calcext:apply-style-name="Excel_CondFormat_2_3_3" calcext:value="formula-is(NOT(ISERROR(SEARCH(&quot;Exon&quot;;[$'Simple Model'.H29]))))" calcext:base-cell-address="'Simple Model'.H29"/>
          </calcext:conditional-format>
          <calcext:conditional-format calcext:target-range-address="'Simple Model'.B21:'Simple Model'.G21 'Simple Model'.B25:'Simple Model'.G25 'Simple Model'.B29:'Simple Model'.G29 'Simple Model'.B33:'Simple Model'.G33 'Simple Model'.B37:'Simple Model'.G37 'Simple Model'.B41:'Simple Model'.G41 'Simple Model'.B45:'Simple Model'.G45 'Simple Model'.B49:'Simple Model'.G49">
            <calcext:condition calcext:apply-style-name="Excel_CondFormat_2_4_1" calcext:value="formula-is(NOT(ISERROR(SEARCH(&quot;Intron&quot;;[$'Simple Model'.B21]))))" calcext:base-cell-address="'Simple Model'.B21"/>
            <calcext:condition calcext:apply-style-name="Excel_CondFormat_2_4_2" calcext:value="formula-is(NOT(ISERROR(SEARCH(&quot;Splice&quot;;[$'Simple Model'.B21]))))" calcext:base-cell-address="'Simple Model'.B21"/>
            <calcext:condition calcext:apply-style-name="Excel_CondFormat_2_4_3" calcext:value="formula-is(NOT(ISERROR(SEARCH(&quot;Exon&quot;;[$'Simple Model'.B21]))))" calcext:base-cell-address="'Simple Model'.B21"/>
          </calcext:conditional-format>
          <calcext:conditional-format calcext:target-range-address="'Simple Model'.B17:'Simple Model'.G17">
            <calcext:condition calcext:apply-style-name="Excel_CondFormat_2_5_1" calcext:value="formula-is(NOT(OR([$'Simple Model'.B17]=&quot;A&quot;;[$'Simple Model'.B17]=&quot;C&quot;;[$'Simple Model'.B17]=&quot;G&quot;;[$'Simple Model'.B17]=&quot;T&quot;)))" calcext:base-cell-address="'Simple Model'.B17"/>
          </calcext:conditional-format>
          <calcext:conditional-format calcext:target-range-address="'Simple Model'.B2:'Simple Model'.B4">
            <calcext:condition calcext:apply-style-name="Excel_CondFormat_2_6_1" calcext:value="formula-is(OR(MIN([$'Simple Model'.$B$2:.$B$4])&lt;0;MAX([$'Simple Model'.$B$2:.$B$4])&gt;1))" calcext:base-cell-address="'Simple Model'.B2"/>
            <calcext:condition calcext:apply-style-name="Excel_CondFormat_2_6_2" calcext:value="formula-is(NOT(ISNUMBER([$'Simple Model'.B2])))" calcext:base-cell-address="'Simple Model'.B2"/>
          </calcext:conditional-format>
          <calcext:conditional-format calcext:target-range-address="'Simple Model'.F12:'Simple Model'.I14">
            <calcext:condition calcext:apply-style-name="Excel_CondFormat_2_7_1" calcext:value="formula-is(OR(MIN([$'Simple Model'.$F12:.$I12])&lt;0;MAX([$'Simple Model'.$F12:.$I12])&lt;0;NOT(SUM([$'Simple Model'.$F12:.$I12])=1)))" calcext:base-cell-address="'Simple Model'.F12"/>
            <calcext:condition calcext:apply-style-name="Excel_CondFormat_2_7_2" calcext:value="formula-is(NOT(ISNUMBER([$'Simple Model'.F12])))" calcext:base-cell-address="'Simple Model'.F12"/>
          </calcext:conditional-format>
        </calcext:conditional-formats>
      </table:table>
      <table:table table:name="Full Model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 Bar 1025" form:control-implementation="ooo:com.sun.star.form.component.ScrollBar" xml:id="control3" form:id="control3" form:value="90" form:linked-cell="'Full Model'.J4" form:delay-for-repeat="PT0.050000000S" form:min-value="1" form:max-value="99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value-range form:name="Scroll Bar 1026" form:control-implementation="ooo:com.sun.star.form.component.ScrollBar" xml:id="control4" form:id="control4" form:value="90" form:linked-cell="'Full Model'.J6" form:delay-for-repeat="PT0.050000000S" form:min-value="1" form:max-value="99">
              <form:properties>
                <form:property form:property-name="ControlTypeinMSO" office:value-type="float" office:value="1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3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6" table:number-columns-repeated="5" table:default-cell-style-name="ce6"/>
        <table:table-column table:style-name="co8" table:default-cell-style-name="ce6"/>
        <table:table-column table:style-name="co6" table:number-columns-repeated="15" table:default-cell-style-name="ce6"/>
        <table:table-column table:style-name="co14" table:default-cell-style-name="ce47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6" table:default-cell-style-name="ce12"/>
        <table:table-column table:style-name="co6" table:default-cell-style-name="ce6"/>
        <table:table-column table:style-name="co18" table:default-cell-style-name="ce6"/>
        <table:table-column table:style-name="co12" table:default-cell-style-name="ce53"/>
        <table:table-column table:style-name="co6" table:number-columns-repeated="221" table:default-cell-style-name="ce6"/>
        <table:table-column table:style-name="co6" table:number-columns-repeated="767" table:default-cell-style-name="Default"/>
        <table:table-row table:style-name="ro3">
          <table:table-cell table:style-name="ce5" office:value-type="string" calcext:value-type="string">
            <text:p>Initial Probabilities</text:p>
          </table:table-cell>
          <table:table-cell table:number-columns-repeated="2"/>
          <table:table-cell table:style-name="ce5" office:value-type="string" calcext:value-type="string">
            <text:p>Transition Probabiliti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(start <text:s/>in exon):</text:p>
          </table:table-cell>
          <table:table-cell table:style-name="ce58" office:value-type="float" office:value="1" calcext:value-type="float">
            <text:p>1.00</text:p>
          </table:table-cell>
          <table:table-cell table:number-columns-repeated="3"/>
          <table:table-cell office:value-type="string" calcext:value-type="string">
            <text:p>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(start at 5' site):</text:p>
          </table:table-cell>
          <table:table-cell table:style-name="ce58" office:value-type="float" office:value="0" calcext:value-type="float">
            <text:p>0.00</text:p>
          </table:table-cell>
          <table:table-cell table:number-columns-repeated="2"/>
          <table:table-cell table:style-name="ce21"/>
          <table:table-cell table:style-name="ce25" office:value-type="string" calcext:value-type="string">
            <text:p>Exon</text:p>
          </table:table-cell>
          <table:table-cell table:style-name="ce25" office:value-type="string" calcext:value-type="string">
            <text:p>Splice</text:p>
          </table:table-cell>
          <table:table-cell table:style-name="ce25" office:value-type="string" calcext:value-type="string">
            <text:p>Intron</text:p>
          </table:table-cell>
          <table:table-cell table:style-name="ce38" office:value-type="string" calcext:value-type="string">
            <text:p>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(start in intron):</text:p>
          </table:table-cell>
          <table:table-cell table:style-name="ce59" table:formula="of:=1-SUM([.B2:.B3])" office:value-type="float" office:value="0" calcext:value-type="float">
            <text:p>0.00</text:p>
          </table:table-cell>
          <table:table-cell/>
          <table:table-cell office:value-type="string" calcext:value-type="string">
            <text:p>From</text:p>
          </table:table-cell>
          <table:table-cell table:style-name="ce22" office:value-type="string" calcext:value-type="string">
            <text:p>Exon</text:p>
          </table:table-cell>
          <table:table-cell table:style-name="ce18" table:formula="of:=[.J4]/100" office:value-type="float" office:value="0.9" calcext:value-type="float">
            <text:p>0.90</text:p>
          </table:table-cell>
          <table:table-cell table:style-name="ce18" table:formula="of:=1-[.F4]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43" office:value-type="float" office:value="90" calcext:value-type="float">
            <text:p>90</text:p>
            <draw:control table:end-cell-address="'Full Model'.L5" table:end-x="79.14pt" table:end-y="9.01pt" draw:z-index="1" draw:name="Scroll Bar 1025" draw:style-name="gr1" draw:text-style-name="P1" svg:width="242.25pt" svg:height="29.03pt" svg:x="2.61pt" svg:y="2.98pt" draw:control="control3"/>
          </table:table-cell>
          <table:table-cell table:style-name="ce48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22" office:value-type="string" calcext:value-type="string">
            <text:p>Splice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34" office:value-type="float" office:value="0" calcext:value-type="float">
            <text:p>0.00</text:p>
          </table:table-cell>
          <table:table-cell table:style-name="ce44"/>
          <table:table-cell table:style-name="ce49" table:number-columns-repeated="2"/>
          <table:table-cell table:number-columns-repeated="1012"/>
        </table:table-row>
        <table:table-row table:style-name="ro3">
          <table:table-cell table:number-columns-repeated="4"/>
          <table:table-cell table:style-name="ce23" office:value-type="string" calcext:value-type="string">
            <text:p>Intron</text:p>
          </table:table-cell>
          <table:table-cell table:number-columns-repeated="2" table:style-name="ce26" office:value-type="float" office:value="0" calcext:value-type="float">
            <text:p>0.00</text:p>
          </table:table-cell>
          <table:table-cell table:style-name="ce26" table:formula="of:=[.J6]/100" office:value-type="float" office:value="0.9" calcext:value-type="float">
            <text:p>0.90</text:p>
          </table:table-cell>
          <table:table-cell table:style-name="ce39" table:formula="of:=1-[.H6]" office:value-type="float" office:value="0.1" calcext:value-type="float">
            <text:p>0.10</text:p>
          </table:table-cell>
          <table:table-cell table:style-name="ce43" office:value-type="float" office:value="90" calcext:value-type="float">
            <text:p>90</text:p>
            <draw:control table:end-cell-address="'Full Model'.L7" table:end-x="79.14pt" table:end-y="8.99pt" draw:z-index="2" draw:name="Scroll Bar 1026" draw:style-name="gr1" draw:text-style-name="P1" svg:width="242.25pt" svg:height="29pt" svg:x="2.61pt" svg:y="3pt" draw:control="control4"/>
          </table:table-cell>
          <table:table-cell table:style-name="ce48" table:number-columns-repeated="2"/>
          <table:table-cell table:number-columns-repeated="1012"/>
        </table:table-row>
        <table:table-row table:style-name="ro3" table:number-rows-repeated="2">
          <table:table-cell table:number-columns-repeated="4"/>
          <table:table-cell table:style-name="ce24"/>
          <table:table-cell table:style-name="ce18" table:number-columns-repeated="4"/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string" calcext:value-type="string">
            <text:p>Emission Probabilities</text:p>
          </table:table-cell>
          <table:table-cell table:number-columns-repeated="7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5"/>
          <table:table-cell office:value-type="string" calcext:value-type="string">
            <text:p>Observation</text:p>
          </table:table-cell>
          <table:table-cell table:number-columns-repeated="5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4"/>
          <table:table-cell table:style-name="ce21"/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G</text:p>
          </table:table-cell>
          <table:table-cell table:style-name="ce38" office:value-type="string" calcext:value-type="string">
            <text:p>T</text:p>
          </table:table-cell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tate</text:p>
          </table:table-cell>
          <table:table-cell table:style-name="ce22" office:value-type="string" calcext:value-type="string">
            <text:p>Exon</text:p>
          </table:table-cell>
          <table:table-cell table:number-columns-repeated="3" table:style-name="ce65" office:value-type="float" office:value="0.25" calcext:value-type="float">
            <text:p>0.25</text:p>
          </table:table-cell>
          <table:table-cell table:style-name="ce70" office:value-type="float" office:value="0.25" calcext:value-type="float">
            <text:p>0.25</text:p>
          </table:table-cell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4"/>
          <table:table-cell table:style-name="ce22" office:value-type="string" calcext:value-type="string">
            <text:p>Splice</text:p>
          </table:table-cell>
          <table:table-cell table:style-name="ce66" office:value-type="float" office:value="0.05" calcext:value-type="float">
            <text:p>0.05</text:p>
          </table:table-cell>
          <table:table-cell table:style-name="ce65" office:value-type="float" office:value="0" calcext:value-type="float">
            <text:p>0.00</text:p>
          </table:table-cell>
          <table:table-cell table:style-name="ce65" office:value-type="float" office:value="0.95" calcext:value-type="float">
            <text:p>0.95</text:p>
          </table:table-cell>
          <table:table-cell table:style-name="ce70" office:value-type="float" office:value="0" calcext:value-type="float">
            <text:p>0.00</text:p>
          </table:table-cell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string" calcext:value-type="string">
            <text:p>Intron</text:p>
          </table:table-cell>
          <table:table-cell table:style-name="ce67" office:value-type="float" office:value="0.4" calcext:value-type="float">
            <text:p>0.40</text:p>
          </table:table-cell>
          <table:table-cell table:number-columns-repeated="2" table:style-name="ce69" office:value-type="float" office:value="0.1" calcext:value-type="float">
            <text:p>0.10</text:p>
          </table:table-cell>
          <table:table-cell table:style-name="ce71" office:value-type="float" office:value="0.4" calcext:value-type="float">
            <text:p>0.40</text:p>
          </table:table-cell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style-name="ce1" table:number-columns-repeated="9"/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Nucleotide Sequence (Length ≤ 26 bp):</text:p>
          </table:table-cell>
          <table:table-cell table:style-name="ce1" table:number-columns-repeated="2"/>
          <table:table-cell/>
          <table:table-cell table:style-name="ce64" office:value-type="string" calcext:value-type="string" table:number-columns-spanned="6" table:number-rows-spanned="1">
            <text:p>CTTCATGTGAAAGCAGACGTAAGTCA</text:p>
          </table:table-cell>
          <table:covered-table-cell table:number-columns-repeated="5" table:style-name="ce68"/>
          <table:table-cell/>
          <table:table-cell table:style-name="ce24"/>
          <table:table-cell table:number-columns-repeated="1012"/>
        </table:table-row>
        <table:table-row table:style-name="ro3">
          <table:table-cell table:number-columns-repeated="4"/>
          <table:table-cell table:style-name="ce24"/>
          <table:table-cell table:style-name="ce18" table:number-columns-repeated="4"/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>
            <draw:frame table:end-cell-address="'Full Model'.M34" table:end-x="0.09pt" table:end-y="23.02pt" draw:z-index="0" draw:name="Chart 1" draw:style-name="gr2" draw:text-style-name="P2" svg:width="1144.83pt" svg:height="390.98pt" svg:x="0pt" svg:y="0.03pt">
              <loext:p draw:notify-on-update-of-ranges="'Full Model'.B158:'Full Model'.B182 'Full Model'.C158:'Full Model'.C18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24"/>
          <table:table-cell table:style-name="ce18" table:number-columns-repeated="4"/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4"/>
          <table:table-cell table:style-name="ce24"/>
          <table:table-cell table:style-name="ce18" table:number-columns-repeated="4"/>
          <table:table-cell table:number-columns-repeated="2"/>
          <table:table-cell table:style-name="ce24"/>
          <table:table-cell table:style-name="ce18" table:number-columns-repeated="4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25"/>
          <table:table-cell table:style-name="ce24"/>
          <table:table-cell table:style-name="ce82"/>
          <table:table-cell table:number-columns-repeated="995"/>
        </table:table-row>
        <table:table-row table:style-name="ro3" table:number-rows-repeated="21">
          <table:table-cell table:style-name="ce5"/>
          <table:table-cell table:style-name="ce24" table:number-columns-repeated="27"/>
          <table:table-cell table:style-name="ce82"/>
          <table:table-cell table:number-columns-repeated="995"/>
        </table:table-row>
        <table:table-row table:style-name="ro4">
          <table:table-cell table:style-name="ce5"/>
          <table:table-cell table:style-name="ce24" table:number-columns-repeated="27"/>
          <table:table-cell table:style-name="ce82"/>
          <table:table-cell table:number-columns-repeated="995"/>
        </table:table-row>
        <table:table-row table:style-name="ro4">
          <table:table-cell table:style-name="ce5" office:value-type="string" calcext:value-type="string">
            <text:p>Observation Path</text:p>
          </table:table-cell>
          <table:table-cell table:style-name="ce60" table:formula="of:=MID(Sequence;COLUMN()-1;1)" office:value-type="string" office:string-value="C" calcext:value-type="string">
            <text:p>C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C" calcext:value-type="string">
            <text:p>C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C" calcext:value-type="string">
            <text:p>C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C" calcext:value-type="string">
            <text:p>C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A" calcext:value-type="string">
            <text:p>A</text:p>
          </table:table-cell>
          <table:table-cell table:style-name="ce62" table:formula="of:=MID(Sequence;COLUMN()-1;1)" office:value-type="string" office:string-value="G" calcext:value-type="string">
            <text:p>G</text:p>
          </table:table-cell>
          <table:table-cell table:style-name="ce62" table:formula="of:=MID(Sequence;COLUMN()-1;1)" office:value-type="string" office:string-value="T" calcext:value-type="string">
            <text:p>T</text:p>
          </table:table-cell>
          <table:table-cell table:style-name="ce62" table:formula="of:=MID(Sequence;COLUMN()-1;1)" office:value-type="string" office:string-value="C" calcext:value-type="string">
            <text:p>C</text:p>
          </table:table-cell>
          <table:table-cell table:style-name="ce72" table:formula="of:=MID(Sequence;COLUMN()-1;1)" office:value-type="string" office:string-value="A" calcext:value-type="string">
            <text:p>A</text:p>
          </table:table-cell>
          <table:table-cell table:style-name="ce24"/>
          <table:table-cell table:style-name="ce82"/>
          <table:table-cell table:number-columns-repeated="995"/>
        </table:table-row>
        <table:table-row table:style-name="ro8">
          <table:table-cell table:style-name="ce5"/>
          <table:table-cell table:style-name="ce6"/>
          <table:table-cell table:number-columns-repeated="26"/>
          <table:table-cell table:style-name="ce83" office:value-type="string" calcext:value-type="string">
            <text:p>Splice Position</text:p>
          </table:table-cell>
          <table:table-cell table:style-name="ce45" office:value-type="string" calcext:value-type="string">
            <text:p>Pr(State Path &amp; Observation Path)</text:p>
          </table:table-cell>
          <table:table-cell table:style-name="ce50" office:value-type="string" calcext:value-type="string">
            <text:p>Ln(Pr)</text:p>
          </table:table-cell>
          <table:table-cell table:style-name="ce45" office:value-type="string" calcext:value-type="string">
            <text:p>Likelihood (State Path | Obs Path)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ath #</text:p>
          </table:table-cell>
          <table:table-cell table:number-columns-repeated="1023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61" table:formula="of:=OFFSET([$'Additional Calculations'.$B$1];VLOOKUP([.$A47];PathVector;2;FALSE());COLUMN())" office:value-type="string" office:string-value="Exon" calcext:value-type="string">
            <text:p>Exon</text:p>
          </table:table-cell>
          <table:table-cell table:style-name="ce61" table:formula="of:=OFFSET([$'Additional Calculations'.$B$1];VLOOKUP([.$A47];PathVector;2;FALSE());COLUMN())" office:value-type="string" office:string-value="Exon" calcext:value-type="string">
            <text:p>Exon</text:p>
          </table:table-cell>
          <table:table-cell table:style-name="ce61" table:formula="of:=OFFSET([$'Additional Calculations'.$B$1];VLOOKUP([.$A47];PathVector;2;FALSE());COLUMN())" office:value-type="string" office:string-value="Exon" calcext:value-type="string">
            <text:p>Exon</text:p>
          </table:table-cell>
          <table:table-cell table:style-name="ce61" table:formula="of:=OFFSET([$'Additional Calculations'.$B$1];VLOOKUP([.$A47];PathVector;2;FALSE());COLUMN())" office:value-type="string" office:string-value="Exon" calcext:value-type="string">
            <text:p>Exon</text:p>
          </table:table-cell>
          <table:table-cell table:style-name="ce61" table:formula="of:=OFFSET([$'Additional Calculations'.$B$1];VLOOKUP([.$A47];PathVector;2;FALSE());COLUMN())" office:value-type="string" office:string-value="Splice" calcext:value-type="string">
            <text:p>Splice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61" table:formula="of:=OFFSET([$'Additional Calculations'.$B$1];VLOOKUP([.$A47];PathVector;2;FALSE());COLUMN())" office:value-type="string" office:string-value="Intron" calcext:value-type="string">
            <text:p>Intron</text:p>
          </table:table-cell>
          <table:table-cell table:style-name="ce73" table:formula="of:=OFFSET([$'Additional Calculations'.$B$1];VLOOKUP([.$A47];PathVector;2;FALSE());COLUMN(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 office:value-type="string" calcext:value-type="string">
            <text:p>P(Obs <text:span text:style-name="T4">i</text:span><text:span text:style-name="T5"> | Obs </text:span><text:span text:style-name="T6">i</text:span><text:span text:style-name="T5"> – 1)</text:span></text:p>
          </table:table-cell>
          <table:table-cell table:style-name="ce18" table:formula="of:=OFFSET([$'Additional Calculations'.$B$1];VLOOKUP([.$A47];PathVector;2;FALSE())+1;COLUMN())" office:value-type="float" office:value="1" calcext:value-type="float">
            <text:p>1.0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1" calcext:value-type="float">
            <text:p>0.10</text:p>
          </table:table-cell>
          <table:table-cell table:style-name="ce18" table:formula="of:=OFFSET([$'Additional Calculations'.$B$1];VLOOKUP([.$A47];PathVector;2;FALSE())+1;COLUMN())" office:value-type="float" office:value="1" calcext:value-type="float">
            <text:p>1.0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18" table:formula="of:=OFFSET([$'Additional Calculations'.$B$1];VLOOKUP([.$A47];PathVector;2;FALSE())+1;COLUMN())" office:value-type="float" office:value="0.9" calcext:value-type="float">
            <text:p>0.90</text:p>
          </table:table-cell>
          <table:table-cell table:style-name="ce34" table:formula="of:=OFFSET([$'Additional Calculations'.$B$1];VLOOKUP([.$A47];PathVector;2;FALSE())+1;COLUMN())" office:value-type="float" office:value="0.1" calcext:value-type="float">
            <text:p>0.10</text:p>
          </table:table-cell>
          <table:table-cell table:style-name="ce84" table:formula="of:=IF([.A47]=&quot;&quot;;&quot;&quot;;COUNTIF([.B47:.AB47];&quot;Exon&quot;)+1)" office:value-type="float" office:value="5" calcext:value-type="float">
            <text:p>5</text:p>
          </table:table-cell>
          <table:table-cell table:style-name="ce86" table:formula="of:=PRODUCT([.B48:.AB48])*PRODUCT([.B49:.AA49])" office:value-type="float" office:value="2.90420756304774E-021" calcext:value-type="float">
            <text:p>2.904E-21</text:p>
          </table:table-cell>
          <table:table-cell table:style-name="ce87" table:formula="of:=IF([.AD48]&gt;0;LN([.AD48]);&quot;undefined&quot;)" office:value-type="float" office:value="-47.2881263835879" calcext:value-type="float">
            <text:p>-47.288</text:p>
          </table:table-cell>
          <table:table-cell table:style-name="ce63" table:formula="of:=[.AD48]/SUM([.AD$48:.AD$1053])" office:value-type="percentage" office:value="0.00106935434860394" calcext:value-type="percentage">
            <text:p>0.11%</text:p>
          </table:table-cell>
          <table:table-cell table:number-columns-repeated="992"/>
        </table:table-row>
        <table:table-row table:style-name="ro3">
          <table:table-cell table:style-name="ce11" office:value-type="string" calcext:value-type="string">
            <text:p>P(Obs <text:span text:style-name="T4">i</text:span><text:span text:style-name="T5"> | State </text:span><text:span text:style-name="T6">i</text:span><text:span text:style-name="T5">)</text:span></text:p>
          </table:table-cell>
          <table:table-cell table:style-name="ce19" table:formula="of:=OFFSET([$'Additional Calculations'.$B$1];VLOOKUP([.$A47];PathVector;2;FALSE())+2;COLUMN())" office:value-type="float" office:value="0.25" calcext:value-type="float">
            <text:p>0.25</text:p>
          </table:table-cell>
          <table:table-cell table:style-name="ce19" table:formula="of:=OFFSET([$'Additional Calculations'.$B$1];VLOOKUP([.$A47];PathVector;2;FALSE())+2;COLUMN())" office:value-type="float" office:value="0.25" calcext:value-type="float">
            <text:p>0.25</text:p>
          </table:table-cell>
          <table:table-cell table:style-name="ce19" table:formula="of:=OFFSET([$'Additional Calculations'.$B$1];VLOOKUP([.$A47];PathVector;2;FALSE())+2;COLUMN())" office:value-type="float" office:value="0.25" calcext:value-type="float">
            <text:p>0.25</text:p>
          </table:table-cell>
          <table:table-cell table:style-name="ce19" table:formula="of:=OFFSET([$'Additional Calculations'.$B$1];VLOOKUP([.$A47];PathVector;2;FALSE())+2;COLUMN())" office:value-type="float" office:value="0.25" calcext:value-type="float">
            <text:p>0.25</text:p>
          </table:table-cell>
          <table:table-cell table:style-name="ce19" table:formula="of:=OFFSET([$'Additional Calculations'.$B$1];VLOOKUP([.$A47];PathVector;2;FALSE())+2;COLUMN())" office:value-type="float" office:value="0.05" calcext:value-type="float">
            <text:p>0.05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19" table:formula="of:=OFFSET([$'Additional Calculations'.$B$1];VLOOKUP([.$A47];PathVector;2;FALSE())+2;COLUMN())" office:value-type="float" office:value="0.1" calcext:value-type="float">
            <text:p>0.10</text:p>
          </table:table-cell>
          <table:table-cell table:style-name="ce19" table:formula="of:=OFFSET([$'Additional Calculations'.$B$1];VLOOKUP([.$A47];PathVector;2;FALSE())+2;COLUMN())" office:value-type="float" office:value="0.4" calcext:value-type="float">
            <text:p>0.40</text:p>
          </table:table-cell>
          <table:table-cell table:style-name="ce35"/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50])=MAX([$'Additional Calculations'.B$2:.B$1002]);&quot;&quot;;[.A47]+1)" office:value-type="float" office:value="2" calcext:value-type="float">
            <text:p>2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Exon" calcext:value-type="string">
            <text:p>Ex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Splice" calcext:value-type="string">
            <text:p>Splice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61" table:formula="of:=IF([.$A51]=&quot;&quot;;&quot;&quot;;OFFSET([$'Additional Calculations'.$B$1];VLOOKUP([.$A51];PathVector;2;FALSE());COLUMN()))" office:value-type="string" office:string-value="Intron" calcext:value-type="string">
            <text:p>Intron</text:p>
          </table:table-cell>
          <table:table-cell table:style-name="ce74" table:formula="of:=IF([.$A51]=&quot;&quot;;&quot;&quot;;OFFSET([$'Additional Calculations'.$B$1];VLOOKUP([.$A51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51]=&quot;&quot;;&quot;&quot;;OFFSET([$'Additional Calculations'.$B$1];VLOOKUP([.$A51];PathVector;2;FALSE())+1;COLUMN()))" office:value-type="float" office:value="1" calcext:value-type="float">
            <text:p>1.0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1" calcext:value-type="float">
            <text:p>0.1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1" calcext:value-type="float">
            <text:p>1.0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18" table:formula="of:=IF([.$A51]=&quot;&quot;;&quot;&quot;;OFFSET([$'Additional Calculations'.$B$1];VLOOKUP([.$A51];PathVector;2;FALSE())+1;COLUMN()))" office:value-type="float" office:value="0.9" calcext:value-type="float">
            <text:p>0.90</text:p>
          </table:table-cell>
          <table:table-cell table:style-name="ce34" table:formula="of:=IF([.$A51]=&quot;&quot;;&quot;&quot;;OFFSET([$'Additional Calculations'.$B$1];VLOOKUP([.$A51];PathVector;2;FALSE())+1;COLUMN()))" office:value-type="float" office:value="0.1" calcext:value-type="float">
            <text:p>0.10</text:p>
          </table:table-cell>
          <table:table-cell table:style-name="ce84" table:formula="of:=IF([.A51]=&quot;&quot;;&quot;&quot;;COUNTIF([.B51:.AB51];&quot;Exon&quot;)+1)" office:value-type="float" office:value="7" calcext:value-type="float">
            <text:p>7</text:p>
          </table:table-cell>
          <table:table-cell table:style-name="ce86" table:formula="of:=IF([.$A51]=&quot;&quot;;&quot;&quot;;PRODUCT([.B52:.AB52])*PRODUCT([.B53:.AA53]))" office:value-type="float" office:value="8.62186620279797E-020" calcext:value-type="float">
            <text:p>8.622E-20</text:p>
          </table:table-cell>
          <table:table-cell table:style-name="ce87" table:formula="of:=IF([.AD52]&gt;0;LN([.AD52]);&quot;undefined&quot;)" office:value-type="float" office:value="-43.8974003017931" calcext:value-type="float">
            <text:p>-43.897</text:p>
          </table:table-cell>
          <table:table-cell table:style-name="ce63" table:formula="of:=IF([.$A51]=&quot;&quot;;&quot;&quot;;[.AD52]/SUM([.AD$48:.AD$1053]))" office:value-type="percentage" office:value="0.0317464572241795" calcext:value-type="percentage">
            <text:p>3.17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25" calcext:value-type="float">
            <text:p>0.2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95" calcext:value-type="float">
            <text:p>0.95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1" calcext:value-type="float">
            <text:p>0.10</text:p>
          </table:table-cell>
          <table:table-cell table:style-name="ce19" table:formula="of:=IF([.$A51]=&quot;&quot;;&quot;&quot;;OFFSET([$'Additional Calculations'.$B$1];VLOOKUP([.$A51];PathVector;2;FALSE())+2;COLUMN()))" office:value-type="float" office:value="0.4" calcext:value-type="float">
            <text:p>0.40</text:p>
          </table:table-cell>
          <table:table-cell table:style-name="ce35" table:formula="of:=IF([.$A51]=&quot;&quot;;&quot;&quot;;OFFSET([$'Additional Calculations'.$B$1];VLOOKUP([.$A51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54])=MAX([$'Additional Calculations'.B$2:.B$1002]);&quot;&quot;;[.A51]+1)" office:value-type="float" office:value="3" calcext:value-type="float">
            <text:p>3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Exon" calcext:value-type="string">
            <text:p>Ex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Splice" calcext:value-type="string">
            <text:p>Splice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61" table:formula="of:=IF([.$A55]=&quot;&quot;;&quot;&quot;;OFFSET([$'Additional Calculations'.$B$1];VLOOKUP([.$A55];PathVector;2;FALSE());COLUMN()))" office:value-type="string" office:string-value="Intron" calcext:value-type="string">
            <text:p>Intron</text:p>
          </table:table-cell>
          <table:table-cell table:style-name="ce75" table:formula="of:=IF([.$A55]=&quot;&quot;;&quot;&quot;;OFFSET([$'Additional Calculations'.$B$1];VLOOKUP([.$A55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55]=&quot;&quot;;&quot;&quot;;OFFSET([$'Additional Calculations'.$B$1];VLOOKUP([.$A55];PathVector;2;FALSE())+1;COLUMN()))" office:value-type="float" office:value="1" calcext:value-type="float">
            <text:p>1.0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1" calcext:value-type="float">
            <text:p>0.1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1" calcext:value-type="float">
            <text:p>1.0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18" table:formula="of:=IF([.$A55]=&quot;&quot;;&quot;&quot;;OFFSET([$'Additional Calculations'.$B$1];VLOOKUP([.$A55];PathVector;2;FALSE())+1;COLUMN()))" office:value-type="float" office:value="0.9" calcext:value-type="float">
            <text:p>0.90</text:p>
          </table:table-cell>
          <table:table-cell table:style-name="ce34" table:formula="of:=IF([.$A55]=&quot;&quot;;&quot;&quot;;OFFSET([$'Additional Calculations'.$B$1];VLOOKUP([.$A55];PathVector;2;FALSE())+1;COLUMN()))" office:value-type="float" office:value="0.1" calcext:value-type="float">
            <text:p>0.10</text:p>
          </table:table-cell>
          <table:table-cell table:style-name="ce84" table:formula="of:=IF([.A55]=&quot;&quot;;&quot;&quot;;COUNTIF([.B55:.AB55];&quot;Exon&quot;)+1)" office:value-type="float" office:value="9" calcext:value-type="float">
            <text:p>9</text:p>
          </table:table-cell>
          <table:table-cell table:style-name="ce86" table:formula="of:=IF([.$A55]=&quot;&quot;;&quot;&quot;;PRODUCT([.B56:.AB56])*PRODUCT([.B57:.AA57]))" office:value-type="float" office:value="1.34716659418718E-019" calcext:value-type="float">
            <text:p>1.347E-19</text:p>
          </table:table-cell>
          <table:table-cell table:style-name="ce87" table:formula="of:=IF([.AD56]&gt;0;LN([.AD56]);&quot;undefined&quot;)" office:value-type="float" office:value="-43.4511131991646" calcext:value-type="float">
            <text:p>-43.451</text:p>
          </table:table-cell>
          <table:table-cell table:style-name="ce63" table:formula="of:=IF([.$A55]=&quot;&quot;;&quot;&quot;;[.AD56]/SUM([.AD$48:.AD$1053]))" office:value-type="percentage" office:value="0.0496038394127805" calcext:value-type="percentage">
            <text:p>4.96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25" calcext:value-type="float">
            <text:p>0.2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95" calcext:value-type="float">
            <text:p>0.95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1" calcext:value-type="float">
            <text:p>0.10</text:p>
          </table:table-cell>
          <table:table-cell table:style-name="ce19" table:formula="of:=IF([.$A55]=&quot;&quot;;&quot;&quot;;OFFSET([$'Additional Calculations'.$B$1];VLOOKUP([.$A55];PathVector;2;FALSE())+2;COLUMN()))" office:value-type="float" office:value="0.4" calcext:value-type="float">
            <text:p>0.40</text:p>
          </table:table-cell>
          <table:table-cell table:style-name="ce35" table:formula="of:=IF([.$A55]=&quot;&quot;;&quot;&quot;;OFFSET([$'Additional Calculations'.$B$1];VLOOKUP([.$A55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58])=MAX([$'Additional Calculations'.B$2:.B$1002]);&quot;&quot;;[.A55]+1)" office:value-type="float" office:value="4" calcext:value-type="float">
            <text:p>4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Exon" calcext:value-type="string">
            <text:p>Ex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Splice" calcext:value-type="string">
            <text:p>Splice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61" table:formula="of:=IF([.$A59]=&quot;&quot;;&quot;&quot;;OFFSET([$'Additional Calculations'.$B$1];VLOOKUP([.$A59];PathVector;2;FALSE());COLUMN()))" office:value-type="string" office:string-value="Intron" calcext:value-type="string">
            <text:p>Intron</text:p>
          </table:table-cell>
          <table:table-cell table:style-name="ce75" table:formula="of:=IF([.$A59]=&quot;&quot;;&quot;&quot;;OFFSET([$'Additional Calculations'.$B$1];VLOOKUP([.$A59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59]=&quot;&quot;;&quot;&quot;;OFFSET([$'Additional Calculations'.$B$1];VLOOKUP([.$A59];PathVector;2;FALSE())+1;COLUMN()))" office:value-type="float" office:value="1" calcext:value-type="float">
            <text:p>1.0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1" calcext:value-type="float">
            <text:p>0.1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1" calcext:value-type="float">
            <text:p>1.0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18" table:formula="of:=IF([.$A59]=&quot;&quot;;&quot;&quot;;OFFSET([$'Additional Calculations'.$B$1];VLOOKUP([.$A59];PathVector;2;FALSE())+1;COLUMN()))" office:value-type="float" office:value="0.9" calcext:value-type="float">
            <text:p>0.90</text:p>
          </table:table-cell>
          <table:table-cell table:style-name="ce34" table:formula="of:=IF([.$A59]=&quot;&quot;;&quot;&quot;;OFFSET([$'Additional Calculations'.$B$1];VLOOKUP([.$A59];PathVector;2;FALSE())+1;COLUMN()))" office:value-type="float" office:value="0.1" calcext:value-type="float">
            <text:p>0.10</text:p>
          </table:table-cell>
          <table:table-cell table:style-name="ce84" table:formula="of:=IF([.A59]=&quot;&quot;;&quot;&quot;;COUNTIF([.B59:.AB59];&quot;Exon&quot;)+1)" office:value-type="float" office:value="10" calcext:value-type="float">
            <text:p>10</text:p>
          </table:table-cell>
          <table:table-cell table:style-name="ce86" table:formula="of:=IF([.$A59]=&quot;&quot;;&quot;&quot;;PRODUCT([.B60:.AB60])*PRODUCT([.B61:.AA61]))" office:value-type="float" office:value="4.43146905982626E-021" calcext:value-type="float">
            <text:p>4.431E-21</text:p>
          </table:table-cell>
          <table:table-cell table:style-name="ce87" table:formula="of:=IF([.AD60]&gt;0;LN([.AD60]);&quot;undefined&quot;)" office:value-type="float" office:value="-46.8655558075768" calcext:value-type="float">
            <text:p>-46.866</text:p>
          </table:table-cell>
          <table:table-cell table:style-name="ce63" table:formula="of:=IF([.$A59]=&quot;&quot;;&quot;&quot;;[.AD60]/SUM([.AD$48:.AD$1053]))" office:value-type="percentage" office:value="0.00163170524384146" calcext:value-type="percentage">
            <text:p>0.16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25" calcext:value-type="float">
            <text:p>0.2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05" calcext:value-type="float">
            <text:p>0.05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1" calcext:value-type="float">
            <text:p>0.10</text:p>
          </table:table-cell>
          <table:table-cell table:style-name="ce19" table:formula="of:=IF([.$A59]=&quot;&quot;;&quot;&quot;;OFFSET([$'Additional Calculations'.$B$1];VLOOKUP([.$A59];PathVector;2;FALSE())+2;COLUMN()))" office:value-type="float" office:value="0.4" calcext:value-type="float">
            <text:p>0.40</text:p>
          </table:table-cell>
          <table:table-cell table:style-name="ce35" table:formula="of:=IF([.$A59]=&quot;&quot;;&quot;&quot;;OFFSET([$'Additional Calculations'.$B$1];VLOOKUP([.$A59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62])=MAX([$'Additional Calculations'.B$2:.B$1002]);&quot;&quot;;[.A59]+1)" office:value-type="float" office:value="5" calcext:value-type="float">
            <text:p>5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Exon" calcext:value-type="string">
            <text:p>Ex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Splice" calcext:value-type="string">
            <text:p>Splice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61" table:formula="of:=IF([.$A63]=&quot;&quot;;&quot;&quot;;OFFSET([$'Additional Calculations'.$B$1];VLOOKUP([.$A63];PathVector;2;FALSE());COLUMN()))" office:value-type="string" office:string-value="Intron" calcext:value-type="string">
            <text:p>Intron</text:p>
          </table:table-cell>
          <table:table-cell table:style-name="ce75" table:formula="of:=IF([.$A63]=&quot;&quot;;&quot;&quot;;OFFSET([$'Additional Calculations'.$B$1];VLOOKUP([.$A63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63]=&quot;&quot;;&quot;&quot;;OFFSET([$'Additional Calculations'.$B$1];VLOOKUP([.$A63];PathVector;2;FALSE())+1;COLUMN()))" office:value-type="float" office:value="1" calcext:value-type="float">
            <text:p>1.0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1" calcext:value-type="float">
            <text:p>0.1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1" calcext:value-type="float">
            <text:p>1.0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18" table:formula="of:=IF([.$A63]=&quot;&quot;;&quot;&quot;;OFFSET([$'Additional Calculations'.$B$1];VLOOKUP([.$A63];PathVector;2;FALSE())+1;COLUMN()))" office:value-type="float" office:value="0.9" calcext:value-type="float">
            <text:p>0.90</text:p>
          </table:table-cell>
          <table:table-cell table:style-name="ce34" table:formula="of:=IF([.$A63]=&quot;&quot;;&quot;&quot;;OFFSET([$'Additional Calculations'.$B$1];VLOOKUP([.$A63];PathVector;2;FALSE())+1;COLUMN()))" office:value-type="float" office:value="0.1" calcext:value-type="float">
            <text:p>0.10</text:p>
          </table:table-cell>
          <table:table-cell table:style-name="ce84" table:formula="of:=IF([.A63]=&quot;&quot;;&quot;&quot;;COUNTIF([.B63:.AB63];&quot;Exon&quot;)+1)" office:value-type="float" office:value="11" calcext:value-type="float">
            <text:p>11</text:p>
          </table:table-cell>
          <table:table-cell table:style-name="ce86" table:formula="of:=IF([.$A63]=&quot;&quot;;&quot;&quot;;PRODUCT([.B64:.AB64])*PRODUCT([.B65:.AA65]))" office:value-type="float" office:value="2.76966816239141E-021" calcext:value-type="float">
            <text:p>2.770E-21</text:p>
          </table:table-cell>
          <table:table-cell table:style-name="ce87" table:formula="of:=IF([.AD64]&gt;0;LN([.AD64]);&quot;undefined&quot;)" office:value-type="float" office:value="-47.3355594368226" calcext:value-type="float">
            <text:p>-47.336</text:p>
          </table:table-cell>
          <table:table-cell table:style-name="ce63" table:formula="of:=IF([.$A63]=&quot;&quot;;&quot;&quot;;[.AD64]/SUM([.AD$48:.AD$1053]))" office:value-type="percentage" office:value="0.00101981577740091" calcext:value-type="percentage">
            <text:p>0.10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25" calcext:value-type="float">
            <text:p>0.2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05" calcext:value-type="float">
            <text:p>0.05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1" calcext:value-type="float">
            <text:p>0.10</text:p>
          </table:table-cell>
          <table:table-cell table:style-name="ce19" table:formula="of:=IF([.$A63]=&quot;&quot;;&quot;&quot;;OFFSET([$'Additional Calculations'.$B$1];VLOOKUP([.$A63];PathVector;2;FALSE())+2;COLUMN()))" office:value-type="float" office:value="0.4" calcext:value-type="float">
            <text:p>0.40</text:p>
          </table:table-cell>
          <table:table-cell table:style-name="ce35" table:formula="of:=IF([.$A63]=&quot;&quot;;&quot;&quot;;OFFSET([$'Additional Calculations'.$B$1];VLOOKUP([.$A63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66])=MAX([$'Additional Calculations'.B$2:.B$1002]);&quot;&quot;;[.A63]+1)" office:value-type="float" office:value="6" calcext:value-type="float">
            <text:p>6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Exon" calcext:value-type="string">
            <text:p>Ex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Splice" calcext:value-type="string">
            <text:p>Splice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61" table:formula="of:=IF([.$A67]=&quot;&quot;;&quot;&quot;;OFFSET([$'Additional Calculations'.$B$1];VLOOKUP([.$A67];PathVector;2;FALSE());COLUMN()))" office:value-type="string" office:string-value="Intron" calcext:value-type="string">
            <text:p>Intron</text:p>
          </table:table-cell>
          <table:table-cell table:style-name="ce75" table:formula="of:=IF([.$A67]=&quot;&quot;;&quot;&quot;;OFFSET([$'Additional Calculations'.$B$1];VLOOKUP([.$A67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67]=&quot;&quot;;&quot;&quot;;OFFSET([$'Additional Calculations'.$B$1];VLOOKUP([.$A67];PathVector;2;FALSE())+1;COLUMN()))" office:value-type="float" office:value="1" calcext:value-type="float">
            <text:p>1.0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1" calcext:value-type="float">
            <text:p>0.1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1" calcext:value-type="float">
            <text:p>1.0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18" table:formula="of:=IF([.$A67]=&quot;&quot;;&quot;&quot;;OFFSET([$'Additional Calculations'.$B$1];VLOOKUP([.$A67];PathVector;2;FALSE())+1;COLUMN()))" office:value-type="float" office:value="0.9" calcext:value-type="float">
            <text:p>0.90</text:p>
          </table:table-cell>
          <table:table-cell table:style-name="ce34" table:formula="of:=IF([.$A67]=&quot;&quot;;&quot;&quot;;OFFSET([$'Additional Calculations'.$B$1];VLOOKUP([.$A67];PathVector;2;FALSE())+1;COLUMN()))" office:value-type="float" office:value="0.1" calcext:value-type="float">
            <text:p>0.10</text:p>
          </table:table-cell>
          <table:table-cell table:style-name="ce84" table:formula="of:=IF([.A67]=&quot;&quot;;&quot;&quot;;COUNTIF([.B67:.AB67];&quot;Exon&quot;)+1)" office:value-type="float" office:value="12" calcext:value-type="float">
            <text:p>12</text:p>
          </table:table-cell>
          <table:table-cell table:style-name="ce86" table:formula="of:=IF([.$A67]=&quot;&quot;;&quot;&quot;;PRODUCT([.B68:.AB68])*PRODUCT([.B69:.AA69]))" office:value-type="float" office:value="1.73104260149463E-021" calcext:value-type="float">
            <text:p>1.731E-21</text:p>
          </table:table-cell>
          <table:table-cell table:style-name="ce87" table:formula="of:=IF([.AD68]&gt;0;LN([.AD68]);&quot;undefined&quot;)" office:value-type="float" office:value="-47.8055630660683" calcext:value-type="float">
            <text:p>-47.806</text:p>
          </table:table-cell>
          <table:table-cell table:style-name="ce63" table:formula="of:=IF([.$A67]=&quot;&quot;;&quot;&quot;;[.AD68]/SUM([.AD$48:.AD$1053]))" office:value-type="percentage" office:value="0.000637384860875572" calcext:value-type="percentage">
            <text:p>0.06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25" calcext:value-type="float">
            <text:p>0.2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05" calcext:value-type="float">
            <text:p>0.05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1" calcext:value-type="float">
            <text:p>0.10</text:p>
          </table:table-cell>
          <table:table-cell table:style-name="ce19" table:formula="of:=IF([.$A67]=&quot;&quot;;&quot;&quot;;OFFSET([$'Additional Calculations'.$B$1];VLOOKUP([.$A67];PathVector;2;FALSE())+2;COLUMN()))" office:value-type="float" office:value="0.4" calcext:value-type="float">
            <text:p>0.40</text:p>
          </table:table-cell>
          <table:table-cell table:style-name="ce35" table:formula="of:=IF([.$A67]=&quot;&quot;;&quot;&quot;;OFFSET([$'Additional Calculations'.$B$1];VLOOKUP([.$A67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70])=MAX([$'Additional Calculations'.B$2:.B$1002]);&quot;&quot;;[.A67]+1)" office:value-type="float" office:value="7" calcext:value-type="float">
            <text:p>7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Exon" calcext:value-type="string">
            <text:p>Ex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Splice" calcext:value-type="string">
            <text:p>Splice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61" table:formula="of:=IF([.$A71]=&quot;&quot;;&quot;&quot;;OFFSET([$'Additional Calculations'.$B$1];VLOOKUP([.$A71];PathVector;2;FALSE());COLUMN()))" office:value-type="string" office:string-value="Intron" calcext:value-type="string">
            <text:p>Intron</text:p>
          </table:table-cell>
          <table:table-cell table:style-name="ce75" table:formula="of:=IF([.$A71]=&quot;&quot;;&quot;&quot;;OFFSET([$'Additional Calculations'.$B$1];VLOOKUP([.$A71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71]=&quot;&quot;;&quot;&quot;;OFFSET([$'Additional Calculations'.$B$1];VLOOKUP([.$A71];PathVector;2;FALSE())+1;COLUMN()))" office:value-type="float" office:value="1" calcext:value-type="float">
            <text:p>1.0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1" calcext:value-type="float">
            <text:p>0.1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1" calcext:value-type="float">
            <text:p>1.0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18" table:formula="of:=IF([.$A71]=&quot;&quot;;&quot;&quot;;OFFSET([$'Additional Calculations'.$B$1];VLOOKUP([.$A71];PathVector;2;FALSE())+1;COLUMN()))" office:value-type="float" office:value="0.9" calcext:value-type="float">
            <text:p>0.90</text:p>
          </table:table-cell>
          <table:table-cell table:style-name="ce34" table:formula="of:=IF([.$A71]=&quot;&quot;;&quot;&quot;;OFFSET([$'Additional Calculations'.$B$1];VLOOKUP([.$A71];PathVector;2;FALSE())+1;COLUMN()))" office:value-type="float" office:value="0.1" calcext:value-type="float">
            <text:p>0.10</text:p>
          </table:table-cell>
          <table:table-cell table:style-name="ce84" table:formula="of:=IF([.A71]=&quot;&quot;;&quot;&quot;;COUNTIF([.B71:.AB71];&quot;Exon&quot;)+1)" office:value-type="float" office:value="13" calcext:value-type="float">
            <text:p>13</text:p>
          </table:table-cell>
          <table:table-cell table:style-name="ce86" table:formula="of:=IF([.$A71]=&quot;&quot;;&quot;&quot;;PRODUCT([.B72:.AB72])*PRODUCT([.B73:.AA73]))" office:value-type="float" office:value="8.2224523570995E-020" calcext:value-type="float">
            <text:p>8.222E-20</text:p>
          </table:table-cell>
          <table:table-cell table:style-name="ce87" table:formula="of:=IF([.AD72]&gt;0;LN([.AD72]);&quot;undefined&quot;)" office:value-type="float" office:value="-43.9448333550277" calcext:value-type="float">
            <text:p>-43.945</text:p>
          </table:table-cell>
          <table:table-cell table:style-name="ce63" table:formula="of:=IF([.$A71]=&quot;&quot;;&quot;&quot;;[.AD72]/SUM([.AD$48:.AD$1053]))" office:value-type="percentage" office:value="0.0302757808915897" calcext:value-type="percentage">
            <text:p>3.03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25" calcext:value-type="float">
            <text:p>0.2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95" calcext:value-type="float">
            <text:p>0.95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1" calcext:value-type="float">
            <text:p>0.10</text:p>
          </table:table-cell>
          <table:table-cell table:style-name="ce19" table:formula="of:=IF([.$A71]=&quot;&quot;;&quot;&quot;;OFFSET([$'Additional Calculations'.$B$1];VLOOKUP([.$A71];PathVector;2;FALSE())+2;COLUMN()))" office:value-type="float" office:value="0.4" calcext:value-type="float">
            <text:p>0.40</text:p>
          </table:table-cell>
          <table:table-cell table:style-name="ce35" table:formula="of:=IF([.$A71]=&quot;&quot;;&quot;&quot;;OFFSET([$'Additional Calculations'.$B$1];VLOOKUP([.$A71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74])=MAX([$'Additional Calculations'.B$2:.B$1002]);&quot;&quot;;[.A71]+1)" office:value-type="float" office:value="8" calcext:value-type="float">
            <text:p>8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Exon" calcext:value-type="string">
            <text:p>Ex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Splice" calcext:value-type="string">
            <text:p>Splice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61" table:formula="of:=IF([.$A75]=&quot;&quot;;&quot;&quot;;OFFSET([$'Additional Calculations'.$B$1];VLOOKUP([.$A75];PathVector;2;FALSE());COLUMN()))" office:value-type="string" office:string-value="Intron" calcext:value-type="string">
            <text:p>Intron</text:p>
          </table:table-cell>
          <table:table-cell table:style-name="ce75" table:formula="of:=IF([.$A75]=&quot;&quot;;&quot;&quot;;OFFSET([$'Additional Calculations'.$B$1];VLOOKUP([.$A75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75]=&quot;&quot;;&quot;&quot;;OFFSET([$'Additional Calculations'.$B$1];VLOOKUP([.$A75];PathVector;2;FALSE())+1;COLUMN()))" office:value-type="float" office:value="1" calcext:value-type="float">
            <text:p>1.0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1" calcext:value-type="float">
            <text:p>0.1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1" calcext:value-type="float">
            <text:p>1.0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18" table:formula="of:=IF([.$A75]=&quot;&quot;;&quot;&quot;;OFFSET([$'Additional Calculations'.$B$1];VLOOKUP([.$A75];PathVector;2;FALSE())+1;COLUMN()))" office:value-type="float" office:value="0.9" calcext:value-type="float">
            <text:p>0.90</text:p>
          </table:table-cell>
          <table:table-cell table:style-name="ce34" table:formula="of:=IF([.$A75]=&quot;&quot;;&quot;&quot;;OFFSET([$'Additional Calculations'.$B$1];VLOOKUP([.$A75];PathVector;2;FALSE())+1;COLUMN()))" office:value-type="float" office:value="0.1" calcext:value-type="float">
            <text:p>0.10</text:p>
          </table:table-cell>
          <table:table-cell table:style-name="ce84" table:formula="of:=IF([.A75]=&quot;&quot;;&quot;&quot;;COUNTIF([.B75:.AB75];&quot;Exon&quot;)+1)" office:value-type="float" office:value="15" calcext:value-type="float">
            <text:p>15</text:p>
          </table:table-cell>
          <table:table-cell table:style-name="ce86" table:formula="of:=IF([.$A75]=&quot;&quot;;&quot;&quot;;PRODUCT([.B76:.AB76])*PRODUCT([.B77:.AA77]))" office:value-type="float" office:value="6.7618851620884E-021" calcext:value-type="float">
            <text:p>6.762E-21</text:p>
          </table:table-cell>
          <table:table-cell table:style-name="ce87" table:formula="of:=IF([.AD76]&gt;0;LN([.AD76]);&quot;undefined&quot;)" office:value-type="float" office:value="-46.4429852315657" calcext:value-type="float">
            <text:p>-46.443</text:p>
          </table:table-cell>
          <table:table-cell table:style-name="ce63" table:formula="of:=IF([.$A75]=&quot;&quot;;&quot;&quot;;[.AD76]/SUM([.AD$48:.AD$1053]))" office:value-type="percentage" office:value="0.0024897846127952" calcext:value-type="percentage">
            <text:p>0.25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25" calcext:value-type="float">
            <text:p>0.2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05" calcext:value-type="float">
            <text:p>0.05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1" calcext:value-type="float">
            <text:p>0.1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1" calcext:value-type="float">
            <text:p>0.1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1" calcext:value-type="float">
            <text:p>0.1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1" calcext:value-type="float">
            <text:p>0.1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1" calcext:value-type="float">
            <text:p>0.10</text:p>
          </table:table-cell>
          <table:table-cell table:style-name="ce19" table:formula="of:=IF([.$A75]=&quot;&quot;;&quot;&quot;;OFFSET([$'Additional Calculations'.$B$1];VLOOKUP([.$A75];PathVector;2;FALSE())+2;COLUMN()))" office:value-type="float" office:value="0.4" calcext:value-type="float">
            <text:p>0.40</text:p>
          </table:table-cell>
          <table:table-cell table:style-name="ce35" table:formula="of:=IF([.$A75]=&quot;&quot;;&quot;&quot;;OFFSET([$'Additional Calculations'.$B$1];VLOOKUP([.$A75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78])=MAX([$'Additional Calculations'.B$2:.B$1002]);&quot;&quot;;[.A75]+1)" office:value-type="float" office:value="9" calcext:value-type="float">
            <text:p>9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Exon" calcext:value-type="string">
            <text:p>Ex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Splice" calcext:value-type="string">
            <text:p>Splice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61" table:formula="of:=IF([.$A79]=&quot;&quot;;&quot;&quot;;OFFSET([$'Additional Calculations'.$B$1];VLOOKUP([.$A79];PathVector;2;FALSE());COLUMN()))" office:value-type="string" office:string-value="Intron" calcext:value-type="string">
            <text:p>Intron</text:p>
          </table:table-cell>
          <table:table-cell table:style-name="ce75" table:formula="of:=IF([.$A79]=&quot;&quot;;&quot;&quot;;OFFSET([$'Additional Calculations'.$B$1];VLOOKUP([.$A79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79]=&quot;&quot;;&quot;&quot;;OFFSET([$'Additional Calculations'.$B$1];VLOOKUP([.$A79];PathVector;2;FALSE())+1;COLUMN()))" office:value-type="float" office:value="1" calcext:value-type="float">
            <text:p>1.0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1" calcext:value-type="float">
            <text:p>0.1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1" calcext:value-type="float">
            <text:p>1.0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18" table:formula="of:=IF([.$A79]=&quot;&quot;;&quot;&quot;;OFFSET([$'Additional Calculations'.$B$1];VLOOKUP([.$A79];PathVector;2;FALSE())+1;COLUMN()))" office:value-type="float" office:value="0.9" calcext:value-type="float">
            <text:p>0.90</text:p>
          </table:table-cell>
          <table:table-cell table:style-name="ce34" table:formula="of:=IF([.$A79]=&quot;&quot;;&quot;&quot;;OFFSET([$'Additional Calculations'.$B$1];VLOOKUP([.$A79];PathVector;2;FALSE())+1;COLUMN()))" office:value-type="float" office:value="0.1" calcext:value-type="float">
            <text:p>0.10</text:p>
          </table:table-cell>
          <table:table-cell table:style-name="ce84" table:formula="of:=IF([.A79]=&quot;&quot;;&quot;&quot;;COUNTIF([.B79:.AB79];&quot;Exon&quot;)+1)" office:value-type="float" office:value="16" calcext:value-type="float">
            <text:p>16</text:p>
          </table:table-cell>
          <table:table-cell table:style-name="ce86" table:formula="of:=IF([.$A79]=&quot;&quot;;&quot;&quot;;PRODUCT([.B80:.AB80])*PRODUCT([.B81:.AA81]))" office:value-type="float" office:value="3.21189545199199E-019" calcext:value-type="float">
            <text:p>3.212E-19</text:p>
          </table:table-cell>
          <table:table-cell table:style-name="ce87" table:formula="of:=IF([.AD80]&gt;0;LN([.AD80]);&quot;undefined&quot;)" office:value-type="float" office:value="-42.5822555205251" calcext:value-type="float">
            <text:p>-42.582</text:p>
          </table:table-cell>
          <table:table-cell table:style-name="ce63" table:formula="of:=IF([.$A79]=&quot;&quot;;&quot;&quot;;[.AD80]/SUM([.AD$48:.AD$1053]))" office:value-type="percentage" office:value="0.118264769107772" calcext:value-type="percentage">
            <text:p>11.83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25" calcext:value-type="float">
            <text:p>0.2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95" calcext:value-type="float">
            <text:p>0.95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1" calcext:value-type="float">
            <text:p>0.1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1" calcext:value-type="float">
            <text:p>0.1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1" calcext:value-type="float">
            <text:p>0.1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1" calcext:value-type="float">
            <text:p>0.10</text:p>
          </table:table-cell>
          <table:table-cell table:style-name="ce19" table:formula="of:=IF([.$A79]=&quot;&quot;;&quot;&quot;;OFFSET([$'Additional Calculations'.$B$1];VLOOKUP([.$A79];PathVector;2;FALSE())+2;COLUMN()))" office:value-type="float" office:value="0.4" calcext:value-type="float">
            <text:p>0.40</text:p>
          </table:table-cell>
          <table:table-cell table:style-name="ce35" table:formula="of:=IF([.$A79]=&quot;&quot;;&quot;&quot;;OFFSET([$'Additional Calculations'.$B$1];VLOOKUP([.$A79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82])=MAX([$'Additional Calculations'.B$2:.B$1002]);&quot;&quot;;[.A79]+1)" office:value-type="float" office:value="10" calcext:value-type="float">
            <text:p>10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Exon" calcext:value-type="string">
            <text:p>Ex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Splice" calcext:value-type="string">
            <text:p>Splice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61" table:formula="of:=IF([.$A83]=&quot;&quot;;&quot;&quot;;OFFSET([$'Additional Calculations'.$B$1];VLOOKUP([.$A83];PathVector;2;FALSE());COLUMN()))" office:value-type="string" office:string-value="Intron" calcext:value-type="string">
            <text:p>Intron</text:p>
          </table:table-cell>
          <table:table-cell table:style-name="ce75" table:formula="of:=IF([.$A83]=&quot;&quot;;&quot;&quot;;OFFSET([$'Additional Calculations'.$B$1];VLOOKUP([.$A83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83]=&quot;&quot;;&quot;&quot;;OFFSET([$'Additional Calculations'.$B$1];VLOOKUP([.$A83];PathVector;2;FALSE())+1;COLUMN()))" office:value-type="float" office:value="1" calcext:value-type="float">
            <text:p>1.0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1" calcext:value-type="float">
            <text:p>0.1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1" calcext:value-type="float">
            <text:p>1.0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18" table:formula="of:=IF([.$A83]=&quot;&quot;;&quot;&quot;;OFFSET([$'Additional Calculations'.$B$1];VLOOKUP([.$A83];PathVector;2;FALSE())+1;COLUMN()))" office:value-type="float" office:value="0.9" calcext:value-type="float">
            <text:p>0.90</text:p>
          </table:table-cell>
          <table:table-cell table:style-name="ce34" table:formula="of:=IF([.$A83]=&quot;&quot;;&quot;&quot;;OFFSET([$'Additional Calculations'.$B$1];VLOOKUP([.$A83];PathVector;2;FALSE())+1;COLUMN()))" office:value-type="float" office:value="0.1" calcext:value-type="float">
            <text:p>0.10</text:p>
          </table:table-cell>
          <table:table-cell table:style-name="ce84" table:formula="of:=IF([.A83]=&quot;&quot;;&quot;&quot;;COUNTIF([.B83:.AB83];&quot;Exon&quot;)+1)" office:value-type="float" office:value="17" calcext:value-type="float">
            <text:p>17</text:p>
          </table:table-cell>
          <table:table-cell table:style-name="ce86" table:formula="of:=IF([.$A83]=&quot;&quot;;&quot;&quot;;PRODUCT([.B84:.AB84])*PRODUCT([.B85:.AA85]))" office:value-type="float" office:value="1.05654455657631E-020" calcext:value-type="float">
            <text:p>1.057E-20</text:p>
          </table:table-cell>
          <table:table-cell table:style-name="ce87" table:formula="of:=IF([.AD84]&gt;0;LN([.AD84]);&quot;undefined&quot;)" office:value-type="float" office:value="-45.9966981289373" calcext:value-type="float">
            <text:p>-45.997</text:p>
          </table:table-cell>
          <table:table-cell table:style-name="ce63" table:formula="of:=IF([.$A83]=&quot;&quot;;&quot;&quot;;[.AD84]/SUM([.AD$48:.AD$1053]))" office:value-type="percentage" office:value="0.0038902884574925" calcext:value-type="percentage">
            <text:p>0.39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25" calcext:value-type="float">
            <text:p>0.2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05" calcext:value-type="float">
            <text:p>0.05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1" calcext:value-type="float">
            <text:p>0.1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1" calcext:value-type="float">
            <text:p>0.1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4" calcext:value-type="float">
            <text:p>0.4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4" calcext:value-type="float">
            <text:p>0.4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4" calcext:value-type="float">
            <text:p>0.4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1" calcext:value-type="float">
            <text:p>0.1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4" calcext:value-type="float">
            <text:p>0.4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1" calcext:value-type="float">
            <text:p>0.10</text:p>
          </table:table-cell>
          <table:table-cell table:style-name="ce19" table:formula="of:=IF([.$A83]=&quot;&quot;;&quot;&quot;;OFFSET([$'Additional Calculations'.$B$1];VLOOKUP([.$A83];PathVector;2;FALSE())+2;COLUMN()))" office:value-type="float" office:value="0.4" calcext:value-type="float">
            <text:p>0.40</text:p>
          </table:table-cell>
          <table:table-cell table:style-name="ce35" table:formula="of:=IF([.$A83]=&quot;&quot;;&quot;&quot;;OFFSET([$'Additional Calculations'.$B$1];VLOOKUP([.$A83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86])=MAX([$'Additional Calculations'.B$2:.B$1002]);&quot;&quot;;[.A83]+1)" office:value-type="float" office:value="11" calcext:value-type="float">
            <text:p>11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Exon" calcext:value-type="string">
            <text:p>Ex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Splice" calcext:value-type="string">
            <text:p>Splice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61" table:formula="of:=IF([.$A87]=&quot;&quot;;&quot;&quot;;OFFSET([$'Additional Calculations'.$B$1];VLOOKUP([.$A87];PathVector;2;FALSE());COLUMN()))" office:value-type="string" office:string-value="Intron" calcext:value-type="string">
            <text:p>Intron</text:p>
          </table:table-cell>
          <table:table-cell table:style-name="ce75" table:formula="of:=IF([.$A87]=&quot;&quot;;&quot;&quot;;OFFSET([$'Additional Calculations'.$B$1];VLOOKUP([.$A87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87]=&quot;&quot;;&quot;&quot;;OFFSET([$'Additional Calculations'.$B$1];VLOOKUP([.$A87];PathVector;2;FALSE())+1;COLUMN()))" office:value-type="float" office:value="1" calcext:value-type="float">
            <text:p>1.0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1" calcext:value-type="float">
            <text:p>0.1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1" calcext:value-type="float">
            <text:p>1.0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18" table:formula="of:=IF([.$A87]=&quot;&quot;;&quot;&quot;;OFFSET([$'Additional Calculations'.$B$1];VLOOKUP([.$A87];PathVector;2;FALSE())+1;COLUMN()))" office:value-type="float" office:value="0.9" calcext:value-type="float">
            <text:p>0.90</text:p>
          </table:table-cell>
          <table:table-cell table:style-name="ce34" table:formula="of:=IF([.$A87]=&quot;&quot;;&quot;&quot;;OFFSET([$'Additional Calculations'.$B$1];VLOOKUP([.$A87];PathVector;2;FALSE())+1;COLUMN()))" office:value-type="float" office:value="0.1" calcext:value-type="float">
            <text:p>0.10</text:p>
          </table:table-cell>
          <table:table-cell table:style-name="ce84" table:formula="of:=IF([.A87]=&quot;&quot;;&quot;&quot;;COUNTIF([.B87:.AB87];&quot;Exon&quot;)+1)" office:value-type="float" office:value="19" calcext:value-type="float">
            <text:p>19</text:p>
          </table:table-cell>
          <table:table-cell table:style-name="ce86" table:formula="of:=IF([.$A87]=&quot;&quot;;&quot;&quot;;PRODUCT([.B88:.AB88])*PRODUCT([.B89:.AA89]))" office:value-type="float" office:value="1.25464666093437E-018" calcext:value-type="float">
            <text:p>1.255E-18</text:p>
          </table:table-cell>
          <table:table-cell table:style-name="ce87" table:formula="of:=IF([.AD88]&gt;0;LN([.AD88]);&quot;undefined&quot;)" office:value-type="float" office:value="-41.2196776860225" calcext:value-type="float">
            <text:p>-41.220</text:p>
          </table:table-cell>
          <table:table-cell table:style-name="ce63" table:formula="of:=IF([.$A87]=&quot;&quot;;&quot;&quot;;[.AD88]/SUM([.AD$48:.AD$1053]))" office:value-type="percentage" office:value="0.461971754327234" calcext:value-type="percentage">
            <text:p>46.20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25" calcext:value-type="float">
            <text:p>0.2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95" calcext:value-type="float">
            <text:p>0.95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4" calcext:value-type="float">
            <text:p>0.4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4" calcext:value-type="float">
            <text:p>0.4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4" calcext:value-type="float">
            <text:p>0.4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1" calcext:value-type="float">
            <text:p>0.1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4" calcext:value-type="float">
            <text:p>0.4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1" calcext:value-type="float">
            <text:p>0.10</text:p>
          </table:table-cell>
          <table:table-cell table:style-name="ce19" table:formula="of:=IF([.$A87]=&quot;&quot;;&quot;&quot;;OFFSET([$'Additional Calculations'.$B$1];VLOOKUP([.$A87];PathVector;2;FALSE())+2;COLUMN()))" office:value-type="float" office:value="0.4" calcext:value-type="float">
            <text:p>0.40</text:p>
          </table:table-cell>
          <table:table-cell table:style-name="ce35" table:formula="of:=IF([.$A87]=&quot;&quot;;&quot;&quot;;OFFSET([$'Additional Calculations'.$B$1];VLOOKUP([.$A87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90])=MAX([$'Additional Calculations'.B$2:.B$1002]);&quot;&quot;;[.A87]+1)" office:value-type="float" office:value="12" calcext:value-type="float">
            <text:p>12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Exon" calcext:value-type="string">
            <text:p>Ex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Splice" calcext:value-type="string">
            <text:p>Splice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Intron" calcext:value-type="string">
            <text:p>Intr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Intron" calcext:value-type="string">
            <text:p>Intr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Intron" calcext:value-type="string">
            <text:p>Intr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Intron" calcext:value-type="string">
            <text:p>Intron</text:p>
          </table:table-cell>
          <table:table-cell table:style-name="ce61" table:formula="of:=IF([.$A91]=&quot;&quot;;&quot;&quot;;OFFSET([$'Additional Calculations'.$B$1];VLOOKUP([.$A91];PathVector;2;FALSE());COLUMN()))" office:value-type="string" office:string-value="Intron" calcext:value-type="string">
            <text:p>Intron</text:p>
          </table:table-cell>
          <table:table-cell table:style-name="ce75" table:formula="of:=IF([.$A91]=&quot;&quot;;&quot;&quot;;OFFSET([$'Additional Calculations'.$B$1];VLOOKUP([.$A91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91]=&quot;&quot;;&quot;&quot;;OFFSET([$'Additional Calculations'.$B$1];VLOOKUP([.$A91];PathVector;2;FALSE())+1;COLUMN()))" office:value-type="float" office:value="1" calcext:value-type="float">
            <text:p>1.0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1" calcext:value-type="float">
            <text:p>0.1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1" calcext:value-type="float">
            <text:p>1.0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18" table:formula="of:=IF([.$A91]=&quot;&quot;;&quot;&quot;;OFFSET([$'Additional Calculations'.$B$1];VLOOKUP([.$A91];PathVector;2;FALSE())+1;COLUMN()))" office:value-type="float" office:value="0.9" calcext:value-type="float">
            <text:p>0.90</text:p>
          </table:table-cell>
          <table:table-cell table:style-name="ce34" table:formula="of:=IF([.$A91]=&quot;&quot;;&quot;&quot;;OFFSET([$'Additional Calculations'.$B$1];VLOOKUP([.$A91];PathVector;2;FALSE())+1;COLUMN()))" office:value-type="float" office:value="0.1" calcext:value-type="float">
            <text:p>0.10</text:p>
          </table:table-cell>
          <table:table-cell table:style-name="ce84" table:formula="of:=IF([.A91]=&quot;&quot;;&quot;&quot;;COUNTIF([.B91:.AB91];&quot;Exon&quot;)+1)" office:value-type="float" office:value="21" calcext:value-type="float">
            <text:p>21</text:p>
          </table:table-cell>
          <table:table-cell table:style-name="ce86" table:formula="of:=IF([.$A91]=&quot;&quot;;&quot;&quot;;PRODUCT([.B92:.AB92])*PRODUCT([.B93:.AA93]))" office:value-type="float" office:value="2.57945448382889E-020" calcext:value-type="float">
            <text:p>2.579E-20</text:p>
          </table:table-cell>
          <table:table-cell table:style-name="ce87" table:formula="of:=IF([.AD92]&gt;0;LN([.AD92]);&quot;undefined&quot;)" office:value-type="float" office:value="-45.1041239236805" calcext:value-type="float">
            <text:p>-45.104</text:p>
          </table:table-cell>
          <table:table-cell table:style-name="ce63" table:formula="of:=IF([.$A91]=&quot;&quot;;&quot;&quot;;[.AD92]/SUM([.AD$48:.AD$1053]))" office:value-type="percentage" office:value="0.00949777455442505" calcext:value-type="percentage">
            <text:p>0.95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25" calcext:value-type="float">
            <text:p>0.2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05" calcext:value-type="float">
            <text:p>0.05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4" calcext:value-type="float">
            <text:p>0.40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1" calcext:value-type="float">
            <text:p>0.10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4" calcext:value-type="float">
            <text:p>0.40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1" calcext:value-type="float">
            <text:p>0.10</text:p>
          </table:table-cell>
          <table:table-cell table:style-name="ce19" table:formula="of:=IF([.$A91]=&quot;&quot;;&quot;&quot;;OFFSET([$'Additional Calculations'.$B$1];VLOOKUP([.$A91];PathVector;2;FALSE())+2;COLUMN()))" office:value-type="float" office:value="0.4" calcext:value-type="float">
            <text:p>0.40</text:p>
          </table:table-cell>
          <table:table-cell table:style-name="ce35" table:formula="of:=IF([.$A91]=&quot;&quot;;&quot;&quot;;OFFSET([$'Additional Calculations'.$B$1];VLOOKUP([.$A91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3"/>
          <table:table-cell table:style-name="ce51"/>
          <table:table-cell table:number-columns-repeated="991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94])=MAX([$'Additional Calculations'.B$2:.B$1002]);&quot;&quot;;[.A91]+1)" office:value-type="float" office:value="13" calcext:value-type="float">
            <text:p>13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Exon" calcext:value-type="string">
            <text:p>Ex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Splice" calcext:value-type="string">
            <text:p>Splice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Intron" calcext:value-type="string">
            <text:p>Intr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Intron" calcext:value-type="string">
            <text:p>Intr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Intron" calcext:value-type="string">
            <text:p>Intron</text:p>
          </table:table-cell>
          <table:table-cell table:style-name="ce61" table:formula="of:=IF([.$A95]=&quot;&quot;;&quot;&quot;;OFFSET([$'Additional Calculations'.$B$1];VLOOKUP([.$A95];PathVector;2;FALSE());COLUMN()))" office:value-type="string" office:string-value="Intron" calcext:value-type="string">
            <text:p>Intron</text:p>
          </table:table-cell>
          <table:table-cell table:style-name="ce75" table:formula="of:=IF([.$A95]=&quot;&quot;;&quot;&quot;;OFFSET([$'Additional Calculations'.$B$1];VLOOKUP([.$A95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95]=&quot;&quot;;&quot;&quot;;OFFSET([$'Additional Calculations'.$B$1];VLOOKUP([.$A95];PathVector;2;FALSE())+1;COLUMN()))" office:value-type="float" office:value="1" calcext:value-type="float">
            <text:p>1.0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1" calcext:value-type="float">
            <text:p>0.1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1" calcext:value-type="float">
            <text:p>1.0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18" table:formula="of:=IF([.$A95]=&quot;&quot;;&quot;&quot;;OFFSET([$'Additional Calculations'.$B$1];VLOOKUP([.$A95];PathVector;2;FALSE())+1;COLUMN()))" office:value-type="float" office:value="0.9" calcext:value-type="float">
            <text:p>0.90</text:p>
          </table:table-cell>
          <table:table-cell table:style-name="ce34" table:formula="of:=IF([.$A95]=&quot;&quot;;&quot;&quot;;OFFSET([$'Additional Calculations'.$B$1];VLOOKUP([.$A95];PathVector;2;FALSE())+1;COLUMN()))" office:value-type="float" office:value="0.1" calcext:value-type="float">
            <text:p>0.10</text:p>
          </table:table-cell>
          <table:table-cell table:style-name="ce84" table:formula="of:=IF([.A95]=&quot;&quot;;&quot;&quot;;COUNTIF([.B95:.AB95];&quot;Exon&quot;)+1)" office:value-type="float" office:value="22" calcext:value-type="float">
            <text:p>22</text:p>
          </table:table-cell>
          <table:table-cell table:style-name="ce86" table:formula="of:=IF([.$A95]=&quot;&quot;;&quot;&quot;;PRODUCT([.B96:.AB96])*PRODUCT([.B97:.AA97]))" office:value-type="float" office:value="1.61215905239306E-020" calcext:value-type="float">
            <text:p>1.612E-20</text:p>
          </table:table-cell>
          <table:table-cell table:style-name="ce87" table:formula="of:=IF([.AD96]&gt;0;LN([.AD96]);&quot;undefined&quot;)" office:value-type="float" office:value="-45.5741275529262" calcext:value-type="float">
            <text:p>-45.574</text:p>
          </table:table-cell>
          <table:table-cell table:style-name="ce63" table:formula="of:=IF([.$A95]=&quot;&quot;;&quot;&quot;;[.AD96]/SUM([.AD$48:.AD$1053]))" office:value-type="percentage" office:value="0.00593610909651566" calcext:value-type="percentage">
            <text:p>0.59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25" calcext:value-type="float">
            <text:p>0.2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05" calcext:value-type="float">
            <text:p>0.05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1" calcext:value-type="float">
            <text:p>0.10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4" calcext:value-type="float">
            <text:p>0.40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1" calcext:value-type="float">
            <text:p>0.10</text:p>
          </table:table-cell>
          <table:table-cell table:style-name="ce19" table:formula="of:=IF([.$A95]=&quot;&quot;;&quot;&quot;;OFFSET([$'Additional Calculations'.$B$1];VLOOKUP([.$A95];PathVector;2;FALSE())+2;COLUMN()))" office:value-type="float" office:value="0.4" calcext:value-type="float">
            <text:p>0.40</text:p>
          </table:table-cell>
          <table:table-cell table:style-name="ce35" table:formula="of:=IF([.$A95]=&quot;&quot;;&quot;&quot;;OFFSET([$'Additional Calculations'.$B$1];VLOOKUP([.$A95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98])=MAX([$'Additional Calculations'.B$2:.B$1002]);&quot;&quot;;[.A95]+1)" office:value-type="float" office:value="14" calcext:value-type="float">
            <text:p>14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Exon" calcext:value-type="string">
            <text:p>Ex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Splice" calcext:value-type="string">
            <text:p>Splice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Intron" calcext:value-type="string">
            <text:p>Intr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Intron" calcext:value-type="string">
            <text:p>Intron</text:p>
          </table:table-cell>
          <table:table-cell table:style-name="ce61" table:formula="of:=IF([.$A99]=&quot;&quot;;&quot;&quot;;OFFSET([$'Additional Calculations'.$B$1];VLOOKUP([.$A99];PathVector;2;FALSE());COLUMN()))" office:value-type="string" office:string-value="Intron" calcext:value-type="string">
            <text:p>Intron</text:p>
          </table:table-cell>
          <table:table-cell table:style-name="ce75" table:formula="of:=IF([.$A99]=&quot;&quot;;&quot;&quot;;OFFSET([$'Additional Calculations'.$B$1];VLOOKUP([.$A99];PathVector;2;FALSE());COLUMN()))" office:value-type="string" office:string-value="End" calcext:value-type="string">
            <text:p>End</text:p>
          </table:table-cell>
          <table:table-cell table:number-columns-repeated="996"/>
        </table:table-row>
        <table:table-row table:style-name="ro6">
          <table:table-cell table:style-name="ce10"/>
          <table:table-cell table:style-name="ce18" table:formula="of:=IF([.$A99]=&quot;&quot;;&quot;&quot;;OFFSET([$'Additional Calculations'.$B$1];VLOOKUP([.$A99];PathVector;2;FALSE())+1;COLUMN()))" office:value-type="float" office:value="1" calcext:value-type="float">
            <text:p>1.0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1" calcext:value-type="float">
            <text:p>0.1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1" calcext:value-type="float">
            <text:p>1.0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18" table:formula="of:=IF([.$A99]=&quot;&quot;;&quot;&quot;;OFFSET([$'Additional Calculations'.$B$1];VLOOKUP([.$A99];PathVector;2;FALSE())+1;COLUMN()))" office:value-type="float" office:value="0.9" calcext:value-type="float">
            <text:p>0.90</text:p>
          </table:table-cell>
          <table:table-cell table:style-name="ce34" table:formula="of:=IF([.$A99]=&quot;&quot;;&quot;&quot;;OFFSET([$'Additional Calculations'.$B$1];VLOOKUP([.$A99];PathVector;2;FALSE())+1;COLUMN()))" office:value-type="float" office:value="0.1" calcext:value-type="float">
            <text:p>0.10</text:p>
          </table:table-cell>
          <table:table-cell table:style-name="ce84" table:formula="of:=IF([.A99]=&quot;&quot;;&quot;&quot;;COUNTIF([.B99:.AB99];&quot;Exon&quot;)+1)" office:value-type="float" office:value="23" calcext:value-type="float">
            <text:p>23</text:p>
          </table:table-cell>
          <table:table-cell table:style-name="ce86" table:formula="of:=IF([.$A99]=&quot;&quot;;&quot;&quot;;PRODUCT([.B100:.AB100])*PRODUCT([.B101:.AA101]))" office:value-type="float" office:value="7.65775549886701E-019" calcext:value-type="float">
            <text:p>7.658E-19</text:p>
          </table:table-cell>
          <table:table-cell table:style-name="ce87" table:formula="of:=IF([.AD100]&gt;0;LN([.AD100]);&quot;undefined&quot;)" office:value-type="float" office:value="-41.7133978418856" calcext:value-type="float">
            <text:p>-41.713</text:p>
          </table:table-cell>
          <table:table-cell table:style-name="ce63" table:formula="of:=IF([.$A99]=&quot;&quot;;&quot;&quot;;[.AD100]/SUM([.AD$48:.AD$1053]))" office:value-type="percentage" office:value="0.281965182084494" calcext:value-type="percentage">
            <text:p>28.20%</text:p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25" calcext:value-type="float">
            <text:p>0.2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95" calcext:value-type="float">
            <text:p>0.95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4" calcext:value-type="float">
            <text:p>0.40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1" calcext:value-type="float">
            <text:p>0.10</text:p>
          </table:table-cell>
          <table:table-cell table:style-name="ce19" table:formula="of:=IF([.$A99]=&quot;&quot;;&quot;&quot;;OFFSET([$'Additional Calculations'.$B$1];VLOOKUP([.$A99];PathVector;2;FALSE())+2;COLUMN()))" office:value-type="float" office:value="0.4" calcext:value-type="float">
            <text:p>0.40</text:p>
          </table:table-cell>
          <table:table-cell table:style-name="ce35" table:formula="of:=IF([.$A99]=&quot;&quot;;&quot;&quot;;OFFSET([$'Additional Calculations'.$B$1];VLOOKUP([.$A99];PathVector;2;FALSE())+2;COLUMN()))" office:value-type="float" office:value="0" calcext:value-type="float">
            <text:p>0.00</text:p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02])=MAX([$'Additional Calculations'.B$2:.B$1002]);&quot;&quot;;[.A99]+1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61" table:formula="of:=IF([.$A103]=&quot;&quot;;&quot;&quot;;OFFSET([$'Additional Calculations'.$B$1];VLOOKUP([.$A103];PathVector;2;FALSE());COLUMN()))">
            <text:p/>
          </table:table-cell>
          <table:table-cell table:style-name="ce76" table:formula="of:=IF([.$A103]=&quot;&quot;;&quot;&quot;;OFFSET([$'Additional Calculations'.$B$1];VLOOKUP([.$A103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18" table:formula="of:=IF([.$A103]=&quot;&quot;;&quot;&quot;;OFFSET([$'Additional Calculations'.$B$1];VLOOKUP([.$A103];PathVector;2;FALSE())+1;COLUMN()))">
            <text:p/>
          </table:table-cell>
          <table:table-cell table:style-name="ce34" table:formula="of:=IF([.$A103]=&quot;&quot;;&quot;&quot;;OFFSET([$'Additional Calculations'.$B$1];VLOOKUP([.$A103];PathVector;2;FALSE())+1;COLUMN()))">
            <text:p/>
          </table:table-cell>
          <table:table-cell table:style-name="ce84" table:formula="of:=IF([.A103]=&quot;&quot;;&quot;&quot;;COUNTIF([.B103:.AB103];&quot;Exon&quot;)+1)">
            <text:p/>
          </table:table-cell>
          <table:table-cell table:style-name="ce86" table:formula="of:=IF([.$A103]=&quot;&quot;;&quot;&quot;;PRODUCT([.B104:.AB104])*PRODUCT([.B105:.AA105]))">
            <text:p/>
          </table:table-cell>
          <table:table-cell table:style-name="ce87" table:formula="of:=IF([.$A103]=&quot;&quot;;&quot;&quot;;LN([.AD104]))">
            <text:p/>
          </table:table-cell>
          <table:table-cell table:style-name="ce63" table:formula="of:=IF([.$A103]=&quot;&quot;;&quot;&quot;;[.AD104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19" table:formula="of:=IF([.$A103]=&quot;&quot;;&quot;&quot;;OFFSET([$'Additional Calculations'.$B$1];VLOOKUP([.$A103];PathVector;2;FALSE())+2;COLUMN()))">
            <text:p/>
          </table:table-cell>
          <table:table-cell table:style-name="ce35" table:formula="of:=IF([.$A103]=&quot;&quot;;&quot;&quot;;OFFSET([$'Additional Calculations'.$B$1];VLOOKUP([.$A103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06])=MAX([$'Additional Calculations'.B$2:.B$1002]);&quot;&quot;;[.A103]+1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61" table:formula="of:=IF([.$A107]=&quot;&quot;;&quot;&quot;;OFFSET([$'Additional Calculations'.$B$1];VLOOKUP([.$A107];PathVector;2;FALSE());COLUMN()))">
            <text:p/>
          </table:table-cell>
          <table:table-cell table:style-name="ce77" table:formula="of:=IF([.$A107]=&quot;&quot;;&quot;&quot;;OFFSET([$'Additional Calculations'.$B$1];VLOOKUP([.$A107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18" table:formula="of:=IF([.$A107]=&quot;&quot;;&quot;&quot;;OFFSET([$'Additional Calculations'.$B$1];VLOOKUP([.$A107];PathVector;2;FALSE())+1;COLUMN()))">
            <text:p/>
          </table:table-cell>
          <table:table-cell table:style-name="ce34" table:formula="of:=IF([.$A107]=&quot;&quot;;&quot;&quot;;OFFSET([$'Additional Calculations'.$B$1];VLOOKUP([.$A107];PathVector;2;FALSE())+1;COLUMN()))">
            <text:p/>
          </table:table-cell>
          <table:table-cell table:style-name="ce84" table:formula="of:=IF([.A107]=&quot;&quot;;&quot;&quot;;COUNTIF([.B107:.AB107];&quot;Exon&quot;)+1)">
            <text:p/>
          </table:table-cell>
          <table:table-cell table:style-name="ce86" table:formula="of:=IF([.$A107]=&quot;&quot;;&quot;&quot;;PRODUCT([.B108:.AB108])*PRODUCT([.B109:.AA109]))">
            <text:p/>
          </table:table-cell>
          <table:table-cell table:style-name="ce87" table:formula="of:=IF([.$A107]=&quot;&quot;;&quot;&quot;;LN([.AD108]))">
            <text:p/>
          </table:table-cell>
          <table:table-cell table:style-name="ce63" table:formula="of:=IF([.$A107]=&quot;&quot;;&quot;&quot;;[.AD108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19" table:formula="of:=IF([.$A107]=&quot;&quot;;&quot;&quot;;OFFSET([$'Additional Calculations'.$B$1];VLOOKUP([.$A107];PathVector;2;FALSE())+2;COLUMN()))">
            <text:p/>
          </table:table-cell>
          <table:table-cell table:style-name="ce35" table:formula="of:=IF([.$A107]=&quot;&quot;;&quot;&quot;;OFFSET([$'Additional Calculations'.$B$1];VLOOKUP([.$A107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10])=MAX([$'Additional Calculations'.B$2:.B$1002]);&quot;&quot;;[.A107]+1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61" table:formula="of:=IF([.$A111]=&quot;&quot;;&quot;&quot;;OFFSET([$'Additional Calculations'.$B$1];VLOOKUP([.$A111];PathVector;2;FALSE());COLUMN()))">
            <text:p/>
          </table:table-cell>
          <table:table-cell table:style-name="ce78" table:formula="of:=IF([.$A111]=&quot;&quot;;&quot;&quot;;OFFSET([$'Additional Calculations'.$B$1];VLOOKUP([.$A111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18" table:formula="of:=IF([.$A111]=&quot;&quot;;&quot;&quot;;OFFSET([$'Additional Calculations'.$B$1];VLOOKUP([.$A111];PathVector;2;FALSE())+1;COLUMN()))">
            <text:p/>
          </table:table-cell>
          <table:table-cell table:style-name="ce34" table:formula="of:=IF([.$A111]=&quot;&quot;;&quot;&quot;;OFFSET([$'Additional Calculations'.$B$1];VLOOKUP([.$A111];PathVector;2;FALSE())+1;COLUMN()))">
            <text:p/>
          </table:table-cell>
          <table:table-cell table:style-name="ce84" table:formula="of:=IF([.A111]=&quot;&quot;;&quot;&quot;;COUNTIF([.B111:.AB111];&quot;Exon&quot;)+1)">
            <text:p/>
          </table:table-cell>
          <table:table-cell table:style-name="ce86" table:formula="of:=IF([.$A111]=&quot;&quot;;&quot;&quot;;PRODUCT([.B112:.AB112])*PRODUCT([.B113:.AA113]))">
            <text:p/>
          </table:table-cell>
          <table:table-cell table:style-name="ce87" table:formula="of:=IF([.$A111]=&quot;&quot;;&quot;&quot;;LN([.AD112]))">
            <text:p/>
          </table:table-cell>
          <table:table-cell table:style-name="ce63" table:formula="of:=IF([.$A111]=&quot;&quot;;&quot;&quot;;[.AD112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19" table:formula="of:=IF([.$A111]=&quot;&quot;;&quot;&quot;;OFFSET([$'Additional Calculations'.$B$1];VLOOKUP([.$A111];PathVector;2;FALSE())+2;COLUMN()))">
            <text:p/>
          </table:table-cell>
          <table:table-cell table:style-name="ce35" table:formula="of:=IF([.$A111]=&quot;&quot;;&quot;&quot;;OFFSET([$'Additional Calculations'.$B$1];VLOOKUP([.$A111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14])=MAX([$'Additional Calculations'.B$2:.B$1002]);&quot;&quot;;[.A111]+1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61" table:formula="of:=IF([.$A115]=&quot;&quot;;&quot;&quot;;OFFSET([$'Additional Calculations'.$B$1];VLOOKUP([.$A115];PathVector;2;FALSE());COLUMN()))">
            <text:p/>
          </table:table-cell>
          <table:table-cell table:style-name="ce79" table:formula="of:=IF([.$A115]=&quot;&quot;;&quot;&quot;;OFFSET([$'Additional Calculations'.$B$1];VLOOKUP([.$A115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18" table:formula="of:=IF([.$A115]=&quot;&quot;;&quot;&quot;;OFFSET([$'Additional Calculations'.$B$1];VLOOKUP([.$A115];PathVector;2;FALSE())+1;COLUMN()))">
            <text:p/>
          </table:table-cell>
          <table:table-cell table:style-name="ce34" table:formula="of:=IF([.$A115]=&quot;&quot;;&quot;&quot;;OFFSET([$'Additional Calculations'.$B$1];VLOOKUP([.$A115];PathVector;2;FALSE())+1;COLUMN()))">
            <text:p/>
          </table:table-cell>
          <table:table-cell table:style-name="ce84" table:formula="of:=IF([.A115]=&quot;&quot;;&quot;&quot;;COUNTIF([.B115:.AB115];&quot;Exon&quot;)+1)">
            <text:p/>
          </table:table-cell>
          <table:table-cell table:style-name="ce86" table:formula="of:=IF([.$A115]=&quot;&quot;;&quot;&quot;;PRODUCT([.B116:.AB116])*PRODUCT([.B117:.AA117]))">
            <text:p/>
          </table:table-cell>
          <table:table-cell table:style-name="ce87" table:formula="of:=IF([.$A115]=&quot;&quot;;&quot;&quot;;LN([.AD116]))">
            <text:p/>
          </table:table-cell>
          <table:table-cell table:style-name="ce63" table:formula="of:=IF([.$A115]=&quot;&quot;;&quot;&quot;;[.AD116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19" table:formula="of:=IF([.$A115]=&quot;&quot;;&quot;&quot;;OFFSET([$'Additional Calculations'.$B$1];VLOOKUP([.$A115];PathVector;2;FALSE())+2;COLUMN()))">
            <text:p/>
          </table:table-cell>
          <table:table-cell table:style-name="ce35" table:formula="of:=IF([.$A115]=&quot;&quot;;&quot;&quot;;OFFSET([$'Additional Calculations'.$B$1];VLOOKUP([.$A115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18])=MAX([$'Additional Calculations'.B$2:.B$1002]);&quot;&quot;;[.A115]+1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61" table:formula="of:=IF([.$A119]=&quot;&quot;;&quot;&quot;;OFFSET([$'Additional Calculations'.$B$1];VLOOKUP([.$A119];PathVector;2;FALSE());COLUMN()))">
            <text:p/>
          </table:table-cell>
          <table:table-cell table:style-name="ce80" table:formula="of:=IF([.$A119]=&quot;&quot;;&quot;&quot;;OFFSET([$'Additional Calculations'.$B$1];VLOOKUP([.$A119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18" table:formula="of:=IF([.$A119]=&quot;&quot;;&quot;&quot;;OFFSET([$'Additional Calculations'.$B$1];VLOOKUP([.$A119];PathVector;2;FALSE())+1;COLUMN()))">
            <text:p/>
          </table:table-cell>
          <table:table-cell table:style-name="ce34" table:formula="of:=IF([.$A119]=&quot;&quot;;&quot;&quot;;OFFSET([$'Additional Calculations'.$B$1];VLOOKUP([.$A119];PathVector;2;FALSE())+1;COLUMN()))">
            <text:p/>
          </table:table-cell>
          <table:table-cell table:style-name="ce84" table:formula="of:=IF([.A119]=&quot;&quot;;&quot;&quot;;COUNTIF([.B119:.AB119];&quot;Exon&quot;)+1)">
            <text:p/>
          </table:table-cell>
          <table:table-cell table:style-name="ce86" table:formula="of:=IF([.$A119]=&quot;&quot;;&quot;&quot;;PRODUCT([.B120:.AB120])*PRODUCT([.B121:.AA121]))">
            <text:p/>
          </table:table-cell>
          <table:table-cell table:style-name="ce87" table:formula="of:=IF([.$A119]=&quot;&quot;;&quot;&quot;;LN([.AD120]))">
            <text:p/>
          </table:table-cell>
          <table:table-cell table:style-name="ce63" table:formula="of:=IF([.$A119]=&quot;&quot;;&quot;&quot;;[.AD120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19" table:formula="of:=IF([.$A119]=&quot;&quot;;&quot;&quot;;OFFSET([$'Additional Calculations'.$B$1];VLOOKUP([.$A119];PathVector;2;FALSE())+2;COLUMN()))">
            <text:p/>
          </table:table-cell>
          <table:table-cell table:style-name="ce35" table:formula="of:=IF([.$A119]=&quot;&quot;;&quot;&quot;;OFFSET([$'Additional Calculations'.$B$1];VLOOKUP([.$A119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22])=MAX([$'Additional Calculations'.B$2:.B$1002]);&quot;&quot;;[.A119]+1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61" table:formula="of:=IF([.$A123]=&quot;&quot;;&quot;&quot;;OFFSET([$'Additional Calculations'.$B$1];VLOOKUP([.$A123];PathVector;2;FALSE());COLUMN()))">
            <text:p/>
          </table:table-cell>
          <table:table-cell table:style-name="ce81" table:formula="of:=IF([.$A123]=&quot;&quot;;&quot;&quot;;OFFSET([$'Additional Calculations'.$B$1];VLOOKUP([.$A123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18" table:formula="of:=IF([.$A123]=&quot;&quot;;&quot;&quot;;OFFSET([$'Additional Calculations'.$B$1];VLOOKUP([.$A123];PathVector;2;FALSE())+1;COLUMN()))">
            <text:p/>
          </table:table-cell>
          <table:table-cell table:style-name="ce34" table:formula="of:=IF([.$A123]=&quot;&quot;;&quot;&quot;;OFFSET([$'Additional Calculations'.$B$1];VLOOKUP([.$A123];PathVector;2;FALSE())+1;COLUMN()))">
            <text:p/>
          </table:table-cell>
          <table:table-cell table:style-name="ce84" table:formula="of:=IF([.A123]=&quot;&quot;;&quot;&quot;;COUNTIF([.B123:.AB123];&quot;Exon&quot;)+1)">
            <text:p/>
          </table:table-cell>
          <table:table-cell table:style-name="ce86" table:formula="of:=IF([.$A123]=&quot;&quot;;&quot;&quot;;PRODUCT([.B124:.AB124])*PRODUCT([.B125:.AA125]))">
            <text:p/>
          </table:table-cell>
          <table:table-cell table:style-name="ce87" table:formula="of:=IF([.$A123]=&quot;&quot;;&quot;&quot;;LN([.AD124]))">
            <text:p/>
          </table:table-cell>
          <table:table-cell table:style-name="ce63" table:formula="of:=IF([.$A123]=&quot;&quot;;&quot;&quot;;[.AD124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19" table:formula="of:=IF([.$A123]=&quot;&quot;;&quot;&quot;;OFFSET([$'Additional Calculations'.$B$1];VLOOKUP([.$A123];PathVector;2;FALSE())+2;COLUMN()))">
            <text:p/>
          </table:table-cell>
          <table:table-cell table:style-name="ce35" table:formula="of:=IF([.$A123]=&quot;&quot;;&quot;&quot;;OFFSET([$'Additional Calculations'.$B$1];VLOOKUP([.$A123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26])=MAX([$'Additional Calculations'.B$2:.B$1002]);&quot;&quot;;[.A123]+1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61" table:formula="of:=IF([.$A127]=&quot;&quot;;&quot;&quot;;OFFSET([$'Additional Calculations'.$B$1];VLOOKUP([.$A127];PathVector;2;FALSE());COLUMN()))">
            <text:p/>
          </table:table-cell>
          <table:table-cell table:style-name="ce80" table:formula="of:=IF([.$A127]=&quot;&quot;;&quot;&quot;;OFFSET([$'Additional Calculations'.$B$1];VLOOKUP([.$A127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18" table:formula="of:=IF([.$A127]=&quot;&quot;;&quot;&quot;;OFFSET([$'Additional Calculations'.$B$1];VLOOKUP([.$A127];PathVector;2;FALSE())+1;COLUMN()))">
            <text:p/>
          </table:table-cell>
          <table:table-cell table:style-name="ce34" table:formula="of:=IF([.$A127]=&quot;&quot;;&quot;&quot;;OFFSET([$'Additional Calculations'.$B$1];VLOOKUP([.$A127];PathVector;2;FALSE())+1;COLUMN()))">
            <text:p/>
          </table:table-cell>
          <table:table-cell table:style-name="ce84" table:formula="of:=IF([.A127]=&quot;&quot;;&quot;&quot;;COUNTIF([.B127:.AB127];&quot;Exon&quot;)+1)">
            <text:p/>
          </table:table-cell>
          <table:table-cell table:style-name="ce86" table:formula="of:=IF([.$A127]=&quot;&quot;;&quot;&quot;;PRODUCT([.B128:.AB128])*PRODUCT([.B129:.AA129]))">
            <text:p/>
          </table:table-cell>
          <table:table-cell table:style-name="ce87" table:formula="of:=IF([.$A127]=&quot;&quot;;&quot;&quot;;LN([.AD128]))">
            <text:p/>
          </table:table-cell>
          <table:table-cell table:style-name="ce63" table:formula="of:=IF([.$A127]=&quot;&quot;;&quot;&quot;;[.AD128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19" table:formula="of:=IF([.$A127]=&quot;&quot;;&quot;&quot;;OFFSET([$'Additional Calculations'.$B$1];VLOOKUP([.$A127];PathVector;2;FALSE())+2;COLUMN()))">
            <text:p/>
          </table:table-cell>
          <table:table-cell table:style-name="ce35" table:formula="of:=IF([.$A127]=&quot;&quot;;&quot;&quot;;OFFSET([$'Additional Calculations'.$B$1];VLOOKUP([.$A127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30])=MAX([$'Additional Calculations'.B$2:.B$1002]);&quot;&quot;;[.A127]+1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61" table:formula="of:=IF([.$A131]=&quot;&quot;;&quot;&quot;;OFFSET([$'Additional Calculations'.$B$1];VLOOKUP([.$A131];PathVector;2;FALSE());COLUMN()))">
            <text:p/>
          </table:table-cell>
          <table:table-cell table:style-name="ce81" table:formula="of:=IF([.$A131]=&quot;&quot;;&quot;&quot;;OFFSET([$'Additional Calculations'.$B$1];VLOOKUP([.$A131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18" table:formula="of:=IF([.$A131]=&quot;&quot;;&quot;&quot;;OFFSET([$'Additional Calculations'.$B$1];VLOOKUP([.$A131];PathVector;2;FALSE())+1;COLUMN()))">
            <text:p/>
          </table:table-cell>
          <table:table-cell table:style-name="ce34" table:formula="of:=IF([.$A131]=&quot;&quot;;&quot;&quot;;OFFSET([$'Additional Calculations'.$B$1];VLOOKUP([.$A131];PathVector;2;FALSE())+1;COLUMN()))">
            <text:p/>
          </table:table-cell>
          <table:table-cell table:style-name="ce84" table:formula="of:=IF([.A131]=&quot;&quot;;&quot;&quot;;COUNTIF([.B131:.AB131];&quot;Exon&quot;)+1)">
            <text:p/>
          </table:table-cell>
          <table:table-cell table:style-name="ce86" table:formula="of:=IF([.$A131]=&quot;&quot;;&quot;&quot;;PRODUCT([.B132:.AB132])*PRODUCT([.B133:.AA133]))">
            <text:p/>
          </table:table-cell>
          <table:table-cell table:style-name="ce87" table:formula="of:=IF([.$A131]=&quot;&quot;;&quot;&quot;;LN([.AD132]))">
            <text:p/>
          </table:table-cell>
          <table:table-cell table:style-name="ce63" table:formula="of:=IF([.$A131]=&quot;&quot;;&quot;&quot;;[.AD132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19" table:formula="of:=IF([.$A131]=&quot;&quot;;&quot;&quot;;OFFSET([$'Additional Calculations'.$B$1];VLOOKUP([.$A131];PathVector;2;FALSE())+2;COLUMN()))">
            <text:p/>
          </table:table-cell>
          <table:table-cell table:style-name="ce35" table:formula="of:=IF([.$A131]=&quot;&quot;;&quot;&quot;;OFFSET([$'Additional Calculations'.$B$1];VLOOKUP([.$A131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34])=MAX([$'Additional Calculations'.B$2:.B$1002]);&quot;&quot;;[.A131]+1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61" table:formula="of:=IF([.$A135]=&quot;&quot;;&quot;&quot;;OFFSET([$'Additional Calculations'.$B$1];VLOOKUP([.$A135];PathVector;2;FALSE());COLUMN()))">
            <text:p/>
          </table:table-cell>
          <table:table-cell table:style-name="ce80" table:formula="of:=IF([.$A135]=&quot;&quot;;&quot;&quot;;OFFSET([$'Additional Calculations'.$B$1];VLOOKUP([.$A135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18" table:formula="of:=IF([.$A135]=&quot;&quot;;&quot;&quot;;OFFSET([$'Additional Calculations'.$B$1];VLOOKUP([.$A135];PathVector;2;FALSE())+1;COLUMN()))">
            <text:p/>
          </table:table-cell>
          <table:table-cell table:style-name="ce34" table:formula="of:=IF([.$A135]=&quot;&quot;;&quot;&quot;;OFFSET([$'Additional Calculations'.$B$1];VLOOKUP([.$A135];PathVector;2;FALSE())+1;COLUMN()))">
            <text:p/>
          </table:table-cell>
          <table:table-cell table:style-name="ce84" table:formula="of:=IF([.A135]=&quot;&quot;;&quot;&quot;;COUNTIF([.B135:.AB135];&quot;Exon&quot;)+1)">
            <text:p/>
          </table:table-cell>
          <table:table-cell table:style-name="ce86" table:formula="of:=IF([.$A135]=&quot;&quot;;&quot;&quot;;PRODUCT([.B136:.AB136])*PRODUCT([.B137:.AA137]))">
            <text:p/>
          </table:table-cell>
          <table:table-cell table:style-name="ce87" table:formula="of:=IF([.$A135]=&quot;&quot;;&quot;&quot;;LN([.AD136]))">
            <text:p/>
          </table:table-cell>
          <table:table-cell table:style-name="ce63" table:formula="of:=IF([.$A135]=&quot;&quot;;&quot;&quot;;[.AD136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19" table:formula="of:=IF([.$A135]=&quot;&quot;;&quot;&quot;;OFFSET([$'Additional Calculations'.$B$1];VLOOKUP([.$A135];PathVector;2;FALSE())+2;COLUMN()))">
            <text:p/>
          </table:table-cell>
          <table:table-cell table:style-name="ce35" table:formula="of:=IF([.$A135]=&quot;&quot;;&quot;&quot;;OFFSET([$'Additional Calculations'.$B$1];VLOOKUP([.$A135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38])=MAX([$'Additional Calculations'.B$2:.B$1002]);&quot;&quot;;[.A135]+1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61" table:formula="of:=IF([.$A139]=&quot;&quot;;&quot;&quot;;OFFSET([$'Additional Calculations'.$B$1];VLOOKUP([.$A139];PathVector;2;FALSE());COLUMN()))">
            <text:p/>
          </table:table-cell>
          <table:table-cell table:style-name="ce80" table:formula="of:=IF([.$A139]=&quot;&quot;;&quot;&quot;;OFFSET([$'Additional Calculations'.$B$1];VLOOKUP([.$A139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18" table:formula="of:=IF([.$A139]=&quot;&quot;;&quot;&quot;;OFFSET([$'Additional Calculations'.$B$1];VLOOKUP([.$A139];PathVector;2;FALSE())+1;COLUMN()))">
            <text:p/>
          </table:table-cell>
          <table:table-cell table:style-name="ce34" table:formula="of:=IF([.$A139]=&quot;&quot;;&quot;&quot;;OFFSET([$'Additional Calculations'.$B$1];VLOOKUP([.$A139];PathVector;2;FALSE())+1;COLUMN()))">
            <text:p/>
          </table:table-cell>
          <table:table-cell table:style-name="ce84" table:formula="of:=IF([.A139]=&quot;&quot;;&quot;&quot;;COUNTIF([.B139:.AB139];&quot;Exon&quot;)+1)">
            <text:p/>
          </table:table-cell>
          <table:table-cell table:style-name="ce86" table:formula="of:=IF([.$A139]=&quot;&quot;;&quot;&quot;;PRODUCT([.B140:.AB140])*PRODUCT([.B141:.AA141]))">
            <text:p/>
          </table:table-cell>
          <table:table-cell table:style-name="ce87" table:formula="of:=IF([.$A139]=&quot;&quot;;&quot;&quot;;LN([.AD140]))">
            <text:p/>
          </table:table-cell>
          <table:table-cell table:style-name="ce63" table:formula="of:=IF([.$A139]=&quot;&quot;;&quot;&quot;;[.AD140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19" table:formula="of:=IF([.$A139]=&quot;&quot;;&quot;&quot;;OFFSET([$'Additional Calculations'.$B$1];VLOOKUP([.$A139];PathVector;2;FALSE())+2;COLUMN()))">
            <text:p/>
          </table:table-cell>
          <table:table-cell table:style-name="ce35" table:formula="of:=IF([.$A139]=&quot;&quot;;&quot;&quot;;OFFSET([$'Additional Calculations'.$B$1];VLOOKUP([.$A139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42])=MAX([$'Additional Calculations'.B$2:.B$1002]);&quot;&quot;;[.A139]+1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61" table:formula="of:=IF([.$A143]=&quot;&quot;;&quot;&quot;;OFFSET([$'Additional Calculations'.$B$1];VLOOKUP([.$A143];PathVector;2;FALSE());COLUMN()))">
            <text:p/>
          </table:table-cell>
          <table:table-cell table:style-name="ce81" table:formula="of:=IF([.$A143]=&quot;&quot;;&quot;&quot;;OFFSET([$'Additional Calculations'.$B$1];VLOOKUP([.$A143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18" table:formula="of:=IF([.$A143]=&quot;&quot;;&quot;&quot;;OFFSET([$'Additional Calculations'.$B$1];VLOOKUP([.$A143];PathVector;2;FALSE())+1;COLUMN()))">
            <text:p/>
          </table:table-cell>
          <table:table-cell table:style-name="ce34" table:formula="of:=IF([.$A143]=&quot;&quot;;&quot;&quot;;OFFSET([$'Additional Calculations'.$B$1];VLOOKUP([.$A143];PathVector;2;FALSE())+1;COLUMN()))">
            <text:p/>
          </table:table-cell>
          <table:table-cell table:style-name="ce84" table:formula="of:=IF([.A143]=&quot;&quot;;&quot;&quot;;COUNTIF([.B143:.AB143];&quot;Exon&quot;)+1)">
            <text:p/>
          </table:table-cell>
          <table:table-cell table:style-name="ce86" table:formula="of:=IF([.$A143]=&quot;&quot;;&quot;&quot;;PRODUCT([.B144:.AB144])*PRODUCT([.B145:.AA145]))">
            <text:p/>
          </table:table-cell>
          <table:table-cell table:style-name="ce87" table:formula="of:=IF([.$A143]=&quot;&quot;;&quot;&quot;;LN([.AD144]))">
            <text:p/>
          </table:table-cell>
          <table:table-cell table:style-name="ce63" table:formula="of:=IF([.$A143]=&quot;&quot;;&quot;&quot;;[.AD144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19" table:formula="of:=IF([.$A143]=&quot;&quot;;&quot;&quot;;OFFSET([$'Additional Calculations'.$B$1];VLOOKUP([.$A143];PathVector;2;FALSE())+2;COLUMN()))">
            <text:p/>
          </table:table-cell>
          <table:table-cell table:style-name="ce35" table:formula="of:=IF([.$A143]=&quot;&quot;;&quot;&quot;;OFFSET([$'Additional Calculations'.$B$1];VLOOKUP([.$A143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 table:style-name="ce9" table:formula="of:=IF(MAX([.A$47:.A146])=MAX([$'Additional Calculations'.B$2:.B$1002]);&quot;&quot;;[.A143]+1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61" table:formula="of:=IF([.$A147]=&quot;&quot;;&quot;&quot;;OFFSET([$'Additional Calculations'.$B$1];VLOOKUP([.$A147];PathVector;2;FALSE());COLUMN()))">
            <text:p/>
          </table:table-cell>
          <table:table-cell table:style-name="ce81" table:formula="of:=IF([.$A147]=&quot;&quot;;&quot;&quot;;OFFSET([$'Additional Calculations'.$B$1];VLOOKUP([.$A147];PathVector;2;FALSE());COLUMN()))">
            <text:p/>
          </table:table-cell>
          <table:table-cell table:number-columns-repeated="996"/>
        </table:table-row>
        <table:table-row table:style-name="ro3">
          <table:table-cell table:style-name="ce10"/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18" table:formula="of:=IF([.$A147]=&quot;&quot;;&quot;&quot;;OFFSET([$'Additional Calculations'.$B$1];VLOOKUP([.$A147];PathVector;2;FALSE())+1;COLUMN()))">
            <text:p/>
          </table:table-cell>
          <table:table-cell table:style-name="ce34" table:formula="of:=IF([.$A147]=&quot;&quot;;&quot;&quot;;OFFSET([$'Additional Calculations'.$B$1];VLOOKUP([.$A147];PathVector;2;FALSE())+1;COLUMN()))">
            <text:p/>
          </table:table-cell>
          <table:table-cell table:style-name="ce84" table:formula="of:=IF([.A147]=&quot;&quot;;&quot;&quot;;COUNTIF([.B147:.AB147];&quot;Exon&quot;)+1)">
            <text:p/>
          </table:table-cell>
          <table:table-cell table:style-name="ce86" table:formula="of:=IF([.$A147]=&quot;&quot;;&quot;&quot;;PRODUCT([.B148:.AB148])*PRODUCT([.B149:.AA149]))">
            <text:p/>
          </table:table-cell>
          <table:table-cell table:style-name="ce87" table:formula="of:=IF([.$A147]=&quot;&quot;;&quot;&quot;;LN([.AD148]))">
            <text:p/>
          </table:table-cell>
          <table:table-cell table:style-name="ce63" table:formula="of:=IF([.$A147]=&quot;&quot;;&quot;&quot;;[.AD148]/SUM([.AD$48:.AD$1053]))">
            <text:p/>
          </table:table-cell>
          <table:table-cell table:number-columns-repeated="992"/>
        </table:table-row>
        <table:table-row table:style-name="ro3">
          <table:table-cell table:style-name="ce11"/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19" table:formula="of:=IF([.$A147]=&quot;&quot;;&quot;&quot;;OFFSET([$'Additional Calculations'.$B$1];VLOOKUP([.$A147];PathVector;2;FALSE())+2;COLUMN()))">
            <text:p/>
          </table:table-cell>
          <table:table-cell table:style-name="ce35" table:formula="of:=IF([.$A147]=&quot;&quot;;&quot;&quot;;OFFSET([$'Additional Calculations'.$B$1];VLOOKUP([.$A147];PathVector;2;FALSE())+2;COLUMN()))">
            <text:p/>
          </table:table-cell>
          <table:table-cell table:style-name="ce85"/>
          <table:table-cell table:number-columns-repeated="995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5" office:value-type="string" calcext:value-type="string">
            <text:p>Path #</text:p>
          </table:table-cell>
          <table:table-cell table:style-name="ce5" office:value-type="string" calcext:value-type="string">
            <text:p>Splice Position</text:p>
          </table:table-cell>
          <table:table-cell table:style-name="ce63" office:value-type="string" calcext:value-type="string">
            <text:p>Likelihood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7" table:formula="of:=[.AC48]" office:value-type="float" office:value="5" calcext:value-type="float">
            <text:p>5</text:p>
          </table:table-cell>
          <table:table-cell table:style-name="ce53" table:formula="of:=[.AF48]" office:value-type="percentage" office:value="0.00106935434860394" calcext:value-type="percentage">
            <text:p>0.11%</text:p>
          </table:table-cell>
          <table:table-cell table:number-columns-repeated="1021"/>
        </table:table-row>
        <table:table-row table:style-name="ro3">
          <table:table-cell table:formula="of:=[.A158]+1" office:value-type="float" office:value="2" calcext:value-type="float">
            <text:p>2</text:p>
          </table:table-cell>
          <table:table-cell table:style-name="ce6" table:formula="of:=OFFSET([.$AC$48];4*([.$A159]-1);0)" office:value-type="float" office:value="7" calcext:value-type="float">
            <text:p>7</text:p>
          </table:table-cell>
          <table:table-cell table:style-name="ce53" table:formula="of:=OFFSET([.$AF$48];4*([.$A159]-1);0)" office:value-type="percentage" office:value="0.0317464572241795" calcext:value-type="percentage">
            <text:p>3.17%</text:p>
          </table:table-cell>
          <table:table-cell table:number-columns-repeated="1021"/>
        </table:table-row>
        <table:table-row table:style-name="ro3">
          <table:table-cell table:formula="of:=[.A159]+1" office:value-type="float" office:value="3" calcext:value-type="float">
            <text:p>3</text:p>
          </table:table-cell>
          <table:table-cell table:style-name="ce6" table:formula="of:=OFFSET([.$AC$48];4*([.$A160]-1);0)" office:value-type="float" office:value="9" calcext:value-type="float">
            <text:p>9</text:p>
          </table:table-cell>
          <table:table-cell table:style-name="ce53" table:formula="of:=OFFSET([.$AF$48];4*([.$A160]-1);0)" office:value-type="percentage" office:value="0.0496038394127805" calcext:value-type="percentage">
            <text:p>4.96%</text:p>
          </table:table-cell>
          <table:table-cell table:number-columns-repeated="1021"/>
        </table:table-row>
        <table:table-row table:style-name="ro3">
          <table:table-cell table:formula="of:=[.A160]+1" office:value-type="float" office:value="4" calcext:value-type="float">
            <text:p>4</text:p>
          </table:table-cell>
          <table:table-cell table:style-name="ce6" table:formula="of:=OFFSET([.$AC$48];4*([.$A161]-1);0)" office:value-type="float" office:value="10" calcext:value-type="float">
            <text:p>10</text:p>
          </table:table-cell>
          <table:table-cell table:style-name="ce53" table:formula="of:=OFFSET([.$AF$48];4*([.$A161]-1);0)" office:value-type="percentage" office:value="0.00163170524384146" calcext:value-type="percentage">
            <text:p>0.16%</text:p>
          </table:table-cell>
          <table:table-cell table:number-columns-repeated="1021"/>
        </table:table-row>
        <table:table-row table:style-name="ro3">
          <table:table-cell table:formula="of:=[.A161]+1" office:value-type="float" office:value="5" calcext:value-type="float">
            <text:p>5</text:p>
          </table:table-cell>
          <table:table-cell table:style-name="ce6" table:formula="of:=OFFSET([.$AC$48];4*([.$A162]-1);0)" office:value-type="float" office:value="11" calcext:value-type="float">
            <text:p>11</text:p>
          </table:table-cell>
          <table:table-cell table:style-name="ce53" table:formula="of:=OFFSET([.$AF$48];4*([.$A162]-1);0)" office:value-type="percentage" office:value="0.00101981577740091" calcext:value-type="percentage">
            <text:p>0.10%</text:p>
          </table:table-cell>
          <table:table-cell table:number-columns-repeated="1021"/>
        </table:table-row>
        <table:table-row table:style-name="ro3">
          <table:table-cell table:formula="of:=[.A162]+1" office:value-type="float" office:value="6" calcext:value-type="float">
            <text:p>6</text:p>
          </table:table-cell>
          <table:table-cell table:style-name="ce6" table:formula="of:=OFFSET([.$AC$48];4*([.$A163]-1);0)" office:value-type="float" office:value="12" calcext:value-type="float">
            <text:p>12</text:p>
          </table:table-cell>
          <table:table-cell table:style-name="ce53" table:formula="of:=OFFSET([.$AF$48];4*([.$A163]-1);0)" office:value-type="percentage" office:value="0.000637384860875572" calcext:value-type="percentage">
            <text:p>0.06%</text:p>
          </table:table-cell>
          <table:table-cell table:number-columns-repeated="1021"/>
        </table:table-row>
        <table:table-row table:style-name="ro3">
          <table:table-cell table:formula="of:=[.A163]+1" office:value-type="float" office:value="7" calcext:value-type="float">
            <text:p>7</text:p>
          </table:table-cell>
          <table:table-cell table:style-name="ce6" table:formula="of:=OFFSET([.$AC$48];4*([.$A164]-1);0)" office:value-type="float" office:value="13" calcext:value-type="float">
            <text:p>13</text:p>
          </table:table-cell>
          <table:table-cell table:style-name="ce53" table:formula="of:=OFFSET([.$AF$48];4*([.$A164]-1);0)" office:value-type="percentage" office:value="0.0302757808915897" calcext:value-type="percentage">
            <text:p>3.03%</text:p>
          </table:table-cell>
          <table:table-cell table:number-columns-repeated="1021"/>
        </table:table-row>
        <table:table-row table:style-name="ro3">
          <table:table-cell table:formula="of:=[.A164]+1" office:value-type="float" office:value="8" calcext:value-type="float">
            <text:p>8</text:p>
          </table:table-cell>
          <table:table-cell table:style-name="ce6" table:formula="of:=OFFSET([.$AC$48];4*([.$A165]-1);0)" office:value-type="float" office:value="15" calcext:value-type="float">
            <text:p>15</text:p>
          </table:table-cell>
          <table:table-cell table:style-name="ce53" table:formula="of:=OFFSET([.$AF$48];4*([.$A165]-1);0)" office:value-type="percentage" office:value="0.0024897846127952" calcext:value-type="percentage">
            <text:p>0.25%</text:p>
          </table:table-cell>
          <table:table-cell table:number-columns-repeated="1021"/>
        </table:table-row>
        <table:table-row table:style-name="ro3">
          <table:table-cell table:formula="of:=[.A165]+1" office:value-type="float" office:value="9" calcext:value-type="float">
            <text:p>9</text:p>
          </table:table-cell>
          <table:table-cell table:style-name="ce6" table:formula="of:=OFFSET([.$AC$48];4*([.$A166]-1);0)" office:value-type="float" office:value="16" calcext:value-type="float">
            <text:p>16</text:p>
          </table:table-cell>
          <table:table-cell table:style-name="ce53" table:formula="of:=OFFSET([.$AF$48];4*([.$A166]-1);0)" office:value-type="percentage" office:value="0.118264769107772" calcext:value-type="percentage">
            <text:p>11.83%</text:p>
          </table:table-cell>
          <table:table-cell table:number-columns-repeated="1021"/>
        </table:table-row>
        <table:table-row table:style-name="ro3">
          <table:table-cell table:formula="of:=[.A166]+1" office:value-type="float" office:value="10" calcext:value-type="float">
            <text:p>10</text:p>
          </table:table-cell>
          <table:table-cell table:style-name="ce6" table:formula="of:=OFFSET([.$AC$48];4*([.$A167]-1);0)" office:value-type="float" office:value="17" calcext:value-type="float">
            <text:p>17</text:p>
          </table:table-cell>
          <table:table-cell table:style-name="ce53" table:formula="of:=OFFSET([.$AF$48];4*([.$A167]-1);0)" office:value-type="percentage" office:value="0.0038902884574925" calcext:value-type="percentage">
            <text:p>0.39%</text:p>
          </table:table-cell>
          <table:table-cell table:number-columns-repeated="1021"/>
        </table:table-row>
        <table:table-row table:style-name="ro3">
          <table:table-cell table:formula="of:=[.A167]+1" office:value-type="float" office:value="11" calcext:value-type="float">
            <text:p>11</text:p>
          </table:table-cell>
          <table:table-cell table:style-name="ce6" table:formula="of:=OFFSET([.$AC$48];4*([.$A168]-1);0)" office:value-type="float" office:value="19" calcext:value-type="float">
            <text:p>19</text:p>
          </table:table-cell>
          <table:table-cell table:style-name="ce53" table:formula="of:=OFFSET([.$AF$48];4*([.$A168]-1);0)" office:value-type="percentage" office:value="0.461971754327234" calcext:value-type="percentage">
            <text:p>46.20%</text:p>
          </table:table-cell>
          <table:table-cell table:number-columns-repeated="1021"/>
        </table:table-row>
        <table:table-row table:style-name="ro3">
          <table:table-cell table:formula="of:=[.A168]+1" office:value-type="float" office:value="12" calcext:value-type="float">
            <text:p>12</text:p>
          </table:table-cell>
          <table:table-cell table:style-name="ce6" table:formula="of:=OFFSET([.$AC$48];4*([.$A169]-1);0)" office:value-type="float" office:value="21" calcext:value-type="float">
            <text:p>21</text:p>
          </table:table-cell>
          <table:table-cell table:style-name="ce53" table:formula="of:=OFFSET([.$AF$48];4*([.$A169]-1);0)" office:value-type="percentage" office:value="0.00949777455442505" calcext:value-type="percentage">
            <text:p>0.95%</text:p>
          </table:table-cell>
          <table:table-cell table:number-columns-repeated="1021"/>
        </table:table-row>
        <table:table-row table:style-name="ro3">
          <table:table-cell table:formula="of:=[.A169]+1" office:value-type="float" office:value="13" calcext:value-type="float">
            <text:p>13</text:p>
          </table:table-cell>
          <table:table-cell table:style-name="ce6" table:formula="of:=OFFSET([.$AC$48];4*([.$A170]-1);0)" office:value-type="float" office:value="22" calcext:value-type="float">
            <text:p>22</text:p>
          </table:table-cell>
          <table:table-cell table:style-name="ce53" table:formula="of:=OFFSET([.$AF$48];4*([.$A170]-1);0)" office:value-type="percentage" office:value="0.00593610909651566" calcext:value-type="percentage">
            <text:p>0.59%</text:p>
          </table:table-cell>
          <table:table-cell table:number-columns-repeated="1021"/>
        </table:table-row>
        <table:table-row table:style-name="ro3">
          <table:table-cell table:formula="of:=[.A170]+1" office:value-type="float" office:value="14" calcext:value-type="float">
            <text:p>14</text:p>
          </table:table-cell>
          <table:table-cell table:style-name="ce6" table:formula="of:=OFFSET([.$AC$48];4*([.$A171]-1);0)" office:value-type="float" office:value="23" calcext:value-type="float">
            <text:p>23</text:p>
          </table:table-cell>
          <table:table-cell table:style-name="ce53" table:formula="of:=OFFSET([.$AF$48];4*([.$A171]-1);0)" office:value-type="percentage" office:value="0.281965182084494" calcext:value-type="percentage">
            <text:p>28.20%</text:p>
          </table:table-cell>
          <table:table-cell table:number-columns-repeated="1021"/>
        </table:table-row>
        <table:table-row table:style-name="ro3">
          <table:table-cell table:formula="of:=[.A171]+1" office:value-type="float" office:value="15" calcext:value-type="float">
            <text:p>15</text:p>
          </table:table-cell>
          <table:table-cell table:style-name="ce6" table:formula="of:=OFFSET([.$AC$48];4*([.$A172]-1);0)">
            <text:p/>
          </table:table-cell>
          <table:table-cell table:style-name="ce53" table:formula="of:=OFFSET([.$AF$48];4*([.$A172]-1);0)">
            <text:p/>
          </table:table-cell>
          <table:table-cell table:number-columns-repeated="1021"/>
        </table:table-row>
        <table:table-row table:style-name="ro3">
          <table:table-cell table:formula="of:=[.A172]+1" office:value-type="float" office:value="16" calcext:value-type="float">
            <text:p>16</text:p>
          </table:table-cell>
          <table:table-cell table:style-name="ce6" table:formula="of:=OFFSET([.$AC$48];4*([.$A173]-1);0)">
            <text:p/>
          </table:table-cell>
          <table:table-cell table:style-name="ce53" table:formula="of:=OFFSET([.$AF$48];4*([.$A173]-1);0)">
            <text:p/>
          </table:table-cell>
          <table:table-cell table:number-columns-repeated="1021"/>
        </table:table-row>
        <table:table-row table:style-name="ro3">
          <table:table-cell table:formula="of:=[.A173]+1" office:value-type="float" office:value="17" calcext:value-type="float">
            <text:p>17</text:p>
          </table:table-cell>
          <table:table-cell table:style-name="ce6" table:formula="of:=OFFSET([.$AC$48];4*([.$A174]-1);0)">
            <text:p/>
          </table:table-cell>
          <table:table-cell table:style-name="ce53" table:formula="of:=OFFSET([.$AF$48];4*([.$A174]-1);0)">
            <text:p/>
          </table:table-cell>
          <table:table-cell table:number-columns-repeated="1021"/>
        </table:table-row>
        <table:table-row table:style-name="ro3">
          <table:table-cell table:formula="of:=[.A174]+1" office:value-type="float" office:value="18" calcext:value-type="float">
            <text:p>18</text:p>
          </table:table-cell>
          <table:table-cell table:style-name="ce6" table:formula="of:=OFFSET([.$AC$48];4*([.$A175]-1);0)">
            <text:p/>
          </table:table-cell>
          <table:table-cell table:style-name="ce53" table:formula="of:=OFFSET([.$AF$48];4*([.$A175]-1);0)">
            <text:p/>
          </table:table-cell>
          <table:table-cell table:number-columns-repeated="1021"/>
        </table:table-row>
        <table:table-row table:style-name="ro3">
          <table:table-cell table:formula="of:=[.A175]+1" office:value-type="float" office:value="19" calcext:value-type="float">
            <text:p>19</text:p>
          </table:table-cell>
          <table:table-cell table:style-name="ce6" table:formula="of:=OFFSET([.$AC$48];4*([.$A176]-1);0)">
            <text:p/>
          </table:table-cell>
          <table:table-cell table:style-name="ce53" table:formula="of:=OFFSET([.$AF$48];4*([.$A176]-1);0)">
            <text:p/>
          </table:table-cell>
          <table:table-cell table:number-columns-repeated="1021"/>
        </table:table-row>
        <table:table-row table:style-name="ro3">
          <table:table-cell table:formula="of:=[.A176]+1" office:value-type="float" office:value="20" calcext:value-type="float">
            <text:p>20</text:p>
          </table:table-cell>
          <table:table-cell table:style-name="ce6" table:formula="of:=OFFSET([.$AC$48];4*([.$A177]-1);0)">
            <text:p/>
          </table:table-cell>
          <table:table-cell table:style-name="ce53" table:formula="of:=OFFSET([.$AF$48];4*([.$A177]-1);0)">
            <text:p/>
          </table:table-cell>
          <table:table-cell table:number-columns-repeated="1021"/>
        </table:table-row>
        <table:table-row table:style-name="ro3">
          <table:table-cell table:formula="of:=[.A177]+1" office:value-type="float" office:value="21" calcext:value-type="float">
            <text:p>21</text:p>
          </table:table-cell>
          <table:table-cell table:style-name="ce6" table:formula="of:=OFFSET([.$AC$48];4*([.$A178]-1);0)">
            <text:p/>
          </table:table-cell>
          <table:table-cell table:style-name="ce53" table:formula="of:=OFFSET([.$AF$48];4*([.$A178]-1);0)">
            <text:p/>
          </table:table-cell>
          <table:table-cell table:number-columns-repeated="1021"/>
        </table:table-row>
        <table:table-row table:style-name="ro3">
          <table:table-cell table:formula="of:=[.A178]+1" office:value-type="float" office:value="22" calcext:value-type="float">
            <text:p>22</text:p>
          </table:table-cell>
          <table:table-cell table:style-name="ce6" table:formula="of:=OFFSET([.$AC$48];4*([.$A179]-1);0)">
            <text:p/>
          </table:table-cell>
          <table:table-cell table:style-name="ce53" table:formula="of:=OFFSET([.$AF$48];4*([.$A179]-1);0)">
            <text:p/>
          </table:table-cell>
          <table:table-cell table:number-columns-repeated="1021"/>
        </table:table-row>
        <table:table-row table:style-name="ro3">
          <table:table-cell table:formula="of:=[.A179]+1" office:value-type="float" office:value="23" calcext:value-type="float">
            <text:p>23</text:p>
          </table:table-cell>
          <table:table-cell table:style-name="ce6" table:formula="of:=OFFSET([.$AC$48];4*([.$A180]-1);0)">
            <text:p/>
          </table:table-cell>
          <table:table-cell table:style-name="ce53" table:formula="of:=OFFSET([.$AF$48];4*([.$A180]-1);0)">
            <text:p/>
          </table:table-cell>
          <table:table-cell table:number-columns-repeated="1021"/>
        </table:table-row>
        <table:table-row table:style-name="ro3">
          <table:table-cell table:formula="of:=[.A180]+1" office:value-type="float" office:value="24" calcext:value-type="float">
            <text:p>24</text:p>
          </table:table-cell>
          <table:table-cell table:style-name="ce6" table:formula="of:=OFFSET([.$AC$48];4*([.$A181]-1);0)">
            <text:p/>
          </table:table-cell>
          <table:table-cell table:style-name="ce53" table:formula="of:=OFFSET([.$AF$48];4*([.$A181]-1);0)">
            <text:p/>
          </table:table-cell>
          <table:table-cell table:number-columns-repeated="1021"/>
        </table:table-row>
        <table:table-row table:style-name="ro3">
          <table:table-cell table:formula="of:=[.A181]+1" office:value-type="float" office:value="25" calcext:value-type="float">
            <text:p>25</text:p>
          </table:table-cell>
          <table:table-cell table:style-name="ce6" table:formula="of:=OFFSET([.$AC$48];4*([.$A182]-1);0)">
            <text:p/>
          </table:table-cell>
          <table:table-cell table:style-name="ce53" table:formula="of:=OFFSET([.$AF$48];4*([.$A182]-1);0)">
            <text:p/>
          </table:table-cell>
          <table:table-cell table:number-columns-repeated="1021"/>
        </table:table-row>
        <table:table-row table:style-name="ro3">
          <table:table-cell table:formula="of:=[.A182]+1" office:value-type="float" office:value="26" calcext:value-type="float">
            <text:p>26</text:p>
          </table:table-cell>
          <table:table-cell table:style-name="ce6" table:formula="of:=OFFSET([.$AC$48];4*([.$A183]-1);0)">
            <text:p/>
          </table:table-cell>
          <table:table-cell table:style-name="ce53" table:formula="of:=OFFSET([.$AF$48];4*([.$A183]-1);0)">
            <text:p/>
          </table:table-cell>
          <table:table-cell table:number-columns-repeated="1021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ull Model'.AB47:'Full Model'.AB47">
            <calcext:condition calcext:apply-style-name="Excel_CondFormat_3_1_1" calcext:value="formula-is(NOT(ISERROR(SEARCH(&quot;Intron&quot;;[$'Full Model'.AB47]))))" calcext:base-cell-address="'Full Model'.AB47"/>
            <calcext:condition calcext:apply-style-name="Excel_CondFormat_3_1_2" calcext:value="formula-is(NOT(ISERROR(SEARCH(&quot;Splice&quot;;[$'Full Model'.AB47]))))" calcext:base-cell-address="'Full Model'.AB47"/>
            <calcext:condition calcext:apply-style-name="Excel_CondFormat_3_1_3" calcext:value="formula-is(NOT(ISERROR(SEARCH(&quot;Exon&quot;;[$'Full Model'.AB47]))))" calcext:base-cell-address="'Full Model'.AB47"/>
          </calcext:conditional-format>
          <calcext:conditional-format calcext:target-range-address="'Full Model'.AB51:'Full Model'.AB51">
            <calcext:condition calcext:apply-style-name="Excel_CondFormat_3_2_1" calcext:value="formula-is(NOT(ISERROR(SEARCH(&quot;Intron&quot;;[$'Full Model'.AB51]))))" calcext:base-cell-address="'Full Model'.AB51"/>
            <calcext:condition calcext:apply-style-name="Excel_CondFormat_3_2_2" calcext:value="formula-is(NOT(ISERROR(SEARCH(&quot;Splice&quot;;[$'Full Model'.AB51]))))" calcext:base-cell-address="'Full Model'.AB51"/>
            <calcext:condition calcext:apply-style-name="Excel_CondFormat_3_2_3" calcext:value="formula-is(NOT(ISERROR(SEARCH(&quot;Exon&quot;;[$'Full Model'.AB51]))))" calcext:base-cell-address="'Full Model'.AB51"/>
          </calcext:conditional-format>
          <calcext:conditional-format calcext:target-range-address="'Full Model'.AB59:'Full Model'.AB59 'Full Model'.AB63:'Full Model'.AB63 'Full Model'.AB67:'Full Model'.AB67 'Full Model'.AB71:'Full Model'.AB71 'Full Model'.AB75:'Full Model'.AB75 'Full Model'.AB79:'Full Model'.AB79 'Full Model'.AB83:'Full Model'.AB83 'Full Model'.AB87:'Full Model'.AB87 'Full Model'.AB91:'Full Model'.AB91 'Full Model'.AB95:'Full Model'.AB95 'Full Model'.AB99:'Full Model'.AB99 'Full Model'.AB55:'Full Model'.AB55">
            <calcext:condition calcext:apply-style-name="Excel_CondFormat_3_3_1" calcext:value="formula-is(NOT(ISERROR(SEARCH(&quot;Intron&quot;;[$'Full Model'.AB55]))))" calcext:base-cell-address="'Full Model'.AB55"/>
            <calcext:condition calcext:apply-style-name="Excel_CondFormat_3_3_2" calcext:value="formula-is(NOT(ISERROR(SEARCH(&quot;Splice&quot;;[$'Full Model'.AB55]))))" calcext:base-cell-address="'Full Model'.AB55"/>
            <calcext:condition calcext:apply-style-name="Excel_CondFormat_3_3_3" calcext:value="formula-is(NOT(ISERROR(SEARCH(&quot;Exon&quot;;[$'Full Model'.AB55]))))" calcext:base-cell-address="'Full Model'.AB55"/>
          </calcext:conditional-format>
          <calcext:conditional-format calcext:target-range-address="'Full Model'.AB103:'Full Model'.AB103">
            <calcext:condition calcext:apply-style-name="Excel_CondFormat_3_4_1" calcext:value="formula-is(NOT(ISERROR(SEARCH(&quot;Intron&quot;;[$'Full Model'.AB103]))))" calcext:base-cell-address="'Full Model'.AB103"/>
            <calcext:condition calcext:apply-style-name="Excel_CondFormat_3_4_2" calcext:value="formula-is(NOT(ISERROR(SEARCH(&quot;Splice&quot;;[$'Full Model'.AB103]))))" calcext:base-cell-address="'Full Model'.AB103"/>
            <calcext:condition calcext:apply-style-name="Excel_CondFormat_3_4_3" calcext:value="formula-is(NOT(ISERROR(SEARCH(&quot;Exon&quot;;[$'Full Model'.AB103]))))" calcext:base-cell-address="'Full Model'.AB103"/>
          </calcext:conditional-format>
          <calcext:conditional-format calcext:target-range-address="'Full Model'.AB107:'Full Model'.AB107">
            <calcext:condition calcext:apply-style-name="Excel_CondFormat_3_5_1" calcext:value="formula-is(NOT(ISERROR(SEARCH(&quot;Intron&quot;;[$'Full Model'.AB107]))))" calcext:base-cell-address="'Full Model'.AB107"/>
            <calcext:condition calcext:apply-style-name="Excel_CondFormat_3_5_2" calcext:value="formula-is(NOT(ISERROR(SEARCH(&quot;Splice&quot;;[$'Full Model'.AB107]))))" calcext:base-cell-address="'Full Model'.AB107"/>
            <calcext:condition calcext:apply-style-name="Excel_CondFormat_3_5_3" calcext:value="formula-is(NOT(ISERROR(SEARCH(&quot;Exon&quot;;[$'Full Model'.AB107]))))" calcext:base-cell-address="'Full Model'.AB107"/>
          </calcext:conditional-format>
          <calcext:conditional-format calcext:target-range-address="'Full Model'.AB111:'Full Model'.AB111">
            <calcext:condition calcext:apply-style-name="Excel_CondFormat_3_6_1" calcext:value="formula-is(NOT(ISERROR(SEARCH(&quot;Intron&quot;;[$'Full Model'.AB111]))))" calcext:base-cell-address="'Full Model'.AB111"/>
            <calcext:condition calcext:apply-style-name="Excel_CondFormat_3_6_2" calcext:value="formula-is(NOT(ISERROR(SEARCH(&quot;Splice&quot;;[$'Full Model'.AB111]))))" calcext:base-cell-address="'Full Model'.AB111"/>
            <calcext:condition calcext:apply-style-name="Excel_CondFormat_3_6_3" calcext:value="formula-is(NOT(ISERROR(SEARCH(&quot;Exon&quot;;[$'Full Model'.AB111]))))" calcext:base-cell-address="'Full Model'.AB111"/>
          </calcext:conditional-format>
          <calcext:conditional-format calcext:target-range-address="'Full Model'.AB115:'Full Model'.AB115">
            <calcext:condition calcext:apply-style-name="Excel_CondFormat_3_7_1" calcext:value="formula-is(NOT(ISERROR(SEARCH(&quot;Intron&quot;;[$'Full Model'.AB115]))))" calcext:base-cell-address="'Full Model'.AB115"/>
            <calcext:condition calcext:apply-style-name="Excel_CondFormat_3_7_2" calcext:value="formula-is(NOT(ISERROR(SEARCH(&quot;Splice&quot;;[$'Full Model'.AB115]))))" calcext:base-cell-address="'Full Model'.AB115"/>
            <calcext:condition calcext:apply-style-name="Excel_CondFormat_3_7_3" calcext:value="formula-is(NOT(ISERROR(SEARCH(&quot;Exon&quot;;[$'Full Model'.AB115]))))" calcext:base-cell-address="'Full Model'.AB115"/>
          </calcext:conditional-format>
          <calcext:conditional-format calcext:target-range-address="'Full Model'.AB119:'Full Model'.AB119 'Full Model'.AB127:'Full Model'.AB127 'Full Model'.AB135:'Full Model'.AB135 'Full Model'.AB139:'Full Model'.AB139">
            <calcext:condition calcext:apply-style-name="Excel_CondFormat_3_8_1" calcext:value="formula-is(NOT(ISERROR(SEARCH(&quot;Intron&quot;;[$'Full Model'.AB119]))))" calcext:base-cell-address="'Full Model'.AB119"/>
            <calcext:condition calcext:apply-style-name="Excel_CondFormat_3_8_2" calcext:value="formula-is(NOT(ISERROR(SEARCH(&quot;Splice&quot;;[$'Full Model'.AB119]))))" calcext:base-cell-address="'Full Model'.AB119"/>
            <calcext:condition calcext:apply-style-name="Excel_CondFormat_3_8_3" calcext:value="formula-is(NOT(ISERROR(SEARCH(&quot;Exon&quot;;[$'Full Model'.AB119]))))" calcext:base-cell-address="'Full Model'.AB119"/>
          </calcext:conditional-format>
          <calcext:conditional-format calcext:target-range-address="'Full Model'.AB123:'Full Model'.AB123 'Full Model'.AB131:'Full Model'.AB131 'Full Model'.AB143:'Full Model'.AB143 'Full Model'.AB147:'Full Model'.AB147">
            <calcext:condition calcext:apply-style-name="Excel_CondFormat_3_9_1" calcext:value="formula-is(NOT(ISERROR(SEARCH(&quot;Intron&quot;;[$'Full Model'.AB123]))))" calcext:base-cell-address="'Full Model'.AB123"/>
            <calcext:condition calcext:apply-style-name="Excel_CondFormat_3_9_2" calcext:value="formula-is(NOT(ISERROR(SEARCH(&quot;Splice&quot;;[$'Full Model'.AB123]))))" calcext:base-cell-address="'Full Model'.AB123"/>
            <calcext:condition calcext:apply-style-name="Excel_CondFormat_3_9_3" calcext:value="formula-is(NOT(ISERROR(SEARCH(&quot;Exon&quot;;[$'Full Model'.AB123]))))" calcext:base-cell-address="'Full Model'.AB123"/>
          </calcext:conditional-format>
          <calcext:conditional-format calcext:target-range-address="'Full Model'.B47:'Full Model'.AA47 'Full Model'.B51:'Full Model'.AA51 'Full Model'.B55:'Full Model'.AA55 'Full Model'.B59:'Full Model'.AA59 'Full Model'.B63:'Full Model'.AA63 'Full Model'.B67:'Full Model'.AA67 'Full Model'.B71:'Full Model'.AA71 'Full Model'.B75:'Full Model'.AA75 'Full Model'.B79:'Full Model'.AA79 'Full Model'.B83:'Full Model'.AA83 'Full Model'.B87:'Full Model'.AA87 'Full Model'.B91:'Full Model'.AA91 'Full Model'.B95:'Full Model'.AA95 'Full Model'.B99:'Full Model'.AA99 'Full Model'.B103:'Full Model'.AA103 'Full Model'.B107:'Full Model'.AA107 'Full Model'.B111:'Full Model'.AA111 'Full Model'.B115:'Full Model'.AA115 'Full Model'.B119:'Full Model'.AA119 'Full Model'.B123:'Full Model'.AA123 'Full Model'.B127:'Full Model'.AA127 'Full Model'.B131:'Full Model'.AA131 'Full Model'.B135:'Full Model'.AA135 'Full Model'.B139:'Full Model'.AA139 'Full Model'.B143:'Full Model'.AA143 'Full Model'.B147:'Full Model'.AA147">
            <calcext:condition calcext:apply-style-name="Excel_CondFormat_3_10_1" calcext:value="formula-is(NOT(ISERROR(SEARCH(&quot;Intron&quot;;[$'Full Model'.B47]))))" calcext:base-cell-address="'Full Model'.B47"/>
            <calcext:condition calcext:apply-style-name="Excel_CondFormat_3_10_2" calcext:value="formula-is(NOT(ISERROR(SEARCH(&quot;Splice&quot;;[$'Full Model'.B47]))))" calcext:base-cell-address="'Full Model'.B47"/>
            <calcext:condition calcext:apply-style-name="Excel_CondFormat_3_10_3" calcext:value="formula-is(NOT(ISERROR(SEARCH(&quot;Exon&quot;;[$'Full Model'.B47]))))" calcext:base-cell-address="'Full Model'.B47"/>
          </calcext:conditional-format>
          <calcext:conditional-format calcext:target-range-address="'Full Model'.B2:'Full Model'.B4">
            <calcext:condition calcext:apply-style-name="Excel_CondFormat_3_11_1" calcext:value="formula-is(OR(MIN([$'Full Model'.$B$2:.$B$4])&lt;0;MAX([$'Full Model'.$B$2:.$B$4])&gt;1))" calcext:base-cell-address="'Full Model'.B2"/>
            <calcext:condition calcext:apply-style-name="Excel_CondFormat_3_11_2" calcext:value="formula-is(NOT(ISNUMBER([$'Full Model'.B2])))" calcext:base-cell-address="'Full Model'.B2"/>
          </calcext:conditional-format>
          <calcext:conditional-format calcext:target-range-address="'Full Model'.F12:'Full Model'.I14">
            <calcext:condition calcext:apply-style-name="Excel_CondFormat_3_12_1" calcext:value="formula-is(OR(MIN([$'Full Model'.$F12:.$I12])&lt;0;MAX([$'Full Model'.$F12:.$I12])&lt;0;NOT(SUM([$'Full Model'.$F12:.$I12])=1)))" calcext:base-cell-address="'Full Model'.F12"/>
            <calcext:condition calcext:apply-style-name="Excel_CondFormat_3_12_2" calcext:value="formula-is(NOT(ISNUMBER([$'Full Model'.F12])))" calcext:base-cell-address="'Full Model'.F12"/>
          </calcext:conditional-format>
          <calcext:conditional-format calcext:target-range-address="'Full Model'.E16:'Full Model'.J16">
            <calcext:condition calcext:apply-style-name="Excel_CondFormat_3_13_1" calcext:value="formula-is(OR(LEN(Sequence)&gt;26;NOT(LEN(Sequence)=COUNTIF(SequenceVector;&quot;A&quot;)+COUNTIF(SequenceVector;&quot;C&quot;)+COUNTIF(SequenceVector;&quot;G&quot;)+COUNTIF(SequenceVector;&quot;T&quot;))))" calcext:base-cell-address="'Full Model'.E16"/>
          </calcext:conditional-format>
        </calcext:conditional-formats>
      </table:table>
      <table:table table:name="Additional Calculations" table:style-name="ta4">
        <office:forms form:automatic-focus="false" form:apply-design-mode="false"/>
        <table:table-column table:style-name="co13" table:default-cell-style-name="ce1"/>
        <table:table-column table:style-name="co19" table:default-cell-style-name="ce1"/>
        <table:table-column table:style-name="co19" table:default-cell-style-name="ce91"/>
        <table:table-column table:style-name="co2" table:number-columns-repeated="28" table:default-cell-style-name="Default"/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990" table:default-cell-style-name="Default"/>
        <table:table-row table:style-name="ro8">
          <table:table-cell/>
          <table:table-cell table:style-name="ce8" office:value-type="string" calcext:value-type="string">
            <text:p>Path #</text:p>
          </table:table-cell>
          <table:table-cell table:style-name="ce89" office:value-type="string" calcext:value-type="string">
            <text:p>Offset</text:p>
          </table:table-cell>
          <table:table-cell table:style-name="ce92"/>
          <table:table-cell table:style-name="ce96" table:number-columns-repeated="26"/>
          <table:table-cell table:style-name="ce6"/>
          <table:table-cell table:style-name="ce114" office:value-type="string" calcext:value-type="string">
            <text:p>Pr(State Path &amp; Observation Path)</text:p>
          </table:table-cell>
          <table:table-cell table:style-name="ce115" office:value-type="string" calcext:value-type="string">
            <text:p>Ln-Transformed</text:p>
          </table:table-cell>
          <table:table-cell table:style-name="ce114" office:value-type="string" calcext:value-type="string">
            <text:p>Likelihood (State Path | Observation Path)</text:p>
          </table:table-cell>
          <table:table-cell table:number-columns-repeated="990"/>
        </table:table-row>
        <table:table-row table:style-name="ro3">
          <table:table-cell/>
          <table:table-cell table:style-name="ce6" table:formula="of:=IF([.AF3]=0;&quot;&quot;;1)">
            <text:p/>
          </table:table-cell>
          <table:table-cell table:style-name="ce90" table:formula="of:=IF([.B2]=&quot;&quot;;&quot;&quot;;ROW()-1)">
            <text:p/>
          </table:table-cell>
          <table:table-cell table:style-name="ce92" office:value-type="string" calcext:value-type="string">
            <text:p>Intron</text:p>
          </table:table-cell>
          <table:table-cell table:number-columns-repeated="25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/>
          <table:table-cell/>
          <table:table-cell table:style-name="ce12"/>
          <table:table-cell table:number-columns-repeated="991"/>
        </table:table-row>
        <table:table-row table:style-name="ro3">
          <table:table-cell table:style-name="ce88" office:value-type="string" calcext:value-type="string">
            <text:p>P(Obs <text:span text:style-name="T4">i</text:span><text:span text:style-name="T5"> | Obs </text:span><text:span text:style-name="T6">i</text:span><text:span text:style-name="T5"> – 1)</text:span></text:p>
          </table:table-cell>
          <table:table-cell table:number-columns-repeated="2"/>
          <table:table-cell table:style-name="ce92" table:formula="of:=IF([.D2]=&quot;Exon&quot;;InitialProbabilityExon;IF([.D2]=&quot;Splice&quot;;InitialProbabilitySplice;InitialProbabilityIntron))" office:value-type="float" office:value="0" calcext:value-type="float">
            <text:p>0.00</text:p>
          </table:table-cell>
          <table:table-cell table:style-name="ce92" table:formula="of:=VLOOKUP([.D2];TransitionMatrix_Splice;IF([.E2]=&quot;Exon&quot;;2;IF([.E2]=&quot;Splice&quot;;3;IF([.E2]=&quot;Intron&quot;;4;5)));FALSE())" office:value-type="float" office:value="0.9" calcext:value-type="float">
            <text:p>0.90</text:p>
          </table:table-cell>
          <table:table-cell table:style-name="ce92" table:formula="of:=VLOOKUP([.E2];TransitionMatrix_Splice;IF([.F2]=&quot;Exon&quot;;2;IF([.F2]=&quot;Splice&quot;;3;IF([.F2]=&quot;Intron&quot;;4;5)));FALSE())" office:value-type="float" office:value="0.9" calcext:value-type="float">
            <text:p>0.90</text:p>
          </table:table-cell>
          <table:table-cell table:style-name="ce92" table:formula="of:=VLOOKUP([.F2];TransitionMatrix_Splice;IF([.G2]=&quot;Exon&quot;;2;IF([.G2]=&quot;Splice&quot;;3;IF([.G2]=&quot;Intron&quot;;4;5)));FALSE())" office:value-type="float" office:value="0.9" calcext:value-type="float">
            <text:p>0.90</text:p>
          </table:table-cell>
          <table:table-cell table:style-name="ce92" table:formula="of:=VLOOKUP([.G2];TransitionMatrix_Splice;IF([.H2]=&quot;Exon&quot;;2;IF([.H2]=&quot;Splice&quot;;3;IF([.H2]=&quot;Intron&quot;;4;5)));FALSE())" office:value-type="float" office:value="0.9" calcext:value-type="float">
            <text:p>0.90</text:p>
          </table:table-cell>
          <table:table-cell table:style-name="ce92" table:formula="of:=VLOOKUP([.H2];TransitionMatrix_Splice;IF([.I2]=&quot;Exon&quot;;2;IF([.I2]=&quot;Splice&quot;;3;IF([.I2]=&quot;Intron&quot;;4;5)));FALSE())" office:value-type="float" office:value="0.9" calcext:value-type="float">
            <text:p>0.90</text:p>
          </table:table-cell>
          <table:table-cell table:style-name="ce92" table:formula="of:=VLOOKUP([.I2];TransitionMatrix_Splice;IF([.J2]=&quot;Exon&quot;;2;IF([.J2]=&quot;Splice&quot;;3;IF([.J2]=&quot;Intron&quot;;4;5)));FALSE())" office:value-type="float" office:value="0.9" calcext:value-type="float">
            <text:p>0.90</text:p>
          </table:table-cell>
          <table:table-cell table:style-name="ce92" table:formula="of:=VLOOKUP([.J2];TransitionMatrix_Splice;IF([.K2]=&quot;Exon&quot;;2;IF([.K2]=&quot;Splice&quot;;3;IF([.K2]=&quot;Intron&quot;;4;5)));FALSE())" office:value-type="float" office:value="0.9" calcext:value-type="float">
            <text:p>0.90</text:p>
          </table:table-cell>
          <table:table-cell table:style-name="ce92" table:formula="of:=VLOOKUP([.K2];TransitionMatrix_Splice;IF([.L2]=&quot;Exon&quot;;2;IF([.L2]=&quot;Splice&quot;;3;IF([.L2]=&quot;Intron&quot;;4;5)));FALSE())" office:value-type="float" office:value="0.9" calcext:value-type="float">
            <text:p>0.90</text:p>
          </table:table-cell>
          <table:table-cell table:style-name="ce92" table:formula="of:=VLOOKUP([.L2];TransitionMatrix_Splice;IF([.M2]=&quot;Exon&quot;;2;IF([.M2]=&quot;Splice&quot;;3;IF([.M2]=&quot;Intron&quot;;4;5)));FALSE())" office:value-type="float" office:value="0.9" calcext:value-type="float">
            <text:p>0.90</text:p>
          </table:table-cell>
          <table:table-cell table:style-name="ce92" table:formula="of:=VLOOKUP([.M2];TransitionMatrix_Splice;IF([.N2]=&quot;Exon&quot;;2;IF([.N2]=&quot;Splice&quot;;3;IF([.N2]=&quot;Intron&quot;;4;5)));FALSE())" office:value-type="float" office:value="0.9" calcext:value-type="float">
            <text:p>0.90</text:p>
          </table:table-cell>
          <table:table-cell table:style-name="ce92" table:formula="of:=VLOOKUP([.N2];TransitionMatrix_Splice;IF([.O2]=&quot;Exon&quot;;2;IF([.O2]=&quot;Splice&quot;;3;IF([.O2]=&quot;Intron&quot;;4;5)));FALSE())" office:value-type="float" office:value="0.9" calcext:value-type="float">
            <text:p>0.90</text:p>
          </table:table-cell>
          <table:table-cell table:style-name="ce92" table:formula="of:=VLOOKUP([.O2];TransitionMatrix_Splice;IF([.P2]=&quot;Exon&quot;;2;IF([.P2]=&quot;Splice&quot;;3;IF([.P2]=&quot;Intron&quot;;4;5)));FALSE())" office:value-type="float" office:value="0.9" calcext:value-type="float">
            <text:p>0.90</text:p>
          </table:table-cell>
          <table:table-cell table:style-name="ce92" table:formula="of:=VLOOKUP([.P2];TransitionMatrix_Splice;IF([.Q2]=&quot;Exon&quot;;2;IF([.Q2]=&quot;Splice&quot;;3;IF([.Q2]=&quot;Intron&quot;;4;5)));FALSE())" office:value-type="float" office:value="0.9" calcext:value-type="float">
            <text:p>0.90</text:p>
          </table:table-cell>
          <table:table-cell table:style-name="ce92" table:formula="of:=VLOOKUP([.Q2];TransitionMatrix_Splice;IF([.R2]=&quot;Exon&quot;;2;IF([.R2]=&quot;Splice&quot;;3;IF([.R2]=&quot;Intron&quot;;4;5)));FALSE())" office:value-type="float" office:value="0.9" calcext:value-type="float">
            <text:p>0.90</text:p>
          </table:table-cell>
          <table:table-cell table:style-name="ce92" table:formula="of:=VLOOKUP([.R2];TransitionMatrix_Splice;IF([.S2]=&quot;Exon&quot;;2;IF([.S2]=&quot;Splice&quot;;3;IF([.S2]=&quot;Intron&quot;;4;5)));FALSE())" office:value-type="float" office:value="0.9" calcext:value-type="float">
            <text:p>0.90</text:p>
          </table:table-cell>
          <table:table-cell table:style-name="ce92" table:formula="of:=VLOOKUP([.S2];TransitionMatrix_Splice;IF([.T2]=&quot;Exon&quot;;2;IF([.T2]=&quot;Splice&quot;;3;IF([.T2]=&quot;Intron&quot;;4;5)));FALSE())" office:value-type="float" office:value="0.9" calcext:value-type="float">
            <text:p>0.90</text:p>
          </table:table-cell>
          <table:table-cell table:style-name="ce92" table:formula="of:=VLOOKUP([.T2];TransitionMatrix_Splice;IF([.U2]=&quot;Exon&quot;;2;IF([.U2]=&quot;Splice&quot;;3;IF([.U2]=&quot;Intron&quot;;4;5)));FALSE())" office:value-type="float" office:value="0.9" calcext:value-type="float">
            <text:p>0.90</text:p>
          </table:table-cell>
          <table:table-cell table:style-name="ce92" table:formula="of:=VLOOKUP([.U2];TransitionMatrix_Splice;IF([.V2]=&quot;Exon&quot;;2;IF([.V2]=&quot;Splice&quot;;3;IF([.V2]=&quot;Intron&quot;;4;5)));FALSE())" office:value-type="float" office:value="0.9" calcext:value-type="float">
            <text:p>0.90</text:p>
          </table:table-cell>
          <table:table-cell table:style-name="ce92" table:formula="of:=VLOOKUP([.V2];TransitionMatrix_Splice;IF([.W2]=&quot;Exon&quot;;2;IF([.W2]=&quot;Splice&quot;;3;IF([.W2]=&quot;Intron&quot;;4;5)));FALSE())" office:value-type="float" office:value="0.9" calcext:value-type="float">
            <text:p>0.90</text:p>
          </table:table-cell>
          <table:table-cell table:style-name="ce92" table:formula="of:=VLOOKUP([.W2];TransitionMatrix_Splice;IF([.X2]=&quot;Exon&quot;;2;IF([.X2]=&quot;Splice&quot;;3;IF([.X2]=&quot;Intron&quot;;4;5)));FALSE())" office:value-type="float" office:value="0.9" calcext:value-type="float">
            <text:p>0.90</text:p>
          </table:table-cell>
          <table:table-cell table:style-name="ce92" table:formula="of:=VLOOKUP([.X2];TransitionMatrix_Splice;IF([.Y2]=&quot;Exon&quot;;2;IF([.Y2]=&quot;Splice&quot;;3;IF([.Y2]=&quot;Intron&quot;;4;5)));FALSE())" office:value-type="float" office:value="0.9" calcext:value-type="float">
            <text:p>0.90</text:p>
          </table:table-cell>
          <table:table-cell table:style-name="ce92" table:formula="of:=VLOOKUP([.Y2];TransitionMatrix_Splice;IF([.Z2]=&quot;Exon&quot;;2;IF([.Z2]=&quot;Splice&quot;;3;IF([.Z2]=&quot;Intron&quot;;4;5)));FALSE())" office:value-type="float" office:value="0.9" calcext:value-type="float">
            <text:p>0.90</text:p>
          </table:table-cell>
          <table:table-cell table:style-name="ce92" table:formula="of:=VLOOKUP([.Z2];TransitionMatrix_Splice;IF([.AA2]=&quot;Exon&quot;;2;IF([.AA2]=&quot;Splice&quot;;3;IF([.AA2]=&quot;Intron&quot;;4;5)));FALSE())" office:value-type="float" office:value="0.9" calcext:value-type="float">
            <text:p>0.90</text:p>
          </table:table-cell>
          <table:table-cell table:style-name="ce92" table:formula="of:=VLOOKUP([.AA2];TransitionMatrix_Splice;IF([.AB2]=&quot;Exon&quot;;2;IF([.AB2]=&quot;Splice&quot;;3;IF([.AB2]=&quot;Intron&quot;;4;5)));FALSE())" office:value-type="float" office:value="0.9" calcext:value-type="float">
            <text:p>0.90</text:p>
          </table:table-cell>
          <table:table-cell table:style-name="ce92" table:formula="of:=VLOOKUP([.AB2];TransitionMatrix_Splice;IF([.AC2]=&quot;Exon&quot;;2;IF([.AC2]=&quot;Splice&quot;;3;IF([.AC2]=&quot;Intron&quot;;4;5)));FALSE())" office:value-type="float" office:value="0.9" calcext:value-type="float">
            <text:p>0.90</text:p>
          </table:table-cell>
          <table:table-cell table:style-name="ce92" table:formula="of:=VLOOKUP([.AC2];TransitionMatrix_Splice;IF([.AD2]=&quot;Exon&quot;;2;IF([.AD2]=&quot;Splice&quot;;3;IF([.AD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3:.AD3])*PRODUCT([.D4:.AC4])" office:value-type="float" office:value="0" calcext:value-type="float">
            <text:p>0.00E+00</text:p>
          </table:table-cell>
          <table:table-cell table:style-name="ce51" table:formula="of:=IF([.AF3]&gt;0;LN([.AF3]);&quot;undefined&quot;)" office:value-type="string" office:string-value="undefined" calcext:value-type="string">
            <text:p>undefined</text:p>
          </table:table-cell>
          <table:table-cell table:style-name="ce54" table:formula="of:=[.AF3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 table:style-name="ce88" office:value-type="string" calcext:value-type="string">
            <text:p>P(Obs <text:span text:style-name="T4">i</text:span><text:span text:style-name="T5"> | State </text:span><text:span text:style-name="T6">i</text:span><text:span text:style-name="T5">)</text:span></text:p>
          </table:table-cell>
          <table:table-cell table:number-columns-repeated="2"/>
          <table:table-cell table:style-name="ce93" table:formula="of:=VLOOKUP([.D2];EmissionMatrix_Splice;IF([$'Full Model'.B$44]=&quot;A&quot;;2;IF([$'Full Model'.B$44]=&quot;C&quot;;3;IF([$'Full Model'.B$44]=&quot;G&quot;;4;5)));FALSE())" office:value-type="float" office:value="0.1" calcext:value-type="float">
            <text:p>0.10</text:p>
          </table:table-cell>
          <table:table-cell table:style-name="ce93" table:formula="of:=VLOOKUP([.E2];EmissionMatrix_Splice;IF([$'Full Model'.C$44]=&quot;A&quot;;2;IF([$'Full Model'.C$44]=&quot;C&quot;;3;IF([$'Full Model'.C$44]=&quot;G&quot;;4;5)));FALSE())" office:value-type="float" office:value="0.4" calcext:value-type="float">
            <text:p>0.40</text:p>
          </table:table-cell>
          <table:table-cell table:style-name="ce93" table:formula="of:=VLOOKUP([.F2];EmissionMatrix_Splice;IF([$'Full Model'.D$44]=&quot;A&quot;;2;IF([$'Full Model'.D$44]=&quot;C&quot;;3;IF([$'Full Model'.D$44]=&quot;G&quot;;4;5)));FALSE())" office:value-type="float" office:value="0.4" calcext:value-type="float">
            <text:p>0.40</text:p>
          </table:table-cell>
          <table:table-cell table:style-name="ce93" table:formula="of:=VLOOKUP([.G2];EmissionMatrix_Splice;IF([$'Full Model'.E$44]=&quot;A&quot;;2;IF([$'Full Model'.E$44]=&quot;C&quot;;3;IF([$'Full Model'.E$44]=&quot;G&quot;;4;5)));FALSE())" office:value-type="float" office:value="0.1" calcext:value-type="float">
            <text:p>0.10</text:p>
          </table:table-cell>
          <table:table-cell table:style-name="ce93" table:formula="of:=VLOOKUP([.H2];EmissionMatrix_Splice;IF([$'Full Model'.F$44]=&quot;A&quot;;2;IF([$'Full Model'.F$44]=&quot;C&quot;;3;IF([$'Full Model'.F$44]=&quot;G&quot;;4;5)));FALSE())" office:value-type="float" office:value="0.4" calcext:value-type="float">
            <text:p>0.40</text:p>
          </table:table-cell>
          <table:table-cell table:style-name="ce93" table:formula="of:=VLOOKUP([.I2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2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2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2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2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2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2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2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2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2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2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2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2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2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2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2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2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2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2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2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7]=0;&quot;&quot;;1+MAX([.B$2:.B5]))">
            <text:p/>
          </table:table-cell>
          <table:table-cell table:style-name="ce90" table:formula="of:=IF([.B6]=&quot;&quot;;&quot;&quot;;ROW()-1)">
            <text:p/>
          </table:table-cell>
          <table:table-cell table:style-name="ce92" office:value-type="string" calcext:value-type="string">
            <text:p>Splice</text:p>
          </table:table-cell>
          <table:table-cell table:number-columns-repeated="25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6]=&quot;Exon&quot;;InitialProbabilityExon;IF([.D6]=&quot;Splice&quot;;InitialProbabilitySplice;InitialProbabilityIntron))" office:value-type="float" office:value="0" calcext:value-type="float">
            <text:p>0.00</text:p>
          </table:table-cell>
          <table:table-cell table:style-name="ce92" table:formula="of:=VLOOKUP([.D6];TransitionMatrix_Splice;IF([.E6]=&quot;Exon&quot;;2;IF([.E6]=&quot;Splice&quot;;3;IF([.E6]=&quot;Intron&quot;;4;5)));FALSE())" office:value-type="float" office:value="1" calcext:value-type="float">
            <text:p>1.00</text:p>
          </table:table-cell>
          <table:table-cell table:style-name="ce92" table:formula="of:=VLOOKUP([.E6];TransitionMatrix_Splice;IF([.F6]=&quot;Exon&quot;;2;IF([.F6]=&quot;Splice&quot;;3;IF([.F6]=&quot;Intron&quot;;4;5)));FALSE())" office:value-type="float" office:value="0.9" calcext:value-type="float">
            <text:p>0.90</text:p>
          </table:table-cell>
          <table:table-cell table:style-name="ce92" table:formula="of:=VLOOKUP([.F6];TransitionMatrix_Splice;IF([.G6]=&quot;Exon&quot;;2;IF([.G6]=&quot;Splice&quot;;3;IF([.G6]=&quot;Intron&quot;;4;5)));FALSE())" office:value-type="float" office:value="0.9" calcext:value-type="float">
            <text:p>0.90</text:p>
          </table:table-cell>
          <table:table-cell table:style-name="ce92" table:formula="of:=VLOOKUP([.G6];TransitionMatrix_Splice;IF([.H6]=&quot;Exon&quot;;2;IF([.H6]=&quot;Splice&quot;;3;IF([.H6]=&quot;Intron&quot;;4;5)));FALSE())" office:value-type="float" office:value="0.9" calcext:value-type="float">
            <text:p>0.90</text:p>
          </table:table-cell>
          <table:table-cell table:style-name="ce92" table:formula="of:=VLOOKUP([.H6];TransitionMatrix_Splice;IF([.I6]=&quot;Exon&quot;;2;IF([.I6]=&quot;Splice&quot;;3;IF([.I6]=&quot;Intron&quot;;4;5)));FALSE())" office:value-type="float" office:value="0.9" calcext:value-type="float">
            <text:p>0.90</text:p>
          </table:table-cell>
          <table:table-cell table:style-name="ce92" table:formula="of:=VLOOKUP([.I6];TransitionMatrix_Splice;IF([.J6]=&quot;Exon&quot;;2;IF([.J6]=&quot;Splice&quot;;3;IF([.J6]=&quot;Intron&quot;;4;5)));FALSE())" office:value-type="float" office:value="0.9" calcext:value-type="float">
            <text:p>0.90</text:p>
          </table:table-cell>
          <table:table-cell table:style-name="ce92" table:formula="of:=VLOOKUP([.J6];TransitionMatrix_Splice;IF([.K6]=&quot;Exon&quot;;2;IF([.K6]=&quot;Splice&quot;;3;IF([.K6]=&quot;Intron&quot;;4;5)));FALSE())" office:value-type="float" office:value="0.9" calcext:value-type="float">
            <text:p>0.90</text:p>
          </table:table-cell>
          <table:table-cell table:style-name="ce92" table:formula="of:=VLOOKUP([.K6];TransitionMatrix_Splice;IF([.L6]=&quot;Exon&quot;;2;IF([.L6]=&quot;Splice&quot;;3;IF([.L6]=&quot;Intron&quot;;4;5)));FALSE())" office:value-type="float" office:value="0.9" calcext:value-type="float">
            <text:p>0.90</text:p>
          </table:table-cell>
          <table:table-cell table:style-name="ce92" table:formula="of:=VLOOKUP([.L6];TransitionMatrix_Splice;IF([.M6]=&quot;Exon&quot;;2;IF([.M6]=&quot;Splice&quot;;3;IF([.M6]=&quot;Intron&quot;;4;5)));FALSE())" office:value-type="float" office:value="0.9" calcext:value-type="float">
            <text:p>0.90</text:p>
          </table:table-cell>
          <table:table-cell table:style-name="ce92" table:formula="of:=VLOOKUP([.M6];TransitionMatrix_Splice;IF([.N6]=&quot;Exon&quot;;2;IF([.N6]=&quot;Splice&quot;;3;IF([.N6]=&quot;Intron&quot;;4;5)));FALSE())" office:value-type="float" office:value="0.9" calcext:value-type="float">
            <text:p>0.90</text:p>
          </table:table-cell>
          <table:table-cell table:style-name="ce92" table:formula="of:=VLOOKUP([.N6];TransitionMatrix_Splice;IF([.O6]=&quot;Exon&quot;;2;IF([.O6]=&quot;Splice&quot;;3;IF([.O6]=&quot;Intron&quot;;4;5)));FALSE())" office:value-type="float" office:value="0.9" calcext:value-type="float">
            <text:p>0.90</text:p>
          </table:table-cell>
          <table:table-cell table:style-name="ce92" table:formula="of:=VLOOKUP([.O6];TransitionMatrix_Splice;IF([.P6]=&quot;Exon&quot;;2;IF([.P6]=&quot;Splice&quot;;3;IF([.P6]=&quot;Intron&quot;;4;5)));FALSE())" office:value-type="float" office:value="0.9" calcext:value-type="float">
            <text:p>0.90</text:p>
          </table:table-cell>
          <table:table-cell table:style-name="ce92" table:formula="of:=VLOOKUP([.P6];TransitionMatrix_Splice;IF([.Q6]=&quot;Exon&quot;;2;IF([.Q6]=&quot;Splice&quot;;3;IF([.Q6]=&quot;Intron&quot;;4;5)));FALSE())" office:value-type="float" office:value="0.9" calcext:value-type="float">
            <text:p>0.90</text:p>
          </table:table-cell>
          <table:table-cell table:style-name="ce92" table:formula="of:=VLOOKUP([.Q6];TransitionMatrix_Splice;IF([.R6]=&quot;Exon&quot;;2;IF([.R6]=&quot;Splice&quot;;3;IF([.R6]=&quot;Intron&quot;;4;5)));FALSE())" office:value-type="float" office:value="0.9" calcext:value-type="float">
            <text:p>0.90</text:p>
          </table:table-cell>
          <table:table-cell table:style-name="ce92" table:formula="of:=VLOOKUP([.R6];TransitionMatrix_Splice;IF([.S6]=&quot;Exon&quot;;2;IF([.S6]=&quot;Splice&quot;;3;IF([.S6]=&quot;Intron&quot;;4;5)));FALSE())" office:value-type="float" office:value="0.9" calcext:value-type="float">
            <text:p>0.90</text:p>
          </table:table-cell>
          <table:table-cell table:style-name="ce92" table:formula="of:=VLOOKUP([.S6];TransitionMatrix_Splice;IF([.T6]=&quot;Exon&quot;;2;IF([.T6]=&quot;Splice&quot;;3;IF([.T6]=&quot;Intron&quot;;4;5)));FALSE())" office:value-type="float" office:value="0.9" calcext:value-type="float">
            <text:p>0.90</text:p>
          </table:table-cell>
          <table:table-cell table:style-name="ce92" table:formula="of:=VLOOKUP([.T6];TransitionMatrix_Splice;IF([.U6]=&quot;Exon&quot;;2;IF([.U6]=&quot;Splice&quot;;3;IF([.U6]=&quot;Intron&quot;;4;5)));FALSE())" office:value-type="float" office:value="0.9" calcext:value-type="float">
            <text:p>0.90</text:p>
          </table:table-cell>
          <table:table-cell table:style-name="ce92" table:formula="of:=VLOOKUP([.U6];TransitionMatrix_Splice;IF([.V6]=&quot;Exon&quot;;2;IF([.V6]=&quot;Splice&quot;;3;IF([.V6]=&quot;Intron&quot;;4;5)));FALSE())" office:value-type="float" office:value="0.9" calcext:value-type="float">
            <text:p>0.90</text:p>
          </table:table-cell>
          <table:table-cell table:style-name="ce92" table:formula="of:=VLOOKUP([.V6];TransitionMatrix_Splice;IF([.W6]=&quot;Exon&quot;;2;IF([.W6]=&quot;Splice&quot;;3;IF([.W6]=&quot;Intron&quot;;4;5)));FALSE())" office:value-type="float" office:value="0.9" calcext:value-type="float">
            <text:p>0.90</text:p>
          </table:table-cell>
          <table:table-cell table:style-name="ce92" table:formula="of:=VLOOKUP([.W6];TransitionMatrix_Splice;IF([.X6]=&quot;Exon&quot;;2;IF([.X6]=&quot;Splice&quot;;3;IF([.X6]=&quot;Intron&quot;;4;5)));FALSE())" office:value-type="float" office:value="0.9" calcext:value-type="float">
            <text:p>0.90</text:p>
          </table:table-cell>
          <table:table-cell table:style-name="ce92" table:formula="of:=VLOOKUP([.X6];TransitionMatrix_Splice;IF([.Y6]=&quot;Exon&quot;;2;IF([.Y6]=&quot;Splice&quot;;3;IF([.Y6]=&quot;Intron&quot;;4;5)));FALSE())" office:value-type="float" office:value="0.9" calcext:value-type="float">
            <text:p>0.90</text:p>
          </table:table-cell>
          <table:table-cell table:style-name="ce92" table:formula="of:=VLOOKUP([.Y6];TransitionMatrix_Splice;IF([.Z6]=&quot;Exon&quot;;2;IF([.Z6]=&quot;Splice&quot;;3;IF([.Z6]=&quot;Intron&quot;;4;5)));FALSE())" office:value-type="float" office:value="0.9" calcext:value-type="float">
            <text:p>0.90</text:p>
          </table:table-cell>
          <table:table-cell table:style-name="ce92" table:formula="of:=VLOOKUP([.Z6];TransitionMatrix_Splice;IF([.AA6]=&quot;Exon&quot;;2;IF([.AA6]=&quot;Splice&quot;;3;IF([.AA6]=&quot;Intron&quot;;4;5)));FALSE())" office:value-type="float" office:value="0.9" calcext:value-type="float">
            <text:p>0.90</text:p>
          </table:table-cell>
          <table:table-cell table:style-name="ce92" table:formula="of:=VLOOKUP([.AA6];TransitionMatrix_Splice;IF([.AB6]=&quot;Exon&quot;;2;IF([.AB6]=&quot;Splice&quot;;3;IF([.AB6]=&quot;Intron&quot;;4;5)));FALSE())" office:value-type="float" office:value="0.9" calcext:value-type="float">
            <text:p>0.90</text:p>
          </table:table-cell>
          <table:table-cell table:style-name="ce92" table:formula="of:=VLOOKUP([.AB6];TransitionMatrix_Splice;IF([.AC6]=&quot;Exon&quot;;2;IF([.AC6]=&quot;Splice&quot;;3;IF([.AC6]=&quot;Intron&quot;;4;5)));FALSE())" office:value-type="float" office:value="0.9" calcext:value-type="float">
            <text:p>0.90</text:p>
          </table:table-cell>
          <table:table-cell table:style-name="ce92" table:formula="of:=VLOOKUP([.AC6];TransitionMatrix_Splice;IF([.AD6]=&quot;Exon&quot;;2;IF([.AD6]=&quot;Splice&quot;;3;IF([.AD6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7:.AD7])*PRODUCT([.D8:.AC8])" office:value-type="float" office:value="0" calcext:value-type="float">
            <text:p>0.00E+00</text:p>
          </table:table-cell>
          <table:table-cell table:style-name="ce51" table:formula="of:=IF([.AF7]&gt;0;LN([.AF7]);&quot;undefined&quot;)" office:value-type="string" office:string-value="undefined" calcext:value-type="string">
            <text:p>undefined</text:p>
          </table:table-cell>
          <table:table-cell table:style-name="ce54" table:formula="of:=[.AF7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6];EmissionMatrix_Splice;IF([$'Full Model'.B$44]=&quot;A&quot;;2;IF([$'Full Model'.B$44]=&quot;C&quot;;3;IF([$'Full Model'.B$44]=&quot;G&quot;;4;5)));FALSE())" office:value-type="float" office:value="0" calcext:value-type="float">
            <text:p>0.00</text:p>
          </table:table-cell>
          <table:table-cell table:style-name="ce93" table:formula="of:=VLOOKUP([.E6];EmissionMatrix_Splice;IF([$'Full Model'.C$44]=&quot;A&quot;;2;IF([$'Full Model'.C$44]=&quot;C&quot;;3;IF([$'Full Model'.C$44]=&quot;G&quot;;4;5)));FALSE())" office:value-type="float" office:value="0.4" calcext:value-type="float">
            <text:p>0.40</text:p>
          </table:table-cell>
          <table:table-cell table:style-name="ce93" table:formula="of:=VLOOKUP([.F6];EmissionMatrix_Splice;IF([$'Full Model'.D$44]=&quot;A&quot;;2;IF([$'Full Model'.D$44]=&quot;C&quot;;3;IF([$'Full Model'.D$44]=&quot;G&quot;;4;5)));FALSE())" office:value-type="float" office:value="0.4" calcext:value-type="float">
            <text:p>0.40</text:p>
          </table:table-cell>
          <table:table-cell table:style-name="ce93" table:formula="of:=VLOOKUP([.G6];EmissionMatrix_Splice;IF([$'Full Model'.E$44]=&quot;A&quot;;2;IF([$'Full Model'.E$44]=&quot;C&quot;;3;IF([$'Full Model'.E$44]=&quot;G&quot;;4;5)));FALSE())" office:value-type="float" office:value="0.1" calcext:value-type="float">
            <text:p>0.10</text:p>
          </table:table-cell>
          <table:table-cell table:style-name="ce93" table:formula="of:=VLOOKUP([.H6];EmissionMatrix_Splice;IF([$'Full Model'.F$44]=&quot;A&quot;;2;IF([$'Full Model'.F$44]=&quot;C&quot;;3;IF([$'Full Model'.F$44]=&quot;G&quot;;4;5)));FALSE())" office:value-type="float" office:value="0.4" calcext:value-type="float">
            <text:p>0.40</text:p>
          </table:table-cell>
          <table:table-cell table:style-name="ce93" table:formula="of:=VLOOKUP([.I6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6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6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6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6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6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6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6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6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6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6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6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6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6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6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6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6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6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6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6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6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11]=0;&quot;&quot;;1+MAX([.B$2:.B9]))">
            <text:p/>
          </table:table-cell>
          <table:table-cell table:style-name="ce90" table:formula="of:=IF([.B10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24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10]=&quot;Exon&quot;;InitialProbabilityExon;IF([.D10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10];TransitionMatrix_Splice;IF([.E10]=&quot;Exon&quot;;2;IF([.E10]=&quot;Splice&quot;;3;IF([.E10]=&quot;Intron&quot;;4;5)));FALSE())" office:value-type="float" office:value="0.1" calcext:value-type="float">
            <text:p>0.10</text:p>
          </table:table-cell>
          <table:table-cell table:style-name="ce92" table:formula="of:=VLOOKUP([.E10];TransitionMatrix_Splice;IF([.F10]=&quot;Exon&quot;;2;IF([.F10]=&quot;Splice&quot;;3;IF([.F10]=&quot;Intron&quot;;4;5)));FALSE())" office:value-type="float" office:value="1" calcext:value-type="float">
            <text:p>1.00</text:p>
          </table:table-cell>
          <table:table-cell table:style-name="ce92" table:formula="of:=VLOOKUP([.F10];TransitionMatrix_Splice;IF([.G10]=&quot;Exon&quot;;2;IF([.G10]=&quot;Splice&quot;;3;IF([.G10]=&quot;Intron&quot;;4;5)));FALSE())" office:value-type="float" office:value="0.9" calcext:value-type="float">
            <text:p>0.90</text:p>
          </table:table-cell>
          <table:table-cell table:style-name="ce92" table:formula="of:=VLOOKUP([.G10];TransitionMatrix_Splice;IF([.H10]=&quot;Exon&quot;;2;IF([.H10]=&quot;Splice&quot;;3;IF([.H10]=&quot;Intron&quot;;4;5)));FALSE())" office:value-type="float" office:value="0.9" calcext:value-type="float">
            <text:p>0.90</text:p>
          </table:table-cell>
          <table:table-cell table:style-name="ce92" table:formula="of:=VLOOKUP([.H10];TransitionMatrix_Splice;IF([.I10]=&quot;Exon&quot;;2;IF([.I10]=&quot;Splice&quot;;3;IF([.I10]=&quot;Intron&quot;;4;5)));FALSE())" office:value-type="float" office:value="0.9" calcext:value-type="float">
            <text:p>0.90</text:p>
          </table:table-cell>
          <table:table-cell table:style-name="ce92" table:formula="of:=VLOOKUP([.I10];TransitionMatrix_Splice;IF([.J10]=&quot;Exon&quot;;2;IF([.J10]=&quot;Splice&quot;;3;IF([.J10]=&quot;Intron&quot;;4;5)));FALSE())" office:value-type="float" office:value="0.9" calcext:value-type="float">
            <text:p>0.90</text:p>
          </table:table-cell>
          <table:table-cell table:style-name="ce92" table:formula="of:=VLOOKUP([.J10];TransitionMatrix_Splice;IF([.K10]=&quot;Exon&quot;;2;IF([.K10]=&quot;Splice&quot;;3;IF([.K10]=&quot;Intron&quot;;4;5)));FALSE())" office:value-type="float" office:value="0.9" calcext:value-type="float">
            <text:p>0.90</text:p>
          </table:table-cell>
          <table:table-cell table:style-name="ce92" table:formula="of:=VLOOKUP([.K10];TransitionMatrix_Splice;IF([.L10]=&quot;Exon&quot;;2;IF([.L10]=&quot;Splice&quot;;3;IF([.L10]=&quot;Intron&quot;;4;5)));FALSE())" office:value-type="float" office:value="0.9" calcext:value-type="float">
            <text:p>0.90</text:p>
          </table:table-cell>
          <table:table-cell table:style-name="ce92" table:formula="of:=VLOOKUP([.L10];TransitionMatrix_Splice;IF([.M10]=&quot;Exon&quot;;2;IF([.M10]=&quot;Splice&quot;;3;IF([.M10]=&quot;Intron&quot;;4;5)));FALSE())" office:value-type="float" office:value="0.9" calcext:value-type="float">
            <text:p>0.90</text:p>
          </table:table-cell>
          <table:table-cell table:style-name="ce92" table:formula="of:=VLOOKUP([.M10];TransitionMatrix_Splice;IF([.N10]=&quot;Exon&quot;;2;IF([.N10]=&quot;Splice&quot;;3;IF([.N10]=&quot;Intron&quot;;4;5)));FALSE())" office:value-type="float" office:value="0.9" calcext:value-type="float">
            <text:p>0.90</text:p>
          </table:table-cell>
          <table:table-cell table:style-name="ce92" table:formula="of:=VLOOKUP([.N10];TransitionMatrix_Splice;IF([.O10]=&quot;Exon&quot;;2;IF([.O10]=&quot;Splice&quot;;3;IF([.O10]=&quot;Intron&quot;;4;5)));FALSE())" office:value-type="float" office:value="0.9" calcext:value-type="float">
            <text:p>0.90</text:p>
          </table:table-cell>
          <table:table-cell table:style-name="ce92" table:formula="of:=VLOOKUP([.O10];TransitionMatrix_Splice;IF([.P10]=&quot;Exon&quot;;2;IF([.P10]=&quot;Splice&quot;;3;IF([.P10]=&quot;Intron&quot;;4;5)));FALSE())" office:value-type="float" office:value="0.9" calcext:value-type="float">
            <text:p>0.90</text:p>
          </table:table-cell>
          <table:table-cell table:style-name="ce92" table:formula="of:=VLOOKUP([.P10];TransitionMatrix_Splice;IF([.Q10]=&quot;Exon&quot;;2;IF([.Q10]=&quot;Splice&quot;;3;IF([.Q10]=&quot;Intron&quot;;4;5)));FALSE())" office:value-type="float" office:value="0.9" calcext:value-type="float">
            <text:p>0.90</text:p>
          </table:table-cell>
          <table:table-cell table:style-name="ce92" table:formula="of:=VLOOKUP([.Q10];TransitionMatrix_Splice;IF([.R10]=&quot;Exon&quot;;2;IF([.R10]=&quot;Splice&quot;;3;IF([.R10]=&quot;Intron&quot;;4;5)));FALSE())" office:value-type="float" office:value="0.9" calcext:value-type="float">
            <text:p>0.90</text:p>
          </table:table-cell>
          <table:table-cell table:style-name="ce92" table:formula="of:=VLOOKUP([.R10];TransitionMatrix_Splice;IF([.S10]=&quot;Exon&quot;;2;IF([.S10]=&quot;Splice&quot;;3;IF([.S10]=&quot;Intron&quot;;4;5)));FALSE())" office:value-type="float" office:value="0.9" calcext:value-type="float">
            <text:p>0.90</text:p>
          </table:table-cell>
          <table:table-cell table:style-name="ce92" table:formula="of:=VLOOKUP([.S10];TransitionMatrix_Splice;IF([.T10]=&quot;Exon&quot;;2;IF([.T10]=&quot;Splice&quot;;3;IF([.T10]=&quot;Intron&quot;;4;5)));FALSE())" office:value-type="float" office:value="0.9" calcext:value-type="float">
            <text:p>0.90</text:p>
          </table:table-cell>
          <table:table-cell table:style-name="ce92" table:formula="of:=VLOOKUP([.T10];TransitionMatrix_Splice;IF([.U10]=&quot;Exon&quot;;2;IF([.U10]=&quot;Splice&quot;;3;IF([.U10]=&quot;Intron&quot;;4;5)));FALSE())" office:value-type="float" office:value="0.9" calcext:value-type="float">
            <text:p>0.90</text:p>
          </table:table-cell>
          <table:table-cell table:style-name="ce92" table:formula="of:=VLOOKUP([.U10];TransitionMatrix_Splice;IF([.V10]=&quot;Exon&quot;;2;IF([.V10]=&quot;Splice&quot;;3;IF([.V10]=&quot;Intron&quot;;4;5)));FALSE())" office:value-type="float" office:value="0.9" calcext:value-type="float">
            <text:p>0.90</text:p>
          </table:table-cell>
          <table:table-cell table:style-name="ce92" table:formula="of:=VLOOKUP([.V10];TransitionMatrix_Splice;IF([.W10]=&quot;Exon&quot;;2;IF([.W10]=&quot;Splice&quot;;3;IF([.W10]=&quot;Intron&quot;;4;5)));FALSE())" office:value-type="float" office:value="0.9" calcext:value-type="float">
            <text:p>0.90</text:p>
          </table:table-cell>
          <table:table-cell table:style-name="ce92" table:formula="of:=VLOOKUP([.W10];TransitionMatrix_Splice;IF([.X10]=&quot;Exon&quot;;2;IF([.X10]=&quot;Splice&quot;;3;IF([.X10]=&quot;Intron&quot;;4;5)));FALSE())" office:value-type="float" office:value="0.9" calcext:value-type="float">
            <text:p>0.90</text:p>
          </table:table-cell>
          <table:table-cell table:style-name="ce92" table:formula="of:=VLOOKUP([.X10];TransitionMatrix_Splice;IF([.Y10]=&quot;Exon&quot;;2;IF([.Y10]=&quot;Splice&quot;;3;IF([.Y10]=&quot;Intron&quot;;4;5)));FALSE())" office:value-type="float" office:value="0.9" calcext:value-type="float">
            <text:p>0.90</text:p>
          </table:table-cell>
          <table:table-cell table:style-name="ce92" table:formula="of:=VLOOKUP([.Y10];TransitionMatrix_Splice;IF([.Z10]=&quot;Exon&quot;;2;IF([.Z10]=&quot;Splice&quot;;3;IF([.Z10]=&quot;Intron&quot;;4;5)));FALSE())" office:value-type="float" office:value="0.9" calcext:value-type="float">
            <text:p>0.90</text:p>
          </table:table-cell>
          <table:table-cell table:style-name="ce92" table:formula="of:=VLOOKUP([.Z10];TransitionMatrix_Splice;IF([.AA10]=&quot;Exon&quot;;2;IF([.AA10]=&quot;Splice&quot;;3;IF([.AA10]=&quot;Intron&quot;;4;5)));FALSE())" office:value-type="float" office:value="0.9" calcext:value-type="float">
            <text:p>0.90</text:p>
          </table:table-cell>
          <table:table-cell table:style-name="ce92" table:formula="of:=VLOOKUP([.AA10];TransitionMatrix_Splice;IF([.AB10]=&quot;Exon&quot;;2;IF([.AB10]=&quot;Splice&quot;;3;IF([.AB10]=&quot;Intron&quot;;4;5)));FALSE())" office:value-type="float" office:value="0.9" calcext:value-type="float">
            <text:p>0.90</text:p>
          </table:table-cell>
          <table:table-cell table:style-name="ce92" table:formula="of:=VLOOKUP([.AB10];TransitionMatrix_Splice;IF([.AC10]=&quot;Exon&quot;;2;IF([.AC10]=&quot;Splice&quot;;3;IF([.AC10]=&quot;Intron&quot;;4;5)));FALSE())" office:value-type="float" office:value="0.9" calcext:value-type="float">
            <text:p>0.90</text:p>
          </table:table-cell>
          <table:table-cell table:style-name="ce92" table:formula="of:=VLOOKUP([.AC10];TransitionMatrix_Splice;IF([.AD10]=&quot;Exon&quot;;2;IF([.AD10]=&quot;Splice&quot;;3;IF([.AD10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11:.AD11])*PRODUCT([.D12:.AC12])" office:value-type="float" office:value="0" calcext:value-type="float">
            <text:p>0.00E+00</text:p>
          </table:table-cell>
          <table:table-cell table:style-name="ce51" table:formula="of:=IF([.AF11]&gt;0;LN([.AF11]);&quot;undefined&quot;)" office:value-type="string" office:string-value="undefined" calcext:value-type="string">
            <text:p>undefined</text:p>
          </table:table-cell>
          <table:table-cell table:style-name="ce54" table:formula="of:=[.AF11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10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10];EmissionMatrix_Splice;IF([$'Full Model'.C$44]=&quot;A&quot;;2;IF([$'Full Model'.C$44]=&quot;C&quot;;3;IF([$'Full Model'.C$44]=&quot;G&quot;;4;5)));FALSE())" office:value-type="float" office:value="0" calcext:value-type="float">
            <text:p>0.00</text:p>
          </table:table-cell>
          <table:table-cell table:style-name="ce93" table:formula="of:=VLOOKUP([.F10];EmissionMatrix_Splice;IF([$'Full Model'.D$44]=&quot;A&quot;;2;IF([$'Full Model'.D$44]=&quot;C&quot;;3;IF([$'Full Model'.D$44]=&quot;G&quot;;4;5)));FALSE())" office:value-type="float" office:value="0.4" calcext:value-type="float">
            <text:p>0.40</text:p>
          </table:table-cell>
          <table:table-cell table:style-name="ce93" table:formula="of:=VLOOKUP([.G10];EmissionMatrix_Splice;IF([$'Full Model'.E$44]=&quot;A&quot;;2;IF([$'Full Model'.E$44]=&quot;C&quot;;3;IF([$'Full Model'.E$44]=&quot;G&quot;;4;5)));FALSE())" office:value-type="float" office:value="0.1" calcext:value-type="float">
            <text:p>0.10</text:p>
          </table:table-cell>
          <table:table-cell table:style-name="ce93" table:formula="of:=VLOOKUP([.H10];EmissionMatrix_Splice;IF([$'Full Model'.F$44]=&quot;A&quot;;2;IF([$'Full Model'.F$44]=&quot;C&quot;;3;IF([$'Full Model'.F$44]=&quot;G&quot;;4;5)));FALSE())" office:value-type="float" office:value="0.4" calcext:value-type="float">
            <text:p>0.40</text:p>
          </table:table-cell>
          <table:table-cell table:style-name="ce93" table:formula="of:=VLOOKUP([.I10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10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10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10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10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10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10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10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10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10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10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10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10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10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10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10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10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10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10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10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10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15]=0;&quot;&quot;;1+MAX([.B$2:.B13]))">
            <text:p/>
          </table:table-cell>
          <table:table-cell table:style-name="ce90" table:formula="of:=IF([.B14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23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14]=&quot;Exon&quot;;InitialProbabilityExon;IF([.D14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14];TransitionMatrix_Splice;IF([.E14]=&quot;Exon&quot;;2;IF([.E14]=&quot;Splice&quot;;3;IF([.E14]=&quot;Intron&quot;;4;5)));FALSE())" office:value-type="float" office:value="0.9" calcext:value-type="float">
            <text:p>0.90</text:p>
          </table:table-cell>
          <table:table-cell table:style-name="ce92" table:formula="of:=VLOOKUP([.E14];TransitionMatrix_Splice;IF([.F14]=&quot;Exon&quot;;2;IF([.F14]=&quot;Splice&quot;;3;IF([.F14]=&quot;Intron&quot;;4;5)));FALSE())" office:value-type="float" office:value="0.1" calcext:value-type="float">
            <text:p>0.10</text:p>
          </table:table-cell>
          <table:table-cell table:style-name="ce92" table:formula="of:=VLOOKUP([.F14];TransitionMatrix_Splice;IF([.G14]=&quot;Exon&quot;;2;IF([.G14]=&quot;Splice&quot;;3;IF([.G14]=&quot;Intron&quot;;4;5)));FALSE())" office:value-type="float" office:value="1" calcext:value-type="float">
            <text:p>1.00</text:p>
          </table:table-cell>
          <table:table-cell table:style-name="ce92" table:formula="of:=VLOOKUP([.G14];TransitionMatrix_Splice;IF([.H14]=&quot;Exon&quot;;2;IF([.H14]=&quot;Splice&quot;;3;IF([.H14]=&quot;Intron&quot;;4;5)));FALSE())" office:value-type="float" office:value="0.9" calcext:value-type="float">
            <text:p>0.90</text:p>
          </table:table-cell>
          <table:table-cell table:style-name="ce92" table:formula="of:=VLOOKUP([.H14];TransitionMatrix_Splice;IF([.I14]=&quot;Exon&quot;;2;IF([.I14]=&quot;Splice&quot;;3;IF([.I14]=&quot;Intron&quot;;4;5)));FALSE())" office:value-type="float" office:value="0.9" calcext:value-type="float">
            <text:p>0.90</text:p>
          </table:table-cell>
          <table:table-cell table:style-name="ce92" table:formula="of:=VLOOKUP([.I14];TransitionMatrix_Splice;IF([.J14]=&quot;Exon&quot;;2;IF([.J14]=&quot;Splice&quot;;3;IF([.J14]=&quot;Intron&quot;;4;5)));FALSE())" office:value-type="float" office:value="0.9" calcext:value-type="float">
            <text:p>0.90</text:p>
          </table:table-cell>
          <table:table-cell table:style-name="ce92" table:formula="of:=VLOOKUP([.J14];TransitionMatrix_Splice;IF([.K14]=&quot;Exon&quot;;2;IF([.K14]=&quot;Splice&quot;;3;IF([.K14]=&quot;Intron&quot;;4;5)));FALSE())" office:value-type="float" office:value="0.9" calcext:value-type="float">
            <text:p>0.90</text:p>
          </table:table-cell>
          <table:table-cell table:style-name="ce92" table:formula="of:=VLOOKUP([.K14];TransitionMatrix_Splice;IF([.L14]=&quot;Exon&quot;;2;IF([.L14]=&quot;Splice&quot;;3;IF([.L14]=&quot;Intron&quot;;4;5)));FALSE())" office:value-type="float" office:value="0.9" calcext:value-type="float">
            <text:p>0.90</text:p>
          </table:table-cell>
          <table:table-cell table:style-name="ce92" table:formula="of:=VLOOKUP([.L14];TransitionMatrix_Splice;IF([.M14]=&quot;Exon&quot;;2;IF([.M14]=&quot;Splice&quot;;3;IF([.M14]=&quot;Intron&quot;;4;5)));FALSE())" office:value-type="float" office:value="0.9" calcext:value-type="float">
            <text:p>0.90</text:p>
          </table:table-cell>
          <table:table-cell table:style-name="ce92" table:formula="of:=VLOOKUP([.M14];TransitionMatrix_Splice;IF([.N14]=&quot;Exon&quot;;2;IF([.N14]=&quot;Splice&quot;;3;IF([.N14]=&quot;Intron&quot;;4;5)));FALSE())" office:value-type="float" office:value="0.9" calcext:value-type="float">
            <text:p>0.90</text:p>
          </table:table-cell>
          <table:table-cell table:style-name="ce92" table:formula="of:=VLOOKUP([.N14];TransitionMatrix_Splice;IF([.O14]=&quot;Exon&quot;;2;IF([.O14]=&quot;Splice&quot;;3;IF([.O14]=&quot;Intron&quot;;4;5)));FALSE())" office:value-type="float" office:value="0.9" calcext:value-type="float">
            <text:p>0.90</text:p>
          </table:table-cell>
          <table:table-cell table:style-name="ce92" table:formula="of:=VLOOKUP([.O14];TransitionMatrix_Splice;IF([.P14]=&quot;Exon&quot;;2;IF([.P14]=&quot;Splice&quot;;3;IF([.P14]=&quot;Intron&quot;;4;5)));FALSE())" office:value-type="float" office:value="0.9" calcext:value-type="float">
            <text:p>0.90</text:p>
          </table:table-cell>
          <table:table-cell table:style-name="ce92" table:formula="of:=VLOOKUP([.P14];TransitionMatrix_Splice;IF([.Q14]=&quot;Exon&quot;;2;IF([.Q14]=&quot;Splice&quot;;3;IF([.Q14]=&quot;Intron&quot;;4;5)));FALSE())" office:value-type="float" office:value="0.9" calcext:value-type="float">
            <text:p>0.90</text:p>
          </table:table-cell>
          <table:table-cell table:style-name="ce92" table:formula="of:=VLOOKUP([.Q14];TransitionMatrix_Splice;IF([.R14]=&quot;Exon&quot;;2;IF([.R14]=&quot;Splice&quot;;3;IF([.R14]=&quot;Intron&quot;;4;5)));FALSE())" office:value-type="float" office:value="0.9" calcext:value-type="float">
            <text:p>0.90</text:p>
          </table:table-cell>
          <table:table-cell table:style-name="ce92" table:formula="of:=VLOOKUP([.R14];TransitionMatrix_Splice;IF([.S14]=&quot;Exon&quot;;2;IF([.S14]=&quot;Splice&quot;;3;IF([.S14]=&quot;Intron&quot;;4;5)));FALSE())" office:value-type="float" office:value="0.9" calcext:value-type="float">
            <text:p>0.90</text:p>
          </table:table-cell>
          <table:table-cell table:style-name="ce92" table:formula="of:=VLOOKUP([.S14];TransitionMatrix_Splice;IF([.T14]=&quot;Exon&quot;;2;IF([.T14]=&quot;Splice&quot;;3;IF([.T14]=&quot;Intron&quot;;4;5)));FALSE())" office:value-type="float" office:value="0.9" calcext:value-type="float">
            <text:p>0.90</text:p>
          </table:table-cell>
          <table:table-cell table:style-name="ce92" table:formula="of:=VLOOKUP([.T14];TransitionMatrix_Splice;IF([.U14]=&quot;Exon&quot;;2;IF([.U14]=&quot;Splice&quot;;3;IF([.U14]=&quot;Intron&quot;;4;5)));FALSE())" office:value-type="float" office:value="0.9" calcext:value-type="float">
            <text:p>0.90</text:p>
          </table:table-cell>
          <table:table-cell table:style-name="ce92" table:formula="of:=VLOOKUP([.U14];TransitionMatrix_Splice;IF([.V14]=&quot;Exon&quot;;2;IF([.V14]=&quot;Splice&quot;;3;IF([.V14]=&quot;Intron&quot;;4;5)));FALSE())" office:value-type="float" office:value="0.9" calcext:value-type="float">
            <text:p>0.90</text:p>
          </table:table-cell>
          <table:table-cell table:style-name="ce92" table:formula="of:=VLOOKUP([.V14];TransitionMatrix_Splice;IF([.W14]=&quot;Exon&quot;;2;IF([.W14]=&quot;Splice&quot;;3;IF([.W14]=&quot;Intron&quot;;4;5)));FALSE())" office:value-type="float" office:value="0.9" calcext:value-type="float">
            <text:p>0.90</text:p>
          </table:table-cell>
          <table:table-cell table:style-name="ce92" table:formula="of:=VLOOKUP([.W14];TransitionMatrix_Splice;IF([.X14]=&quot;Exon&quot;;2;IF([.X14]=&quot;Splice&quot;;3;IF([.X14]=&quot;Intron&quot;;4;5)));FALSE())" office:value-type="float" office:value="0.9" calcext:value-type="float">
            <text:p>0.90</text:p>
          </table:table-cell>
          <table:table-cell table:style-name="ce92" table:formula="of:=VLOOKUP([.X14];TransitionMatrix_Splice;IF([.Y14]=&quot;Exon&quot;;2;IF([.Y14]=&quot;Splice&quot;;3;IF([.Y14]=&quot;Intron&quot;;4;5)));FALSE())" office:value-type="float" office:value="0.9" calcext:value-type="float">
            <text:p>0.90</text:p>
          </table:table-cell>
          <table:table-cell table:style-name="ce92" table:formula="of:=VLOOKUP([.Y14];TransitionMatrix_Splice;IF([.Z14]=&quot;Exon&quot;;2;IF([.Z14]=&quot;Splice&quot;;3;IF([.Z14]=&quot;Intron&quot;;4;5)));FALSE())" office:value-type="float" office:value="0.9" calcext:value-type="float">
            <text:p>0.90</text:p>
          </table:table-cell>
          <table:table-cell table:style-name="ce92" table:formula="of:=VLOOKUP([.Z14];TransitionMatrix_Splice;IF([.AA14]=&quot;Exon&quot;;2;IF([.AA14]=&quot;Splice&quot;;3;IF([.AA14]=&quot;Intron&quot;;4;5)));FALSE())" office:value-type="float" office:value="0.9" calcext:value-type="float">
            <text:p>0.90</text:p>
          </table:table-cell>
          <table:table-cell table:style-name="ce92" table:formula="of:=VLOOKUP([.AA14];TransitionMatrix_Splice;IF([.AB14]=&quot;Exon&quot;;2;IF([.AB14]=&quot;Splice&quot;;3;IF([.AB14]=&quot;Intron&quot;;4;5)));FALSE())" office:value-type="float" office:value="0.9" calcext:value-type="float">
            <text:p>0.90</text:p>
          </table:table-cell>
          <table:table-cell table:style-name="ce92" table:formula="of:=VLOOKUP([.AB14];TransitionMatrix_Splice;IF([.AC14]=&quot;Exon&quot;;2;IF([.AC14]=&quot;Splice&quot;;3;IF([.AC14]=&quot;Intron&quot;;4;5)));FALSE())" office:value-type="float" office:value="0.9" calcext:value-type="float">
            <text:p>0.90</text:p>
          </table:table-cell>
          <table:table-cell table:style-name="ce92" table:formula="of:=VLOOKUP([.AC14];TransitionMatrix_Splice;IF([.AD14]=&quot;Exon&quot;;2;IF([.AD14]=&quot;Splice&quot;;3;IF([.AD14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15:.AD15])*PRODUCT([.D16:.AC16])" office:value-type="float" office:value="0" calcext:value-type="float">
            <text:p>0.00E+00</text:p>
          </table:table-cell>
          <table:table-cell table:style-name="ce51" table:formula="of:=IF([.AF15]&gt;0;LN([.AF15]);&quot;undefined&quot;)" office:value-type="string" office:string-value="undefined" calcext:value-type="string">
            <text:p>undefined</text:p>
          </table:table-cell>
          <table:table-cell table:style-name="ce54" table:formula="of:=[.AF15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14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14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14];EmissionMatrix_Splice;IF([$'Full Model'.D$44]=&quot;A&quot;;2;IF([$'Full Model'.D$44]=&quot;C&quot;;3;IF([$'Full Model'.D$44]=&quot;G&quot;;4;5)));FALSE())" office:value-type="float" office:value="0" calcext:value-type="float">
            <text:p>0.00</text:p>
          </table:table-cell>
          <table:table-cell table:style-name="ce93" table:formula="of:=VLOOKUP([.G14];EmissionMatrix_Splice;IF([$'Full Model'.E$44]=&quot;A&quot;;2;IF([$'Full Model'.E$44]=&quot;C&quot;;3;IF([$'Full Model'.E$44]=&quot;G&quot;;4;5)));FALSE())" office:value-type="float" office:value="0.1" calcext:value-type="float">
            <text:p>0.10</text:p>
          </table:table-cell>
          <table:table-cell table:style-name="ce93" table:formula="of:=VLOOKUP([.H14];EmissionMatrix_Splice;IF([$'Full Model'.F$44]=&quot;A&quot;;2;IF([$'Full Model'.F$44]=&quot;C&quot;;3;IF([$'Full Model'.F$44]=&quot;G&quot;;4;5)));FALSE())" office:value-type="float" office:value="0.4" calcext:value-type="float">
            <text:p>0.40</text:p>
          </table:table-cell>
          <table:table-cell table:style-name="ce93" table:formula="of:=VLOOKUP([.I14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14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14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14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14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14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14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14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14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14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14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14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14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14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14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14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14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14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14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14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14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19]=0;&quot;&quot;;1+MAX([.B$2:.B17]))">
            <text:p/>
          </table:table-cell>
          <table:table-cell table:style-name="ce90" table:formula="of:=IF([.B18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2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22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18]=&quot;Exon&quot;;InitialProbabilityExon;IF([.D18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18];TransitionMatrix_Splice;IF([.E18]=&quot;Exon&quot;;2;IF([.E18]=&quot;Splice&quot;;3;IF([.E18]=&quot;Intron&quot;;4;5)));FALSE())" office:value-type="float" office:value="0.9" calcext:value-type="float">
            <text:p>0.90</text:p>
          </table:table-cell>
          <table:table-cell table:style-name="ce92" table:formula="of:=VLOOKUP([.E18];TransitionMatrix_Splice;IF([.F18]=&quot;Exon&quot;;2;IF([.F18]=&quot;Splice&quot;;3;IF([.F18]=&quot;Intron&quot;;4;5)));FALSE())" office:value-type="float" office:value="0.9" calcext:value-type="float">
            <text:p>0.90</text:p>
          </table:table-cell>
          <table:table-cell table:style-name="ce92" table:formula="of:=VLOOKUP([.F18];TransitionMatrix_Splice;IF([.G18]=&quot;Exon&quot;;2;IF([.G18]=&quot;Splice&quot;;3;IF([.G18]=&quot;Intron&quot;;4;5)));FALSE())" office:value-type="float" office:value="0.1" calcext:value-type="float">
            <text:p>0.10</text:p>
          </table:table-cell>
          <table:table-cell table:style-name="ce92" table:formula="of:=VLOOKUP([.G18];TransitionMatrix_Splice;IF([.H18]=&quot;Exon&quot;;2;IF([.H18]=&quot;Splice&quot;;3;IF([.H18]=&quot;Intron&quot;;4;5)));FALSE())" office:value-type="float" office:value="1" calcext:value-type="float">
            <text:p>1.00</text:p>
          </table:table-cell>
          <table:table-cell table:style-name="ce92" table:formula="of:=VLOOKUP([.H18];TransitionMatrix_Splice;IF([.I18]=&quot;Exon&quot;;2;IF([.I18]=&quot;Splice&quot;;3;IF([.I18]=&quot;Intron&quot;;4;5)));FALSE())" office:value-type="float" office:value="0.9" calcext:value-type="float">
            <text:p>0.90</text:p>
          </table:table-cell>
          <table:table-cell table:style-name="ce92" table:formula="of:=VLOOKUP([.I18];TransitionMatrix_Splice;IF([.J18]=&quot;Exon&quot;;2;IF([.J18]=&quot;Splice&quot;;3;IF([.J18]=&quot;Intron&quot;;4;5)));FALSE())" office:value-type="float" office:value="0.9" calcext:value-type="float">
            <text:p>0.90</text:p>
          </table:table-cell>
          <table:table-cell table:style-name="ce92" table:formula="of:=VLOOKUP([.J18];TransitionMatrix_Splice;IF([.K18]=&quot;Exon&quot;;2;IF([.K18]=&quot;Splice&quot;;3;IF([.K18]=&quot;Intron&quot;;4;5)));FALSE())" office:value-type="float" office:value="0.9" calcext:value-type="float">
            <text:p>0.90</text:p>
          </table:table-cell>
          <table:table-cell table:style-name="ce92" table:formula="of:=VLOOKUP([.K18];TransitionMatrix_Splice;IF([.L18]=&quot;Exon&quot;;2;IF([.L18]=&quot;Splice&quot;;3;IF([.L18]=&quot;Intron&quot;;4;5)));FALSE())" office:value-type="float" office:value="0.9" calcext:value-type="float">
            <text:p>0.90</text:p>
          </table:table-cell>
          <table:table-cell table:style-name="ce92" table:formula="of:=VLOOKUP([.L18];TransitionMatrix_Splice;IF([.M18]=&quot;Exon&quot;;2;IF([.M18]=&quot;Splice&quot;;3;IF([.M18]=&quot;Intron&quot;;4;5)));FALSE())" office:value-type="float" office:value="0.9" calcext:value-type="float">
            <text:p>0.90</text:p>
          </table:table-cell>
          <table:table-cell table:style-name="ce92" table:formula="of:=VLOOKUP([.M18];TransitionMatrix_Splice;IF([.N18]=&quot;Exon&quot;;2;IF([.N18]=&quot;Splice&quot;;3;IF([.N18]=&quot;Intron&quot;;4;5)));FALSE())" office:value-type="float" office:value="0.9" calcext:value-type="float">
            <text:p>0.90</text:p>
          </table:table-cell>
          <table:table-cell table:style-name="ce92" table:formula="of:=VLOOKUP([.N18];TransitionMatrix_Splice;IF([.O18]=&quot;Exon&quot;;2;IF([.O18]=&quot;Splice&quot;;3;IF([.O18]=&quot;Intron&quot;;4;5)));FALSE())" office:value-type="float" office:value="0.9" calcext:value-type="float">
            <text:p>0.90</text:p>
          </table:table-cell>
          <table:table-cell table:style-name="ce92" table:formula="of:=VLOOKUP([.O18];TransitionMatrix_Splice;IF([.P18]=&quot;Exon&quot;;2;IF([.P18]=&quot;Splice&quot;;3;IF([.P18]=&quot;Intron&quot;;4;5)));FALSE())" office:value-type="float" office:value="0.9" calcext:value-type="float">
            <text:p>0.90</text:p>
          </table:table-cell>
          <table:table-cell table:style-name="ce92" table:formula="of:=VLOOKUP([.P18];TransitionMatrix_Splice;IF([.Q18]=&quot;Exon&quot;;2;IF([.Q18]=&quot;Splice&quot;;3;IF([.Q18]=&quot;Intron&quot;;4;5)));FALSE())" office:value-type="float" office:value="0.9" calcext:value-type="float">
            <text:p>0.90</text:p>
          </table:table-cell>
          <table:table-cell table:style-name="ce92" table:formula="of:=VLOOKUP([.Q18];TransitionMatrix_Splice;IF([.R18]=&quot;Exon&quot;;2;IF([.R18]=&quot;Splice&quot;;3;IF([.R18]=&quot;Intron&quot;;4;5)));FALSE())" office:value-type="float" office:value="0.9" calcext:value-type="float">
            <text:p>0.90</text:p>
          </table:table-cell>
          <table:table-cell table:style-name="ce92" table:formula="of:=VLOOKUP([.R18];TransitionMatrix_Splice;IF([.S18]=&quot;Exon&quot;;2;IF([.S18]=&quot;Splice&quot;;3;IF([.S18]=&quot;Intron&quot;;4;5)));FALSE())" office:value-type="float" office:value="0.9" calcext:value-type="float">
            <text:p>0.90</text:p>
          </table:table-cell>
          <table:table-cell table:style-name="ce92" table:formula="of:=VLOOKUP([.S18];TransitionMatrix_Splice;IF([.T18]=&quot;Exon&quot;;2;IF([.T18]=&quot;Splice&quot;;3;IF([.T18]=&quot;Intron&quot;;4;5)));FALSE())" office:value-type="float" office:value="0.9" calcext:value-type="float">
            <text:p>0.90</text:p>
          </table:table-cell>
          <table:table-cell table:style-name="ce92" table:formula="of:=VLOOKUP([.T18];TransitionMatrix_Splice;IF([.U18]=&quot;Exon&quot;;2;IF([.U18]=&quot;Splice&quot;;3;IF([.U18]=&quot;Intron&quot;;4;5)));FALSE())" office:value-type="float" office:value="0.9" calcext:value-type="float">
            <text:p>0.90</text:p>
          </table:table-cell>
          <table:table-cell table:style-name="ce92" table:formula="of:=VLOOKUP([.U18];TransitionMatrix_Splice;IF([.V18]=&quot;Exon&quot;;2;IF([.V18]=&quot;Splice&quot;;3;IF([.V18]=&quot;Intron&quot;;4;5)));FALSE())" office:value-type="float" office:value="0.9" calcext:value-type="float">
            <text:p>0.90</text:p>
          </table:table-cell>
          <table:table-cell table:style-name="ce92" table:formula="of:=VLOOKUP([.V18];TransitionMatrix_Splice;IF([.W18]=&quot;Exon&quot;;2;IF([.W18]=&quot;Splice&quot;;3;IF([.W18]=&quot;Intron&quot;;4;5)));FALSE())" office:value-type="float" office:value="0.9" calcext:value-type="float">
            <text:p>0.90</text:p>
          </table:table-cell>
          <table:table-cell table:style-name="ce92" table:formula="of:=VLOOKUP([.W18];TransitionMatrix_Splice;IF([.X18]=&quot;Exon&quot;;2;IF([.X18]=&quot;Splice&quot;;3;IF([.X18]=&quot;Intron&quot;;4;5)));FALSE())" office:value-type="float" office:value="0.9" calcext:value-type="float">
            <text:p>0.90</text:p>
          </table:table-cell>
          <table:table-cell table:style-name="ce92" table:formula="of:=VLOOKUP([.X18];TransitionMatrix_Splice;IF([.Y18]=&quot;Exon&quot;;2;IF([.Y18]=&quot;Splice&quot;;3;IF([.Y18]=&quot;Intron&quot;;4;5)));FALSE())" office:value-type="float" office:value="0.9" calcext:value-type="float">
            <text:p>0.90</text:p>
          </table:table-cell>
          <table:table-cell table:style-name="ce92" table:formula="of:=VLOOKUP([.Y18];TransitionMatrix_Splice;IF([.Z18]=&quot;Exon&quot;;2;IF([.Z18]=&quot;Splice&quot;;3;IF([.Z18]=&quot;Intron&quot;;4;5)));FALSE())" office:value-type="float" office:value="0.9" calcext:value-type="float">
            <text:p>0.90</text:p>
          </table:table-cell>
          <table:table-cell table:style-name="ce92" table:formula="of:=VLOOKUP([.Z18];TransitionMatrix_Splice;IF([.AA18]=&quot;Exon&quot;;2;IF([.AA18]=&quot;Splice&quot;;3;IF([.AA18]=&quot;Intron&quot;;4;5)));FALSE())" office:value-type="float" office:value="0.9" calcext:value-type="float">
            <text:p>0.90</text:p>
          </table:table-cell>
          <table:table-cell table:style-name="ce92" table:formula="of:=VLOOKUP([.AA18];TransitionMatrix_Splice;IF([.AB18]=&quot;Exon&quot;;2;IF([.AB18]=&quot;Splice&quot;;3;IF([.AB18]=&quot;Intron&quot;;4;5)));FALSE())" office:value-type="float" office:value="0.9" calcext:value-type="float">
            <text:p>0.90</text:p>
          </table:table-cell>
          <table:table-cell table:style-name="ce92" table:formula="of:=VLOOKUP([.AB18];TransitionMatrix_Splice;IF([.AC18]=&quot;Exon&quot;;2;IF([.AC18]=&quot;Splice&quot;;3;IF([.AC18]=&quot;Intron&quot;;4;5)));FALSE())" office:value-type="float" office:value="0.9" calcext:value-type="float">
            <text:p>0.90</text:p>
          </table:table-cell>
          <table:table-cell table:style-name="ce92" table:formula="of:=VLOOKUP([.AC18];TransitionMatrix_Splice;IF([.AD18]=&quot;Exon&quot;;2;IF([.AD18]=&quot;Splice&quot;;3;IF([.AD18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19:.AD19])*PRODUCT([.D20:.AC20])" office:value-type="float" office:value="0" calcext:value-type="float">
            <text:p>0.00E+00</text:p>
          </table:table-cell>
          <table:table-cell table:style-name="ce51" table:formula="of:=IF([.AF19]&gt;0;LN([.AF19]);&quot;undefined&quot;)" office:value-type="string" office:string-value="undefined" calcext:value-type="string">
            <text:p>undefined</text:p>
          </table:table-cell>
          <table:table-cell table:style-name="ce54" table:formula="of:=[.AF19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18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18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18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18];EmissionMatrix_Splice;IF([$'Full Model'.E$44]=&quot;A&quot;;2;IF([$'Full Model'.E$44]=&quot;C&quot;;3;IF([$'Full Model'.E$44]=&quot;G&quot;;4;5)));FALSE())" office:value-type="float" office:value="0" calcext:value-type="float">
            <text:p>0.00</text:p>
          </table:table-cell>
          <table:table-cell table:style-name="ce93" table:formula="of:=VLOOKUP([.H18];EmissionMatrix_Splice;IF([$'Full Model'.F$44]=&quot;A&quot;;2;IF([$'Full Model'.F$44]=&quot;C&quot;;3;IF([$'Full Model'.F$44]=&quot;G&quot;;4;5)));FALSE())" office:value-type="float" office:value="0.4" calcext:value-type="float">
            <text:p>0.40</text:p>
          </table:table-cell>
          <table:table-cell table:style-name="ce93" table:formula="of:=VLOOKUP([.I18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18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18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18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18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18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18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18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18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18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18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18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18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18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18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18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18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18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18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18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18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23]=0;&quot;&quot;;1+MAX([.B$2:.B21]))" office:value-type="float" office:value="1" calcext:value-type="float">
            <text:p>1</text:p>
          </table:table-cell>
          <table:table-cell table:style-name="ce90" table:formula="of:=IF([.B22]=&quot;&quot;;&quot;&quot;;ROW()-1)" office:value-type="float" office:value="21" calcext:value-type="float">
            <text:p>21</text:p>
          </table:table-cell>
          <table:table-cell table:style-name="ce92" office:value-type="string" calcext:value-type="string">
            <text:p>Exon</text:p>
          </table:table-cell>
          <table:table-cell table:number-columns-repeated="3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21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22]=&quot;Exon&quot;;InitialProbabilityExon;IF([.D22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22];TransitionMatrix_Splice;IF([.E22]=&quot;Exon&quot;;2;IF([.E22]=&quot;Splice&quot;;3;IF([.E22]=&quot;Intron&quot;;4;5)));FALSE())" office:value-type="float" office:value="0.9" calcext:value-type="float">
            <text:p>0.90</text:p>
          </table:table-cell>
          <table:table-cell table:style-name="ce92" table:formula="of:=VLOOKUP([.E22];TransitionMatrix_Splice;IF([.F22]=&quot;Exon&quot;;2;IF([.F22]=&quot;Splice&quot;;3;IF([.F22]=&quot;Intron&quot;;4;5)));FALSE())" office:value-type="float" office:value="0.9" calcext:value-type="float">
            <text:p>0.90</text:p>
          </table:table-cell>
          <table:table-cell table:style-name="ce92" table:formula="of:=VLOOKUP([.F22];TransitionMatrix_Splice;IF([.G22]=&quot;Exon&quot;;2;IF([.G22]=&quot;Splice&quot;;3;IF([.G22]=&quot;Intron&quot;;4;5)));FALSE())" office:value-type="float" office:value="0.9" calcext:value-type="float">
            <text:p>0.90</text:p>
          </table:table-cell>
          <table:table-cell table:style-name="ce92" table:formula="of:=VLOOKUP([.G22];TransitionMatrix_Splice;IF([.H22]=&quot;Exon&quot;;2;IF([.H22]=&quot;Splice&quot;;3;IF([.H22]=&quot;Intron&quot;;4;5)));FALSE())" office:value-type="float" office:value="0.1" calcext:value-type="float">
            <text:p>0.10</text:p>
          </table:table-cell>
          <table:table-cell table:style-name="ce92" table:formula="of:=VLOOKUP([.H22];TransitionMatrix_Splice;IF([.I22]=&quot;Exon&quot;;2;IF([.I22]=&quot;Splice&quot;;3;IF([.I22]=&quot;Intron&quot;;4;5)));FALSE())" office:value-type="float" office:value="1" calcext:value-type="float">
            <text:p>1.00</text:p>
          </table:table-cell>
          <table:table-cell table:style-name="ce92" table:formula="of:=VLOOKUP([.I22];TransitionMatrix_Splice;IF([.J22]=&quot;Exon&quot;;2;IF([.J22]=&quot;Splice&quot;;3;IF([.J22]=&quot;Intron&quot;;4;5)));FALSE())" office:value-type="float" office:value="0.9" calcext:value-type="float">
            <text:p>0.90</text:p>
          </table:table-cell>
          <table:table-cell table:style-name="ce92" table:formula="of:=VLOOKUP([.J22];TransitionMatrix_Splice;IF([.K22]=&quot;Exon&quot;;2;IF([.K22]=&quot;Splice&quot;;3;IF([.K22]=&quot;Intron&quot;;4;5)));FALSE())" office:value-type="float" office:value="0.9" calcext:value-type="float">
            <text:p>0.90</text:p>
          </table:table-cell>
          <table:table-cell table:style-name="ce92" table:formula="of:=VLOOKUP([.K22];TransitionMatrix_Splice;IF([.L22]=&quot;Exon&quot;;2;IF([.L22]=&quot;Splice&quot;;3;IF([.L22]=&quot;Intron&quot;;4;5)));FALSE())" office:value-type="float" office:value="0.9" calcext:value-type="float">
            <text:p>0.90</text:p>
          </table:table-cell>
          <table:table-cell table:style-name="ce92" table:formula="of:=VLOOKUP([.L22];TransitionMatrix_Splice;IF([.M22]=&quot;Exon&quot;;2;IF([.M22]=&quot;Splice&quot;;3;IF([.M22]=&quot;Intron&quot;;4;5)));FALSE())" office:value-type="float" office:value="0.9" calcext:value-type="float">
            <text:p>0.90</text:p>
          </table:table-cell>
          <table:table-cell table:style-name="ce92" table:formula="of:=VLOOKUP([.M22];TransitionMatrix_Splice;IF([.N22]=&quot;Exon&quot;;2;IF([.N22]=&quot;Splice&quot;;3;IF([.N22]=&quot;Intron&quot;;4;5)));FALSE())" office:value-type="float" office:value="0.9" calcext:value-type="float">
            <text:p>0.90</text:p>
          </table:table-cell>
          <table:table-cell table:style-name="ce92" table:formula="of:=VLOOKUP([.N22];TransitionMatrix_Splice;IF([.O22]=&quot;Exon&quot;;2;IF([.O22]=&quot;Splice&quot;;3;IF([.O22]=&quot;Intron&quot;;4;5)));FALSE())" office:value-type="float" office:value="0.9" calcext:value-type="float">
            <text:p>0.90</text:p>
          </table:table-cell>
          <table:table-cell table:style-name="ce92" table:formula="of:=VLOOKUP([.O22];TransitionMatrix_Splice;IF([.P22]=&quot;Exon&quot;;2;IF([.P22]=&quot;Splice&quot;;3;IF([.P22]=&quot;Intron&quot;;4;5)));FALSE())" office:value-type="float" office:value="0.9" calcext:value-type="float">
            <text:p>0.90</text:p>
          </table:table-cell>
          <table:table-cell table:style-name="ce92" table:formula="of:=VLOOKUP([.P22];TransitionMatrix_Splice;IF([.Q22]=&quot;Exon&quot;;2;IF([.Q22]=&quot;Splice&quot;;3;IF([.Q22]=&quot;Intron&quot;;4;5)));FALSE())" office:value-type="float" office:value="0.9" calcext:value-type="float">
            <text:p>0.90</text:p>
          </table:table-cell>
          <table:table-cell table:style-name="ce92" table:formula="of:=VLOOKUP([.Q22];TransitionMatrix_Splice;IF([.R22]=&quot;Exon&quot;;2;IF([.R22]=&quot;Splice&quot;;3;IF([.R22]=&quot;Intron&quot;;4;5)));FALSE())" office:value-type="float" office:value="0.9" calcext:value-type="float">
            <text:p>0.90</text:p>
          </table:table-cell>
          <table:table-cell table:style-name="ce92" table:formula="of:=VLOOKUP([.R22];TransitionMatrix_Splice;IF([.S22]=&quot;Exon&quot;;2;IF([.S22]=&quot;Splice&quot;;3;IF([.S22]=&quot;Intron&quot;;4;5)));FALSE())" office:value-type="float" office:value="0.9" calcext:value-type="float">
            <text:p>0.90</text:p>
          </table:table-cell>
          <table:table-cell table:style-name="ce92" table:formula="of:=VLOOKUP([.S22];TransitionMatrix_Splice;IF([.T22]=&quot;Exon&quot;;2;IF([.T22]=&quot;Splice&quot;;3;IF([.T22]=&quot;Intron&quot;;4;5)));FALSE())" office:value-type="float" office:value="0.9" calcext:value-type="float">
            <text:p>0.90</text:p>
          </table:table-cell>
          <table:table-cell table:style-name="ce92" table:formula="of:=VLOOKUP([.T22];TransitionMatrix_Splice;IF([.U22]=&quot;Exon&quot;;2;IF([.U22]=&quot;Splice&quot;;3;IF([.U22]=&quot;Intron&quot;;4;5)));FALSE())" office:value-type="float" office:value="0.9" calcext:value-type="float">
            <text:p>0.90</text:p>
          </table:table-cell>
          <table:table-cell table:style-name="ce92" table:formula="of:=VLOOKUP([.U22];TransitionMatrix_Splice;IF([.V22]=&quot;Exon&quot;;2;IF([.V22]=&quot;Splice&quot;;3;IF([.V22]=&quot;Intron&quot;;4;5)));FALSE())" office:value-type="float" office:value="0.9" calcext:value-type="float">
            <text:p>0.90</text:p>
          </table:table-cell>
          <table:table-cell table:style-name="ce92" table:formula="of:=VLOOKUP([.V22];TransitionMatrix_Splice;IF([.W22]=&quot;Exon&quot;;2;IF([.W22]=&quot;Splice&quot;;3;IF([.W22]=&quot;Intron&quot;;4;5)));FALSE())" office:value-type="float" office:value="0.9" calcext:value-type="float">
            <text:p>0.90</text:p>
          </table:table-cell>
          <table:table-cell table:style-name="ce92" table:formula="of:=VLOOKUP([.W22];TransitionMatrix_Splice;IF([.X22]=&quot;Exon&quot;;2;IF([.X22]=&quot;Splice&quot;;3;IF([.X22]=&quot;Intron&quot;;4;5)));FALSE())" office:value-type="float" office:value="0.9" calcext:value-type="float">
            <text:p>0.90</text:p>
          </table:table-cell>
          <table:table-cell table:style-name="ce92" table:formula="of:=VLOOKUP([.X22];TransitionMatrix_Splice;IF([.Y22]=&quot;Exon&quot;;2;IF([.Y22]=&quot;Splice&quot;;3;IF([.Y22]=&quot;Intron&quot;;4;5)));FALSE())" office:value-type="float" office:value="0.9" calcext:value-type="float">
            <text:p>0.90</text:p>
          </table:table-cell>
          <table:table-cell table:style-name="ce92" table:formula="of:=VLOOKUP([.Y22];TransitionMatrix_Splice;IF([.Z22]=&quot;Exon&quot;;2;IF([.Z22]=&quot;Splice&quot;;3;IF([.Z22]=&quot;Intron&quot;;4;5)));FALSE())" office:value-type="float" office:value="0.9" calcext:value-type="float">
            <text:p>0.90</text:p>
          </table:table-cell>
          <table:table-cell table:style-name="ce92" table:formula="of:=VLOOKUP([.Z22];TransitionMatrix_Splice;IF([.AA22]=&quot;Exon&quot;;2;IF([.AA22]=&quot;Splice&quot;;3;IF([.AA22]=&quot;Intron&quot;;4;5)));FALSE())" office:value-type="float" office:value="0.9" calcext:value-type="float">
            <text:p>0.90</text:p>
          </table:table-cell>
          <table:table-cell table:style-name="ce92" table:formula="of:=VLOOKUP([.AA22];TransitionMatrix_Splice;IF([.AB22]=&quot;Exon&quot;;2;IF([.AB22]=&quot;Splice&quot;;3;IF([.AB22]=&quot;Intron&quot;;4;5)));FALSE())" office:value-type="float" office:value="0.9" calcext:value-type="float">
            <text:p>0.90</text:p>
          </table:table-cell>
          <table:table-cell table:style-name="ce92" table:formula="of:=VLOOKUP([.AB22];TransitionMatrix_Splice;IF([.AC22]=&quot;Exon&quot;;2;IF([.AC22]=&quot;Splice&quot;;3;IF([.AC22]=&quot;Intron&quot;;4;5)));FALSE())" office:value-type="float" office:value="0.9" calcext:value-type="float">
            <text:p>0.90</text:p>
          </table:table-cell>
          <table:table-cell table:style-name="ce92" table:formula="of:=VLOOKUP([.AC22];TransitionMatrix_Splice;IF([.AD22]=&quot;Exon&quot;;2;IF([.AD22]=&quot;Splice&quot;;3;IF([.AD2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23:.AD23])*PRODUCT([.D24:.AC24])" office:value-type="float" office:value="2.90420756304774E-021" calcext:value-type="float">
            <text:p>2.90E-21</text:p>
          </table:table-cell>
          <table:table-cell table:style-name="ce51" table:formula="of:=IF([.AF23]&gt;0;LN([.AF23]);&quot;undefined&quot;)" office:value-type="float" office:value="-47.2881263835879" calcext:value-type="float">
            <text:p>-47.29</text:p>
          </table:table-cell>
          <table:table-cell table:style-name="ce54" table:formula="of:=[.AF23]/SUM([.AF$3:.AF$108])" office:value-type="percentage" office:value="0.00106935434860394" calcext:value-type="percentage">
            <text:p>0.1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22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22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22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22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22];EmissionMatrix_Splice;IF([$'Full Model'.F$44]=&quot;A&quot;;2;IF([$'Full Model'.F$44]=&quot;C&quot;;3;IF([$'Full Model'.F$44]=&quot;G&quot;;4;5)));FALSE())" office:value-type="float" office:value="0.05" calcext:value-type="float">
            <text:p>0.05</text:p>
          </table:table-cell>
          <table:table-cell table:style-name="ce93" table:formula="of:=VLOOKUP([.I22];EmissionMatrix_Splice;IF([$'Full Model'.G$44]=&quot;A&quot;;2;IF([$'Full Model'.G$44]=&quot;C&quot;;3;IF([$'Full Model'.G$44]=&quot;G&quot;;4;5)));FALSE())" office:value-type="float" office:value="0.4" calcext:value-type="float">
            <text:p>0.40</text:p>
          </table:table-cell>
          <table:table-cell table:style-name="ce93" table:formula="of:=VLOOKUP([.J22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22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22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22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22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22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22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22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22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22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22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22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22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22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22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22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22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22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22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2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27]=0;&quot;&quot;;1+MAX([.B$2:.B25]))">
            <text:p/>
          </table:table-cell>
          <table:table-cell table:style-name="ce90" table:formula="of:=IF([.B26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4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20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26]=&quot;Exon&quot;;InitialProbabilityExon;IF([.D26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26];TransitionMatrix_Splice;IF([.E26]=&quot;Exon&quot;;2;IF([.E26]=&quot;Splice&quot;;3;IF([.E26]=&quot;Intron&quot;;4;5)));FALSE())" office:value-type="float" office:value="0.9" calcext:value-type="float">
            <text:p>0.90</text:p>
          </table:table-cell>
          <table:table-cell table:style-name="ce92" table:formula="of:=VLOOKUP([.E26];TransitionMatrix_Splice;IF([.F26]=&quot;Exon&quot;;2;IF([.F26]=&quot;Splice&quot;;3;IF([.F26]=&quot;Intron&quot;;4;5)));FALSE())" office:value-type="float" office:value="0.9" calcext:value-type="float">
            <text:p>0.90</text:p>
          </table:table-cell>
          <table:table-cell table:style-name="ce92" table:formula="of:=VLOOKUP([.F26];TransitionMatrix_Splice;IF([.G26]=&quot;Exon&quot;;2;IF([.G26]=&quot;Splice&quot;;3;IF([.G26]=&quot;Intron&quot;;4;5)));FALSE())" office:value-type="float" office:value="0.9" calcext:value-type="float">
            <text:p>0.90</text:p>
          </table:table-cell>
          <table:table-cell table:style-name="ce92" table:formula="of:=VLOOKUP([.G26];TransitionMatrix_Splice;IF([.H26]=&quot;Exon&quot;;2;IF([.H26]=&quot;Splice&quot;;3;IF([.H26]=&quot;Intron&quot;;4;5)));FALSE())" office:value-type="float" office:value="0.9" calcext:value-type="float">
            <text:p>0.90</text:p>
          </table:table-cell>
          <table:table-cell table:style-name="ce92" table:formula="of:=VLOOKUP([.H26];TransitionMatrix_Splice;IF([.I26]=&quot;Exon&quot;;2;IF([.I26]=&quot;Splice&quot;;3;IF([.I26]=&quot;Intron&quot;;4;5)));FALSE())" office:value-type="float" office:value="0.1" calcext:value-type="float">
            <text:p>0.10</text:p>
          </table:table-cell>
          <table:table-cell table:style-name="ce92" table:formula="of:=VLOOKUP([.I26];TransitionMatrix_Splice;IF([.J26]=&quot;Exon&quot;;2;IF([.J26]=&quot;Splice&quot;;3;IF([.J26]=&quot;Intron&quot;;4;5)));FALSE())" office:value-type="float" office:value="1" calcext:value-type="float">
            <text:p>1.00</text:p>
          </table:table-cell>
          <table:table-cell table:style-name="ce92" table:formula="of:=VLOOKUP([.J26];TransitionMatrix_Splice;IF([.K26]=&quot;Exon&quot;;2;IF([.K26]=&quot;Splice&quot;;3;IF([.K26]=&quot;Intron&quot;;4;5)));FALSE())" office:value-type="float" office:value="0.9" calcext:value-type="float">
            <text:p>0.90</text:p>
          </table:table-cell>
          <table:table-cell table:style-name="ce92" table:formula="of:=VLOOKUP([.K26];TransitionMatrix_Splice;IF([.L26]=&quot;Exon&quot;;2;IF([.L26]=&quot;Splice&quot;;3;IF([.L26]=&quot;Intron&quot;;4;5)));FALSE())" office:value-type="float" office:value="0.9" calcext:value-type="float">
            <text:p>0.90</text:p>
          </table:table-cell>
          <table:table-cell table:style-name="ce92" table:formula="of:=VLOOKUP([.L26];TransitionMatrix_Splice;IF([.M26]=&quot;Exon&quot;;2;IF([.M26]=&quot;Splice&quot;;3;IF([.M26]=&quot;Intron&quot;;4;5)));FALSE())" office:value-type="float" office:value="0.9" calcext:value-type="float">
            <text:p>0.90</text:p>
          </table:table-cell>
          <table:table-cell table:style-name="ce92" table:formula="of:=VLOOKUP([.M26];TransitionMatrix_Splice;IF([.N26]=&quot;Exon&quot;;2;IF([.N26]=&quot;Splice&quot;;3;IF([.N26]=&quot;Intron&quot;;4;5)));FALSE())" office:value-type="float" office:value="0.9" calcext:value-type="float">
            <text:p>0.90</text:p>
          </table:table-cell>
          <table:table-cell table:style-name="ce92" table:formula="of:=VLOOKUP([.N26];TransitionMatrix_Splice;IF([.O26]=&quot;Exon&quot;;2;IF([.O26]=&quot;Splice&quot;;3;IF([.O26]=&quot;Intron&quot;;4;5)));FALSE())" office:value-type="float" office:value="0.9" calcext:value-type="float">
            <text:p>0.90</text:p>
          </table:table-cell>
          <table:table-cell table:style-name="ce92" table:formula="of:=VLOOKUP([.O26];TransitionMatrix_Splice;IF([.P26]=&quot;Exon&quot;;2;IF([.P26]=&quot;Splice&quot;;3;IF([.P26]=&quot;Intron&quot;;4;5)));FALSE())" office:value-type="float" office:value="0.9" calcext:value-type="float">
            <text:p>0.90</text:p>
          </table:table-cell>
          <table:table-cell table:style-name="ce92" table:formula="of:=VLOOKUP([.P26];TransitionMatrix_Splice;IF([.Q26]=&quot;Exon&quot;;2;IF([.Q26]=&quot;Splice&quot;;3;IF([.Q26]=&quot;Intron&quot;;4;5)));FALSE())" office:value-type="float" office:value="0.9" calcext:value-type="float">
            <text:p>0.90</text:p>
          </table:table-cell>
          <table:table-cell table:style-name="ce92" table:formula="of:=VLOOKUP([.Q26];TransitionMatrix_Splice;IF([.R26]=&quot;Exon&quot;;2;IF([.R26]=&quot;Splice&quot;;3;IF([.R26]=&quot;Intron&quot;;4;5)));FALSE())" office:value-type="float" office:value="0.9" calcext:value-type="float">
            <text:p>0.90</text:p>
          </table:table-cell>
          <table:table-cell table:style-name="ce92" table:formula="of:=VLOOKUP([.R26];TransitionMatrix_Splice;IF([.S26]=&quot;Exon&quot;;2;IF([.S26]=&quot;Splice&quot;;3;IF([.S26]=&quot;Intron&quot;;4;5)));FALSE())" office:value-type="float" office:value="0.9" calcext:value-type="float">
            <text:p>0.90</text:p>
          </table:table-cell>
          <table:table-cell table:style-name="ce92" table:formula="of:=VLOOKUP([.S26];TransitionMatrix_Splice;IF([.T26]=&quot;Exon&quot;;2;IF([.T26]=&quot;Splice&quot;;3;IF([.T26]=&quot;Intron&quot;;4;5)));FALSE())" office:value-type="float" office:value="0.9" calcext:value-type="float">
            <text:p>0.90</text:p>
          </table:table-cell>
          <table:table-cell table:style-name="ce92" table:formula="of:=VLOOKUP([.T26];TransitionMatrix_Splice;IF([.U26]=&quot;Exon&quot;;2;IF([.U26]=&quot;Splice&quot;;3;IF([.U26]=&quot;Intron&quot;;4;5)));FALSE())" office:value-type="float" office:value="0.9" calcext:value-type="float">
            <text:p>0.90</text:p>
          </table:table-cell>
          <table:table-cell table:style-name="ce92" table:formula="of:=VLOOKUP([.U26];TransitionMatrix_Splice;IF([.V26]=&quot;Exon&quot;;2;IF([.V26]=&quot;Splice&quot;;3;IF([.V26]=&quot;Intron&quot;;4;5)));FALSE())" office:value-type="float" office:value="0.9" calcext:value-type="float">
            <text:p>0.90</text:p>
          </table:table-cell>
          <table:table-cell table:style-name="ce92" table:formula="of:=VLOOKUP([.V26];TransitionMatrix_Splice;IF([.W26]=&quot;Exon&quot;;2;IF([.W26]=&quot;Splice&quot;;3;IF([.W26]=&quot;Intron&quot;;4;5)));FALSE())" office:value-type="float" office:value="0.9" calcext:value-type="float">
            <text:p>0.90</text:p>
          </table:table-cell>
          <table:table-cell table:style-name="ce92" table:formula="of:=VLOOKUP([.W26];TransitionMatrix_Splice;IF([.X26]=&quot;Exon&quot;;2;IF([.X26]=&quot;Splice&quot;;3;IF([.X26]=&quot;Intron&quot;;4;5)));FALSE())" office:value-type="float" office:value="0.9" calcext:value-type="float">
            <text:p>0.90</text:p>
          </table:table-cell>
          <table:table-cell table:style-name="ce92" table:formula="of:=VLOOKUP([.X26];TransitionMatrix_Splice;IF([.Y26]=&quot;Exon&quot;;2;IF([.Y26]=&quot;Splice&quot;;3;IF([.Y26]=&quot;Intron&quot;;4;5)));FALSE())" office:value-type="float" office:value="0.9" calcext:value-type="float">
            <text:p>0.90</text:p>
          </table:table-cell>
          <table:table-cell table:style-name="ce92" table:formula="of:=VLOOKUP([.Y26];TransitionMatrix_Splice;IF([.Z26]=&quot;Exon&quot;;2;IF([.Z26]=&quot;Splice&quot;;3;IF([.Z26]=&quot;Intron&quot;;4;5)));FALSE())" office:value-type="float" office:value="0.9" calcext:value-type="float">
            <text:p>0.90</text:p>
          </table:table-cell>
          <table:table-cell table:style-name="ce92" table:formula="of:=VLOOKUP([.Z26];TransitionMatrix_Splice;IF([.AA26]=&quot;Exon&quot;;2;IF([.AA26]=&quot;Splice&quot;;3;IF([.AA26]=&quot;Intron&quot;;4;5)));FALSE())" office:value-type="float" office:value="0.9" calcext:value-type="float">
            <text:p>0.90</text:p>
          </table:table-cell>
          <table:table-cell table:style-name="ce92" table:formula="of:=VLOOKUP([.AA26];TransitionMatrix_Splice;IF([.AB26]=&quot;Exon&quot;;2;IF([.AB26]=&quot;Splice&quot;;3;IF([.AB26]=&quot;Intron&quot;;4;5)));FALSE())" office:value-type="float" office:value="0.9" calcext:value-type="float">
            <text:p>0.90</text:p>
          </table:table-cell>
          <table:table-cell table:style-name="ce92" table:formula="of:=VLOOKUP([.AB26];TransitionMatrix_Splice;IF([.AC26]=&quot;Exon&quot;;2;IF([.AC26]=&quot;Splice&quot;;3;IF([.AC26]=&quot;Intron&quot;;4;5)));FALSE())" office:value-type="float" office:value="0.9" calcext:value-type="float">
            <text:p>0.90</text:p>
          </table:table-cell>
          <table:table-cell table:style-name="ce92" table:formula="of:=VLOOKUP([.AC26];TransitionMatrix_Splice;IF([.AD26]=&quot;Exon&quot;;2;IF([.AD26]=&quot;Splice&quot;;3;IF([.AD26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27:.AD27])*PRODUCT([.D28:.AC28])" office:value-type="float" office:value="0" calcext:value-type="float">
            <text:p>0.00E+00</text:p>
          </table:table-cell>
          <table:table-cell table:style-name="ce51" table:formula="of:=IF([.AF27]&gt;0;LN([.AF27]);&quot;undefined&quot;)" office:value-type="string" office:string-value="undefined" calcext:value-type="string">
            <text:p>undefined</text:p>
          </table:table-cell>
          <table:table-cell table:style-name="ce54" table:formula="of:=[.AF27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26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26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26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26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26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26];EmissionMatrix_Splice;IF([$'Full Model'.G$44]=&quot;A&quot;;2;IF([$'Full Model'.G$44]=&quot;C&quot;;3;IF([$'Full Model'.G$44]=&quot;G&quot;;4;5)));FALSE())" office:value-type="float" office:value="0" calcext:value-type="float">
            <text:p>0.00</text:p>
          </table:table-cell>
          <table:table-cell table:style-name="ce93" table:formula="of:=VLOOKUP([.J26];EmissionMatrix_Splice;IF([$'Full Model'.H$44]=&quot;A&quot;;2;IF([$'Full Model'.H$44]=&quot;C&quot;;3;IF([$'Full Model'.H$44]=&quot;G&quot;;4;5)));FALSE())" office:value-type="float" office:value="0.1" calcext:value-type="float">
            <text:p>0.10</text:p>
          </table:table-cell>
          <table:table-cell table:style-name="ce93" table:formula="of:=VLOOKUP([.K26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26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26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26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26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26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26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26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26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26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26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26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26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26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26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26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26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26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26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31]=0;&quot;&quot;;1+MAX([.B$2:.B29]))" office:value-type="float" office:value="2" calcext:value-type="float">
            <text:p>2</text:p>
          </table:table-cell>
          <table:table-cell table:style-name="ce90" table:formula="of:=IF([.B30]=&quot;&quot;;&quot;&quot;;ROW()-1)" office:value-type="float" office:value="29" calcext:value-type="float">
            <text:p>29</text:p>
          </table:table-cell>
          <table:table-cell table:style-name="ce92" office:value-type="string" calcext:value-type="string">
            <text:p>Exon</text:p>
          </table:table-cell>
          <table:table-cell table:number-columns-repeated="5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9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30]=&quot;Exon&quot;;InitialProbabilityExon;IF([.D30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30];TransitionMatrix_Splice;IF([.E30]=&quot;Exon&quot;;2;IF([.E30]=&quot;Splice&quot;;3;IF([.E30]=&quot;Intron&quot;;4;5)));FALSE())" office:value-type="float" office:value="0.9" calcext:value-type="float">
            <text:p>0.90</text:p>
          </table:table-cell>
          <table:table-cell table:style-name="ce92" table:formula="of:=VLOOKUP([.E30];TransitionMatrix_Splice;IF([.F30]=&quot;Exon&quot;;2;IF([.F30]=&quot;Splice&quot;;3;IF([.F30]=&quot;Intron&quot;;4;5)));FALSE())" office:value-type="float" office:value="0.9" calcext:value-type="float">
            <text:p>0.90</text:p>
          </table:table-cell>
          <table:table-cell table:style-name="ce92" table:formula="of:=VLOOKUP([.F30];TransitionMatrix_Splice;IF([.G30]=&quot;Exon&quot;;2;IF([.G30]=&quot;Splice&quot;;3;IF([.G30]=&quot;Intron&quot;;4;5)));FALSE())" office:value-type="float" office:value="0.9" calcext:value-type="float">
            <text:p>0.90</text:p>
          </table:table-cell>
          <table:table-cell table:style-name="ce92" table:formula="of:=VLOOKUP([.G30];TransitionMatrix_Splice;IF([.H30]=&quot;Exon&quot;;2;IF([.H30]=&quot;Splice&quot;;3;IF([.H30]=&quot;Intron&quot;;4;5)));FALSE())" office:value-type="float" office:value="0.9" calcext:value-type="float">
            <text:p>0.90</text:p>
          </table:table-cell>
          <table:table-cell table:style-name="ce92" table:formula="of:=VLOOKUP([.H30];TransitionMatrix_Splice;IF([.I30]=&quot;Exon&quot;;2;IF([.I30]=&quot;Splice&quot;;3;IF([.I30]=&quot;Intron&quot;;4;5)));FALSE())" office:value-type="float" office:value="0.9" calcext:value-type="float">
            <text:p>0.90</text:p>
          </table:table-cell>
          <table:table-cell table:style-name="ce92" table:formula="of:=VLOOKUP([.I30];TransitionMatrix_Splice;IF([.J30]=&quot;Exon&quot;;2;IF([.J30]=&quot;Splice&quot;;3;IF([.J30]=&quot;Intron&quot;;4;5)));FALSE())" office:value-type="float" office:value="0.1" calcext:value-type="float">
            <text:p>0.10</text:p>
          </table:table-cell>
          <table:table-cell table:style-name="ce92" table:formula="of:=VLOOKUP([.J30];TransitionMatrix_Splice;IF([.K30]=&quot;Exon&quot;;2;IF([.K30]=&quot;Splice&quot;;3;IF([.K30]=&quot;Intron&quot;;4;5)));FALSE())" office:value-type="float" office:value="1" calcext:value-type="float">
            <text:p>1.00</text:p>
          </table:table-cell>
          <table:table-cell table:style-name="ce92" table:formula="of:=VLOOKUP([.K30];TransitionMatrix_Splice;IF([.L30]=&quot;Exon&quot;;2;IF([.L30]=&quot;Splice&quot;;3;IF([.L30]=&quot;Intron&quot;;4;5)));FALSE())" office:value-type="float" office:value="0.9" calcext:value-type="float">
            <text:p>0.90</text:p>
          </table:table-cell>
          <table:table-cell table:style-name="ce92" table:formula="of:=VLOOKUP([.L30];TransitionMatrix_Splice;IF([.M30]=&quot;Exon&quot;;2;IF([.M30]=&quot;Splice&quot;;3;IF([.M30]=&quot;Intron&quot;;4;5)));FALSE())" office:value-type="float" office:value="0.9" calcext:value-type="float">
            <text:p>0.90</text:p>
          </table:table-cell>
          <table:table-cell table:style-name="ce92" table:formula="of:=VLOOKUP([.M30];TransitionMatrix_Splice;IF([.N30]=&quot;Exon&quot;;2;IF([.N30]=&quot;Splice&quot;;3;IF([.N30]=&quot;Intron&quot;;4;5)));FALSE())" office:value-type="float" office:value="0.9" calcext:value-type="float">
            <text:p>0.90</text:p>
          </table:table-cell>
          <table:table-cell table:style-name="ce92" table:formula="of:=VLOOKUP([.N30];TransitionMatrix_Splice;IF([.O30]=&quot;Exon&quot;;2;IF([.O30]=&quot;Splice&quot;;3;IF([.O30]=&quot;Intron&quot;;4;5)));FALSE())" office:value-type="float" office:value="0.9" calcext:value-type="float">
            <text:p>0.90</text:p>
          </table:table-cell>
          <table:table-cell table:style-name="ce92" table:formula="of:=VLOOKUP([.O30];TransitionMatrix_Splice;IF([.P30]=&quot;Exon&quot;;2;IF([.P30]=&quot;Splice&quot;;3;IF([.P30]=&quot;Intron&quot;;4;5)));FALSE())" office:value-type="float" office:value="0.9" calcext:value-type="float">
            <text:p>0.90</text:p>
          </table:table-cell>
          <table:table-cell table:style-name="ce92" table:formula="of:=VLOOKUP([.P30];TransitionMatrix_Splice;IF([.Q30]=&quot;Exon&quot;;2;IF([.Q30]=&quot;Splice&quot;;3;IF([.Q30]=&quot;Intron&quot;;4;5)));FALSE())" office:value-type="float" office:value="0.9" calcext:value-type="float">
            <text:p>0.90</text:p>
          </table:table-cell>
          <table:table-cell table:style-name="ce92" table:formula="of:=VLOOKUP([.Q30];TransitionMatrix_Splice;IF([.R30]=&quot;Exon&quot;;2;IF([.R30]=&quot;Splice&quot;;3;IF([.R30]=&quot;Intron&quot;;4;5)));FALSE())" office:value-type="float" office:value="0.9" calcext:value-type="float">
            <text:p>0.90</text:p>
          </table:table-cell>
          <table:table-cell table:style-name="ce92" table:formula="of:=VLOOKUP([.R30];TransitionMatrix_Splice;IF([.S30]=&quot;Exon&quot;;2;IF([.S30]=&quot;Splice&quot;;3;IF([.S30]=&quot;Intron&quot;;4;5)));FALSE())" office:value-type="float" office:value="0.9" calcext:value-type="float">
            <text:p>0.90</text:p>
          </table:table-cell>
          <table:table-cell table:style-name="ce92" table:formula="of:=VLOOKUP([.S30];TransitionMatrix_Splice;IF([.T30]=&quot;Exon&quot;;2;IF([.T30]=&quot;Splice&quot;;3;IF([.T30]=&quot;Intron&quot;;4;5)));FALSE())" office:value-type="float" office:value="0.9" calcext:value-type="float">
            <text:p>0.90</text:p>
          </table:table-cell>
          <table:table-cell table:style-name="ce92" table:formula="of:=VLOOKUP([.T30];TransitionMatrix_Splice;IF([.U30]=&quot;Exon&quot;;2;IF([.U30]=&quot;Splice&quot;;3;IF([.U30]=&quot;Intron&quot;;4;5)));FALSE())" office:value-type="float" office:value="0.9" calcext:value-type="float">
            <text:p>0.90</text:p>
          </table:table-cell>
          <table:table-cell table:style-name="ce92" table:formula="of:=VLOOKUP([.U30];TransitionMatrix_Splice;IF([.V30]=&quot;Exon&quot;;2;IF([.V30]=&quot;Splice&quot;;3;IF([.V30]=&quot;Intron&quot;;4;5)));FALSE())" office:value-type="float" office:value="0.9" calcext:value-type="float">
            <text:p>0.90</text:p>
          </table:table-cell>
          <table:table-cell table:style-name="ce92" table:formula="of:=VLOOKUP([.V30];TransitionMatrix_Splice;IF([.W30]=&quot;Exon&quot;;2;IF([.W30]=&quot;Splice&quot;;3;IF([.W30]=&quot;Intron&quot;;4;5)));FALSE())" office:value-type="float" office:value="0.9" calcext:value-type="float">
            <text:p>0.90</text:p>
          </table:table-cell>
          <table:table-cell table:style-name="ce92" table:formula="of:=VLOOKUP([.W30];TransitionMatrix_Splice;IF([.X30]=&quot;Exon&quot;;2;IF([.X30]=&quot;Splice&quot;;3;IF([.X30]=&quot;Intron&quot;;4;5)));FALSE())" office:value-type="float" office:value="0.9" calcext:value-type="float">
            <text:p>0.90</text:p>
          </table:table-cell>
          <table:table-cell table:style-name="ce92" table:formula="of:=VLOOKUP([.X30];TransitionMatrix_Splice;IF([.Y30]=&quot;Exon&quot;;2;IF([.Y30]=&quot;Splice&quot;;3;IF([.Y30]=&quot;Intron&quot;;4;5)));FALSE())" office:value-type="float" office:value="0.9" calcext:value-type="float">
            <text:p>0.90</text:p>
          </table:table-cell>
          <table:table-cell table:style-name="ce92" table:formula="of:=VLOOKUP([.Y30];TransitionMatrix_Splice;IF([.Z30]=&quot;Exon&quot;;2;IF([.Z30]=&quot;Splice&quot;;3;IF([.Z30]=&quot;Intron&quot;;4;5)));FALSE())" office:value-type="float" office:value="0.9" calcext:value-type="float">
            <text:p>0.90</text:p>
          </table:table-cell>
          <table:table-cell table:style-name="ce92" table:formula="of:=VLOOKUP([.Z30];TransitionMatrix_Splice;IF([.AA30]=&quot;Exon&quot;;2;IF([.AA30]=&quot;Splice&quot;;3;IF([.AA30]=&quot;Intron&quot;;4;5)));FALSE())" office:value-type="float" office:value="0.9" calcext:value-type="float">
            <text:p>0.90</text:p>
          </table:table-cell>
          <table:table-cell table:style-name="ce92" table:formula="of:=VLOOKUP([.AA30];TransitionMatrix_Splice;IF([.AB30]=&quot;Exon&quot;;2;IF([.AB30]=&quot;Splice&quot;;3;IF([.AB30]=&quot;Intron&quot;;4;5)));FALSE())" office:value-type="float" office:value="0.9" calcext:value-type="float">
            <text:p>0.90</text:p>
          </table:table-cell>
          <table:table-cell table:style-name="ce92" table:formula="of:=VLOOKUP([.AB30];TransitionMatrix_Splice;IF([.AC30]=&quot;Exon&quot;;2;IF([.AC30]=&quot;Splice&quot;;3;IF([.AC30]=&quot;Intron&quot;;4;5)));FALSE())" office:value-type="float" office:value="0.9" calcext:value-type="float">
            <text:p>0.90</text:p>
          </table:table-cell>
          <table:table-cell table:style-name="ce92" table:formula="of:=VLOOKUP([.AC30];TransitionMatrix_Splice;IF([.AD30]=&quot;Exon&quot;;2;IF([.AD30]=&quot;Splice&quot;;3;IF([.AD30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31:.AD31])*PRODUCT([.D32:.AC32])" office:value-type="float" office:value="8.62186620279797E-020" calcext:value-type="float">
            <text:p>8.62E-20</text:p>
          </table:table-cell>
          <table:table-cell table:style-name="ce51" table:formula="of:=IF([.AF31]&gt;0;LN([.AF31]);&quot;undefined&quot;)" office:value-type="float" office:value="-43.8974003017931" calcext:value-type="float">
            <text:p>-43.90</text:p>
          </table:table-cell>
          <table:table-cell table:style-name="ce54" table:formula="of:=[.AF31]/SUM([.AF$3:.AF$108])" office:value-type="percentage" office:value="0.0317464572241795" calcext:value-type="percentage">
            <text:p>3.2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30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30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30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30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30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30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30];EmissionMatrix_Splice;IF([$'Full Model'.H$44]=&quot;A&quot;;2;IF([$'Full Model'.H$44]=&quot;C&quot;;3;IF([$'Full Model'.H$44]=&quot;G&quot;;4;5)));FALSE())" office:value-type="float" office:value="0.95" calcext:value-type="float">
            <text:p>0.95</text:p>
          </table:table-cell>
          <table:table-cell table:style-name="ce93" table:formula="of:=VLOOKUP([.K30];EmissionMatrix_Splice;IF([$'Full Model'.I$44]=&quot;A&quot;;2;IF([$'Full Model'.I$44]=&quot;C&quot;;3;IF([$'Full Model'.I$44]=&quot;G&quot;;4;5)));FALSE())" office:value-type="float" office:value="0.4" calcext:value-type="float">
            <text:p>0.40</text:p>
          </table:table-cell>
          <table:table-cell table:style-name="ce93" table:formula="of:=VLOOKUP([.L30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30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30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30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30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30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30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30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30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30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30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30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30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30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30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30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30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30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35]=0;&quot;&quot;;1+MAX([.B$2:.B33]))">
            <text:p/>
          </table:table-cell>
          <table:table-cell table:style-name="ce90" table:formula="of:=IF([.B34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6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8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34]=&quot;Exon&quot;;InitialProbabilityExon;IF([.D34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34];TransitionMatrix_Splice;IF([.E34]=&quot;Exon&quot;;2;IF([.E34]=&quot;Splice&quot;;3;IF([.E34]=&quot;Intron&quot;;4;5)));FALSE())" office:value-type="float" office:value="0.9" calcext:value-type="float">
            <text:p>0.90</text:p>
          </table:table-cell>
          <table:table-cell table:style-name="ce92" table:formula="of:=VLOOKUP([.E34];TransitionMatrix_Splice;IF([.F34]=&quot;Exon&quot;;2;IF([.F34]=&quot;Splice&quot;;3;IF([.F34]=&quot;Intron&quot;;4;5)));FALSE())" office:value-type="float" office:value="0.9" calcext:value-type="float">
            <text:p>0.90</text:p>
          </table:table-cell>
          <table:table-cell table:style-name="ce92" table:formula="of:=VLOOKUP([.F34];TransitionMatrix_Splice;IF([.G34]=&quot;Exon&quot;;2;IF([.G34]=&quot;Splice&quot;;3;IF([.G34]=&quot;Intron&quot;;4;5)));FALSE())" office:value-type="float" office:value="0.9" calcext:value-type="float">
            <text:p>0.90</text:p>
          </table:table-cell>
          <table:table-cell table:style-name="ce92" table:formula="of:=VLOOKUP([.G34];TransitionMatrix_Splice;IF([.H34]=&quot;Exon&quot;;2;IF([.H34]=&quot;Splice&quot;;3;IF([.H34]=&quot;Intron&quot;;4;5)));FALSE())" office:value-type="float" office:value="0.9" calcext:value-type="float">
            <text:p>0.90</text:p>
          </table:table-cell>
          <table:table-cell table:style-name="ce92" table:formula="of:=VLOOKUP([.H34];TransitionMatrix_Splice;IF([.I34]=&quot;Exon&quot;;2;IF([.I34]=&quot;Splice&quot;;3;IF([.I34]=&quot;Intron&quot;;4;5)));FALSE())" office:value-type="float" office:value="0.9" calcext:value-type="float">
            <text:p>0.90</text:p>
          </table:table-cell>
          <table:table-cell table:style-name="ce92" table:formula="of:=VLOOKUP([.I34];TransitionMatrix_Splice;IF([.J34]=&quot;Exon&quot;;2;IF([.J34]=&quot;Splice&quot;;3;IF([.J34]=&quot;Intron&quot;;4;5)));FALSE())" office:value-type="float" office:value="0.9" calcext:value-type="float">
            <text:p>0.90</text:p>
          </table:table-cell>
          <table:table-cell table:style-name="ce92" table:formula="of:=VLOOKUP([.J34];TransitionMatrix_Splice;IF([.K34]=&quot;Exon&quot;;2;IF([.K34]=&quot;Splice&quot;;3;IF([.K34]=&quot;Intron&quot;;4;5)));FALSE())" office:value-type="float" office:value="0.1" calcext:value-type="float">
            <text:p>0.10</text:p>
          </table:table-cell>
          <table:table-cell table:style-name="ce92" table:formula="of:=VLOOKUP([.K34];TransitionMatrix_Splice;IF([.L34]=&quot;Exon&quot;;2;IF([.L34]=&quot;Splice&quot;;3;IF([.L34]=&quot;Intron&quot;;4;5)));FALSE())" office:value-type="float" office:value="1" calcext:value-type="float">
            <text:p>1.00</text:p>
          </table:table-cell>
          <table:table-cell table:style-name="ce92" table:formula="of:=VLOOKUP([.L34];TransitionMatrix_Splice;IF([.M34]=&quot;Exon&quot;;2;IF([.M34]=&quot;Splice&quot;;3;IF([.M34]=&quot;Intron&quot;;4;5)));FALSE())" office:value-type="float" office:value="0.9" calcext:value-type="float">
            <text:p>0.90</text:p>
          </table:table-cell>
          <table:table-cell table:style-name="ce92" table:formula="of:=VLOOKUP([.M34];TransitionMatrix_Splice;IF([.N34]=&quot;Exon&quot;;2;IF([.N34]=&quot;Splice&quot;;3;IF([.N34]=&quot;Intron&quot;;4;5)));FALSE())" office:value-type="float" office:value="0.9" calcext:value-type="float">
            <text:p>0.90</text:p>
          </table:table-cell>
          <table:table-cell table:style-name="ce92" table:formula="of:=VLOOKUP([.N34];TransitionMatrix_Splice;IF([.O34]=&quot;Exon&quot;;2;IF([.O34]=&quot;Splice&quot;;3;IF([.O34]=&quot;Intron&quot;;4;5)));FALSE())" office:value-type="float" office:value="0.9" calcext:value-type="float">
            <text:p>0.90</text:p>
          </table:table-cell>
          <table:table-cell table:style-name="ce92" table:formula="of:=VLOOKUP([.O34];TransitionMatrix_Splice;IF([.P34]=&quot;Exon&quot;;2;IF([.P34]=&quot;Splice&quot;;3;IF([.P34]=&quot;Intron&quot;;4;5)));FALSE())" office:value-type="float" office:value="0.9" calcext:value-type="float">
            <text:p>0.90</text:p>
          </table:table-cell>
          <table:table-cell table:style-name="ce92" table:formula="of:=VLOOKUP([.P34];TransitionMatrix_Splice;IF([.Q34]=&quot;Exon&quot;;2;IF([.Q34]=&quot;Splice&quot;;3;IF([.Q34]=&quot;Intron&quot;;4;5)));FALSE())" office:value-type="float" office:value="0.9" calcext:value-type="float">
            <text:p>0.90</text:p>
          </table:table-cell>
          <table:table-cell table:style-name="ce92" table:formula="of:=VLOOKUP([.Q34];TransitionMatrix_Splice;IF([.R34]=&quot;Exon&quot;;2;IF([.R34]=&quot;Splice&quot;;3;IF([.R34]=&quot;Intron&quot;;4;5)));FALSE())" office:value-type="float" office:value="0.9" calcext:value-type="float">
            <text:p>0.90</text:p>
          </table:table-cell>
          <table:table-cell table:style-name="ce92" table:formula="of:=VLOOKUP([.R34];TransitionMatrix_Splice;IF([.S34]=&quot;Exon&quot;;2;IF([.S34]=&quot;Splice&quot;;3;IF([.S34]=&quot;Intron&quot;;4;5)));FALSE())" office:value-type="float" office:value="0.9" calcext:value-type="float">
            <text:p>0.90</text:p>
          </table:table-cell>
          <table:table-cell table:style-name="ce92" table:formula="of:=VLOOKUP([.S34];TransitionMatrix_Splice;IF([.T34]=&quot;Exon&quot;;2;IF([.T34]=&quot;Splice&quot;;3;IF([.T34]=&quot;Intron&quot;;4;5)));FALSE())" office:value-type="float" office:value="0.9" calcext:value-type="float">
            <text:p>0.90</text:p>
          </table:table-cell>
          <table:table-cell table:style-name="ce92" table:formula="of:=VLOOKUP([.T34];TransitionMatrix_Splice;IF([.U34]=&quot;Exon&quot;;2;IF([.U34]=&quot;Splice&quot;;3;IF([.U34]=&quot;Intron&quot;;4;5)));FALSE())" office:value-type="float" office:value="0.9" calcext:value-type="float">
            <text:p>0.90</text:p>
          </table:table-cell>
          <table:table-cell table:style-name="ce92" table:formula="of:=VLOOKUP([.U34];TransitionMatrix_Splice;IF([.V34]=&quot;Exon&quot;;2;IF([.V34]=&quot;Splice&quot;;3;IF([.V34]=&quot;Intron&quot;;4;5)));FALSE())" office:value-type="float" office:value="0.9" calcext:value-type="float">
            <text:p>0.90</text:p>
          </table:table-cell>
          <table:table-cell table:style-name="ce92" table:formula="of:=VLOOKUP([.V34];TransitionMatrix_Splice;IF([.W34]=&quot;Exon&quot;;2;IF([.W34]=&quot;Splice&quot;;3;IF([.W34]=&quot;Intron&quot;;4;5)));FALSE())" office:value-type="float" office:value="0.9" calcext:value-type="float">
            <text:p>0.90</text:p>
          </table:table-cell>
          <table:table-cell table:style-name="ce92" table:formula="of:=VLOOKUP([.W34];TransitionMatrix_Splice;IF([.X34]=&quot;Exon&quot;;2;IF([.X34]=&quot;Splice&quot;;3;IF([.X34]=&quot;Intron&quot;;4;5)));FALSE())" office:value-type="float" office:value="0.9" calcext:value-type="float">
            <text:p>0.90</text:p>
          </table:table-cell>
          <table:table-cell table:style-name="ce92" table:formula="of:=VLOOKUP([.X34];TransitionMatrix_Splice;IF([.Y34]=&quot;Exon&quot;;2;IF([.Y34]=&quot;Splice&quot;;3;IF([.Y34]=&quot;Intron&quot;;4;5)));FALSE())" office:value-type="float" office:value="0.9" calcext:value-type="float">
            <text:p>0.90</text:p>
          </table:table-cell>
          <table:table-cell table:style-name="ce92" table:formula="of:=VLOOKUP([.Y34];TransitionMatrix_Splice;IF([.Z34]=&quot;Exon&quot;;2;IF([.Z34]=&quot;Splice&quot;;3;IF([.Z34]=&quot;Intron&quot;;4;5)));FALSE())" office:value-type="float" office:value="0.9" calcext:value-type="float">
            <text:p>0.90</text:p>
          </table:table-cell>
          <table:table-cell table:style-name="ce92" table:formula="of:=VLOOKUP([.Z34];TransitionMatrix_Splice;IF([.AA34]=&quot;Exon&quot;;2;IF([.AA34]=&quot;Splice&quot;;3;IF([.AA34]=&quot;Intron&quot;;4;5)));FALSE())" office:value-type="float" office:value="0.9" calcext:value-type="float">
            <text:p>0.90</text:p>
          </table:table-cell>
          <table:table-cell table:style-name="ce92" table:formula="of:=VLOOKUP([.AA34];TransitionMatrix_Splice;IF([.AB34]=&quot;Exon&quot;;2;IF([.AB34]=&quot;Splice&quot;;3;IF([.AB34]=&quot;Intron&quot;;4;5)));FALSE())" office:value-type="float" office:value="0.9" calcext:value-type="float">
            <text:p>0.90</text:p>
          </table:table-cell>
          <table:table-cell table:style-name="ce92" table:formula="of:=VLOOKUP([.AB34];TransitionMatrix_Splice;IF([.AC34]=&quot;Exon&quot;;2;IF([.AC34]=&quot;Splice&quot;;3;IF([.AC34]=&quot;Intron&quot;;4;5)));FALSE())" office:value-type="float" office:value="0.9" calcext:value-type="float">
            <text:p>0.90</text:p>
          </table:table-cell>
          <table:table-cell table:style-name="ce92" table:formula="of:=VLOOKUP([.AC34];TransitionMatrix_Splice;IF([.AD34]=&quot;Exon&quot;;2;IF([.AD34]=&quot;Splice&quot;;3;IF([.AD34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35:.AD35])*PRODUCT([.D36:.AC36])" office:value-type="float" office:value="0" calcext:value-type="float">
            <text:p>0.00E+00</text:p>
          </table:table-cell>
          <table:table-cell table:style-name="ce51" table:formula="of:=IF([.AF35]&gt;0;LN([.AF35]);&quot;undefined&quot;)" office:value-type="string" office:string-value="undefined" calcext:value-type="string">
            <text:p>undefined</text:p>
          </table:table-cell>
          <table:table-cell table:style-name="ce54" table:formula="of:=[.AF35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34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34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34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34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34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34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34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34];EmissionMatrix_Splice;IF([$'Full Model'.I$44]=&quot;A&quot;;2;IF([$'Full Model'.I$44]=&quot;C&quot;;3;IF([$'Full Model'.I$44]=&quot;G&quot;;4;5)));FALSE())" office:value-type="float" office:value="0" calcext:value-type="float">
            <text:p>0.00</text:p>
          </table:table-cell>
          <table:table-cell table:style-name="ce93" table:formula="of:=VLOOKUP([.L34];EmissionMatrix_Splice;IF([$'Full Model'.J$44]=&quot;A&quot;;2;IF([$'Full Model'.J$44]=&quot;C&quot;;3;IF([$'Full Model'.J$44]=&quot;G&quot;;4;5)));FALSE())" office:value-type="float" office:value="0.1" calcext:value-type="float">
            <text:p>0.10</text:p>
          </table:table-cell>
          <table:table-cell table:style-name="ce93" table:formula="of:=VLOOKUP([.M34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34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34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34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34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34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34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34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34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34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34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34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34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34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34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34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34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39]=0;&quot;&quot;;1+MAX([.B$2:.B37]))" office:value-type="float" office:value="3" calcext:value-type="float">
            <text:p>3</text:p>
          </table:table-cell>
          <table:table-cell table:style-name="ce90" table:formula="of:=IF([.B38]=&quot;&quot;;&quot;&quot;;ROW()-1)" office:value-type="float" office:value="37" calcext:value-type="float">
            <text:p>37</text:p>
          </table:table-cell>
          <table:table-cell table:style-name="ce92" office:value-type="string" calcext:value-type="string">
            <text:p>Exon</text:p>
          </table:table-cell>
          <table:table-cell table:number-columns-repeated="7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7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38]=&quot;Exon&quot;;InitialProbabilityExon;IF([.D38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38];TransitionMatrix_Splice;IF([.E38]=&quot;Exon&quot;;2;IF([.E38]=&quot;Splice&quot;;3;IF([.E38]=&quot;Intron&quot;;4;5)));FALSE())" office:value-type="float" office:value="0.9" calcext:value-type="float">
            <text:p>0.90</text:p>
          </table:table-cell>
          <table:table-cell table:style-name="ce92" table:formula="of:=VLOOKUP([.E38];TransitionMatrix_Splice;IF([.F38]=&quot;Exon&quot;;2;IF([.F38]=&quot;Splice&quot;;3;IF([.F38]=&quot;Intron&quot;;4;5)));FALSE())" office:value-type="float" office:value="0.9" calcext:value-type="float">
            <text:p>0.90</text:p>
          </table:table-cell>
          <table:table-cell table:style-name="ce92" table:formula="of:=VLOOKUP([.F38];TransitionMatrix_Splice;IF([.G38]=&quot;Exon&quot;;2;IF([.G38]=&quot;Splice&quot;;3;IF([.G38]=&quot;Intron&quot;;4;5)));FALSE())" office:value-type="float" office:value="0.9" calcext:value-type="float">
            <text:p>0.90</text:p>
          </table:table-cell>
          <table:table-cell table:style-name="ce92" table:formula="of:=VLOOKUP([.G38];TransitionMatrix_Splice;IF([.H38]=&quot;Exon&quot;;2;IF([.H38]=&quot;Splice&quot;;3;IF([.H38]=&quot;Intron&quot;;4;5)));FALSE())" office:value-type="float" office:value="0.9" calcext:value-type="float">
            <text:p>0.90</text:p>
          </table:table-cell>
          <table:table-cell table:style-name="ce92" table:formula="of:=VLOOKUP([.H38];TransitionMatrix_Splice;IF([.I38]=&quot;Exon&quot;;2;IF([.I38]=&quot;Splice&quot;;3;IF([.I38]=&quot;Intron&quot;;4;5)));FALSE())" office:value-type="float" office:value="0.9" calcext:value-type="float">
            <text:p>0.90</text:p>
          </table:table-cell>
          <table:table-cell table:style-name="ce92" table:formula="of:=VLOOKUP([.I38];TransitionMatrix_Splice;IF([.J38]=&quot;Exon&quot;;2;IF([.J38]=&quot;Splice&quot;;3;IF([.J38]=&quot;Intron&quot;;4;5)));FALSE())" office:value-type="float" office:value="0.9" calcext:value-type="float">
            <text:p>0.90</text:p>
          </table:table-cell>
          <table:table-cell table:style-name="ce92" table:formula="of:=VLOOKUP([.J38];TransitionMatrix_Splice;IF([.K38]=&quot;Exon&quot;;2;IF([.K38]=&quot;Splice&quot;;3;IF([.K38]=&quot;Intron&quot;;4;5)));FALSE())" office:value-type="float" office:value="0.9" calcext:value-type="float">
            <text:p>0.90</text:p>
          </table:table-cell>
          <table:table-cell table:style-name="ce92" table:formula="of:=VLOOKUP([.K38];TransitionMatrix_Splice;IF([.L38]=&quot;Exon&quot;;2;IF([.L38]=&quot;Splice&quot;;3;IF([.L38]=&quot;Intron&quot;;4;5)));FALSE())" office:value-type="float" office:value="0.1" calcext:value-type="float">
            <text:p>0.10</text:p>
          </table:table-cell>
          <table:table-cell table:style-name="ce92" table:formula="of:=VLOOKUP([.L38];TransitionMatrix_Splice;IF([.M38]=&quot;Exon&quot;;2;IF([.M38]=&quot;Splice&quot;;3;IF([.M38]=&quot;Intron&quot;;4;5)));FALSE())" office:value-type="float" office:value="1" calcext:value-type="float">
            <text:p>1.00</text:p>
          </table:table-cell>
          <table:table-cell table:style-name="ce92" table:formula="of:=VLOOKUP([.M38];TransitionMatrix_Splice;IF([.N38]=&quot;Exon&quot;;2;IF([.N38]=&quot;Splice&quot;;3;IF([.N38]=&quot;Intron&quot;;4;5)));FALSE())" office:value-type="float" office:value="0.9" calcext:value-type="float">
            <text:p>0.90</text:p>
          </table:table-cell>
          <table:table-cell table:style-name="ce92" table:formula="of:=VLOOKUP([.N38];TransitionMatrix_Splice;IF([.O38]=&quot;Exon&quot;;2;IF([.O38]=&quot;Splice&quot;;3;IF([.O38]=&quot;Intron&quot;;4;5)));FALSE())" office:value-type="float" office:value="0.9" calcext:value-type="float">
            <text:p>0.90</text:p>
          </table:table-cell>
          <table:table-cell table:style-name="ce92" table:formula="of:=VLOOKUP([.O38];TransitionMatrix_Splice;IF([.P38]=&quot;Exon&quot;;2;IF([.P38]=&quot;Splice&quot;;3;IF([.P38]=&quot;Intron&quot;;4;5)));FALSE())" office:value-type="float" office:value="0.9" calcext:value-type="float">
            <text:p>0.90</text:p>
          </table:table-cell>
          <table:table-cell table:style-name="ce92" table:formula="of:=VLOOKUP([.P38];TransitionMatrix_Splice;IF([.Q38]=&quot;Exon&quot;;2;IF([.Q38]=&quot;Splice&quot;;3;IF([.Q38]=&quot;Intron&quot;;4;5)));FALSE())" office:value-type="float" office:value="0.9" calcext:value-type="float">
            <text:p>0.90</text:p>
          </table:table-cell>
          <table:table-cell table:style-name="ce92" table:formula="of:=VLOOKUP([.Q38];TransitionMatrix_Splice;IF([.R38]=&quot;Exon&quot;;2;IF([.R38]=&quot;Splice&quot;;3;IF([.R38]=&quot;Intron&quot;;4;5)));FALSE())" office:value-type="float" office:value="0.9" calcext:value-type="float">
            <text:p>0.90</text:p>
          </table:table-cell>
          <table:table-cell table:style-name="ce92" table:formula="of:=VLOOKUP([.R38];TransitionMatrix_Splice;IF([.S38]=&quot;Exon&quot;;2;IF([.S38]=&quot;Splice&quot;;3;IF([.S38]=&quot;Intron&quot;;4;5)));FALSE())" office:value-type="float" office:value="0.9" calcext:value-type="float">
            <text:p>0.90</text:p>
          </table:table-cell>
          <table:table-cell table:style-name="ce92" table:formula="of:=VLOOKUP([.S38];TransitionMatrix_Splice;IF([.T38]=&quot;Exon&quot;;2;IF([.T38]=&quot;Splice&quot;;3;IF([.T38]=&quot;Intron&quot;;4;5)));FALSE())" office:value-type="float" office:value="0.9" calcext:value-type="float">
            <text:p>0.90</text:p>
          </table:table-cell>
          <table:table-cell table:style-name="ce92" table:formula="of:=VLOOKUP([.T38];TransitionMatrix_Splice;IF([.U38]=&quot;Exon&quot;;2;IF([.U38]=&quot;Splice&quot;;3;IF([.U38]=&quot;Intron&quot;;4;5)));FALSE())" office:value-type="float" office:value="0.9" calcext:value-type="float">
            <text:p>0.90</text:p>
          </table:table-cell>
          <table:table-cell table:style-name="ce92" table:formula="of:=VLOOKUP([.U38];TransitionMatrix_Splice;IF([.V38]=&quot;Exon&quot;;2;IF([.V38]=&quot;Splice&quot;;3;IF([.V38]=&quot;Intron&quot;;4;5)));FALSE())" office:value-type="float" office:value="0.9" calcext:value-type="float">
            <text:p>0.90</text:p>
          </table:table-cell>
          <table:table-cell table:style-name="ce92" table:formula="of:=VLOOKUP([.V38];TransitionMatrix_Splice;IF([.W38]=&quot;Exon&quot;;2;IF([.W38]=&quot;Splice&quot;;3;IF([.W38]=&quot;Intron&quot;;4;5)));FALSE())" office:value-type="float" office:value="0.9" calcext:value-type="float">
            <text:p>0.90</text:p>
          </table:table-cell>
          <table:table-cell table:style-name="ce92" table:formula="of:=VLOOKUP([.W38];TransitionMatrix_Splice;IF([.X38]=&quot;Exon&quot;;2;IF([.X38]=&quot;Splice&quot;;3;IF([.X38]=&quot;Intron&quot;;4;5)));FALSE())" office:value-type="float" office:value="0.9" calcext:value-type="float">
            <text:p>0.90</text:p>
          </table:table-cell>
          <table:table-cell table:style-name="ce92" table:formula="of:=VLOOKUP([.X38];TransitionMatrix_Splice;IF([.Y38]=&quot;Exon&quot;;2;IF([.Y38]=&quot;Splice&quot;;3;IF([.Y38]=&quot;Intron&quot;;4;5)));FALSE())" office:value-type="float" office:value="0.9" calcext:value-type="float">
            <text:p>0.90</text:p>
          </table:table-cell>
          <table:table-cell table:style-name="ce92" table:formula="of:=VLOOKUP([.Y38];TransitionMatrix_Splice;IF([.Z38]=&quot;Exon&quot;;2;IF([.Z38]=&quot;Splice&quot;;3;IF([.Z38]=&quot;Intron&quot;;4;5)));FALSE())" office:value-type="float" office:value="0.9" calcext:value-type="float">
            <text:p>0.90</text:p>
          </table:table-cell>
          <table:table-cell table:style-name="ce92" table:formula="of:=VLOOKUP([.Z38];TransitionMatrix_Splice;IF([.AA38]=&quot;Exon&quot;;2;IF([.AA38]=&quot;Splice&quot;;3;IF([.AA38]=&quot;Intron&quot;;4;5)));FALSE())" office:value-type="float" office:value="0.9" calcext:value-type="float">
            <text:p>0.90</text:p>
          </table:table-cell>
          <table:table-cell table:style-name="ce92" table:formula="of:=VLOOKUP([.AA38];TransitionMatrix_Splice;IF([.AB38]=&quot;Exon&quot;;2;IF([.AB38]=&quot;Splice&quot;;3;IF([.AB38]=&quot;Intron&quot;;4;5)));FALSE())" office:value-type="float" office:value="0.9" calcext:value-type="float">
            <text:p>0.90</text:p>
          </table:table-cell>
          <table:table-cell table:style-name="ce92" table:formula="of:=VLOOKUP([.AB38];TransitionMatrix_Splice;IF([.AC38]=&quot;Exon&quot;;2;IF([.AC38]=&quot;Splice&quot;;3;IF([.AC38]=&quot;Intron&quot;;4;5)));FALSE())" office:value-type="float" office:value="0.9" calcext:value-type="float">
            <text:p>0.90</text:p>
          </table:table-cell>
          <table:table-cell table:style-name="ce92" table:formula="of:=VLOOKUP([.AC38];TransitionMatrix_Splice;IF([.AD38]=&quot;Exon&quot;;2;IF([.AD38]=&quot;Splice&quot;;3;IF([.AD38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39:.AD39])*PRODUCT([.D40:.AC40])" office:value-type="float" office:value="1.34716659418718E-019" calcext:value-type="float">
            <text:p>1.35E-19</text:p>
          </table:table-cell>
          <table:table-cell table:style-name="ce51" table:formula="of:=IF([.AF39]&gt;0;LN([.AF39]);&quot;undefined&quot;)" office:value-type="float" office:value="-43.4511131991646" calcext:value-type="float">
            <text:p>-43.45</text:p>
          </table:table-cell>
          <table:table-cell table:style-name="ce54" table:formula="of:=[.AF39]/SUM([.AF$3:.AF$108])" office:value-type="percentage" office:value="0.0496038394127805" calcext:value-type="percentage">
            <text:p>5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38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38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38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38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38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38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38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38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38];EmissionMatrix_Splice;IF([$'Full Model'.J$44]=&quot;A&quot;;2;IF([$'Full Model'.J$44]=&quot;C&quot;;3;IF([$'Full Model'.J$44]=&quot;G&quot;;4;5)));FALSE())" office:value-type="float" office:value="0.95" calcext:value-type="float">
            <text:p>0.95</text:p>
          </table:table-cell>
          <table:table-cell table:style-name="ce93" table:formula="of:=VLOOKUP([.M38];EmissionMatrix_Splice;IF([$'Full Model'.K$44]=&quot;A&quot;;2;IF([$'Full Model'.K$44]=&quot;C&quot;;3;IF([$'Full Model'.K$44]=&quot;G&quot;;4;5)));FALSE())" office:value-type="float" office:value="0.4" calcext:value-type="float">
            <text:p>0.40</text:p>
          </table:table-cell>
          <table:table-cell table:style-name="ce93" table:formula="of:=VLOOKUP([.N38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38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38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38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38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38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38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38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38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38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38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38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38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38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38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38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43]=0;&quot;&quot;;1+MAX([.B$2:.B41]))" office:value-type="float" office:value="4" calcext:value-type="float">
            <text:p>4</text:p>
          </table:table-cell>
          <table:table-cell table:style-name="ce90" table:formula="of:=IF([.B42]=&quot;&quot;;&quot;&quot;;ROW()-1)" office:value-type="float" office:value="41" calcext:value-type="float">
            <text:p>41</text:p>
          </table:table-cell>
          <table:table-cell table:style-name="ce92" office:value-type="string" calcext:value-type="string">
            <text:p>Exon</text:p>
          </table:table-cell>
          <table:table-cell table:number-columns-repeated="8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6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42]=&quot;Exon&quot;;InitialProbabilityExon;IF([.D42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42];TransitionMatrix_Splice;IF([.E42]=&quot;Exon&quot;;2;IF([.E42]=&quot;Splice&quot;;3;IF([.E42]=&quot;Intron&quot;;4;5)));FALSE())" office:value-type="float" office:value="0.9" calcext:value-type="float">
            <text:p>0.90</text:p>
          </table:table-cell>
          <table:table-cell table:style-name="ce92" table:formula="of:=VLOOKUP([.E42];TransitionMatrix_Splice;IF([.F42]=&quot;Exon&quot;;2;IF([.F42]=&quot;Splice&quot;;3;IF([.F42]=&quot;Intron&quot;;4;5)));FALSE())" office:value-type="float" office:value="0.9" calcext:value-type="float">
            <text:p>0.90</text:p>
          </table:table-cell>
          <table:table-cell table:style-name="ce92" table:formula="of:=VLOOKUP([.F42];TransitionMatrix_Splice;IF([.G42]=&quot;Exon&quot;;2;IF([.G42]=&quot;Splice&quot;;3;IF([.G42]=&quot;Intron&quot;;4;5)));FALSE())" office:value-type="float" office:value="0.9" calcext:value-type="float">
            <text:p>0.90</text:p>
          </table:table-cell>
          <table:table-cell table:style-name="ce92" table:formula="of:=VLOOKUP([.G42];TransitionMatrix_Splice;IF([.H42]=&quot;Exon&quot;;2;IF([.H42]=&quot;Splice&quot;;3;IF([.H42]=&quot;Intron&quot;;4;5)));FALSE())" office:value-type="float" office:value="0.9" calcext:value-type="float">
            <text:p>0.90</text:p>
          </table:table-cell>
          <table:table-cell table:style-name="ce92" table:formula="of:=VLOOKUP([.H42];TransitionMatrix_Splice;IF([.I42]=&quot;Exon&quot;;2;IF([.I42]=&quot;Splice&quot;;3;IF([.I42]=&quot;Intron&quot;;4;5)));FALSE())" office:value-type="float" office:value="0.9" calcext:value-type="float">
            <text:p>0.90</text:p>
          </table:table-cell>
          <table:table-cell table:style-name="ce92" table:formula="of:=VLOOKUP([.I42];TransitionMatrix_Splice;IF([.J42]=&quot;Exon&quot;;2;IF([.J42]=&quot;Splice&quot;;3;IF([.J42]=&quot;Intron&quot;;4;5)));FALSE())" office:value-type="float" office:value="0.9" calcext:value-type="float">
            <text:p>0.90</text:p>
          </table:table-cell>
          <table:table-cell table:style-name="ce92" table:formula="of:=VLOOKUP([.J42];TransitionMatrix_Splice;IF([.K42]=&quot;Exon&quot;;2;IF([.K42]=&quot;Splice&quot;;3;IF([.K42]=&quot;Intron&quot;;4;5)));FALSE())" office:value-type="float" office:value="0.9" calcext:value-type="float">
            <text:p>0.90</text:p>
          </table:table-cell>
          <table:table-cell table:style-name="ce92" table:formula="of:=VLOOKUP([.K42];TransitionMatrix_Splice;IF([.L42]=&quot;Exon&quot;;2;IF([.L42]=&quot;Splice&quot;;3;IF([.L42]=&quot;Intron&quot;;4;5)));FALSE())" office:value-type="float" office:value="0.9" calcext:value-type="float">
            <text:p>0.90</text:p>
          </table:table-cell>
          <table:table-cell table:style-name="ce92" table:formula="of:=VLOOKUP([.L42];TransitionMatrix_Splice;IF([.M42]=&quot;Exon&quot;;2;IF([.M42]=&quot;Splice&quot;;3;IF([.M42]=&quot;Intron&quot;;4;5)));FALSE())" office:value-type="float" office:value="0.1" calcext:value-type="float">
            <text:p>0.10</text:p>
          </table:table-cell>
          <table:table-cell table:style-name="ce92" table:formula="of:=VLOOKUP([.M42];TransitionMatrix_Splice;IF([.N42]=&quot;Exon&quot;;2;IF([.N42]=&quot;Splice&quot;;3;IF([.N42]=&quot;Intron&quot;;4;5)));FALSE())" office:value-type="float" office:value="1" calcext:value-type="float">
            <text:p>1.00</text:p>
          </table:table-cell>
          <table:table-cell table:style-name="ce92" table:formula="of:=VLOOKUP([.N42];TransitionMatrix_Splice;IF([.O42]=&quot;Exon&quot;;2;IF([.O42]=&quot;Splice&quot;;3;IF([.O42]=&quot;Intron&quot;;4;5)));FALSE())" office:value-type="float" office:value="0.9" calcext:value-type="float">
            <text:p>0.90</text:p>
          </table:table-cell>
          <table:table-cell table:style-name="ce92" table:formula="of:=VLOOKUP([.O42];TransitionMatrix_Splice;IF([.P42]=&quot;Exon&quot;;2;IF([.P42]=&quot;Splice&quot;;3;IF([.P42]=&quot;Intron&quot;;4;5)));FALSE())" office:value-type="float" office:value="0.9" calcext:value-type="float">
            <text:p>0.90</text:p>
          </table:table-cell>
          <table:table-cell table:style-name="ce92" table:formula="of:=VLOOKUP([.P42];TransitionMatrix_Splice;IF([.Q42]=&quot;Exon&quot;;2;IF([.Q42]=&quot;Splice&quot;;3;IF([.Q42]=&quot;Intron&quot;;4;5)));FALSE())" office:value-type="float" office:value="0.9" calcext:value-type="float">
            <text:p>0.90</text:p>
          </table:table-cell>
          <table:table-cell table:style-name="ce92" table:formula="of:=VLOOKUP([.Q42];TransitionMatrix_Splice;IF([.R42]=&quot;Exon&quot;;2;IF([.R42]=&quot;Splice&quot;;3;IF([.R42]=&quot;Intron&quot;;4;5)));FALSE())" office:value-type="float" office:value="0.9" calcext:value-type="float">
            <text:p>0.90</text:p>
          </table:table-cell>
          <table:table-cell table:style-name="ce92" table:formula="of:=VLOOKUP([.R42];TransitionMatrix_Splice;IF([.S42]=&quot;Exon&quot;;2;IF([.S42]=&quot;Splice&quot;;3;IF([.S42]=&quot;Intron&quot;;4;5)));FALSE())" office:value-type="float" office:value="0.9" calcext:value-type="float">
            <text:p>0.90</text:p>
          </table:table-cell>
          <table:table-cell table:style-name="ce92" table:formula="of:=VLOOKUP([.S42];TransitionMatrix_Splice;IF([.T42]=&quot;Exon&quot;;2;IF([.T42]=&quot;Splice&quot;;3;IF([.T42]=&quot;Intron&quot;;4;5)));FALSE())" office:value-type="float" office:value="0.9" calcext:value-type="float">
            <text:p>0.90</text:p>
          </table:table-cell>
          <table:table-cell table:style-name="ce92" table:formula="of:=VLOOKUP([.T42];TransitionMatrix_Splice;IF([.U42]=&quot;Exon&quot;;2;IF([.U42]=&quot;Splice&quot;;3;IF([.U42]=&quot;Intron&quot;;4;5)));FALSE())" office:value-type="float" office:value="0.9" calcext:value-type="float">
            <text:p>0.90</text:p>
          </table:table-cell>
          <table:table-cell table:style-name="ce92" table:formula="of:=VLOOKUP([.U42];TransitionMatrix_Splice;IF([.V42]=&quot;Exon&quot;;2;IF([.V42]=&quot;Splice&quot;;3;IF([.V42]=&quot;Intron&quot;;4;5)));FALSE())" office:value-type="float" office:value="0.9" calcext:value-type="float">
            <text:p>0.90</text:p>
          </table:table-cell>
          <table:table-cell table:style-name="ce92" table:formula="of:=VLOOKUP([.V42];TransitionMatrix_Splice;IF([.W42]=&quot;Exon&quot;;2;IF([.W42]=&quot;Splice&quot;;3;IF([.W42]=&quot;Intron&quot;;4;5)));FALSE())" office:value-type="float" office:value="0.9" calcext:value-type="float">
            <text:p>0.90</text:p>
          </table:table-cell>
          <table:table-cell table:style-name="ce92" table:formula="of:=VLOOKUP([.W42];TransitionMatrix_Splice;IF([.X42]=&quot;Exon&quot;;2;IF([.X42]=&quot;Splice&quot;;3;IF([.X42]=&quot;Intron&quot;;4;5)));FALSE())" office:value-type="float" office:value="0.9" calcext:value-type="float">
            <text:p>0.90</text:p>
          </table:table-cell>
          <table:table-cell table:style-name="ce92" table:formula="of:=VLOOKUP([.X42];TransitionMatrix_Splice;IF([.Y42]=&quot;Exon&quot;;2;IF([.Y42]=&quot;Splice&quot;;3;IF([.Y42]=&quot;Intron&quot;;4;5)));FALSE())" office:value-type="float" office:value="0.9" calcext:value-type="float">
            <text:p>0.90</text:p>
          </table:table-cell>
          <table:table-cell table:style-name="ce92" table:formula="of:=VLOOKUP([.Y42];TransitionMatrix_Splice;IF([.Z42]=&quot;Exon&quot;;2;IF([.Z42]=&quot;Splice&quot;;3;IF([.Z42]=&quot;Intron&quot;;4;5)));FALSE())" office:value-type="float" office:value="0.9" calcext:value-type="float">
            <text:p>0.90</text:p>
          </table:table-cell>
          <table:table-cell table:style-name="ce92" table:formula="of:=VLOOKUP([.Z42];TransitionMatrix_Splice;IF([.AA42]=&quot;Exon&quot;;2;IF([.AA42]=&quot;Splice&quot;;3;IF([.AA42]=&quot;Intron&quot;;4;5)));FALSE())" office:value-type="float" office:value="0.9" calcext:value-type="float">
            <text:p>0.90</text:p>
          </table:table-cell>
          <table:table-cell table:style-name="ce92" table:formula="of:=VLOOKUP([.AA42];TransitionMatrix_Splice;IF([.AB42]=&quot;Exon&quot;;2;IF([.AB42]=&quot;Splice&quot;;3;IF([.AB42]=&quot;Intron&quot;;4;5)));FALSE())" office:value-type="float" office:value="0.9" calcext:value-type="float">
            <text:p>0.90</text:p>
          </table:table-cell>
          <table:table-cell table:style-name="ce92" table:formula="of:=VLOOKUP([.AB42];TransitionMatrix_Splice;IF([.AC42]=&quot;Exon&quot;;2;IF([.AC42]=&quot;Splice&quot;;3;IF([.AC42]=&quot;Intron&quot;;4;5)));FALSE())" office:value-type="float" office:value="0.9" calcext:value-type="float">
            <text:p>0.90</text:p>
          </table:table-cell>
          <table:table-cell table:style-name="ce92" table:formula="of:=VLOOKUP([.AC42];TransitionMatrix_Splice;IF([.AD42]=&quot;Exon&quot;;2;IF([.AD42]=&quot;Splice&quot;;3;IF([.AD4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43:.AD43])*PRODUCT([.D44:.AC44])" office:value-type="float" office:value="4.43146905982626E-021" calcext:value-type="float">
            <text:p>4.43E-21</text:p>
          </table:table-cell>
          <table:table-cell table:style-name="ce51" table:formula="of:=IF([.AF43]&gt;0;LN([.AF43]);&quot;undefined&quot;)" office:value-type="float" office:value="-46.8655558075768" calcext:value-type="float">
            <text:p>-46.87</text:p>
          </table:table-cell>
          <table:table-cell table:style-name="ce54" table:formula="of:=[.AF43]/SUM([.AF$3:.AF$108])" office:value-type="percentage" office:value="0.00163170524384146" calcext:value-type="percentage">
            <text:p>0.2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42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42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42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42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42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42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42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42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42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42];EmissionMatrix_Splice;IF([$'Full Model'.K$44]=&quot;A&quot;;2;IF([$'Full Model'.K$44]=&quot;C&quot;;3;IF([$'Full Model'.K$44]=&quot;G&quot;;4;5)));FALSE())" office:value-type="float" office:value="0.05" calcext:value-type="float">
            <text:p>0.05</text:p>
          </table:table-cell>
          <table:table-cell table:style-name="ce93" table:formula="of:=VLOOKUP([.N42];EmissionMatrix_Splice;IF([$'Full Model'.L$44]=&quot;A&quot;;2;IF([$'Full Model'.L$44]=&quot;C&quot;;3;IF([$'Full Model'.L$44]=&quot;G&quot;;4;5)));FALSE())" office:value-type="float" office:value="0.4" calcext:value-type="float">
            <text:p>0.40</text:p>
          </table:table-cell>
          <table:table-cell table:style-name="ce93" table:formula="of:=VLOOKUP([.O42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42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42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42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42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42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42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42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42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42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42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42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42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42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4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47]=0;&quot;&quot;;1+MAX([.B$2:.B45]))" office:value-type="float" office:value="5" calcext:value-type="float">
            <text:p>5</text:p>
          </table:table-cell>
          <table:table-cell table:style-name="ce90" table:formula="of:=IF([.B46]=&quot;&quot;;&quot;&quot;;ROW()-1)" office:value-type="float" office:value="45" calcext:value-type="float">
            <text:p>45</text:p>
          </table:table-cell>
          <table:table-cell table:style-name="ce92" office:value-type="string" calcext:value-type="string">
            <text:p>Exon</text:p>
          </table:table-cell>
          <table:table-cell table:number-columns-repeated="9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5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46]=&quot;Exon&quot;;InitialProbabilityExon;IF([.D46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46];TransitionMatrix_Splice;IF([.E46]=&quot;Exon&quot;;2;IF([.E46]=&quot;Splice&quot;;3;IF([.E46]=&quot;Intron&quot;;4;5)));FALSE())" office:value-type="float" office:value="0.9" calcext:value-type="float">
            <text:p>0.90</text:p>
          </table:table-cell>
          <table:table-cell table:style-name="ce92" table:formula="of:=VLOOKUP([.E46];TransitionMatrix_Splice;IF([.F46]=&quot;Exon&quot;;2;IF([.F46]=&quot;Splice&quot;;3;IF([.F46]=&quot;Intron&quot;;4;5)));FALSE())" office:value-type="float" office:value="0.9" calcext:value-type="float">
            <text:p>0.90</text:p>
          </table:table-cell>
          <table:table-cell table:style-name="ce92" table:formula="of:=VLOOKUP([.F46];TransitionMatrix_Splice;IF([.G46]=&quot;Exon&quot;;2;IF([.G46]=&quot;Splice&quot;;3;IF([.G46]=&quot;Intron&quot;;4;5)));FALSE())" office:value-type="float" office:value="0.9" calcext:value-type="float">
            <text:p>0.90</text:p>
          </table:table-cell>
          <table:table-cell table:style-name="ce92" table:formula="of:=VLOOKUP([.G46];TransitionMatrix_Splice;IF([.H46]=&quot;Exon&quot;;2;IF([.H46]=&quot;Splice&quot;;3;IF([.H46]=&quot;Intron&quot;;4;5)));FALSE())" office:value-type="float" office:value="0.9" calcext:value-type="float">
            <text:p>0.90</text:p>
          </table:table-cell>
          <table:table-cell table:style-name="ce92" table:formula="of:=VLOOKUP([.H46];TransitionMatrix_Splice;IF([.I46]=&quot;Exon&quot;;2;IF([.I46]=&quot;Splice&quot;;3;IF([.I46]=&quot;Intron&quot;;4;5)));FALSE())" office:value-type="float" office:value="0.9" calcext:value-type="float">
            <text:p>0.90</text:p>
          </table:table-cell>
          <table:table-cell table:style-name="ce92" table:formula="of:=VLOOKUP([.I46];TransitionMatrix_Splice;IF([.J46]=&quot;Exon&quot;;2;IF([.J46]=&quot;Splice&quot;;3;IF([.J46]=&quot;Intron&quot;;4;5)));FALSE())" office:value-type="float" office:value="0.9" calcext:value-type="float">
            <text:p>0.90</text:p>
          </table:table-cell>
          <table:table-cell table:style-name="ce92" table:formula="of:=VLOOKUP([.J46];TransitionMatrix_Splice;IF([.K46]=&quot;Exon&quot;;2;IF([.K46]=&quot;Splice&quot;;3;IF([.K46]=&quot;Intron&quot;;4;5)));FALSE())" office:value-type="float" office:value="0.9" calcext:value-type="float">
            <text:p>0.90</text:p>
          </table:table-cell>
          <table:table-cell table:style-name="ce92" table:formula="of:=VLOOKUP([.K46];TransitionMatrix_Splice;IF([.L46]=&quot;Exon&quot;;2;IF([.L46]=&quot;Splice&quot;;3;IF([.L46]=&quot;Intron&quot;;4;5)));FALSE())" office:value-type="float" office:value="0.9" calcext:value-type="float">
            <text:p>0.90</text:p>
          </table:table-cell>
          <table:table-cell table:style-name="ce92" table:formula="of:=VLOOKUP([.L46];TransitionMatrix_Splice;IF([.M46]=&quot;Exon&quot;;2;IF([.M46]=&quot;Splice&quot;;3;IF([.M46]=&quot;Intron&quot;;4;5)));FALSE())" office:value-type="float" office:value="0.9" calcext:value-type="float">
            <text:p>0.90</text:p>
          </table:table-cell>
          <table:table-cell table:style-name="ce92" table:formula="of:=VLOOKUP([.M46];TransitionMatrix_Splice;IF([.N46]=&quot;Exon&quot;;2;IF([.N46]=&quot;Splice&quot;;3;IF([.N46]=&quot;Intron&quot;;4;5)));FALSE())" office:value-type="float" office:value="0.1" calcext:value-type="float">
            <text:p>0.10</text:p>
          </table:table-cell>
          <table:table-cell table:style-name="ce92" table:formula="of:=VLOOKUP([.N46];TransitionMatrix_Splice;IF([.O46]=&quot;Exon&quot;;2;IF([.O46]=&quot;Splice&quot;;3;IF([.O46]=&quot;Intron&quot;;4;5)));FALSE())" office:value-type="float" office:value="1" calcext:value-type="float">
            <text:p>1.00</text:p>
          </table:table-cell>
          <table:table-cell table:style-name="ce92" table:formula="of:=VLOOKUP([.O46];TransitionMatrix_Splice;IF([.P46]=&quot;Exon&quot;;2;IF([.P46]=&quot;Splice&quot;;3;IF([.P46]=&quot;Intron&quot;;4;5)));FALSE())" office:value-type="float" office:value="0.9" calcext:value-type="float">
            <text:p>0.90</text:p>
          </table:table-cell>
          <table:table-cell table:style-name="ce92" table:formula="of:=VLOOKUP([.P46];TransitionMatrix_Splice;IF([.Q46]=&quot;Exon&quot;;2;IF([.Q46]=&quot;Splice&quot;;3;IF([.Q46]=&quot;Intron&quot;;4;5)));FALSE())" office:value-type="float" office:value="0.9" calcext:value-type="float">
            <text:p>0.90</text:p>
          </table:table-cell>
          <table:table-cell table:style-name="ce92" table:formula="of:=VLOOKUP([.Q46];TransitionMatrix_Splice;IF([.R46]=&quot;Exon&quot;;2;IF([.R46]=&quot;Splice&quot;;3;IF([.R46]=&quot;Intron&quot;;4;5)));FALSE())" office:value-type="float" office:value="0.9" calcext:value-type="float">
            <text:p>0.90</text:p>
          </table:table-cell>
          <table:table-cell table:style-name="ce92" table:formula="of:=VLOOKUP([.R46];TransitionMatrix_Splice;IF([.S46]=&quot;Exon&quot;;2;IF([.S46]=&quot;Splice&quot;;3;IF([.S46]=&quot;Intron&quot;;4;5)));FALSE())" office:value-type="float" office:value="0.9" calcext:value-type="float">
            <text:p>0.90</text:p>
          </table:table-cell>
          <table:table-cell table:style-name="ce92" table:formula="of:=VLOOKUP([.S46];TransitionMatrix_Splice;IF([.T46]=&quot;Exon&quot;;2;IF([.T46]=&quot;Splice&quot;;3;IF([.T46]=&quot;Intron&quot;;4;5)));FALSE())" office:value-type="float" office:value="0.9" calcext:value-type="float">
            <text:p>0.90</text:p>
          </table:table-cell>
          <table:table-cell table:style-name="ce92" table:formula="of:=VLOOKUP([.T46];TransitionMatrix_Splice;IF([.U46]=&quot;Exon&quot;;2;IF([.U46]=&quot;Splice&quot;;3;IF([.U46]=&quot;Intron&quot;;4;5)));FALSE())" office:value-type="float" office:value="0.9" calcext:value-type="float">
            <text:p>0.90</text:p>
          </table:table-cell>
          <table:table-cell table:style-name="ce92" table:formula="of:=VLOOKUP([.U46];TransitionMatrix_Splice;IF([.V46]=&quot;Exon&quot;;2;IF([.V46]=&quot;Splice&quot;;3;IF([.V46]=&quot;Intron&quot;;4;5)));FALSE())" office:value-type="float" office:value="0.9" calcext:value-type="float">
            <text:p>0.90</text:p>
          </table:table-cell>
          <table:table-cell table:style-name="ce92" table:formula="of:=VLOOKUP([.V46];TransitionMatrix_Splice;IF([.W46]=&quot;Exon&quot;;2;IF([.W46]=&quot;Splice&quot;;3;IF([.W46]=&quot;Intron&quot;;4;5)));FALSE())" office:value-type="float" office:value="0.9" calcext:value-type="float">
            <text:p>0.90</text:p>
          </table:table-cell>
          <table:table-cell table:style-name="ce92" table:formula="of:=VLOOKUP([.W46];TransitionMatrix_Splice;IF([.X46]=&quot;Exon&quot;;2;IF([.X46]=&quot;Splice&quot;;3;IF([.X46]=&quot;Intron&quot;;4;5)));FALSE())" office:value-type="float" office:value="0.9" calcext:value-type="float">
            <text:p>0.90</text:p>
          </table:table-cell>
          <table:table-cell table:style-name="ce92" table:formula="of:=VLOOKUP([.X46];TransitionMatrix_Splice;IF([.Y46]=&quot;Exon&quot;;2;IF([.Y46]=&quot;Splice&quot;;3;IF([.Y46]=&quot;Intron&quot;;4;5)));FALSE())" office:value-type="float" office:value="0.9" calcext:value-type="float">
            <text:p>0.90</text:p>
          </table:table-cell>
          <table:table-cell table:style-name="ce92" table:formula="of:=VLOOKUP([.Y46];TransitionMatrix_Splice;IF([.Z46]=&quot;Exon&quot;;2;IF([.Z46]=&quot;Splice&quot;;3;IF([.Z46]=&quot;Intron&quot;;4;5)));FALSE())" office:value-type="float" office:value="0.9" calcext:value-type="float">
            <text:p>0.90</text:p>
          </table:table-cell>
          <table:table-cell table:style-name="ce92" table:formula="of:=VLOOKUP([.Z46];TransitionMatrix_Splice;IF([.AA46]=&quot;Exon&quot;;2;IF([.AA46]=&quot;Splice&quot;;3;IF([.AA46]=&quot;Intron&quot;;4;5)));FALSE())" office:value-type="float" office:value="0.9" calcext:value-type="float">
            <text:p>0.90</text:p>
          </table:table-cell>
          <table:table-cell table:style-name="ce92" table:formula="of:=VLOOKUP([.AA46];TransitionMatrix_Splice;IF([.AB46]=&quot;Exon&quot;;2;IF([.AB46]=&quot;Splice&quot;;3;IF([.AB46]=&quot;Intron&quot;;4;5)));FALSE())" office:value-type="float" office:value="0.9" calcext:value-type="float">
            <text:p>0.90</text:p>
          </table:table-cell>
          <table:table-cell table:style-name="ce92" table:formula="of:=VLOOKUP([.AB46];TransitionMatrix_Splice;IF([.AC46]=&quot;Exon&quot;;2;IF([.AC46]=&quot;Splice&quot;;3;IF([.AC46]=&quot;Intron&quot;;4;5)));FALSE())" office:value-type="float" office:value="0.9" calcext:value-type="float">
            <text:p>0.90</text:p>
          </table:table-cell>
          <table:table-cell table:style-name="ce92" table:formula="of:=VLOOKUP([.AC46];TransitionMatrix_Splice;IF([.AD46]=&quot;Exon&quot;;2;IF([.AD46]=&quot;Splice&quot;;3;IF([.AD46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47:.AD47])*PRODUCT([.D48:.AC48])" office:value-type="float" office:value="2.76966816239141E-021" calcext:value-type="float">
            <text:p>2.77E-21</text:p>
          </table:table-cell>
          <table:table-cell table:style-name="ce51" table:formula="of:=IF([.AF47]&gt;0;LN([.AF47]);&quot;undefined&quot;)" office:value-type="float" office:value="-47.3355594368226" calcext:value-type="float">
            <text:p>-47.34</text:p>
          </table:table-cell>
          <table:table-cell table:style-name="ce54" table:formula="of:=[.AF47]/SUM([.AF$3:.AF$108])" office:value-type="percentage" office:value="0.00101981577740091" calcext:value-type="percentage">
            <text:p>0.1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46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46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46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46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46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46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46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46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46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46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46];EmissionMatrix_Splice;IF([$'Full Model'.L$44]=&quot;A&quot;;2;IF([$'Full Model'.L$44]=&quot;C&quot;;3;IF([$'Full Model'.L$44]=&quot;G&quot;;4;5)));FALSE())" office:value-type="float" office:value="0.05" calcext:value-type="float">
            <text:p>0.05</text:p>
          </table:table-cell>
          <table:table-cell table:style-name="ce93" table:formula="of:=VLOOKUP([.O46];EmissionMatrix_Splice;IF([$'Full Model'.M$44]=&quot;A&quot;;2;IF([$'Full Model'.M$44]=&quot;C&quot;;3;IF([$'Full Model'.M$44]=&quot;G&quot;;4;5)));FALSE())" office:value-type="float" office:value="0.4" calcext:value-type="float">
            <text:p>0.40</text:p>
          </table:table-cell>
          <table:table-cell table:style-name="ce93" table:formula="of:=VLOOKUP([.P46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46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46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46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46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46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46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46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46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46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46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46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46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46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51]=0;&quot;&quot;;1+MAX([.B$2:.B49]))" office:value-type="float" office:value="6" calcext:value-type="float">
            <text:p>6</text:p>
          </table:table-cell>
          <table:table-cell table:style-name="ce90" table:formula="of:=IF([.B50]=&quot;&quot;;&quot;&quot;;ROW()-1)" office:value-type="float" office:value="49" calcext:value-type="float">
            <text:p>49</text:p>
          </table:table-cell>
          <table:table-cell table:style-name="ce92" office:value-type="string" calcext:value-type="string">
            <text:p>Exon</text:p>
          </table:table-cell>
          <table:table-cell table:number-columns-repeated="10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4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50]=&quot;Exon&quot;;InitialProbabilityExon;IF([.D50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50];TransitionMatrix_Splice;IF([.E50]=&quot;Exon&quot;;2;IF([.E50]=&quot;Splice&quot;;3;IF([.E50]=&quot;Intron&quot;;4;5)));FALSE())" office:value-type="float" office:value="0.9" calcext:value-type="float">
            <text:p>0.90</text:p>
          </table:table-cell>
          <table:table-cell table:style-name="ce92" table:formula="of:=VLOOKUP([.E50];TransitionMatrix_Splice;IF([.F50]=&quot;Exon&quot;;2;IF([.F50]=&quot;Splice&quot;;3;IF([.F50]=&quot;Intron&quot;;4;5)));FALSE())" office:value-type="float" office:value="0.9" calcext:value-type="float">
            <text:p>0.90</text:p>
          </table:table-cell>
          <table:table-cell table:style-name="ce92" table:formula="of:=VLOOKUP([.F50];TransitionMatrix_Splice;IF([.G50]=&quot;Exon&quot;;2;IF([.G50]=&quot;Splice&quot;;3;IF([.G50]=&quot;Intron&quot;;4;5)));FALSE())" office:value-type="float" office:value="0.9" calcext:value-type="float">
            <text:p>0.90</text:p>
          </table:table-cell>
          <table:table-cell table:style-name="ce92" table:formula="of:=VLOOKUP([.G50];TransitionMatrix_Splice;IF([.H50]=&quot;Exon&quot;;2;IF([.H50]=&quot;Splice&quot;;3;IF([.H50]=&quot;Intron&quot;;4;5)));FALSE())" office:value-type="float" office:value="0.9" calcext:value-type="float">
            <text:p>0.90</text:p>
          </table:table-cell>
          <table:table-cell table:style-name="ce92" table:formula="of:=VLOOKUP([.H50];TransitionMatrix_Splice;IF([.I50]=&quot;Exon&quot;;2;IF([.I50]=&quot;Splice&quot;;3;IF([.I50]=&quot;Intron&quot;;4;5)));FALSE())" office:value-type="float" office:value="0.9" calcext:value-type="float">
            <text:p>0.90</text:p>
          </table:table-cell>
          <table:table-cell table:style-name="ce92" table:formula="of:=VLOOKUP([.I50];TransitionMatrix_Splice;IF([.J50]=&quot;Exon&quot;;2;IF([.J50]=&quot;Splice&quot;;3;IF([.J50]=&quot;Intron&quot;;4;5)));FALSE())" office:value-type="float" office:value="0.9" calcext:value-type="float">
            <text:p>0.90</text:p>
          </table:table-cell>
          <table:table-cell table:style-name="ce92" table:formula="of:=VLOOKUP([.J50];TransitionMatrix_Splice;IF([.K50]=&quot;Exon&quot;;2;IF([.K50]=&quot;Splice&quot;;3;IF([.K50]=&quot;Intron&quot;;4;5)));FALSE())" office:value-type="float" office:value="0.9" calcext:value-type="float">
            <text:p>0.90</text:p>
          </table:table-cell>
          <table:table-cell table:style-name="ce92" table:formula="of:=VLOOKUP([.K50];TransitionMatrix_Splice;IF([.L50]=&quot;Exon&quot;;2;IF([.L50]=&quot;Splice&quot;;3;IF([.L50]=&quot;Intron&quot;;4;5)));FALSE())" office:value-type="float" office:value="0.9" calcext:value-type="float">
            <text:p>0.90</text:p>
          </table:table-cell>
          <table:table-cell table:style-name="ce92" table:formula="of:=VLOOKUP([.L50];TransitionMatrix_Splice;IF([.M50]=&quot;Exon&quot;;2;IF([.M50]=&quot;Splice&quot;;3;IF([.M50]=&quot;Intron&quot;;4;5)));FALSE())" office:value-type="float" office:value="0.9" calcext:value-type="float">
            <text:p>0.90</text:p>
          </table:table-cell>
          <table:table-cell table:style-name="ce92" table:formula="of:=VLOOKUP([.M50];TransitionMatrix_Splice;IF([.N50]=&quot;Exon&quot;;2;IF([.N50]=&quot;Splice&quot;;3;IF([.N50]=&quot;Intron&quot;;4;5)));FALSE())" office:value-type="float" office:value="0.9" calcext:value-type="float">
            <text:p>0.90</text:p>
          </table:table-cell>
          <table:table-cell table:style-name="ce92" table:formula="of:=VLOOKUP([.N50];TransitionMatrix_Splice;IF([.O50]=&quot;Exon&quot;;2;IF([.O50]=&quot;Splice&quot;;3;IF([.O50]=&quot;Intron&quot;;4;5)));FALSE())" office:value-type="float" office:value="0.1" calcext:value-type="float">
            <text:p>0.10</text:p>
          </table:table-cell>
          <table:table-cell table:style-name="ce92" table:formula="of:=VLOOKUP([.O50];TransitionMatrix_Splice;IF([.P50]=&quot;Exon&quot;;2;IF([.P50]=&quot;Splice&quot;;3;IF([.P50]=&quot;Intron&quot;;4;5)));FALSE())" office:value-type="float" office:value="1" calcext:value-type="float">
            <text:p>1.00</text:p>
          </table:table-cell>
          <table:table-cell table:style-name="ce92" table:formula="of:=VLOOKUP([.P50];TransitionMatrix_Splice;IF([.Q50]=&quot;Exon&quot;;2;IF([.Q50]=&quot;Splice&quot;;3;IF([.Q50]=&quot;Intron&quot;;4;5)));FALSE())" office:value-type="float" office:value="0.9" calcext:value-type="float">
            <text:p>0.90</text:p>
          </table:table-cell>
          <table:table-cell table:style-name="ce92" table:formula="of:=VLOOKUP([.Q50];TransitionMatrix_Splice;IF([.R50]=&quot;Exon&quot;;2;IF([.R50]=&quot;Splice&quot;;3;IF([.R50]=&quot;Intron&quot;;4;5)));FALSE())" office:value-type="float" office:value="0.9" calcext:value-type="float">
            <text:p>0.90</text:p>
          </table:table-cell>
          <table:table-cell table:style-name="ce92" table:formula="of:=VLOOKUP([.R50];TransitionMatrix_Splice;IF([.S50]=&quot;Exon&quot;;2;IF([.S50]=&quot;Splice&quot;;3;IF([.S50]=&quot;Intron&quot;;4;5)));FALSE())" office:value-type="float" office:value="0.9" calcext:value-type="float">
            <text:p>0.90</text:p>
          </table:table-cell>
          <table:table-cell table:style-name="ce92" table:formula="of:=VLOOKUP([.S50];TransitionMatrix_Splice;IF([.T50]=&quot;Exon&quot;;2;IF([.T50]=&quot;Splice&quot;;3;IF([.T50]=&quot;Intron&quot;;4;5)));FALSE())" office:value-type="float" office:value="0.9" calcext:value-type="float">
            <text:p>0.90</text:p>
          </table:table-cell>
          <table:table-cell table:style-name="ce92" table:formula="of:=VLOOKUP([.T50];TransitionMatrix_Splice;IF([.U50]=&quot;Exon&quot;;2;IF([.U50]=&quot;Splice&quot;;3;IF([.U50]=&quot;Intron&quot;;4;5)));FALSE())" office:value-type="float" office:value="0.9" calcext:value-type="float">
            <text:p>0.90</text:p>
          </table:table-cell>
          <table:table-cell table:style-name="ce92" table:formula="of:=VLOOKUP([.U50];TransitionMatrix_Splice;IF([.V50]=&quot;Exon&quot;;2;IF([.V50]=&quot;Splice&quot;;3;IF([.V50]=&quot;Intron&quot;;4;5)));FALSE())" office:value-type="float" office:value="0.9" calcext:value-type="float">
            <text:p>0.90</text:p>
          </table:table-cell>
          <table:table-cell table:style-name="ce92" table:formula="of:=VLOOKUP([.V50];TransitionMatrix_Splice;IF([.W50]=&quot;Exon&quot;;2;IF([.W50]=&quot;Splice&quot;;3;IF([.W50]=&quot;Intron&quot;;4;5)));FALSE())" office:value-type="float" office:value="0.9" calcext:value-type="float">
            <text:p>0.90</text:p>
          </table:table-cell>
          <table:table-cell table:style-name="ce92" table:formula="of:=VLOOKUP([.W50];TransitionMatrix_Splice;IF([.X50]=&quot;Exon&quot;;2;IF([.X50]=&quot;Splice&quot;;3;IF([.X50]=&quot;Intron&quot;;4;5)));FALSE())" office:value-type="float" office:value="0.9" calcext:value-type="float">
            <text:p>0.90</text:p>
          </table:table-cell>
          <table:table-cell table:style-name="ce92" table:formula="of:=VLOOKUP([.X50];TransitionMatrix_Splice;IF([.Y50]=&quot;Exon&quot;;2;IF([.Y50]=&quot;Splice&quot;;3;IF([.Y50]=&quot;Intron&quot;;4;5)));FALSE())" office:value-type="float" office:value="0.9" calcext:value-type="float">
            <text:p>0.90</text:p>
          </table:table-cell>
          <table:table-cell table:style-name="ce92" table:formula="of:=VLOOKUP([.Y50];TransitionMatrix_Splice;IF([.Z50]=&quot;Exon&quot;;2;IF([.Z50]=&quot;Splice&quot;;3;IF([.Z50]=&quot;Intron&quot;;4;5)));FALSE())" office:value-type="float" office:value="0.9" calcext:value-type="float">
            <text:p>0.90</text:p>
          </table:table-cell>
          <table:table-cell table:style-name="ce92" table:formula="of:=VLOOKUP([.Z50];TransitionMatrix_Splice;IF([.AA50]=&quot;Exon&quot;;2;IF([.AA50]=&quot;Splice&quot;;3;IF([.AA50]=&quot;Intron&quot;;4;5)));FALSE())" office:value-type="float" office:value="0.9" calcext:value-type="float">
            <text:p>0.90</text:p>
          </table:table-cell>
          <table:table-cell table:style-name="ce92" table:formula="of:=VLOOKUP([.AA50];TransitionMatrix_Splice;IF([.AB50]=&quot;Exon&quot;;2;IF([.AB50]=&quot;Splice&quot;;3;IF([.AB50]=&quot;Intron&quot;;4;5)));FALSE())" office:value-type="float" office:value="0.9" calcext:value-type="float">
            <text:p>0.90</text:p>
          </table:table-cell>
          <table:table-cell table:style-name="ce92" table:formula="of:=VLOOKUP([.AB50];TransitionMatrix_Splice;IF([.AC50]=&quot;Exon&quot;;2;IF([.AC50]=&quot;Splice&quot;;3;IF([.AC50]=&quot;Intron&quot;;4;5)));FALSE())" office:value-type="float" office:value="0.9" calcext:value-type="float">
            <text:p>0.90</text:p>
          </table:table-cell>
          <table:table-cell table:style-name="ce92" table:formula="of:=VLOOKUP([.AC50];TransitionMatrix_Splice;IF([.AD50]=&quot;Exon&quot;;2;IF([.AD50]=&quot;Splice&quot;;3;IF([.AD50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51:.AD51])*PRODUCT([.D52:.AC52])" office:value-type="float" office:value="1.73104260149463E-021" calcext:value-type="float">
            <text:p>1.73E-21</text:p>
          </table:table-cell>
          <table:table-cell table:style-name="ce51" table:formula="of:=IF([.AF51]&gt;0;LN([.AF51]);&quot;undefined&quot;)" office:value-type="float" office:value="-47.8055630660683" calcext:value-type="float">
            <text:p>-47.81</text:p>
          </table:table-cell>
          <table:table-cell table:style-name="ce54" table:formula="of:=[.AF51]/SUM([.AF$3:.AF$108])" office:value-type="percentage" office:value="0.000637384860875572" calcext:value-type="percentage">
            <text:p>0.1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50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50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50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50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50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50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50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50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50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50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50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50];EmissionMatrix_Splice;IF([$'Full Model'.M$44]=&quot;A&quot;;2;IF([$'Full Model'.M$44]=&quot;C&quot;;3;IF([$'Full Model'.M$44]=&quot;G&quot;;4;5)));FALSE())" office:value-type="float" office:value="0.05" calcext:value-type="float">
            <text:p>0.05</text:p>
          </table:table-cell>
          <table:table-cell table:style-name="ce93" table:formula="of:=VLOOKUP([.P50];EmissionMatrix_Splice;IF([$'Full Model'.N$44]=&quot;A&quot;;2;IF([$'Full Model'.N$44]=&quot;C&quot;;3;IF([$'Full Model'.N$44]=&quot;G&quot;;4;5)));FALSE())" office:value-type="float" office:value="0.1" calcext:value-type="float">
            <text:p>0.10</text:p>
          </table:table-cell>
          <table:table-cell table:style-name="ce93" table:formula="of:=VLOOKUP([.Q50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50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50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50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50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50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50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50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50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50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50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50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50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55]=0;&quot;&quot;;1+MAX([.B$2:.B53]))" office:value-type="float" office:value="7" calcext:value-type="float">
            <text:p>7</text:p>
          </table:table-cell>
          <table:table-cell table:style-name="ce90" table:formula="of:=IF([.B54]=&quot;&quot;;&quot;&quot;;ROW()-1)" office:value-type="float" office:value="53" calcext:value-type="float">
            <text:p>53</text:p>
          </table:table-cell>
          <table:table-cell table:style-name="ce92" office:value-type="string" calcext:value-type="string">
            <text:p>Exon</text:p>
          </table:table-cell>
          <table:table-cell table:number-columns-repeated="11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3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54]=&quot;Exon&quot;;InitialProbabilityExon;IF([.D54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54];TransitionMatrix_Splice;IF([.E54]=&quot;Exon&quot;;2;IF([.E54]=&quot;Splice&quot;;3;IF([.E54]=&quot;Intron&quot;;4;5)));FALSE())" office:value-type="float" office:value="0.9" calcext:value-type="float">
            <text:p>0.90</text:p>
          </table:table-cell>
          <table:table-cell table:style-name="ce92" table:formula="of:=VLOOKUP([.E54];TransitionMatrix_Splice;IF([.F54]=&quot;Exon&quot;;2;IF([.F54]=&quot;Splice&quot;;3;IF([.F54]=&quot;Intron&quot;;4;5)));FALSE())" office:value-type="float" office:value="0.9" calcext:value-type="float">
            <text:p>0.90</text:p>
          </table:table-cell>
          <table:table-cell table:style-name="ce92" table:formula="of:=VLOOKUP([.F54];TransitionMatrix_Splice;IF([.G54]=&quot;Exon&quot;;2;IF([.G54]=&quot;Splice&quot;;3;IF([.G54]=&quot;Intron&quot;;4;5)));FALSE())" office:value-type="float" office:value="0.9" calcext:value-type="float">
            <text:p>0.90</text:p>
          </table:table-cell>
          <table:table-cell table:style-name="ce92" table:formula="of:=VLOOKUP([.G54];TransitionMatrix_Splice;IF([.H54]=&quot;Exon&quot;;2;IF([.H54]=&quot;Splice&quot;;3;IF([.H54]=&quot;Intron&quot;;4;5)));FALSE())" office:value-type="float" office:value="0.9" calcext:value-type="float">
            <text:p>0.90</text:p>
          </table:table-cell>
          <table:table-cell table:style-name="ce92" table:formula="of:=VLOOKUP([.H54];TransitionMatrix_Splice;IF([.I54]=&quot;Exon&quot;;2;IF([.I54]=&quot;Splice&quot;;3;IF([.I54]=&quot;Intron&quot;;4;5)));FALSE())" office:value-type="float" office:value="0.9" calcext:value-type="float">
            <text:p>0.90</text:p>
          </table:table-cell>
          <table:table-cell table:style-name="ce92" table:formula="of:=VLOOKUP([.I54];TransitionMatrix_Splice;IF([.J54]=&quot;Exon&quot;;2;IF([.J54]=&quot;Splice&quot;;3;IF([.J54]=&quot;Intron&quot;;4;5)));FALSE())" office:value-type="float" office:value="0.9" calcext:value-type="float">
            <text:p>0.90</text:p>
          </table:table-cell>
          <table:table-cell table:style-name="ce92" table:formula="of:=VLOOKUP([.J54];TransitionMatrix_Splice;IF([.K54]=&quot;Exon&quot;;2;IF([.K54]=&quot;Splice&quot;;3;IF([.K54]=&quot;Intron&quot;;4;5)));FALSE())" office:value-type="float" office:value="0.9" calcext:value-type="float">
            <text:p>0.90</text:p>
          </table:table-cell>
          <table:table-cell table:style-name="ce92" table:formula="of:=VLOOKUP([.K54];TransitionMatrix_Splice;IF([.L54]=&quot;Exon&quot;;2;IF([.L54]=&quot;Splice&quot;;3;IF([.L54]=&quot;Intron&quot;;4;5)));FALSE())" office:value-type="float" office:value="0.9" calcext:value-type="float">
            <text:p>0.90</text:p>
          </table:table-cell>
          <table:table-cell table:style-name="ce92" table:formula="of:=VLOOKUP([.L54];TransitionMatrix_Splice;IF([.M54]=&quot;Exon&quot;;2;IF([.M54]=&quot;Splice&quot;;3;IF([.M54]=&quot;Intron&quot;;4;5)));FALSE())" office:value-type="float" office:value="0.9" calcext:value-type="float">
            <text:p>0.90</text:p>
          </table:table-cell>
          <table:table-cell table:style-name="ce92" table:formula="of:=VLOOKUP([.M54];TransitionMatrix_Splice;IF([.N54]=&quot;Exon&quot;;2;IF([.N54]=&quot;Splice&quot;;3;IF([.N54]=&quot;Intron&quot;;4;5)));FALSE())" office:value-type="float" office:value="0.9" calcext:value-type="float">
            <text:p>0.90</text:p>
          </table:table-cell>
          <table:table-cell table:style-name="ce92" table:formula="of:=VLOOKUP([.N54];TransitionMatrix_Splice;IF([.O54]=&quot;Exon&quot;;2;IF([.O54]=&quot;Splice&quot;;3;IF([.O54]=&quot;Intron&quot;;4;5)));FALSE())" office:value-type="float" office:value="0.9" calcext:value-type="float">
            <text:p>0.90</text:p>
          </table:table-cell>
          <table:table-cell table:style-name="ce92" table:formula="of:=VLOOKUP([.O54];TransitionMatrix_Splice;IF([.P54]=&quot;Exon&quot;;2;IF([.P54]=&quot;Splice&quot;;3;IF([.P54]=&quot;Intron&quot;;4;5)));FALSE())" office:value-type="float" office:value="0.1" calcext:value-type="float">
            <text:p>0.10</text:p>
          </table:table-cell>
          <table:table-cell table:style-name="ce92" table:formula="of:=VLOOKUP([.P54];TransitionMatrix_Splice;IF([.Q54]=&quot;Exon&quot;;2;IF([.Q54]=&quot;Splice&quot;;3;IF([.Q54]=&quot;Intron&quot;;4;5)));FALSE())" office:value-type="float" office:value="1" calcext:value-type="float">
            <text:p>1.00</text:p>
          </table:table-cell>
          <table:table-cell table:style-name="ce92" table:formula="of:=VLOOKUP([.Q54];TransitionMatrix_Splice;IF([.R54]=&quot;Exon&quot;;2;IF([.R54]=&quot;Splice&quot;;3;IF([.R54]=&quot;Intron&quot;;4;5)));FALSE())" office:value-type="float" office:value="0.9" calcext:value-type="float">
            <text:p>0.90</text:p>
          </table:table-cell>
          <table:table-cell table:style-name="ce92" table:formula="of:=VLOOKUP([.R54];TransitionMatrix_Splice;IF([.S54]=&quot;Exon&quot;;2;IF([.S54]=&quot;Splice&quot;;3;IF([.S54]=&quot;Intron&quot;;4;5)));FALSE())" office:value-type="float" office:value="0.9" calcext:value-type="float">
            <text:p>0.90</text:p>
          </table:table-cell>
          <table:table-cell table:style-name="ce92" table:formula="of:=VLOOKUP([.S54];TransitionMatrix_Splice;IF([.T54]=&quot;Exon&quot;;2;IF([.T54]=&quot;Splice&quot;;3;IF([.T54]=&quot;Intron&quot;;4;5)));FALSE())" office:value-type="float" office:value="0.9" calcext:value-type="float">
            <text:p>0.90</text:p>
          </table:table-cell>
          <table:table-cell table:style-name="ce92" table:formula="of:=VLOOKUP([.T54];TransitionMatrix_Splice;IF([.U54]=&quot;Exon&quot;;2;IF([.U54]=&quot;Splice&quot;;3;IF([.U54]=&quot;Intron&quot;;4;5)));FALSE())" office:value-type="float" office:value="0.9" calcext:value-type="float">
            <text:p>0.90</text:p>
          </table:table-cell>
          <table:table-cell table:style-name="ce92" table:formula="of:=VLOOKUP([.U54];TransitionMatrix_Splice;IF([.V54]=&quot;Exon&quot;;2;IF([.V54]=&quot;Splice&quot;;3;IF([.V54]=&quot;Intron&quot;;4;5)));FALSE())" office:value-type="float" office:value="0.9" calcext:value-type="float">
            <text:p>0.90</text:p>
          </table:table-cell>
          <table:table-cell table:style-name="ce92" table:formula="of:=VLOOKUP([.V54];TransitionMatrix_Splice;IF([.W54]=&quot;Exon&quot;;2;IF([.W54]=&quot;Splice&quot;;3;IF([.W54]=&quot;Intron&quot;;4;5)));FALSE())" office:value-type="float" office:value="0.9" calcext:value-type="float">
            <text:p>0.90</text:p>
          </table:table-cell>
          <table:table-cell table:style-name="ce92" table:formula="of:=VLOOKUP([.W54];TransitionMatrix_Splice;IF([.X54]=&quot;Exon&quot;;2;IF([.X54]=&quot;Splice&quot;;3;IF([.X54]=&quot;Intron&quot;;4;5)));FALSE())" office:value-type="float" office:value="0.9" calcext:value-type="float">
            <text:p>0.90</text:p>
          </table:table-cell>
          <table:table-cell table:style-name="ce92" table:formula="of:=VLOOKUP([.X54];TransitionMatrix_Splice;IF([.Y54]=&quot;Exon&quot;;2;IF([.Y54]=&quot;Splice&quot;;3;IF([.Y54]=&quot;Intron&quot;;4;5)));FALSE())" office:value-type="float" office:value="0.9" calcext:value-type="float">
            <text:p>0.90</text:p>
          </table:table-cell>
          <table:table-cell table:style-name="ce92" table:formula="of:=VLOOKUP([.Y54];TransitionMatrix_Splice;IF([.Z54]=&quot;Exon&quot;;2;IF([.Z54]=&quot;Splice&quot;;3;IF([.Z54]=&quot;Intron&quot;;4;5)));FALSE())" office:value-type="float" office:value="0.9" calcext:value-type="float">
            <text:p>0.90</text:p>
          </table:table-cell>
          <table:table-cell table:style-name="ce92" table:formula="of:=VLOOKUP([.Z54];TransitionMatrix_Splice;IF([.AA54]=&quot;Exon&quot;;2;IF([.AA54]=&quot;Splice&quot;;3;IF([.AA54]=&quot;Intron&quot;;4;5)));FALSE())" office:value-type="float" office:value="0.9" calcext:value-type="float">
            <text:p>0.90</text:p>
          </table:table-cell>
          <table:table-cell table:style-name="ce92" table:formula="of:=VLOOKUP([.AA54];TransitionMatrix_Splice;IF([.AB54]=&quot;Exon&quot;;2;IF([.AB54]=&quot;Splice&quot;;3;IF([.AB54]=&quot;Intron&quot;;4;5)));FALSE())" office:value-type="float" office:value="0.9" calcext:value-type="float">
            <text:p>0.90</text:p>
          </table:table-cell>
          <table:table-cell table:style-name="ce92" table:formula="of:=VLOOKUP([.AB54];TransitionMatrix_Splice;IF([.AC54]=&quot;Exon&quot;;2;IF([.AC54]=&quot;Splice&quot;;3;IF([.AC54]=&quot;Intron&quot;;4;5)));FALSE())" office:value-type="float" office:value="0.9" calcext:value-type="float">
            <text:p>0.90</text:p>
          </table:table-cell>
          <table:table-cell table:style-name="ce92" table:formula="of:=VLOOKUP([.AC54];TransitionMatrix_Splice;IF([.AD54]=&quot;Exon&quot;;2;IF([.AD54]=&quot;Splice&quot;;3;IF([.AD54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55:.AD55])*PRODUCT([.D56:.AC56])" office:value-type="float" office:value="8.2224523570995E-020" calcext:value-type="float">
            <text:p>8.22E-20</text:p>
          </table:table-cell>
          <table:table-cell table:style-name="ce51" table:formula="of:=IF([.AF55]&gt;0;LN([.AF55]);&quot;undefined&quot;)" office:value-type="float" office:value="-43.9448333550277" calcext:value-type="float">
            <text:p>-43.94</text:p>
          </table:table-cell>
          <table:table-cell table:style-name="ce54" table:formula="of:=[.AF55]/SUM([.AF$3:.AF$108])" office:value-type="percentage" office:value="0.0302757808915897" calcext:value-type="percentage">
            <text:p>3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54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54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54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54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54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54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54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54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54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54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54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54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54];EmissionMatrix_Splice;IF([$'Full Model'.N$44]=&quot;A&quot;;2;IF([$'Full Model'.N$44]=&quot;C&quot;;3;IF([$'Full Model'.N$44]=&quot;G&quot;;4;5)));FALSE())" office:value-type="float" office:value="0.95" calcext:value-type="float">
            <text:p>0.95</text:p>
          </table:table-cell>
          <table:table-cell table:style-name="ce93" table:formula="of:=VLOOKUP([.Q54];EmissionMatrix_Splice;IF([$'Full Model'.O$44]=&quot;A&quot;;2;IF([$'Full Model'.O$44]=&quot;C&quot;;3;IF([$'Full Model'.O$44]=&quot;G&quot;;4;5)));FALSE())" office:value-type="float" office:value="0.1" calcext:value-type="float">
            <text:p>0.10</text:p>
          </table:table-cell>
          <table:table-cell table:style-name="ce93" table:formula="of:=VLOOKUP([.R54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54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54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54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54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54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54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54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54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54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54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54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59]=0;&quot;&quot;;1+MAX([.B$2:.B57]))">
            <text:p/>
          </table:table-cell>
          <table:table-cell table:style-name="ce90" table:formula="of:=IF([.B58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12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2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58]=&quot;Exon&quot;;InitialProbabilityExon;IF([.D58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58];TransitionMatrix_Splice;IF([.E58]=&quot;Exon&quot;;2;IF([.E58]=&quot;Splice&quot;;3;IF([.E58]=&quot;Intron&quot;;4;5)));FALSE())" office:value-type="float" office:value="0.9" calcext:value-type="float">
            <text:p>0.90</text:p>
          </table:table-cell>
          <table:table-cell table:style-name="ce92" table:formula="of:=VLOOKUP([.E58];TransitionMatrix_Splice;IF([.F58]=&quot;Exon&quot;;2;IF([.F58]=&quot;Splice&quot;;3;IF([.F58]=&quot;Intron&quot;;4;5)));FALSE())" office:value-type="float" office:value="0.9" calcext:value-type="float">
            <text:p>0.90</text:p>
          </table:table-cell>
          <table:table-cell table:style-name="ce92" table:formula="of:=VLOOKUP([.F58];TransitionMatrix_Splice;IF([.G58]=&quot;Exon&quot;;2;IF([.G58]=&quot;Splice&quot;;3;IF([.G58]=&quot;Intron&quot;;4;5)));FALSE())" office:value-type="float" office:value="0.9" calcext:value-type="float">
            <text:p>0.90</text:p>
          </table:table-cell>
          <table:table-cell table:style-name="ce92" table:formula="of:=VLOOKUP([.G58];TransitionMatrix_Splice;IF([.H58]=&quot;Exon&quot;;2;IF([.H58]=&quot;Splice&quot;;3;IF([.H58]=&quot;Intron&quot;;4;5)));FALSE())" office:value-type="float" office:value="0.9" calcext:value-type="float">
            <text:p>0.90</text:p>
          </table:table-cell>
          <table:table-cell table:style-name="ce92" table:formula="of:=VLOOKUP([.H58];TransitionMatrix_Splice;IF([.I58]=&quot;Exon&quot;;2;IF([.I58]=&quot;Splice&quot;;3;IF([.I58]=&quot;Intron&quot;;4;5)));FALSE())" office:value-type="float" office:value="0.9" calcext:value-type="float">
            <text:p>0.90</text:p>
          </table:table-cell>
          <table:table-cell table:style-name="ce92" table:formula="of:=VLOOKUP([.I58];TransitionMatrix_Splice;IF([.J58]=&quot;Exon&quot;;2;IF([.J58]=&quot;Splice&quot;;3;IF([.J58]=&quot;Intron&quot;;4;5)));FALSE())" office:value-type="float" office:value="0.9" calcext:value-type="float">
            <text:p>0.90</text:p>
          </table:table-cell>
          <table:table-cell table:style-name="ce92" table:formula="of:=VLOOKUP([.J58];TransitionMatrix_Splice;IF([.K58]=&quot;Exon&quot;;2;IF([.K58]=&quot;Splice&quot;;3;IF([.K58]=&quot;Intron&quot;;4;5)));FALSE())" office:value-type="float" office:value="0.9" calcext:value-type="float">
            <text:p>0.90</text:p>
          </table:table-cell>
          <table:table-cell table:style-name="ce92" table:formula="of:=VLOOKUP([.K58];TransitionMatrix_Splice;IF([.L58]=&quot;Exon&quot;;2;IF([.L58]=&quot;Splice&quot;;3;IF([.L58]=&quot;Intron&quot;;4;5)));FALSE())" office:value-type="float" office:value="0.9" calcext:value-type="float">
            <text:p>0.90</text:p>
          </table:table-cell>
          <table:table-cell table:style-name="ce92" table:formula="of:=VLOOKUP([.L58];TransitionMatrix_Splice;IF([.M58]=&quot;Exon&quot;;2;IF([.M58]=&quot;Splice&quot;;3;IF([.M58]=&quot;Intron&quot;;4;5)));FALSE())" office:value-type="float" office:value="0.9" calcext:value-type="float">
            <text:p>0.90</text:p>
          </table:table-cell>
          <table:table-cell table:style-name="ce92" table:formula="of:=VLOOKUP([.M58];TransitionMatrix_Splice;IF([.N58]=&quot;Exon&quot;;2;IF([.N58]=&quot;Splice&quot;;3;IF([.N58]=&quot;Intron&quot;;4;5)));FALSE())" office:value-type="float" office:value="0.9" calcext:value-type="float">
            <text:p>0.90</text:p>
          </table:table-cell>
          <table:table-cell table:style-name="ce92" table:formula="of:=VLOOKUP([.N58];TransitionMatrix_Splice;IF([.O58]=&quot;Exon&quot;;2;IF([.O58]=&quot;Splice&quot;;3;IF([.O58]=&quot;Intron&quot;;4;5)));FALSE())" office:value-type="float" office:value="0.9" calcext:value-type="float">
            <text:p>0.90</text:p>
          </table:table-cell>
          <table:table-cell table:style-name="ce92" table:formula="of:=VLOOKUP([.O58];TransitionMatrix_Splice;IF([.P58]=&quot;Exon&quot;;2;IF([.P58]=&quot;Splice&quot;;3;IF([.P58]=&quot;Intron&quot;;4;5)));FALSE())" office:value-type="float" office:value="0.9" calcext:value-type="float">
            <text:p>0.90</text:p>
          </table:table-cell>
          <table:table-cell table:style-name="ce92" table:formula="of:=VLOOKUP([.P58];TransitionMatrix_Splice;IF([.Q58]=&quot;Exon&quot;;2;IF([.Q58]=&quot;Splice&quot;;3;IF([.Q58]=&quot;Intron&quot;;4;5)));FALSE())" office:value-type="float" office:value="0.1" calcext:value-type="float">
            <text:p>0.10</text:p>
          </table:table-cell>
          <table:table-cell table:style-name="ce92" table:formula="of:=VLOOKUP([.Q58];TransitionMatrix_Splice;IF([.R58]=&quot;Exon&quot;;2;IF([.R58]=&quot;Splice&quot;;3;IF([.R58]=&quot;Intron&quot;;4;5)));FALSE())" office:value-type="float" office:value="1" calcext:value-type="float">
            <text:p>1.00</text:p>
          </table:table-cell>
          <table:table-cell table:style-name="ce92" table:formula="of:=VLOOKUP([.R58];TransitionMatrix_Splice;IF([.S58]=&quot;Exon&quot;;2;IF([.S58]=&quot;Splice&quot;;3;IF([.S58]=&quot;Intron&quot;;4;5)));FALSE())" office:value-type="float" office:value="0.9" calcext:value-type="float">
            <text:p>0.90</text:p>
          </table:table-cell>
          <table:table-cell table:style-name="ce92" table:formula="of:=VLOOKUP([.S58];TransitionMatrix_Splice;IF([.T58]=&quot;Exon&quot;;2;IF([.T58]=&quot;Splice&quot;;3;IF([.T58]=&quot;Intron&quot;;4;5)));FALSE())" office:value-type="float" office:value="0.9" calcext:value-type="float">
            <text:p>0.90</text:p>
          </table:table-cell>
          <table:table-cell table:style-name="ce92" table:formula="of:=VLOOKUP([.T58];TransitionMatrix_Splice;IF([.U58]=&quot;Exon&quot;;2;IF([.U58]=&quot;Splice&quot;;3;IF([.U58]=&quot;Intron&quot;;4;5)));FALSE())" office:value-type="float" office:value="0.9" calcext:value-type="float">
            <text:p>0.90</text:p>
          </table:table-cell>
          <table:table-cell table:style-name="ce92" table:formula="of:=VLOOKUP([.U58];TransitionMatrix_Splice;IF([.V58]=&quot;Exon&quot;;2;IF([.V58]=&quot;Splice&quot;;3;IF([.V58]=&quot;Intron&quot;;4;5)));FALSE())" office:value-type="float" office:value="0.9" calcext:value-type="float">
            <text:p>0.90</text:p>
          </table:table-cell>
          <table:table-cell table:style-name="ce92" table:formula="of:=VLOOKUP([.V58];TransitionMatrix_Splice;IF([.W58]=&quot;Exon&quot;;2;IF([.W58]=&quot;Splice&quot;;3;IF([.W58]=&quot;Intron&quot;;4;5)));FALSE())" office:value-type="float" office:value="0.9" calcext:value-type="float">
            <text:p>0.90</text:p>
          </table:table-cell>
          <table:table-cell table:style-name="ce92" table:formula="of:=VLOOKUP([.W58];TransitionMatrix_Splice;IF([.X58]=&quot;Exon&quot;;2;IF([.X58]=&quot;Splice&quot;;3;IF([.X58]=&quot;Intron&quot;;4;5)));FALSE())" office:value-type="float" office:value="0.9" calcext:value-type="float">
            <text:p>0.90</text:p>
          </table:table-cell>
          <table:table-cell table:style-name="ce92" table:formula="of:=VLOOKUP([.X58];TransitionMatrix_Splice;IF([.Y58]=&quot;Exon&quot;;2;IF([.Y58]=&quot;Splice&quot;;3;IF([.Y58]=&quot;Intron&quot;;4;5)));FALSE())" office:value-type="float" office:value="0.9" calcext:value-type="float">
            <text:p>0.90</text:p>
          </table:table-cell>
          <table:table-cell table:style-name="ce92" table:formula="of:=VLOOKUP([.Y58];TransitionMatrix_Splice;IF([.Z58]=&quot;Exon&quot;;2;IF([.Z58]=&quot;Splice&quot;;3;IF([.Z58]=&quot;Intron&quot;;4;5)));FALSE())" office:value-type="float" office:value="0.9" calcext:value-type="float">
            <text:p>0.90</text:p>
          </table:table-cell>
          <table:table-cell table:style-name="ce92" table:formula="of:=VLOOKUP([.Z58];TransitionMatrix_Splice;IF([.AA58]=&quot;Exon&quot;;2;IF([.AA58]=&quot;Splice&quot;;3;IF([.AA58]=&quot;Intron&quot;;4;5)));FALSE())" office:value-type="float" office:value="0.9" calcext:value-type="float">
            <text:p>0.90</text:p>
          </table:table-cell>
          <table:table-cell table:style-name="ce92" table:formula="of:=VLOOKUP([.AA58];TransitionMatrix_Splice;IF([.AB58]=&quot;Exon&quot;;2;IF([.AB58]=&quot;Splice&quot;;3;IF([.AB58]=&quot;Intron&quot;;4;5)));FALSE())" office:value-type="float" office:value="0.9" calcext:value-type="float">
            <text:p>0.90</text:p>
          </table:table-cell>
          <table:table-cell table:style-name="ce92" table:formula="of:=VLOOKUP([.AB58];TransitionMatrix_Splice;IF([.AC58]=&quot;Exon&quot;;2;IF([.AC58]=&quot;Splice&quot;;3;IF([.AC58]=&quot;Intron&quot;;4;5)));FALSE())" office:value-type="float" office:value="0.9" calcext:value-type="float">
            <text:p>0.90</text:p>
          </table:table-cell>
          <table:table-cell table:style-name="ce92" table:formula="of:=VLOOKUP([.AC58];TransitionMatrix_Splice;IF([.AD58]=&quot;Exon&quot;;2;IF([.AD58]=&quot;Splice&quot;;3;IF([.AD58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59:.AD59])*PRODUCT([.D60:.AC60])" office:value-type="float" office:value="0" calcext:value-type="float">
            <text:p>0.00E+00</text:p>
          </table:table-cell>
          <table:table-cell table:style-name="ce51" table:formula="of:=IF([.AF59]&gt;0;LN([.AF59]);&quot;undefined&quot;)" office:value-type="string" office:string-value="undefined" calcext:value-type="string">
            <text:p>undefined</text:p>
          </table:table-cell>
          <table:table-cell table:style-name="ce54" table:formula="of:=[.AF59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58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58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58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58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58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58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58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58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58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58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58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58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58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58];EmissionMatrix_Splice;IF([$'Full Model'.O$44]=&quot;A&quot;;2;IF([$'Full Model'.O$44]=&quot;C&quot;;3;IF([$'Full Model'.O$44]=&quot;G&quot;;4;5)));FALSE())" office:value-type="float" office:value="0" calcext:value-type="float">
            <text:p>0.00</text:p>
          </table:table-cell>
          <table:table-cell table:style-name="ce93" table:formula="of:=VLOOKUP([.R58];EmissionMatrix_Splice;IF([$'Full Model'.P$44]=&quot;A&quot;;2;IF([$'Full Model'.P$44]=&quot;C&quot;;3;IF([$'Full Model'.P$44]=&quot;G&quot;;4;5)));FALSE())" office:value-type="float" office:value="0.4" calcext:value-type="float">
            <text:p>0.40</text:p>
          </table:table-cell>
          <table:table-cell table:style-name="ce93" table:formula="of:=VLOOKUP([.S58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58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58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58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58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58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58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58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58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58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58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63]=0;&quot;&quot;;1+MAX([.B$2:.B61]))" office:value-type="float" office:value="8" calcext:value-type="float">
            <text:p>8</text:p>
          </table:table-cell>
          <table:table-cell table:style-name="ce90" table:formula="of:=IF([.B62]=&quot;&quot;;&quot;&quot;;ROW()-1)" office:value-type="float" office:value="61" calcext:value-type="float">
            <text:p>61</text:p>
          </table:table-cell>
          <table:table-cell table:style-name="ce92" office:value-type="string" calcext:value-type="string">
            <text:p>Exon</text:p>
          </table:table-cell>
          <table:table-cell table:number-columns-repeated="13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1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62]=&quot;Exon&quot;;InitialProbabilityExon;IF([.D62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62];TransitionMatrix_Splice;IF([.E62]=&quot;Exon&quot;;2;IF([.E62]=&quot;Splice&quot;;3;IF([.E62]=&quot;Intron&quot;;4;5)));FALSE())" office:value-type="float" office:value="0.9" calcext:value-type="float">
            <text:p>0.90</text:p>
          </table:table-cell>
          <table:table-cell table:style-name="ce92" table:formula="of:=VLOOKUP([.E62];TransitionMatrix_Splice;IF([.F62]=&quot;Exon&quot;;2;IF([.F62]=&quot;Splice&quot;;3;IF([.F62]=&quot;Intron&quot;;4;5)));FALSE())" office:value-type="float" office:value="0.9" calcext:value-type="float">
            <text:p>0.90</text:p>
          </table:table-cell>
          <table:table-cell table:style-name="ce92" table:formula="of:=VLOOKUP([.F62];TransitionMatrix_Splice;IF([.G62]=&quot;Exon&quot;;2;IF([.G62]=&quot;Splice&quot;;3;IF([.G62]=&quot;Intron&quot;;4;5)));FALSE())" office:value-type="float" office:value="0.9" calcext:value-type="float">
            <text:p>0.90</text:p>
          </table:table-cell>
          <table:table-cell table:style-name="ce92" table:formula="of:=VLOOKUP([.G62];TransitionMatrix_Splice;IF([.H62]=&quot;Exon&quot;;2;IF([.H62]=&quot;Splice&quot;;3;IF([.H62]=&quot;Intron&quot;;4;5)));FALSE())" office:value-type="float" office:value="0.9" calcext:value-type="float">
            <text:p>0.90</text:p>
          </table:table-cell>
          <table:table-cell table:style-name="ce92" table:formula="of:=VLOOKUP([.H62];TransitionMatrix_Splice;IF([.I62]=&quot;Exon&quot;;2;IF([.I62]=&quot;Splice&quot;;3;IF([.I62]=&quot;Intron&quot;;4;5)));FALSE())" office:value-type="float" office:value="0.9" calcext:value-type="float">
            <text:p>0.90</text:p>
          </table:table-cell>
          <table:table-cell table:style-name="ce92" table:formula="of:=VLOOKUP([.I62];TransitionMatrix_Splice;IF([.J62]=&quot;Exon&quot;;2;IF([.J62]=&quot;Splice&quot;;3;IF([.J62]=&quot;Intron&quot;;4;5)));FALSE())" office:value-type="float" office:value="0.9" calcext:value-type="float">
            <text:p>0.90</text:p>
          </table:table-cell>
          <table:table-cell table:style-name="ce92" table:formula="of:=VLOOKUP([.J62];TransitionMatrix_Splice;IF([.K62]=&quot;Exon&quot;;2;IF([.K62]=&quot;Splice&quot;;3;IF([.K62]=&quot;Intron&quot;;4;5)));FALSE())" office:value-type="float" office:value="0.9" calcext:value-type="float">
            <text:p>0.90</text:p>
          </table:table-cell>
          <table:table-cell table:style-name="ce92" table:formula="of:=VLOOKUP([.K62];TransitionMatrix_Splice;IF([.L62]=&quot;Exon&quot;;2;IF([.L62]=&quot;Splice&quot;;3;IF([.L62]=&quot;Intron&quot;;4;5)));FALSE())" office:value-type="float" office:value="0.9" calcext:value-type="float">
            <text:p>0.90</text:p>
          </table:table-cell>
          <table:table-cell table:style-name="ce92" table:formula="of:=VLOOKUP([.L62];TransitionMatrix_Splice;IF([.M62]=&quot;Exon&quot;;2;IF([.M62]=&quot;Splice&quot;;3;IF([.M62]=&quot;Intron&quot;;4;5)));FALSE())" office:value-type="float" office:value="0.9" calcext:value-type="float">
            <text:p>0.90</text:p>
          </table:table-cell>
          <table:table-cell table:style-name="ce92" table:formula="of:=VLOOKUP([.M62];TransitionMatrix_Splice;IF([.N62]=&quot;Exon&quot;;2;IF([.N62]=&quot;Splice&quot;;3;IF([.N62]=&quot;Intron&quot;;4;5)));FALSE())" office:value-type="float" office:value="0.9" calcext:value-type="float">
            <text:p>0.90</text:p>
          </table:table-cell>
          <table:table-cell table:style-name="ce92" table:formula="of:=VLOOKUP([.N62];TransitionMatrix_Splice;IF([.O62]=&quot;Exon&quot;;2;IF([.O62]=&quot;Splice&quot;;3;IF([.O62]=&quot;Intron&quot;;4;5)));FALSE())" office:value-type="float" office:value="0.9" calcext:value-type="float">
            <text:p>0.90</text:p>
          </table:table-cell>
          <table:table-cell table:style-name="ce92" table:formula="of:=VLOOKUP([.O62];TransitionMatrix_Splice;IF([.P62]=&quot;Exon&quot;;2;IF([.P62]=&quot;Splice&quot;;3;IF([.P62]=&quot;Intron&quot;;4;5)));FALSE())" office:value-type="float" office:value="0.9" calcext:value-type="float">
            <text:p>0.90</text:p>
          </table:table-cell>
          <table:table-cell table:style-name="ce92" table:formula="of:=VLOOKUP([.P62];TransitionMatrix_Splice;IF([.Q62]=&quot;Exon&quot;;2;IF([.Q62]=&quot;Splice&quot;;3;IF([.Q62]=&quot;Intron&quot;;4;5)));FALSE())" office:value-type="float" office:value="0.9" calcext:value-type="float">
            <text:p>0.90</text:p>
          </table:table-cell>
          <table:table-cell table:style-name="ce92" table:formula="of:=VLOOKUP([.Q62];TransitionMatrix_Splice;IF([.R62]=&quot;Exon&quot;;2;IF([.R62]=&quot;Splice&quot;;3;IF([.R62]=&quot;Intron&quot;;4;5)));FALSE())" office:value-type="float" office:value="0.1" calcext:value-type="float">
            <text:p>0.10</text:p>
          </table:table-cell>
          <table:table-cell table:style-name="ce92" table:formula="of:=VLOOKUP([.R62];TransitionMatrix_Splice;IF([.S62]=&quot;Exon&quot;;2;IF([.S62]=&quot;Splice&quot;;3;IF([.S62]=&quot;Intron&quot;;4;5)));FALSE())" office:value-type="float" office:value="1" calcext:value-type="float">
            <text:p>1.00</text:p>
          </table:table-cell>
          <table:table-cell table:style-name="ce92" table:formula="of:=VLOOKUP([.S62];TransitionMatrix_Splice;IF([.T62]=&quot;Exon&quot;;2;IF([.T62]=&quot;Splice&quot;;3;IF([.T62]=&quot;Intron&quot;;4;5)));FALSE())" office:value-type="float" office:value="0.9" calcext:value-type="float">
            <text:p>0.90</text:p>
          </table:table-cell>
          <table:table-cell table:style-name="ce92" table:formula="of:=VLOOKUP([.T62];TransitionMatrix_Splice;IF([.U62]=&quot;Exon&quot;;2;IF([.U62]=&quot;Splice&quot;;3;IF([.U62]=&quot;Intron&quot;;4;5)));FALSE())" office:value-type="float" office:value="0.9" calcext:value-type="float">
            <text:p>0.90</text:p>
          </table:table-cell>
          <table:table-cell table:style-name="ce92" table:formula="of:=VLOOKUP([.U62];TransitionMatrix_Splice;IF([.V62]=&quot;Exon&quot;;2;IF([.V62]=&quot;Splice&quot;;3;IF([.V62]=&quot;Intron&quot;;4;5)));FALSE())" office:value-type="float" office:value="0.9" calcext:value-type="float">
            <text:p>0.90</text:p>
          </table:table-cell>
          <table:table-cell table:style-name="ce92" table:formula="of:=VLOOKUP([.V62];TransitionMatrix_Splice;IF([.W62]=&quot;Exon&quot;;2;IF([.W62]=&quot;Splice&quot;;3;IF([.W62]=&quot;Intron&quot;;4;5)));FALSE())" office:value-type="float" office:value="0.9" calcext:value-type="float">
            <text:p>0.90</text:p>
          </table:table-cell>
          <table:table-cell table:style-name="ce92" table:formula="of:=VLOOKUP([.W62];TransitionMatrix_Splice;IF([.X62]=&quot;Exon&quot;;2;IF([.X62]=&quot;Splice&quot;;3;IF([.X62]=&quot;Intron&quot;;4;5)));FALSE())" office:value-type="float" office:value="0.9" calcext:value-type="float">
            <text:p>0.90</text:p>
          </table:table-cell>
          <table:table-cell table:style-name="ce92" table:formula="of:=VLOOKUP([.X62];TransitionMatrix_Splice;IF([.Y62]=&quot;Exon&quot;;2;IF([.Y62]=&quot;Splice&quot;;3;IF([.Y62]=&quot;Intron&quot;;4;5)));FALSE())" office:value-type="float" office:value="0.9" calcext:value-type="float">
            <text:p>0.90</text:p>
          </table:table-cell>
          <table:table-cell table:style-name="ce92" table:formula="of:=VLOOKUP([.Y62];TransitionMatrix_Splice;IF([.Z62]=&quot;Exon&quot;;2;IF([.Z62]=&quot;Splice&quot;;3;IF([.Z62]=&quot;Intron&quot;;4;5)));FALSE())" office:value-type="float" office:value="0.9" calcext:value-type="float">
            <text:p>0.90</text:p>
          </table:table-cell>
          <table:table-cell table:style-name="ce92" table:formula="of:=VLOOKUP([.Z62];TransitionMatrix_Splice;IF([.AA62]=&quot;Exon&quot;;2;IF([.AA62]=&quot;Splice&quot;;3;IF([.AA62]=&quot;Intron&quot;;4;5)));FALSE())" office:value-type="float" office:value="0.9" calcext:value-type="float">
            <text:p>0.90</text:p>
          </table:table-cell>
          <table:table-cell table:style-name="ce92" table:formula="of:=VLOOKUP([.AA62];TransitionMatrix_Splice;IF([.AB62]=&quot;Exon&quot;;2;IF([.AB62]=&quot;Splice&quot;;3;IF([.AB62]=&quot;Intron&quot;;4;5)));FALSE())" office:value-type="float" office:value="0.9" calcext:value-type="float">
            <text:p>0.90</text:p>
          </table:table-cell>
          <table:table-cell table:style-name="ce92" table:formula="of:=VLOOKUP([.AB62];TransitionMatrix_Splice;IF([.AC62]=&quot;Exon&quot;;2;IF([.AC62]=&quot;Splice&quot;;3;IF([.AC62]=&quot;Intron&quot;;4;5)));FALSE())" office:value-type="float" office:value="0.9" calcext:value-type="float">
            <text:p>0.90</text:p>
          </table:table-cell>
          <table:table-cell table:style-name="ce92" table:formula="of:=VLOOKUP([.AC62];TransitionMatrix_Splice;IF([.AD62]=&quot;Exon&quot;;2;IF([.AD62]=&quot;Splice&quot;;3;IF([.AD6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63:.AD63])*PRODUCT([.D64:.AC64])" office:value-type="float" office:value="6.7618851620884E-021" calcext:value-type="float">
            <text:p>6.76E-21</text:p>
          </table:table-cell>
          <table:table-cell table:style-name="ce51" table:formula="of:=IF([.AF63]&gt;0;LN([.AF63]);&quot;undefined&quot;)" office:value-type="float" office:value="-46.4429852315657" calcext:value-type="float">
            <text:p>-46.44</text:p>
          </table:table-cell>
          <table:table-cell table:style-name="ce54" table:formula="of:=[.AF63]/SUM([.AF$3:.AF$108])" office:value-type="percentage" office:value="0.0024897846127952" calcext:value-type="percentage">
            <text:p>0.2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62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62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62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62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62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62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62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62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62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62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62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62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62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62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62];EmissionMatrix_Splice;IF([$'Full Model'.P$44]=&quot;A&quot;;2;IF([$'Full Model'.P$44]=&quot;C&quot;;3;IF([$'Full Model'.P$44]=&quot;G&quot;;4;5)));FALSE())" office:value-type="float" office:value="0.05" calcext:value-type="float">
            <text:p>0.05</text:p>
          </table:table-cell>
          <table:table-cell table:style-name="ce93" table:formula="of:=VLOOKUP([.S62];EmissionMatrix_Splice;IF([$'Full Model'.Q$44]=&quot;A&quot;;2;IF([$'Full Model'.Q$44]=&quot;C&quot;;3;IF([$'Full Model'.Q$44]=&quot;G&quot;;4;5)));FALSE())" office:value-type="float" office:value="0.1" calcext:value-type="float">
            <text:p>0.10</text:p>
          </table:table-cell>
          <table:table-cell table:style-name="ce93" table:formula="of:=VLOOKUP([.T62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62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62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62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62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62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62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62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62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6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67]=0;&quot;&quot;;1+MAX([.B$2:.B65]))" office:value-type="float" office:value="9" calcext:value-type="float">
            <text:p>9</text:p>
          </table:table-cell>
          <table:table-cell table:style-name="ce90" table:formula="of:=IF([.B66]=&quot;&quot;;&quot;&quot;;ROW()-1)" office:value-type="float" office:value="65" calcext:value-type="float">
            <text:p>65</text:p>
          </table:table-cell>
          <table:table-cell table:style-name="ce92" office:value-type="string" calcext:value-type="string">
            <text:p>Exon</text:p>
          </table:table-cell>
          <table:table-cell table:number-columns-repeated="14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10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66]=&quot;Exon&quot;;InitialProbabilityExon;IF([.D66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66];TransitionMatrix_Splice;IF([.E66]=&quot;Exon&quot;;2;IF([.E66]=&quot;Splice&quot;;3;IF([.E66]=&quot;Intron&quot;;4;5)));FALSE())" office:value-type="float" office:value="0.9" calcext:value-type="float">
            <text:p>0.90</text:p>
          </table:table-cell>
          <table:table-cell table:style-name="ce92" table:formula="of:=VLOOKUP([.E66];TransitionMatrix_Splice;IF([.F66]=&quot;Exon&quot;;2;IF([.F66]=&quot;Splice&quot;;3;IF([.F66]=&quot;Intron&quot;;4;5)));FALSE())" office:value-type="float" office:value="0.9" calcext:value-type="float">
            <text:p>0.90</text:p>
          </table:table-cell>
          <table:table-cell table:style-name="ce92" table:formula="of:=VLOOKUP([.F66];TransitionMatrix_Splice;IF([.G66]=&quot;Exon&quot;;2;IF([.G66]=&quot;Splice&quot;;3;IF([.G66]=&quot;Intron&quot;;4;5)));FALSE())" office:value-type="float" office:value="0.9" calcext:value-type="float">
            <text:p>0.90</text:p>
          </table:table-cell>
          <table:table-cell table:style-name="ce92" table:formula="of:=VLOOKUP([.G66];TransitionMatrix_Splice;IF([.H66]=&quot;Exon&quot;;2;IF([.H66]=&quot;Splice&quot;;3;IF([.H66]=&quot;Intron&quot;;4;5)));FALSE())" office:value-type="float" office:value="0.9" calcext:value-type="float">
            <text:p>0.90</text:p>
          </table:table-cell>
          <table:table-cell table:style-name="ce92" table:formula="of:=VLOOKUP([.H66];TransitionMatrix_Splice;IF([.I66]=&quot;Exon&quot;;2;IF([.I66]=&quot;Splice&quot;;3;IF([.I66]=&quot;Intron&quot;;4;5)));FALSE())" office:value-type="float" office:value="0.9" calcext:value-type="float">
            <text:p>0.90</text:p>
          </table:table-cell>
          <table:table-cell table:style-name="ce92" table:formula="of:=VLOOKUP([.I66];TransitionMatrix_Splice;IF([.J66]=&quot;Exon&quot;;2;IF([.J66]=&quot;Splice&quot;;3;IF([.J66]=&quot;Intron&quot;;4;5)));FALSE())" office:value-type="float" office:value="0.9" calcext:value-type="float">
            <text:p>0.90</text:p>
          </table:table-cell>
          <table:table-cell table:style-name="ce92" table:formula="of:=VLOOKUP([.J66];TransitionMatrix_Splice;IF([.K66]=&quot;Exon&quot;;2;IF([.K66]=&quot;Splice&quot;;3;IF([.K66]=&quot;Intron&quot;;4;5)));FALSE())" office:value-type="float" office:value="0.9" calcext:value-type="float">
            <text:p>0.90</text:p>
          </table:table-cell>
          <table:table-cell table:style-name="ce92" table:formula="of:=VLOOKUP([.K66];TransitionMatrix_Splice;IF([.L66]=&quot;Exon&quot;;2;IF([.L66]=&quot;Splice&quot;;3;IF([.L66]=&quot;Intron&quot;;4;5)));FALSE())" office:value-type="float" office:value="0.9" calcext:value-type="float">
            <text:p>0.90</text:p>
          </table:table-cell>
          <table:table-cell table:style-name="ce92" table:formula="of:=VLOOKUP([.L66];TransitionMatrix_Splice;IF([.M66]=&quot;Exon&quot;;2;IF([.M66]=&quot;Splice&quot;;3;IF([.M66]=&quot;Intron&quot;;4;5)));FALSE())" office:value-type="float" office:value="0.9" calcext:value-type="float">
            <text:p>0.90</text:p>
          </table:table-cell>
          <table:table-cell table:style-name="ce92" table:formula="of:=VLOOKUP([.M66];TransitionMatrix_Splice;IF([.N66]=&quot;Exon&quot;;2;IF([.N66]=&quot;Splice&quot;;3;IF([.N66]=&quot;Intron&quot;;4;5)));FALSE())" office:value-type="float" office:value="0.9" calcext:value-type="float">
            <text:p>0.90</text:p>
          </table:table-cell>
          <table:table-cell table:style-name="ce92" table:formula="of:=VLOOKUP([.N66];TransitionMatrix_Splice;IF([.O66]=&quot;Exon&quot;;2;IF([.O66]=&quot;Splice&quot;;3;IF([.O66]=&quot;Intron&quot;;4;5)));FALSE())" office:value-type="float" office:value="0.9" calcext:value-type="float">
            <text:p>0.90</text:p>
          </table:table-cell>
          <table:table-cell table:style-name="ce92" table:formula="of:=VLOOKUP([.O66];TransitionMatrix_Splice;IF([.P66]=&quot;Exon&quot;;2;IF([.P66]=&quot;Splice&quot;;3;IF([.P66]=&quot;Intron&quot;;4;5)));FALSE())" office:value-type="float" office:value="0.9" calcext:value-type="float">
            <text:p>0.90</text:p>
          </table:table-cell>
          <table:table-cell table:style-name="ce92" table:formula="of:=VLOOKUP([.P66];TransitionMatrix_Splice;IF([.Q66]=&quot;Exon&quot;;2;IF([.Q66]=&quot;Splice&quot;;3;IF([.Q66]=&quot;Intron&quot;;4;5)));FALSE())" office:value-type="float" office:value="0.9" calcext:value-type="float">
            <text:p>0.90</text:p>
          </table:table-cell>
          <table:table-cell table:style-name="ce92" table:formula="of:=VLOOKUP([.Q66];TransitionMatrix_Splice;IF([.R66]=&quot;Exon&quot;;2;IF([.R66]=&quot;Splice&quot;;3;IF([.R66]=&quot;Intron&quot;;4;5)));FALSE())" office:value-type="float" office:value="0.9" calcext:value-type="float">
            <text:p>0.90</text:p>
          </table:table-cell>
          <table:table-cell table:style-name="ce92" table:formula="of:=VLOOKUP([.R66];TransitionMatrix_Splice;IF([.S66]=&quot;Exon&quot;;2;IF([.S66]=&quot;Splice&quot;;3;IF([.S66]=&quot;Intron&quot;;4;5)));FALSE())" office:value-type="float" office:value="0.1" calcext:value-type="float">
            <text:p>0.10</text:p>
          </table:table-cell>
          <table:table-cell table:style-name="ce92" table:formula="of:=VLOOKUP([.S66];TransitionMatrix_Splice;IF([.T66]=&quot;Exon&quot;;2;IF([.T66]=&quot;Splice&quot;;3;IF([.T66]=&quot;Intron&quot;;4;5)));FALSE())" office:value-type="float" office:value="1" calcext:value-type="float">
            <text:p>1.00</text:p>
          </table:table-cell>
          <table:table-cell table:style-name="ce92" table:formula="of:=VLOOKUP([.T66];TransitionMatrix_Splice;IF([.U66]=&quot;Exon&quot;;2;IF([.U66]=&quot;Splice&quot;;3;IF([.U66]=&quot;Intron&quot;;4;5)));FALSE())" office:value-type="float" office:value="0.9" calcext:value-type="float">
            <text:p>0.90</text:p>
          </table:table-cell>
          <table:table-cell table:style-name="ce92" table:formula="of:=VLOOKUP([.U66];TransitionMatrix_Splice;IF([.V66]=&quot;Exon&quot;;2;IF([.V66]=&quot;Splice&quot;;3;IF([.V66]=&quot;Intron&quot;;4;5)));FALSE())" office:value-type="float" office:value="0.9" calcext:value-type="float">
            <text:p>0.90</text:p>
          </table:table-cell>
          <table:table-cell table:style-name="ce92" table:formula="of:=VLOOKUP([.V66];TransitionMatrix_Splice;IF([.W66]=&quot;Exon&quot;;2;IF([.W66]=&quot;Splice&quot;;3;IF([.W66]=&quot;Intron&quot;;4;5)));FALSE())" office:value-type="float" office:value="0.9" calcext:value-type="float">
            <text:p>0.90</text:p>
          </table:table-cell>
          <table:table-cell table:style-name="ce92" table:formula="of:=VLOOKUP([.W66];TransitionMatrix_Splice;IF([.X66]=&quot;Exon&quot;;2;IF([.X66]=&quot;Splice&quot;;3;IF([.X66]=&quot;Intron&quot;;4;5)));FALSE())" office:value-type="float" office:value="0.9" calcext:value-type="float">
            <text:p>0.90</text:p>
          </table:table-cell>
          <table:table-cell table:style-name="ce92" table:formula="of:=VLOOKUP([.X66];TransitionMatrix_Splice;IF([.Y66]=&quot;Exon&quot;;2;IF([.Y66]=&quot;Splice&quot;;3;IF([.Y66]=&quot;Intron&quot;;4;5)));FALSE())" office:value-type="float" office:value="0.9" calcext:value-type="float">
            <text:p>0.90</text:p>
          </table:table-cell>
          <table:table-cell table:style-name="ce92" table:formula="of:=VLOOKUP([.Y66];TransitionMatrix_Splice;IF([.Z66]=&quot;Exon&quot;;2;IF([.Z66]=&quot;Splice&quot;;3;IF([.Z66]=&quot;Intron&quot;;4;5)));FALSE())" office:value-type="float" office:value="0.9" calcext:value-type="float">
            <text:p>0.90</text:p>
          </table:table-cell>
          <table:table-cell table:style-name="ce92" table:formula="of:=VLOOKUP([.Z66];TransitionMatrix_Splice;IF([.AA66]=&quot;Exon&quot;;2;IF([.AA66]=&quot;Splice&quot;;3;IF([.AA66]=&quot;Intron&quot;;4;5)));FALSE())" office:value-type="float" office:value="0.9" calcext:value-type="float">
            <text:p>0.90</text:p>
          </table:table-cell>
          <table:table-cell table:style-name="ce92" table:formula="of:=VLOOKUP([.AA66];TransitionMatrix_Splice;IF([.AB66]=&quot;Exon&quot;;2;IF([.AB66]=&quot;Splice&quot;;3;IF([.AB66]=&quot;Intron&quot;;4;5)));FALSE())" office:value-type="float" office:value="0.9" calcext:value-type="float">
            <text:p>0.90</text:p>
          </table:table-cell>
          <table:table-cell table:style-name="ce92" table:formula="of:=VLOOKUP([.AB66];TransitionMatrix_Splice;IF([.AC66]=&quot;Exon&quot;;2;IF([.AC66]=&quot;Splice&quot;;3;IF([.AC66]=&quot;Intron&quot;;4;5)));FALSE())" office:value-type="float" office:value="0.9" calcext:value-type="float">
            <text:p>0.90</text:p>
          </table:table-cell>
          <table:table-cell table:style-name="ce92" table:formula="of:=VLOOKUP([.AC66];TransitionMatrix_Splice;IF([.AD66]=&quot;Exon&quot;;2;IF([.AD66]=&quot;Splice&quot;;3;IF([.AD66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67:.AD67])*PRODUCT([.D68:.AC68])" office:value-type="float" office:value="3.21189545199199E-019" calcext:value-type="float">
            <text:p>3.21E-19</text:p>
          </table:table-cell>
          <table:table-cell table:style-name="ce51" table:formula="of:=IF([.AF67]&gt;0;LN([.AF67]);&quot;undefined&quot;)" office:value-type="float" office:value="-42.5822555205251" calcext:value-type="float">
            <text:p>-42.58</text:p>
          </table:table-cell>
          <table:table-cell table:style-name="ce54" table:formula="of:=[.AF67]/SUM([.AF$3:.AF$108])" office:value-type="percentage" office:value="0.118264769107772" calcext:value-type="percentage">
            <text:p>11.8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66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66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66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66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66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66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66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66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66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66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66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66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66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66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66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3" table:formula="of:=VLOOKUP([.S66];EmissionMatrix_Splice;IF([$'Full Model'.Q$44]=&quot;A&quot;;2;IF([$'Full Model'.Q$44]=&quot;C&quot;;3;IF([$'Full Model'.Q$44]=&quot;G&quot;;4;5)));FALSE())" office:value-type="float" office:value="0.95" calcext:value-type="float">
            <text:p>0.95</text:p>
          </table:table-cell>
          <table:table-cell table:style-name="ce93" table:formula="of:=VLOOKUP([.T66];EmissionMatrix_Splice;IF([$'Full Model'.R$44]=&quot;A&quot;;2;IF([$'Full Model'.R$44]=&quot;C&quot;;3;IF([$'Full Model'.R$44]=&quot;G&quot;;4;5)));FALSE())" office:value-type="float" office:value="0.4" calcext:value-type="float">
            <text:p>0.40</text:p>
          </table:table-cell>
          <table:table-cell table:style-name="ce93" table:formula="of:=VLOOKUP([.U66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66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66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66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66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66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66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66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66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71]=0;&quot;&quot;;1+MAX([.B$2:.B69]))" office:value-type="float" office:value="10" calcext:value-type="float">
            <text:p>10</text:p>
          </table:table-cell>
          <table:table-cell table:style-name="ce90" table:formula="of:=IF([.B70]=&quot;&quot;;&quot;&quot;;ROW()-1)" office:value-type="float" office:value="69" calcext:value-type="float">
            <text:p>69</text:p>
          </table:table-cell>
          <table:table-cell table:style-name="ce92" office:value-type="string" calcext:value-type="string">
            <text:p>Exon</text:p>
          </table:table-cell>
          <table:table-cell table:number-columns-repeated="15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9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70]=&quot;Exon&quot;;InitialProbabilityExon;IF([.D70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70];TransitionMatrix_Splice;IF([.E70]=&quot;Exon&quot;;2;IF([.E70]=&quot;Splice&quot;;3;IF([.E70]=&quot;Intron&quot;;4;5)));FALSE())" office:value-type="float" office:value="0.9" calcext:value-type="float">
            <text:p>0.90</text:p>
          </table:table-cell>
          <table:table-cell table:style-name="ce92" table:formula="of:=VLOOKUP([.E70];TransitionMatrix_Splice;IF([.F70]=&quot;Exon&quot;;2;IF([.F70]=&quot;Splice&quot;;3;IF([.F70]=&quot;Intron&quot;;4;5)));FALSE())" office:value-type="float" office:value="0.9" calcext:value-type="float">
            <text:p>0.90</text:p>
          </table:table-cell>
          <table:table-cell table:style-name="ce92" table:formula="of:=VLOOKUP([.F70];TransitionMatrix_Splice;IF([.G70]=&quot;Exon&quot;;2;IF([.G70]=&quot;Splice&quot;;3;IF([.G70]=&quot;Intron&quot;;4;5)));FALSE())" office:value-type="float" office:value="0.9" calcext:value-type="float">
            <text:p>0.90</text:p>
          </table:table-cell>
          <table:table-cell table:style-name="ce92" table:formula="of:=VLOOKUP([.G70];TransitionMatrix_Splice;IF([.H70]=&quot;Exon&quot;;2;IF([.H70]=&quot;Splice&quot;;3;IF([.H70]=&quot;Intron&quot;;4;5)));FALSE())" office:value-type="float" office:value="0.9" calcext:value-type="float">
            <text:p>0.90</text:p>
          </table:table-cell>
          <table:table-cell table:style-name="ce92" table:formula="of:=VLOOKUP([.H70];TransitionMatrix_Splice;IF([.I70]=&quot;Exon&quot;;2;IF([.I70]=&quot;Splice&quot;;3;IF([.I70]=&quot;Intron&quot;;4;5)));FALSE())" office:value-type="float" office:value="0.9" calcext:value-type="float">
            <text:p>0.90</text:p>
          </table:table-cell>
          <table:table-cell table:style-name="ce92" table:formula="of:=VLOOKUP([.I70];TransitionMatrix_Splice;IF([.J70]=&quot;Exon&quot;;2;IF([.J70]=&quot;Splice&quot;;3;IF([.J70]=&quot;Intron&quot;;4;5)));FALSE())" office:value-type="float" office:value="0.9" calcext:value-type="float">
            <text:p>0.90</text:p>
          </table:table-cell>
          <table:table-cell table:style-name="ce92" table:formula="of:=VLOOKUP([.J70];TransitionMatrix_Splice;IF([.K70]=&quot;Exon&quot;;2;IF([.K70]=&quot;Splice&quot;;3;IF([.K70]=&quot;Intron&quot;;4;5)));FALSE())" office:value-type="float" office:value="0.9" calcext:value-type="float">
            <text:p>0.90</text:p>
          </table:table-cell>
          <table:table-cell table:style-name="ce92" table:formula="of:=VLOOKUP([.K70];TransitionMatrix_Splice;IF([.L70]=&quot;Exon&quot;;2;IF([.L70]=&quot;Splice&quot;;3;IF([.L70]=&quot;Intron&quot;;4;5)));FALSE())" office:value-type="float" office:value="0.9" calcext:value-type="float">
            <text:p>0.90</text:p>
          </table:table-cell>
          <table:table-cell table:style-name="ce92" table:formula="of:=VLOOKUP([.L70];TransitionMatrix_Splice;IF([.M70]=&quot;Exon&quot;;2;IF([.M70]=&quot;Splice&quot;;3;IF([.M70]=&quot;Intron&quot;;4;5)));FALSE())" office:value-type="float" office:value="0.9" calcext:value-type="float">
            <text:p>0.90</text:p>
          </table:table-cell>
          <table:table-cell table:style-name="ce92" table:formula="of:=VLOOKUP([.M70];TransitionMatrix_Splice;IF([.N70]=&quot;Exon&quot;;2;IF([.N70]=&quot;Splice&quot;;3;IF([.N70]=&quot;Intron&quot;;4;5)));FALSE())" office:value-type="float" office:value="0.9" calcext:value-type="float">
            <text:p>0.90</text:p>
          </table:table-cell>
          <table:table-cell table:style-name="ce92" table:formula="of:=VLOOKUP([.N70];TransitionMatrix_Splice;IF([.O70]=&quot;Exon&quot;;2;IF([.O70]=&quot;Splice&quot;;3;IF([.O70]=&quot;Intron&quot;;4;5)));FALSE())" office:value-type="float" office:value="0.9" calcext:value-type="float">
            <text:p>0.90</text:p>
          </table:table-cell>
          <table:table-cell table:style-name="ce92" table:formula="of:=VLOOKUP([.O70];TransitionMatrix_Splice;IF([.P70]=&quot;Exon&quot;;2;IF([.P70]=&quot;Splice&quot;;3;IF([.P70]=&quot;Intron&quot;;4;5)));FALSE())" office:value-type="float" office:value="0.9" calcext:value-type="float">
            <text:p>0.90</text:p>
          </table:table-cell>
          <table:table-cell table:style-name="ce92" table:formula="of:=VLOOKUP([.P70];TransitionMatrix_Splice;IF([.Q70]=&quot;Exon&quot;;2;IF([.Q70]=&quot;Splice&quot;;3;IF([.Q70]=&quot;Intron&quot;;4;5)));FALSE())" office:value-type="float" office:value="0.9" calcext:value-type="float">
            <text:p>0.90</text:p>
          </table:table-cell>
          <table:table-cell table:style-name="ce92" table:formula="of:=VLOOKUP([.Q70];TransitionMatrix_Splice;IF([.R70]=&quot;Exon&quot;;2;IF([.R70]=&quot;Splice&quot;;3;IF([.R70]=&quot;Intron&quot;;4;5)));FALSE())" office:value-type="float" office:value="0.9" calcext:value-type="float">
            <text:p>0.90</text:p>
          </table:table-cell>
          <table:table-cell table:style-name="ce92" table:formula="of:=VLOOKUP([.R70];TransitionMatrix_Splice;IF([.S70]=&quot;Exon&quot;;2;IF([.S70]=&quot;Splice&quot;;3;IF([.S70]=&quot;Intron&quot;;4;5)));FALSE())" office:value-type="float" office:value="0.9" calcext:value-type="float">
            <text:p>0.90</text:p>
          </table:table-cell>
          <table:table-cell table:style-name="ce92" table:formula="of:=VLOOKUP([.S70];TransitionMatrix_Splice;IF([.T70]=&quot;Exon&quot;;2;IF([.T70]=&quot;Splice&quot;;3;IF([.T70]=&quot;Intron&quot;;4;5)));FALSE())" office:value-type="float" office:value="0.1" calcext:value-type="float">
            <text:p>0.10</text:p>
          </table:table-cell>
          <table:table-cell table:style-name="ce92" table:formula="of:=VLOOKUP([.T70];TransitionMatrix_Splice;IF([.U70]=&quot;Exon&quot;;2;IF([.U70]=&quot;Splice&quot;;3;IF([.U70]=&quot;Intron&quot;;4;5)));FALSE())" office:value-type="float" office:value="1" calcext:value-type="float">
            <text:p>1.00</text:p>
          </table:table-cell>
          <table:table-cell table:style-name="ce92" table:formula="of:=VLOOKUP([.U70];TransitionMatrix_Splice;IF([.V70]=&quot;Exon&quot;;2;IF([.V70]=&quot;Splice&quot;;3;IF([.V70]=&quot;Intron&quot;;4;5)));FALSE())" office:value-type="float" office:value="0.9" calcext:value-type="float">
            <text:p>0.90</text:p>
          </table:table-cell>
          <table:table-cell table:style-name="ce92" table:formula="of:=VLOOKUP([.V70];TransitionMatrix_Splice;IF([.W70]=&quot;Exon&quot;;2;IF([.W70]=&quot;Splice&quot;;3;IF([.W70]=&quot;Intron&quot;;4;5)));FALSE())" office:value-type="float" office:value="0.9" calcext:value-type="float">
            <text:p>0.90</text:p>
          </table:table-cell>
          <table:table-cell table:style-name="ce92" table:formula="of:=VLOOKUP([.W70];TransitionMatrix_Splice;IF([.X70]=&quot;Exon&quot;;2;IF([.X70]=&quot;Splice&quot;;3;IF([.X70]=&quot;Intron&quot;;4;5)));FALSE())" office:value-type="float" office:value="0.9" calcext:value-type="float">
            <text:p>0.90</text:p>
          </table:table-cell>
          <table:table-cell table:style-name="ce92" table:formula="of:=VLOOKUP([.X70];TransitionMatrix_Splice;IF([.Y70]=&quot;Exon&quot;;2;IF([.Y70]=&quot;Splice&quot;;3;IF([.Y70]=&quot;Intron&quot;;4;5)));FALSE())" office:value-type="float" office:value="0.9" calcext:value-type="float">
            <text:p>0.90</text:p>
          </table:table-cell>
          <table:table-cell table:style-name="ce92" table:formula="of:=VLOOKUP([.Y70];TransitionMatrix_Splice;IF([.Z70]=&quot;Exon&quot;;2;IF([.Z70]=&quot;Splice&quot;;3;IF([.Z70]=&quot;Intron&quot;;4;5)));FALSE())" office:value-type="float" office:value="0.9" calcext:value-type="float">
            <text:p>0.90</text:p>
          </table:table-cell>
          <table:table-cell table:style-name="ce92" table:formula="of:=VLOOKUP([.Z70];TransitionMatrix_Splice;IF([.AA70]=&quot;Exon&quot;;2;IF([.AA70]=&quot;Splice&quot;;3;IF([.AA70]=&quot;Intron&quot;;4;5)));FALSE())" office:value-type="float" office:value="0.9" calcext:value-type="float">
            <text:p>0.90</text:p>
          </table:table-cell>
          <table:table-cell table:style-name="ce92" table:formula="of:=VLOOKUP([.AA70];TransitionMatrix_Splice;IF([.AB70]=&quot;Exon&quot;;2;IF([.AB70]=&quot;Splice&quot;;3;IF([.AB70]=&quot;Intron&quot;;4;5)));FALSE())" office:value-type="float" office:value="0.9" calcext:value-type="float">
            <text:p>0.90</text:p>
          </table:table-cell>
          <table:table-cell table:style-name="ce92" table:formula="of:=VLOOKUP([.AB70];TransitionMatrix_Splice;IF([.AC70]=&quot;Exon&quot;;2;IF([.AC70]=&quot;Splice&quot;;3;IF([.AC70]=&quot;Intron&quot;;4;5)));FALSE())" office:value-type="float" office:value="0.9" calcext:value-type="float">
            <text:p>0.90</text:p>
          </table:table-cell>
          <table:table-cell table:style-name="ce92" table:formula="of:=VLOOKUP([.AC70];TransitionMatrix_Splice;IF([.AD70]=&quot;Exon&quot;;2;IF([.AD70]=&quot;Splice&quot;;3;IF([.AD70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71:.AD71])*PRODUCT([.D72:.AC72])" office:value-type="float" office:value="1.05654455657631E-020" calcext:value-type="float">
            <text:p>1.06E-20</text:p>
          </table:table-cell>
          <table:table-cell table:style-name="ce51" table:formula="of:=IF([.AF71]&gt;0;LN([.AF71]);&quot;undefined&quot;)" office:value-type="float" office:value="-45.9966981289373" calcext:value-type="float">
            <text:p>-46.00</text:p>
          </table:table-cell>
          <table:table-cell table:style-name="ce54" table:formula="of:=[.AF71]/SUM([.AF$3:.AF$108])" office:value-type="percentage" office:value="0.0038902884574925" calcext:value-type="percentage">
            <text:p>0.4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70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70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70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70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70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70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70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70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70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70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70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70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70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70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70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3" table:formula="of:=VLOOKUP([.S70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3" table:formula="of:=VLOOKUP([.T70];EmissionMatrix_Splice;IF([$'Full Model'.R$44]=&quot;A&quot;;2;IF([$'Full Model'.R$44]=&quot;C&quot;;3;IF([$'Full Model'.R$44]=&quot;G&quot;;4;5)));FALSE())" office:value-type="float" office:value="0.05" calcext:value-type="float">
            <text:p>0.05</text:p>
          </table:table-cell>
          <table:table-cell table:style-name="ce93" table:formula="of:=VLOOKUP([.U70];EmissionMatrix_Splice;IF([$'Full Model'.S$44]=&quot;A&quot;;2;IF([$'Full Model'.S$44]=&quot;C&quot;;3;IF([$'Full Model'.S$44]=&quot;G&quot;;4;5)));FALSE())" office:value-type="float" office:value="0.1" calcext:value-type="float">
            <text:p>0.10</text:p>
          </table:table-cell>
          <table:table-cell table:style-name="ce93" table:formula="of:=VLOOKUP([.V70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70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70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70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70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70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70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70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75]=0;&quot;&quot;;1+MAX([.B$2:.B73]))">
            <text:p/>
          </table:table-cell>
          <table:table-cell table:style-name="ce90" table:formula="of:=IF([.B74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16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8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74]=&quot;Exon&quot;;InitialProbabilityExon;IF([.D74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74];TransitionMatrix_Splice;IF([.E74]=&quot;Exon&quot;;2;IF([.E74]=&quot;Splice&quot;;3;IF([.E74]=&quot;Intron&quot;;4;5)));FALSE())" office:value-type="float" office:value="0.9" calcext:value-type="float">
            <text:p>0.90</text:p>
          </table:table-cell>
          <table:table-cell table:style-name="ce92" table:formula="of:=VLOOKUP([.E74];TransitionMatrix_Splice;IF([.F74]=&quot;Exon&quot;;2;IF([.F74]=&quot;Splice&quot;;3;IF([.F74]=&quot;Intron&quot;;4;5)));FALSE())" office:value-type="float" office:value="0.9" calcext:value-type="float">
            <text:p>0.90</text:p>
          </table:table-cell>
          <table:table-cell table:style-name="ce92" table:formula="of:=VLOOKUP([.F74];TransitionMatrix_Splice;IF([.G74]=&quot;Exon&quot;;2;IF([.G74]=&quot;Splice&quot;;3;IF([.G74]=&quot;Intron&quot;;4;5)));FALSE())" office:value-type="float" office:value="0.9" calcext:value-type="float">
            <text:p>0.90</text:p>
          </table:table-cell>
          <table:table-cell table:style-name="ce92" table:formula="of:=VLOOKUP([.G74];TransitionMatrix_Splice;IF([.H74]=&quot;Exon&quot;;2;IF([.H74]=&quot;Splice&quot;;3;IF([.H74]=&quot;Intron&quot;;4;5)));FALSE())" office:value-type="float" office:value="0.9" calcext:value-type="float">
            <text:p>0.90</text:p>
          </table:table-cell>
          <table:table-cell table:style-name="ce92" table:formula="of:=VLOOKUP([.H74];TransitionMatrix_Splice;IF([.I74]=&quot;Exon&quot;;2;IF([.I74]=&quot;Splice&quot;;3;IF([.I74]=&quot;Intron&quot;;4;5)));FALSE())" office:value-type="float" office:value="0.9" calcext:value-type="float">
            <text:p>0.90</text:p>
          </table:table-cell>
          <table:table-cell table:style-name="ce92" table:formula="of:=VLOOKUP([.I74];TransitionMatrix_Splice;IF([.J74]=&quot;Exon&quot;;2;IF([.J74]=&quot;Splice&quot;;3;IF([.J74]=&quot;Intron&quot;;4;5)));FALSE())" office:value-type="float" office:value="0.9" calcext:value-type="float">
            <text:p>0.90</text:p>
          </table:table-cell>
          <table:table-cell table:style-name="ce92" table:formula="of:=VLOOKUP([.J74];TransitionMatrix_Splice;IF([.K74]=&quot;Exon&quot;;2;IF([.K74]=&quot;Splice&quot;;3;IF([.K74]=&quot;Intron&quot;;4;5)));FALSE())" office:value-type="float" office:value="0.9" calcext:value-type="float">
            <text:p>0.90</text:p>
          </table:table-cell>
          <table:table-cell table:style-name="ce92" table:formula="of:=VLOOKUP([.K74];TransitionMatrix_Splice;IF([.L74]=&quot;Exon&quot;;2;IF([.L74]=&quot;Splice&quot;;3;IF([.L74]=&quot;Intron&quot;;4;5)));FALSE())" office:value-type="float" office:value="0.9" calcext:value-type="float">
            <text:p>0.90</text:p>
          </table:table-cell>
          <table:table-cell table:style-name="ce92" table:formula="of:=VLOOKUP([.L74];TransitionMatrix_Splice;IF([.M74]=&quot;Exon&quot;;2;IF([.M74]=&quot;Splice&quot;;3;IF([.M74]=&quot;Intron&quot;;4;5)));FALSE())" office:value-type="float" office:value="0.9" calcext:value-type="float">
            <text:p>0.90</text:p>
          </table:table-cell>
          <table:table-cell table:style-name="ce92" table:formula="of:=VLOOKUP([.M74];TransitionMatrix_Splice;IF([.N74]=&quot;Exon&quot;;2;IF([.N74]=&quot;Splice&quot;;3;IF([.N74]=&quot;Intron&quot;;4;5)));FALSE())" office:value-type="float" office:value="0.9" calcext:value-type="float">
            <text:p>0.90</text:p>
          </table:table-cell>
          <table:table-cell table:style-name="ce92" table:formula="of:=VLOOKUP([.N74];TransitionMatrix_Splice;IF([.O74]=&quot;Exon&quot;;2;IF([.O74]=&quot;Splice&quot;;3;IF([.O74]=&quot;Intron&quot;;4;5)));FALSE())" office:value-type="float" office:value="0.9" calcext:value-type="float">
            <text:p>0.90</text:p>
          </table:table-cell>
          <table:table-cell table:style-name="ce92" table:formula="of:=VLOOKUP([.O74];TransitionMatrix_Splice;IF([.P74]=&quot;Exon&quot;;2;IF([.P74]=&quot;Splice&quot;;3;IF([.P74]=&quot;Intron&quot;;4;5)));FALSE())" office:value-type="float" office:value="0.9" calcext:value-type="float">
            <text:p>0.90</text:p>
          </table:table-cell>
          <table:table-cell table:style-name="ce92" table:formula="of:=VLOOKUP([.P74];TransitionMatrix_Splice;IF([.Q74]=&quot;Exon&quot;;2;IF([.Q74]=&quot;Splice&quot;;3;IF([.Q74]=&quot;Intron&quot;;4;5)));FALSE())" office:value-type="float" office:value="0.9" calcext:value-type="float">
            <text:p>0.90</text:p>
          </table:table-cell>
          <table:table-cell table:style-name="ce92" table:formula="of:=VLOOKUP([.Q74];TransitionMatrix_Splice;IF([.R74]=&quot;Exon&quot;;2;IF([.R74]=&quot;Splice&quot;;3;IF([.R74]=&quot;Intron&quot;;4;5)));FALSE())" office:value-type="float" office:value="0.9" calcext:value-type="float">
            <text:p>0.90</text:p>
          </table:table-cell>
          <table:table-cell table:style-name="ce92" table:formula="of:=VLOOKUP([.R74];TransitionMatrix_Splice;IF([.S74]=&quot;Exon&quot;;2;IF([.S74]=&quot;Splice&quot;;3;IF([.S74]=&quot;Intron&quot;;4;5)));FALSE())" office:value-type="float" office:value="0.9" calcext:value-type="float">
            <text:p>0.90</text:p>
          </table:table-cell>
          <table:table-cell table:style-name="ce92" table:formula="of:=VLOOKUP([.S74];TransitionMatrix_Splice;IF([.T74]=&quot;Exon&quot;;2;IF([.T74]=&quot;Splice&quot;;3;IF([.T74]=&quot;Intron&quot;;4;5)));FALSE())" office:value-type="float" office:value="0.9" calcext:value-type="float">
            <text:p>0.90</text:p>
          </table:table-cell>
          <table:table-cell table:style-name="ce92" table:formula="of:=VLOOKUP([.T74];TransitionMatrix_Splice;IF([.U74]=&quot;Exon&quot;;2;IF([.U74]=&quot;Splice&quot;;3;IF([.U74]=&quot;Intron&quot;;4;5)));FALSE())" office:value-type="float" office:value="0.1" calcext:value-type="float">
            <text:p>0.10</text:p>
          </table:table-cell>
          <table:table-cell table:style-name="ce92" table:formula="of:=VLOOKUP([.U74];TransitionMatrix_Splice;IF([.V74]=&quot;Exon&quot;;2;IF([.V74]=&quot;Splice&quot;;3;IF([.V74]=&quot;Intron&quot;;4;5)));FALSE())" office:value-type="float" office:value="1" calcext:value-type="float">
            <text:p>1.00</text:p>
          </table:table-cell>
          <table:table-cell table:style-name="ce92" table:formula="of:=VLOOKUP([.V74];TransitionMatrix_Splice;IF([.W74]=&quot;Exon&quot;;2;IF([.W74]=&quot;Splice&quot;;3;IF([.W74]=&quot;Intron&quot;;4;5)));FALSE())" office:value-type="float" office:value="0.9" calcext:value-type="float">
            <text:p>0.90</text:p>
          </table:table-cell>
          <table:table-cell table:style-name="ce92" table:formula="of:=VLOOKUP([.W74];TransitionMatrix_Splice;IF([.X74]=&quot;Exon&quot;;2;IF([.X74]=&quot;Splice&quot;;3;IF([.X74]=&quot;Intron&quot;;4;5)));FALSE())" office:value-type="float" office:value="0.9" calcext:value-type="float">
            <text:p>0.90</text:p>
          </table:table-cell>
          <table:table-cell table:style-name="ce92" table:formula="of:=VLOOKUP([.X74];TransitionMatrix_Splice;IF([.Y74]=&quot;Exon&quot;;2;IF([.Y74]=&quot;Splice&quot;;3;IF([.Y74]=&quot;Intron&quot;;4;5)));FALSE())" office:value-type="float" office:value="0.9" calcext:value-type="float">
            <text:p>0.90</text:p>
          </table:table-cell>
          <table:table-cell table:style-name="ce92" table:formula="of:=VLOOKUP([.Y74];TransitionMatrix_Splice;IF([.Z74]=&quot;Exon&quot;;2;IF([.Z74]=&quot;Splice&quot;;3;IF([.Z74]=&quot;Intron&quot;;4;5)));FALSE())" office:value-type="float" office:value="0.9" calcext:value-type="float">
            <text:p>0.90</text:p>
          </table:table-cell>
          <table:table-cell table:style-name="ce92" table:formula="of:=VLOOKUP([.Z74];TransitionMatrix_Splice;IF([.AA74]=&quot;Exon&quot;;2;IF([.AA74]=&quot;Splice&quot;;3;IF([.AA74]=&quot;Intron&quot;;4;5)));FALSE())" office:value-type="float" office:value="0.9" calcext:value-type="float">
            <text:p>0.90</text:p>
          </table:table-cell>
          <table:table-cell table:style-name="ce92" table:formula="of:=VLOOKUP([.AA74];TransitionMatrix_Splice;IF([.AB74]=&quot;Exon&quot;;2;IF([.AB74]=&quot;Splice&quot;;3;IF([.AB74]=&quot;Intron&quot;;4;5)));FALSE())" office:value-type="float" office:value="0.9" calcext:value-type="float">
            <text:p>0.90</text:p>
          </table:table-cell>
          <table:table-cell table:style-name="ce92" table:formula="of:=VLOOKUP([.AB74];TransitionMatrix_Splice;IF([.AC74]=&quot;Exon&quot;;2;IF([.AC74]=&quot;Splice&quot;;3;IF([.AC74]=&quot;Intron&quot;;4;5)));FALSE())" office:value-type="float" office:value="0.9" calcext:value-type="float">
            <text:p>0.90</text:p>
          </table:table-cell>
          <table:table-cell table:style-name="ce92" table:formula="of:=VLOOKUP([.AC74];TransitionMatrix_Splice;IF([.AD74]=&quot;Exon&quot;;2;IF([.AD74]=&quot;Splice&quot;;3;IF([.AD74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75:.AD75])*PRODUCT([.D76:.AC76])" office:value-type="float" office:value="0" calcext:value-type="float">
            <text:p>0.00E+00</text:p>
          </table:table-cell>
          <table:table-cell table:style-name="ce51" table:formula="of:=IF([.AF75]&gt;0;LN([.AF75]);&quot;undefined&quot;)" office:value-type="string" office:string-value="undefined" calcext:value-type="string">
            <text:p>undefined</text:p>
          </table:table-cell>
          <table:table-cell table:style-name="ce54" table:formula="of:=[.AF75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74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74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74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74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74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74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74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74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74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74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74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74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74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74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74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3" table:formula="of:=VLOOKUP([.S74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3" table:formula="of:=VLOOKUP([.T74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3" table:formula="of:=VLOOKUP([.U74];EmissionMatrix_Splice;IF([$'Full Model'.S$44]=&quot;A&quot;;2;IF([$'Full Model'.S$44]=&quot;C&quot;;3;IF([$'Full Model'.S$44]=&quot;G&quot;;4;5)));FALSE())" office:value-type="float" office:value="0" calcext:value-type="float">
            <text:p>0.00</text:p>
          </table:table-cell>
          <table:table-cell table:style-name="ce93" table:formula="of:=VLOOKUP([.V74];EmissionMatrix_Splice;IF([$'Full Model'.T$44]=&quot;A&quot;;2;IF([$'Full Model'.T$44]=&quot;C&quot;;3;IF([$'Full Model'.T$44]=&quot;G&quot;;4;5)));FALSE())" office:value-type="float" office:value="0.1" calcext:value-type="float">
            <text:p>0.10</text:p>
          </table:table-cell>
          <table:table-cell table:style-name="ce93" table:formula="of:=VLOOKUP([.W74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74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74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74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74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74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74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79]=0;&quot;&quot;;1+MAX([.B$2:.B77]))" office:value-type="float" office:value="11" calcext:value-type="float">
            <text:p>11</text:p>
          </table:table-cell>
          <table:table-cell table:style-name="ce90" table:formula="of:=IF([.B78]=&quot;&quot;;&quot;&quot;;ROW()-1)" office:value-type="float" office:value="77" calcext:value-type="float">
            <text:p>77</text:p>
          </table:table-cell>
          <table:table-cell table:style-name="ce92" office:value-type="string" calcext:value-type="string">
            <text:p>Exon</text:p>
          </table:table-cell>
          <table:table-cell table:number-columns-repeated="17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7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78]=&quot;Exon&quot;;InitialProbabilityExon;IF([.D78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78];TransitionMatrix_Splice;IF([.E78]=&quot;Exon&quot;;2;IF([.E78]=&quot;Splice&quot;;3;IF([.E78]=&quot;Intron&quot;;4;5)));FALSE())" office:value-type="float" office:value="0.9" calcext:value-type="float">
            <text:p>0.90</text:p>
          </table:table-cell>
          <table:table-cell table:style-name="ce92" table:formula="of:=VLOOKUP([.E78];TransitionMatrix_Splice;IF([.F78]=&quot;Exon&quot;;2;IF([.F78]=&quot;Splice&quot;;3;IF([.F78]=&quot;Intron&quot;;4;5)));FALSE())" office:value-type="float" office:value="0.9" calcext:value-type="float">
            <text:p>0.90</text:p>
          </table:table-cell>
          <table:table-cell table:style-name="ce92" table:formula="of:=VLOOKUP([.F78];TransitionMatrix_Splice;IF([.G78]=&quot;Exon&quot;;2;IF([.G78]=&quot;Splice&quot;;3;IF([.G78]=&quot;Intron&quot;;4;5)));FALSE())" office:value-type="float" office:value="0.9" calcext:value-type="float">
            <text:p>0.90</text:p>
          </table:table-cell>
          <table:table-cell table:style-name="ce92" table:formula="of:=VLOOKUP([.G78];TransitionMatrix_Splice;IF([.H78]=&quot;Exon&quot;;2;IF([.H78]=&quot;Splice&quot;;3;IF([.H78]=&quot;Intron&quot;;4;5)));FALSE())" office:value-type="float" office:value="0.9" calcext:value-type="float">
            <text:p>0.90</text:p>
          </table:table-cell>
          <table:table-cell table:style-name="ce92" table:formula="of:=VLOOKUP([.H78];TransitionMatrix_Splice;IF([.I78]=&quot;Exon&quot;;2;IF([.I78]=&quot;Splice&quot;;3;IF([.I78]=&quot;Intron&quot;;4;5)));FALSE())" office:value-type="float" office:value="0.9" calcext:value-type="float">
            <text:p>0.90</text:p>
          </table:table-cell>
          <table:table-cell table:style-name="ce92" table:formula="of:=VLOOKUP([.I78];TransitionMatrix_Splice;IF([.J78]=&quot;Exon&quot;;2;IF([.J78]=&quot;Splice&quot;;3;IF([.J78]=&quot;Intron&quot;;4;5)));FALSE())" office:value-type="float" office:value="0.9" calcext:value-type="float">
            <text:p>0.90</text:p>
          </table:table-cell>
          <table:table-cell table:style-name="ce92" table:formula="of:=VLOOKUP([.J78];TransitionMatrix_Splice;IF([.K78]=&quot;Exon&quot;;2;IF([.K78]=&quot;Splice&quot;;3;IF([.K78]=&quot;Intron&quot;;4;5)));FALSE())" office:value-type="float" office:value="0.9" calcext:value-type="float">
            <text:p>0.90</text:p>
          </table:table-cell>
          <table:table-cell table:style-name="ce92" table:formula="of:=VLOOKUP([.K78];TransitionMatrix_Splice;IF([.L78]=&quot;Exon&quot;;2;IF([.L78]=&quot;Splice&quot;;3;IF([.L78]=&quot;Intron&quot;;4;5)));FALSE())" office:value-type="float" office:value="0.9" calcext:value-type="float">
            <text:p>0.90</text:p>
          </table:table-cell>
          <table:table-cell table:style-name="ce92" table:formula="of:=VLOOKUP([.L78];TransitionMatrix_Splice;IF([.M78]=&quot;Exon&quot;;2;IF([.M78]=&quot;Splice&quot;;3;IF([.M78]=&quot;Intron&quot;;4;5)));FALSE())" office:value-type="float" office:value="0.9" calcext:value-type="float">
            <text:p>0.90</text:p>
          </table:table-cell>
          <table:table-cell table:style-name="ce92" table:formula="of:=VLOOKUP([.M78];TransitionMatrix_Splice;IF([.N78]=&quot;Exon&quot;;2;IF([.N78]=&quot;Splice&quot;;3;IF([.N78]=&quot;Intron&quot;;4;5)));FALSE())" office:value-type="float" office:value="0.9" calcext:value-type="float">
            <text:p>0.90</text:p>
          </table:table-cell>
          <table:table-cell table:style-name="ce92" table:formula="of:=VLOOKUP([.N78];TransitionMatrix_Splice;IF([.O78]=&quot;Exon&quot;;2;IF([.O78]=&quot;Splice&quot;;3;IF([.O78]=&quot;Intron&quot;;4;5)));FALSE())" office:value-type="float" office:value="0.9" calcext:value-type="float">
            <text:p>0.90</text:p>
          </table:table-cell>
          <table:table-cell table:style-name="ce92" table:formula="of:=VLOOKUP([.O78];TransitionMatrix_Splice;IF([.P78]=&quot;Exon&quot;;2;IF([.P78]=&quot;Splice&quot;;3;IF([.P78]=&quot;Intron&quot;;4;5)));FALSE())" office:value-type="float" office:value="0.9" calcext:value-type="float">
            <text:p>0.90</text:p>
          </table:table-cell>
          <table:table-cell table:style-name="ce92" table:formula="of:=VLOOKUP([.P78];TransitionMatrix_Splice;IF([.Q78]=&quot;Exon&quot;;2;IF([.Q78]=&quot;Splice&quot;;3;IF([.Q78]=&quot;Intron&quot;;4;5)));FALSE())" office:value-type="float" office:value="0.9" calcext:value-type="float">
            <text:p>0.90</text:p>
          </table:table-cell>
          <table:table-cell table:style-name="ce92" table:formula="of:=VLOOKUP([.Q78];TransitionMatrix_Splice;IF([.R78]=&quot;Exon&quot;;2;IF([.R78]=&quot;Splice&quot;;3;IF([.R78]=&quot;Intron&quot;;4;5)));FALSE())" office:value-type="float" office:value="0.9" calcext:value-type="float">
            <text:p>0.90</text:p>
          </table:table-cell>
          <table:table-cell table:style-name="ce92" table:formula="of:=VLOOKUP([.R78];TransitionMatrix_Splice;IF([.S78]=&quot;Exon&quot;;2;IF([.S78]=&quot;Splice&quot;;3;IF([.S78]=&quot;Intron&quot;;4;5)));FALSE())" office:value-type="float" office:value="0.9" calcext:value-type="float">
            <text:p>0.90</text:p>
          </table:table-cell>
          <table:table-cell table:style-name="ce92" table:formula="of:=VLOOKUP([.S78];TransitionMatrix_Splice;IF([.T78]=&quot;Exon&quot;;2;IF([.T78]=&quot;Splice&quot;;3;IF([.T78]=&quot;Intron&quot;;4;5)));FALSE())" office:value-type="float" office:value="0.9" calcext:value-type="float">
            <text:p>0.90</text:p>
          </table:table-cell>
          <table:table-cell table:style-name="ce92" table:formula="of:=VLOOKUP([.T78];TransitionMatrix_Splice;IF([.U78]=&quot;Exon&quot;;2;IF([.U78]=&quot;Splice&quot;;3;IF([.U78]=&quot;Intron&quot;;4;5)));FALSE())" office:value-type="float" office:value="0.9" calcext:value-type="float">
            <text:p>0.90</text:p>
          </table:table-cell>
          <table:table-cell table:style-name="ce92" table:formula="of:=VLOOKUP([.U78];TransitionMatrix_Splice;IF([.V78]=&quot;Exon&quot;;2;IF([.V78]=&quot;Splice&quot;;3;IF([.V78]=&quot;Intron&quot;;4;5)));FALSE())" office:value-type="float" office:value="0.1" calcext:value-type="float">
            <text:p>0.10</text:p>
          </table:table-cell>
          <table:table-cell table:style-name="ce92" table:formula="of:=VLOOKUP([.V78];TransitionMatrix_Splice;IF([.W78]=&quot;Exon&quot;;2;IF([.W78]=&quot;Splice&quot;;3;IF([.W78]=&quot;Intron&quot;;4;5)));FALSE())" office:value-type="float" office:value="1" calcext:value-type="float">
            <text:p>1.00</text:p>
          </table:table-cell>
          <table:table-cell table:style-name="ce92" table:formula="of:=VLOOKUP([.W78];TransitionMatrix_Splice;IF([.X78]=&quot;Exon&quot;;2;IF([.X78]=&quot;Splice&quot;;3;IF([.X78]=&quot;Intron&quot;;4;5)));FALSE())" office:value-type="float" office:value="0.9" calcext:value-type="float">
            <text:p>0.90</text:p>
          </table:table-cell>
          <table:table-cell table:style-name="ce92" table:formula="of:=VLOOKUP([.X78];TransitionMatrix_Splice;IF([.Y78]=&quot;Exon&quot;;2;IF([.Y78]=&quot;Splice&quot;;3;IF([.Y78]=&quot;Intron&quot;;4;5)));FALSE())" office:value-type="float" office:value="0.9" calcext:value-type="float">
            <text:p>0.90</text:p>
          </table:table-cell>
          <table:table-cell table:style-name="ce92" table:formula="of:=VLOOKUP([.Y78];TransitionMatrix_Splice;IF([.Z78]=&quot;Exon&quot;;2;IF([.Z78]=&quot;Splice&quot;;3;IF([.Z78]=&quot;Intron&quot;;4;5)));FALSE())" office:value-type="float" office:value="0.9" calcext:value-type="float">
            <text:p>0.90</text:p>
          </table:table-cell>
          <table:table-cell table:style-name="ce92" table:formula="of:=VLOOKUP([.Z78];TransitionMatrix_Splice;IF([.AA78]=&quot;Exon&quot;;2;IF([.AA78]=&quot;Splice&quot;;3;IF([.AA78]=&quot;Intron&quot;;4;5)));FALSE())" office:value-type="float" office:value="0.9" calcext:value-type="float">
            <text:p>0.90</text:p>
          </table:table-cell>
          <table:table-cell table:style-name="ce92" table:formula="of:=VLOOKUP([.AA78];TransitionMatrix_Splice;IF([.AB78]=&quot;Exon&quot;;2;IF([.AB78]=&quot;Splice&quot;;3;IF([.AB78]=&quot;Intron&quot;;4;5)));FALSE())" office:value-type="float" office:value="0.9" calcext:value-type="float">
            <text:p>0.90</text:p>
          </table:table-cell>
          <table:table-cell table:style-name="ce92" table:formula="of:=VLOOKUP([.AB78];TransitionMatrix_Splice;IF([.AC78]=&quot;Exon&quot;;2;IF([.AC78]=&quot;Splice&quot;;3;IF([.AC78]=&quot;Intron&quot;;4;5)));FALSE())" office:value-type="float" office:value="0.9" calcext:value-type="float">
            <text:p>0.90</text:p>
          </table:table-cell>
          <table:table-cell table:style-name="ce92" table:formula="of:=VLOOKUP([.AC78];TransitionMatrix_Splice;IF([.AD78]=&quot;Exon&quot;;2;IF([.AD78]=&quot;Splice&quot;;3;IF([.AD78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79:.AD79])*PRODUCT([.D80:.AC80])" office:value-type="float" office:value="1.25464666093437E-018" calcext:value-type="float">
            <text:p>1.25E-18</text:p>
          </table:table-cell>
          <table:table-cell table:style-name="ce51" table:formula="of:=IF([.AF79]&gt;0;LN([.AF79]);&quot;undefined&quot;)" office:value-type="float" office:value="-41.2196776860225" calcext:value-type="float">
            <text:p>-41.22</text:p>
          </table:table-cell>
          <table:table-cell table:style-name="ce54" table:formula="of:=[.AF79]/SUM([.AF$3:.AF$108])" office:value-type="percentage" office:value="0.461971754327234" calcext:value-type="percentage">
            <text:p>46.2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78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78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78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78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78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78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78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78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78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78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78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78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78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78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78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3" table:formula="of:=VLOOKUP([.S78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3" table:formula="of:=VLOOKUP([.T78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3" table:formula="of:=VLOOKUP([.U78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3" table:formula="of:=VLOOKUP([.V78];EmissionMatrix_Splice;IF([$'Full Model'.T$44]=&quot;A&quot;;2;IF([$'Full Model'.T$44]=&quot;C&quot;;3;IF([$'Full Model'.T$44]=&quot;G&quot;;4;5)));FALSE())" office:value-type="float" office:value="0.95" calcext:value-type="float">
            <text:p>0.95</text:p>
          </table:table-cell>
          <table:table-cell table:style-name="ce93" table:formula="of:=VLOOKUP([.W78];EmissionMatrix_Splice;IF([$'Full Model'.U$44]=&quot;A&quot;;2;IF([$'Full Model'.U$44]=&quot;C&quot;;3;IF([$'Full Model'.U$44]=&quot;G&quot;;4;5)));FALSE())" office:value-type="float" office:value="0.4" calcext:value-type="float">
            <text:p>0.40</text:p>
          </table:table-cell>
          <table:table-cell table:style-name="ce93" table:formula="of:=VLOOKUP([.X78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78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78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78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78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78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2"/>
          <table:table-cell table:style-name="ce96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83]=0;&quot;&quot;;1+MAX([.B$2:.B81]))">
            <text:p/>
          </table:table-cell>
          <table:table-cell table:style-name="ce90" table:formula="of:=IF([.B82]=&quot;&quot;;&quot;&quot;;ROW()-1)">
            <text:p/>
          </table:table-cell>
          <table:table-cell table:style-name="ce92" office:value-type="string" calcext:value-type="string">
            <text:p>Exon</text:p>
          </table:table-cell>
          <table:table-cell table:number-columns-repeated="18" table:style-name="ce96" office:value-type="string" calcext:value-type="string">
            <text:p>Exon</text:p>
          </table:table-cell>
          <table:table-cell table:style-name="ce96" office:value-type="string" calcext:value-type="string">
            <text:p>Splice</text:p>
          </table:table-cell>
          <table:table-cell table:number-columns-repeated="6" table:style-name="ce96" office:value-type="string" calcext:value-type="string">
            <text:p>Intron</text:p>
          </table:table-cell>
          <table:table-cell table:style-name="ce96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2" table:formula="of:=IF([.D82]=&quot;Exon&quot;;InitialProbabilityExon;IF([.D82]=&quot;Splice&quot;;InitialProbabilitySplice;InitialProbabilityIntron))" office:value-type="float" office:value="1" calcext:value-type="float">
            <text:p>1.00</text:p>
          </table:table-cell>
          <table:table-cell table:style-name="ce92" table:formula="of:=VLOOKUP([.D82];TransitionMatrix_Splice;IF([.E82]=&quot;Exon&quot;;2;IF([.E82]=&quot;Splice&quot;;3;IF([.E82]=&quot;Intron&quot;;4;5)));FALSE())" office:value-type="float" office:value="0.9" calcext:value-type="float">
            <text:p>0.90</text:p>
          </table:table-cell>
          <table:table-cell table:style-name="ce92" table:formula="of:=VLOOKUP([.E82];TransitionMatrix_Splice;IF([.F82]=&quot;Exon&quot;;2;IF([.F82]=&quot;Splice&quot;;3;IF([.F82]=&quot;Intron&quot;;4;5)));FALSE())" office:value-type="float" office:value="0.9" calcext:value-type="float">
            <text:p>0.90</text:p>
          </table:table-cell>
          <table:table-cell table:style-name="ce92" table:formula="of:=VLOOKUP([.F82];TransitionMatrix_Splice;IF([.G82]=&quot;Exon&quot;;2;IF([.G82]=&quot;Splice&quot;;3;IF([.G82]=&quot;Intron&quot;;4;5)));FALSE())" office:value-type="float" office:value="0.9" calcext:value-type="float">
            <text:p>0.90</text:p>
          </table:table-cell>
          <table:table-cell table:style-name="ce92" table:formula="of:=VLOOKUP([.G82];TransitionMatrix_Splice;IF([.H82]=&quot;Exon&quot;;2;IF([.H82]=&quot;Splice&quot;;3;IF([.H82]=&quot;Intron&quot;;4;5)));FALSE())" office:value-type="float" office:value="0.9" calcext:value-type="float">
            <text:p>0.90</text:p>
          </table:table-cell>
          <table:table-cell table:style-name="ce92" table:formula="of:=VLOOKUP([.H82];TransitionMatrix_Splice;IF([.I82]=&quot;Exon&quot;;2;IF([.I82]=&quot;Splice&quot;;3;IF([.I82]=&quot;Intron&quot;;4;5)));FALSE())" office:value-type="float" office:value="0.9" calcext:value-type="float">
            <text:p>0.90</text:p>
          </table:table-cell>
          <table:table-cell table:style-name="ce92" table:formula="of:=VLOOKUP([.I82];TransitionMatrix_Splice;IF([.J82]=&quot;Exon&quot;;2;IF([.J82]=&quot;Splice&quot;;3;IF([.J82]=&quot;Intron&quot;;4;5)));FALSE())" office:value-type="float" office:value="0.9" calcext:value-type="float">
            <text:p>0.90</text:p>
          </table:table-cell>
          <table:table-cell table:style-name="ce92" table:formula="of:=VLOOKUP([.J82];TransitionMatrix_Splice;IF([.K82]=&quot;Exon&quot;;2;IF([.K82]=&quot;Splice&quot;;3;IF([.K82]=&quot;Intron&quot;;4;5)));FALSE())" office:value-type="float" office:value="0.9" calcext:value-type="float">
            <text:p>0.90</text:p>
          </table:table-cell>
          <table:table-cell table:style-name="ce92" table:formula="of:=VLOOKUP([.K82];TransitionMatrix_Splice;IF([.L82]=&quot;Exon&quot;;2;IF([.L82]=&quot;Splice&quot;;3;IF([.L82]=&quot;Intron&quot;;4;5)));FALSE())" office:value-type="float" office:value="0.9" calcext:value-type="float">
            <text:p>0.90</text:p>
          </table:table-cell>
          <table:table-cell table:style-name="ce92" table:formula="of:=VLOOKUP([.L82];TransitionMatrix_Splice;IF([.M82]=&quot;Exon&quot;;2;IF([.M82]=&quot;Splice&quot;;3;IF([.M82]=&quot;Intron&quot;;4;5)));FALSE())" office:value-type="float" office:value="0.9" calcext:value-type="float">
            <text:p>0.90</text:p>
          </table:table-cell>
          <table:table-cell table:style-name="ce92" table:formula="of:=VLOOKUP([.M82];TransitionMatrix_Splice;IF([.N82]=&quot;Exon&quot;;2;IF([.N82]=&quot;Splice&quot;;3;IF([.N82]=&quot;Intron&quot;;4;5)));FALSE())" office:value-type="float" office:value="0.9" calcext:value-type="float">
            <text:p>0.90</text:p>
          </table:table-cell>
          <table:table-cell table:style-name="ce92" table:formula="of:=VLOOKUP([.N82];TransitionMatrix_Splice;IF([.O82]=&quot;Exon&quot;;2;IF([.O82]=&quot;Splice&quot;;3;IF([.O82]=&quot;Intron&quot;;4;5)));FALSE())" office:value-type="float" office:value="0.9" calcext:value-type="float">
            <text:p>0.90</text:p>
          </table:table-cell>
          <table:table-cell table:style-name="ce92" table:formula="of:=VLOOKUP([.O82];TransitionMatrix_Splice;IF([.P82]=&quot;Exon&quot;;2;IF([.P82]=&quot;Splice&quot;;3;IF([.P82]=&quot;Intron&quot;;4;5)));FALSE())" office:value-type="float" office:value="0.9" calcext:value-type="float">
            <text:p>0.90</text:p>
          </table:table-cell>
          <table:table-cell table:style-name="ce92" table:formula="of:=VLOOKUP([.P82];TransitionMatrix_Splice;IF([.Q82]=&quot;Exon&quot;;2;IF([.Q82]=&quot;Splice&quot;;3;IF([.Q82]=&quot;Intron&quot;;4;5)));FALSE())" office:value-type="float" office:value="0.9" calcext:value-type="float">
            <text:p>0.90</text:p>
          </table:table-cell>
          <table:table-cell table:style-name="ce92" table:formula="of:=VLOOKUP([.Q82];TransitionMatrix_Splice;IF([.R82]=&quot;Exon&quot;;2;IF([.R82]=&quot;Splice&quot;;3;IF([.R82]=&quot;Intron&quot;;4;5)));FALSE())" office:value-type="float" office:value="0.9" calcext:value-type="float">
            <text:p>0.90</text:p>
          </table:table-cell>
          <table:table-cell table:style-name="ce92" table:formula="of:=VLOOKUP([.R82];TransitionMatrix_Splice;IF([.S82]=&quot;Exon&quot;;2;IF([.S82]=&quot;Splice&quot;;3;IF([.S82]=&quot;Intron&quot;;4;5)));FALSE())" office:value-type="float" office:value="0.9" calcext:value-type="float">
            <text:p>0.90</text:p>
          </table:table-cell>
          <table:table-cell table:style-name="ce92" table:formula="of:=VLOOKUP([.S82];TransitionMatrix_Splice;IF([.T82]=&quot;Exon&quot;;2;IF([.T82]=&quot;Splice&quot;;3;IF([.T82]=&quot;Intron&quot;;4;5)));FALSE())" office:value-type="float" office:value="0.9" calcext:value-type="float">
            <text:p>0.90</text:p>
          </table:table-cell>
          <table:table-cell table:style-name="ce92" table:formula="of:=VLOOKUP([.T82];TransitionMatrix_Splice;IF([.U82]=&quot;Exon&quot;;2;IF([.U82]=&quot;Splice&quot;;3;IF([.U82]=&quot;Intron&quot;;4;5)));FALSE())" office:value-type="float" office:value="0.9" calcext:value-type="float">
            <text:p>0.90</text:p>
          </table:table-cell>
          <table:table-cell table:style-name="ce92" table:formula="of:=VLOOKUP([.U82];TransitionMatrix_Splice;IF([.V82]=&quot;Exon&quot;;2;IF([.V82]=&quot;Splice&quot;;3;IF([.V82]=&quot;Intron&quot;;4;5)));FALSE())" office:value-type="float" office:value="0.9" calcext:value-type="float">
            <text:p>0.90</text:p>
          </table:table-cell>
          <table:table-cell table:style-name="ce92" table:formula="of:=VLOOKUP([.V82];TransitionMatrix_Splice;IF([.W82]=&quot;Exon&quot;;2;IF([.W82]=&quot;Splice&quot;;3;IF([.W82]=&quot;Intron&quot;;4;5)));FALSE())" office:value-type="float" office:value="0.1" calcext:value-type="float">
            <text:p>0.10</text:p>
          </table:table-cell>
          <table:table-cell table:style-name="ce92" table:formula="of:=VLOOKUP([.W82];TransitionMatrix_Splice;IF([.X82]=&quot;Exon&quot;;2;IF([.X82]=&quot;Splice&quot;;3;IF([.X82]=&quot;Intron&quot;;4;5)));FALSE())" office:value-type="float" office:value="1" calcext:value-type="float">
            <text:p>1.00</text:p>
          </table:table-cell>
          <table:table-cell table:style-name="ce92" table:formula="of:=VLOOKUP([.X82];TransitionMatrix_Splice;IF([.Y82]=&quot;Exon&quot;;2;IF([.Y82]=&quot;Splice&quot;;3;IF([.Y82]=&quot;Intron&quot;;4;5)));FALSE())" office:value-type="float" office:value="0.9" calcext:value-type="float">
            <text:p>0.90</text:p>
          </table:table-cell>
          <table:table-cell table:style-name="ce92" table:formula="of:=VLOOKUP([.Y82];TransitionMatrix_Splice;IF([.Z82]=&quot;Exon&quot;;2;IF([.Z82]=&quot;Splice&quot;;3;IF([.Z82]=&quot;Intron&quot;;4;5)));FALSE())" office:value-type="float" office:value="0.9" calcext:value-type="float">
            <text:p>0.90</text:p>
          </table:table-cell>
          <table:table-cell table:style-name="ce92" table:formula="of:=VLOOKUP([.Z82];TransitionMatrix_Splice;IF([.AA82]=&quot;Exon&quot;;2;IF([.AA82]=&quot;Splice&quot;;3;IF([.AA82]=&quot;Intron&quot;;4;5)));FALSE())" office:value-type="float" office:value="0.9" calcext:value-type="float">
            <text:p>0.90</text:p>
          </table:table-cell>
          <table:table-cell table:style-name="ce92" table:formula="of:=VLOOKUP([.AA82];TransitionMatrix_Splice;IF([.AB82]=&quot;Exon&quot;;2;IF([.AB82]=&quot;Splice&quot;;3;IF([.AB82]=&quot;Intron&quot;;4;5)));FALSE())" office:value-type="float" office:value="0.9" calcext:value-type="float">
            <text:p>0.90</text:p>
          </table:table-cell>
          <table:table-cell table:style-name="ce92" table:formula="of:=VLOOKUP([.AB82];TransitionMatrix_Splice;IF([.AC82]=&quot;Exon&quot;;2;IF([.AC82]=&quot;Splice&quot;;3;IF([.AC82]=&quot;Intron&quot;;4;5)));FALSE())" office:value-type="float" office:value="0.9" calcext:value-type="float">
            <text:p>0.90</text:p>
          </table:table-cell>
          <table:table-cell table:style-name="ce92" table:formula="of:=VLOOKUP([.AC82];TransitionMatrix_Splice;IF([.AD82]=&quot;Exon&quot;;2;IF([.AD82]=&quot;Splice&quot;;3;IF([.AD8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83:.AD83])*PRODUCT([.D84:.AC84])" office:value-type="float" office:value="0" calcext:value-type="float">
            <text:p>0.00E+00</text:p>
          </table:table-cell>
          <table:table-cell table:style-name="ce51" table:formula="of:=IF([.AF83]&gt;0;LN([.AF83]);&quot;undefined&quot;)" office:value-type="string" office:string-value="undefined" calcext:value-type="string">
            <text:p>undefined</text:p>
          </table:table-cell>
          <table:table-cell table:style-name="ce54" table:formula="of:=[.AF83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3" table:formula="of:=VLOOKUP([.D82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3" table:formula="of:=VLOOKUP([.E82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3" table:formula="of:=VLOOKUP([.F82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3" table:formula="of:=VLOOKUP([.G82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3" table:formula="of:=VLOOKUP([.H82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3" table:formula="of:=VLOOKUP([.I82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3" table:formula="of:=VLOOKUP([.J82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3" table:formula="of:=VLOOKUP([.K82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3" table:formula="of:=VLOOKUP([.L82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3" table:formula="of:=VLOOKUP([.M82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3" table:formula="of:=VLOOKUP([.N82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3" table:formula="of:=VLOOKUP([.O82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3" table:formula="of:=VLOOKUP([.P82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3" table:formula="of:=VLOOKUP([.Q82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3" table:formula="of:=VLOOKUP([.R82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3" table:formula="of:=VLOOKUP([.S82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3" table:formula="of:=VLOOKUP([.T82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3" table:formula="of:=VLOOKUP([.U82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3" table:formula="of:=VLOOKUP([.V82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3" table:formula="of:=VLOOKUP([.W82];EmissionMatrix_Splice;IF([$'Full Model'.U$44]=&quot;A&quot;;2;IF([$'Full Model'.U$44]=&quot;C&quot;;3;IF([$'Full Model'.U$44]=&quot;G&quot;;4;5)));FALSE())" office:value-type="float" office:value="0" calcext:value-type="float">
            <text:p>0.00</text:p>
          </table:table-cell>
          <table:table-cell table:style-name="ce93" table:formula="of:=VLOOKUP([.X82];EmissionMatrix_Splice;IF([$'Full Model'.V$44]=&quot;A&quot;;2;IF([$'Full Model'.V$44]=&quot;C&quot;;3;IF([$'Full Model'.V$44]=&quot;G&quot;;4;5)));FALSE())" office:value-type="float" office:value="0.4" calcext:value-type="float">
            <text:p>0.40</text:p>
          </table:table-cell>
          <table:table-cell table:style-name="ce93" table:formula="of:=VLOOKUP([.Y82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3" table:formula="of:=VLOOKUP([.Z82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3" table:formula="of:=VLOOKUP([.AA82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3" table:formula="of:=VLOOKUP([.AB82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3" table:formula="of:=VLOOKUP([.AC8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87]=0;&quot;&quot;;1+MAX([.B$2:.B85]))" office:value-type="float" office:value="12" calcext:value-type="float">
            <text:p>12</text:p>
          </table:table-cell>
          <table:table-cell table:style-name="ce90" table:formula="of:=IF([.B86]=&quot;&quot;;&quot;&quot;;ROW()-1)" office:value-type="float" office:value="85" calcext:value-type="float">
            <text:p>85</text:p>
          </table:table-cell>
          <table:table-cell table:style-name="ce94" office:value-type="string" calcext:value-type="string">
            <text:p>Exon</text:p>
          </table:table-cell>
          <table:table-cell table:number-columns-repeated="11" table:style-name="ce97" office:value-type="string" calcext:value-type="string">
            <text:p>Exon</text:p>
          </table:table-cell>
          <table:table-cell table:number-columns-repeated="8" table:style-name="ce98" office:value-type="string" calcext:value-type="string">
            <text:p>Exon</text:p>
          </table:table-cell>
          <table:table-cell table:style-name="ce98" office:value-type="string" calcext:value-type="string">
            <text:p>Splice</text:p>
          </table:table-cell>
          <table:table-cell table:style-name="ce98" office:value-type="string" calcext:value-type="string">
            <text:p>Intron</text:p>
          </table:table-cell>
          <table:table-cell table:number-columns-repeated="4" table:style-name="ce97" office:value-type="string" calcext:value-type="string">
            <text:p>Intron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86]=&quot;Exon&quot;;InitialProbabilityExon;IF([.D86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86];TransitionMatrix_Splice;IF([.E86]=&quot;Exon&quot;;2;IF([.E86]=&quot;Splice&quot;;3;IF([.E86]=&quot;Intron&quot;;4;5)));FALSE())" office:value-type="float" office:value="0.9" calcext:value-type="float">
            <text:p>0.90</text:p>
          </table:table-cell>
          <table:table-cell table:style-name="ce94" table:formula="of:=VLOOKUP([.E86];TransitionMatrix_Splice;IF([.F86]=&quot;Exon&quot;;2;IF([.F86]=&quot;Splice&quot;;3;IF([.F86]=&quot;Intron&quot;;4;5)));FALSE())" office:value-type="float" office:value="0.9" calcext:value-type="float">
            <text:p>0.90</text:p>
          </table:table-cell>
          <table:table-cell table:style-name="ce94" table:formula="of:=VLOOKUP([.F86];TransitionMatrix_Splice;IF([.G86]=&quot;Exon&quot;;2;IF([.G86]=&quot;Splice&quot;;3;IF([.G86]=&quot;Intron&quot;;4;5)));FALSE())" office:value-type="float" office:value="0.9" calcext:value-type="float">
            <text:p>0.90</text:p>
          </table:table-cell>
          <table:table-cell table:style-name="ce94" table:formula="of:=VLOOKUP([.G86];TransitionMatrix_Splice;IF([.H86]=&quot;Exon&quot;;2;IF([.H86]=&quot;Splice&quot;;3;IF([.H86]=&quot;Intron&quot;;4;5)));FALSE())" office:value-type="float" office:value="0.9" calcext:value-type="float">
            <text:p>0.90</text:p>
          </table:table-cell>
          <table:table-cell table:style-name="ce94" table:formula="of:=VLOOKUP([.H86];TransitionMatrix_Splice;IF([.I86]=&quot;Exon&quot;;2;IF([.I86]=&quot;Splice&quot;;3;IF([.I86]=&quot;Intron&quot;;4;5)));FALSE())" office:value-type="float" office:value="0.9" calcext:value-type="float">
            <text:p>0.90</text:p>
          </table:table-cell>
          <table:table-cell table:style-name="ce94" table:formula="of:=VLOOKUP([.I86];TransitionMatrix_Splice;IF([.J86]=&quot;Exon&quot;;2;IF([.J86]=&quot;Splice&quot;;3;IF([.J86]=&quot;Intron&quot;;4;5)));FALSE())" office:value-type="float" office:value="0.9" calcext:value-type="float">
            <text:p>0.90</text:p>
          </table:table-cell>
          <table:table-cell table:style-name="ce94" table:formula="of:=VLOOKUP([.J86];TransitionMatrix_Splice;IF([.K86]=&quot;Exon&quot;;2;IF([.K86]=&quot;Splice&quot;;3;IF([.K86]=&quot;Intron&quot;;4;5)));FALSE())" office:value-type="float" office:value="0.9" calcext:value-type="float">
            <text:p>0.90</text:p>
          </table:table-cell>
          <table:table-cell table:style-name="ce94" table:formula="of:=VLOOKUP([.K86];TransitionMatrix_Splice;IF([.L86]=&quot;Exon&quot;;2;IF([.L86]=&quot;Splice&quot;;3;IF([.L86]=&quot;Intron&quot;;4;5)));FALSE())" office:value-type="float" office:value="0.9" calcext:value-type="float">
            <text:p>0.90</text:p>
          </table:table-cell>
          <table:table-cell table:style-name="ce94" table:formula="of:=VLOOKUP([.L86];TransitionMatrix_Splice;IF([.M86]=&quot;Exon&quot;;2;IF([.M86]=&quot;Splice&quot;;3;IF([.M86]=&quot;Intron&quot;;4;5)));FALSE())" office:value-type="float" office:value="0.9" calcext:value-type="float">
            <text:p>0.90</text:p>
          </table:table-cell>
          <table:table-cell table:style-name="ce94" table:formula="of:=VLOOKUP([.M86];TransitionMatrix_Splice;IF([.N86]=&quot;Exon&quot;;2;IF([.N86]=&quot;Splice&quot;;3;IF([.N86]=&quot;Intron&quot;;4;5)));FALSE())" office:value-type="float" office:value="0.9" calcext:value-type="float">
            <text:p>0.90</text:p>
          </table:table-cell>
          <table:table-cell table:style-name="ce94" table:formula="of:=VLOOKUP([.N86];TransitionMatrix_Splice;IF([.O86]=&quot;Exon&quot;;2;IF([.O86]=&quot;Splice&quot;;3;IF([.O86]=&quot;Intron&quot;;4;5)));FALSE())" office:value-type="float" office:value="0.9" calcext:value-type="float">
            <text:p>0.90</text:p>
          </table:table-cell>
          <table:table-cell table:style-name="ce94" table:formula="of:=VLOOKUP([.O86];TransitionMatrix_Splice;IF([.P86]=&quot;Exon&quot;;2;IF([.P86]=&quot;Splice&quot;;3;IF([.P86]=&quot;Intron&quot;;4;5)));FALSE())" office:value-type="float" office:value="0.9" calcext:value-type="float">
            <text:p>0.90</text:p>
          </table:table-cell>
          <table:table-cell table:style-name="ce94" table:formula="of:=VLOOKUP([.P86];TransitionMatrix_Splice;IF([.Q86]=&quot;Exon&quot;;2;IF([.Q86]=&quot;Splice&quot;;3;IF([.Q86]=&quot;Intron&quot;;4;5)));FALSE())" office:value-type="float" office:value="0.9" calcext:value-type="float">
            <text:p>0.90</text:p>
          </table:table-cell>
          <table:table-cell table:style-name="ce94" table:formula="of:=VLOOKUP([.Q86];TransitionMatrix_Splice;IF([.R86]=&quot;Exon&quot;;2;IF([.R86]=&quot;Splice&quot;;3;IF([.R86]=&quot;Intron&quot;;4;5)));FALSE())" office:value-type="float" office:value="0.9" calcext:value-type="float">
            <text:p>0.90</text:p>
          </table:table-cell>
          <table:table-cell table:style-name="ce94" table:formula="of:=VLOOKUP([.R86];TransitionMatrix_Splice;IF([.S86]=&quot;Exon&quot;;2;IF([.S86]=&quot;Splice&quot;;3;IF([.S86]=&quot;Intron&quot;;4;5)));FALSE())" office:value-type="float" office:value="0.9" calcext:value-type="float">
            <text:p>0.90</text:p>
          </table:table-cell>
          <table:table-cell table:style-name="ce94" table:formula="of:=VLOOKUP([.S86];TransitionMatrix_Splice;IF([.T86]=&quot;Exon&quot;;2;IF([.T86]=&quot;Splice&quot;;3;IF([.T86]=&quot;Intron&quot;;4;5)));FALSE())" office:value-type="float" office:value="0.9" calcext:value-type="float">
            <text:p>0.90</text:p>
          </table:table-cell>
          <table:table-cell table:style-name="ce94" table:formula="of:=VLOOKUP([.T86];TransitionMatrix_Splice;IF([.U86]=&quot;Exon&quot;;2;IF([.U86]=&quot;Splice&quot;;3;IF([.U86]=&quot;Intron&quot;;4;5)));FALSE())" office:value-type="float" office:value="0.9" calcext:value-type="float">
            <text:p>0.90</text:p>
          </table:table-cell>
          <table:table-cell table:style-name="ce94" table:formula="of:=VLOOKUP([.U86];TransitionMatrix_Splice;IF([.V86]=&quot;Exon&quot;;2;IF([.V86]=&quot;Splice&quot;;3;IF([.V86]=&quot;Intron&quot;;4;5)));FALSE())" office:value-type="float" office:value="0.9" calcext:value-type="float">
            <text:p>0.90</text:p>
          </table:table-cell>
          <table:table-cell table:style-name="ce94" table:formula="of:=VLOOKUP([.V86];TransitionMatrix_Splice;IF([.W86]=&quot;Exon&quot;;2;IF([.W86]=&quot;Splice&quot;;3;IF([.W86]=&quot;Intron&quot;;4;5)));FALSE())" office:value-type="float" office:value="0.9" calcext:value-type="float">
            <text:p>0.90</text:p>
          </table:table-cell>
          <table:table-cell table:style-name="ce94" table:formula="of:=VLOOKUP([.W86];TransitionMatrix_Splice;IF([.X86]=&quot;Exon&quot;;2;IF([.X86]=&quot;Splice&quot;;3;IF([.X86]=&quot;Intron&quot;;4;5)));FALSE())" office:value-type="float" office:value="0.1" calcext:value-type="float">
            <text:p>0.10</text:p>
          </table:table-cell>
          <table:table-cell table:style-name="ce94" table:formula="of:=VLOOKUP([.X86];TransitionMatrix_Splice;IF([.Y86]=&quot;Exon&quot;;2;IF([.Y86]=&quot;Splice&quot;;3;IF([.Y86]=&quot;Intron&quot;;4;5)));FALSE())" office:value-type="float" office:value="1" calcext:value-type="float">
            <text:p>1.00</text:p>
          </table:table-cell>
          <table:table-cell table:style-name="ce94" table:formula="of:=VLOOKUP([.Y86];TransitionMatrix_Splice;IF([.Z86]=&quot;Exon&quot;;2;IF([.Z86]=&quot;Splice&quot;;3;IF([.Z86]=&quot;Intron&quot;;4;5)));FALSE())" office:value-type="float" office:value="0.9" calcext:value-type="float">
            <text:p>0.90</text:p>
          </table:table-cell>
          <table:table-cell table:style-name="ce94" table:formula="of:=VLOOKUP([.Z86];TransitionMatrix_Splice;IF([.AA86]=&quot;Exon&quot;;2;IF([.AA86]=&quot;Splice&quot;;3;IF([.AA86]=&quot;Intron&quot;;4;5)));FALSE())" office:value-type="float" office:value="0.9" calcext:value-type="float">
            <text:p>0.90</text:p>
          </table:table-cell>
          <table:table-cell table:style-name="ce94" table:formula="of:=VLOOKUP([.AA86];TransitionMatrix_Splice;IF([.AB86]=&quot;Exon&quot;;2;IF([.AB86]=&quot;Splice&quot;;3;IF([.AB86]=&quot;Intron&quot;;4;5)));FALSE())" office:value-type="float" office:value="0.9" calcext:value-type="float">
            <text:p>0.90</text:p>
          </table:table-cell>
          <table:table-cell table:style-name="ce94" table:formula="of:=VLOOKUP([.AB86];TransitionMatrix_Splice;IF([.AC86]=&quot;Exon&quot;;2;IF([.AC86]=&quot;Splice&quot;;3;IF([.AC86]=&quot;Intron&quot;;4;5)));FALSE())" office:value-type="float" office:value="0.9" calcext:value-type="float">
            <text:p>0.90</text:p>
          </table:table-cell>
          <table:table-cell table:style-name="ce94" table:formula="of:=VLOOKUP([.AC86];TransitionMatrix_Splice;IF([.AD86]=&quot;Exon&quot;;2;IF([.AD86]=&quot;Splice&quot;;3;IF([.AD86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87:.AD87])*PRODUCT([.D88:.AC88])" office:value-type="float" office:value="2.57945448382889E-020" calcext:value-type="float">
            <text:p>2.58E-20</text:p>
          </table:table-cell>
          <table:table-cell table:style-name="ce51" table:formula="of:=IF([.AF87]&gt;0;LN([.AF87]);&quot;undefined&quot;)" office:value-type="float" office:value="-45.1041239236805" calcext:value-type="float">
            <text:p>-45.10</text:p>
          </table:table-cell>
          <table:table-cell table:style-name="ce54" table:formula="of:=[.AF87]/SUM([.AF$3:.AF$108])" office:value-type="percentage" office:value="0.00949777455442505" calcext:value-type="percentage">
            <text:p>0.9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86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86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86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86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86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86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86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86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86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86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86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86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86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86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86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86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86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86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86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86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86];EmissionMatrix_Splice;IF([$'Full Model'.V$44]=&quot;A&quot;;2;IF([$'Full Model'.V$44]=&quot;C&quot;;3;IF([$'Full Model'.V$44]=&quot;G&quot;;4;5)));FALSE())" office:value-type="float" office:value="0.05" calcext:value-type="float">
            <text:p>0.05</text:p>
          </table:table-cell>
          <table:table-cell table:style-name="ce95" table:formula="of:=VLOOKUP([.Y86];EmissionMatrix_Splice;IF([$'Full Model'.W$44]=&quot;A&quot;;2;IF([$'Full Model'.W$44]=&quot;C&quot;;3;IF([$'Full Model'.W$44]=&quot;G&quot;;4;5)));FALSE())" office:value-type="float" office:value="0.4" calcext:value-type="float">
            <text:p>0.40</text:p>
          </table:table-cell>
          <table:table-cell table:style-name="ce95" table:formula="of:=VLOOKUP([.Z86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5" table:formula="of:=VLOOKUP([.AA86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5" table:formula="of:=VLOOKUP([.AB86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5" table:formula="of:=VLOOKUP([.AC86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91]=0;&quot;&quot;;1+MAX([.B$2:.B89]))" office:value-type="float" office:value="13" calcext:value-type="float">
            <text:p>13</text:p>
          </table:table-cell>
          <table:table-cell table:style-name="ce90" table:formula="of:=IF([.B90]=&quot;&quot;;&quot;&quot;;ROW()-1)" office:value-type="float" office:value="89" calcext:value-type="float">
            <text:p>89</text:p>
          </table:table-cell>
          <table:table-cell table:style-name="ce94" office:value-type="string" calcext:value-type="string">
            <text:p>Exon</text:p>
          </table:table-cell>
          <table:table-cell table:number-columns-repeated="11" table:style-name="ce97" office:value-type="string" calcext:value-type="string">
            <text:p>Exon</text:p>
          </table:table-cell>
          <table:table-cell table:style-name="ce99" office:value-type="string" calcext:value-type="string">
            <text:p>Exon</text:p>
          </table:table-cell>
          <table:table-cell table:number-columns-repeated="8" table:style-name="ce103" office:value-type="string" calcext:value-type="string">
            <text:p>Exon</text:p>
          </table:table-cell>
          <table:table-cell table:style-name="ce103" office:value-type="string" calcext:value-type="string">
            <text:p>Splice</text:p>
          </table:table-cell>
          <table:table-cell table:style-name="ce103" office:value-type="string" calcext:value-type="string">
            <text:p>Intron</text:p>
          </table:table-cell>
          <table:table-cell table:number-columns-repeated="3" table:style-name="ce97" office:value-type="string" calcext:value-type="string">
            <text:p>Intron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90]=&quot;Exon&quot;;InitialProbabilityExon;IF([.D90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90];TransitionMatrix_Splice;IF([.E90]=&quot;Exon&quot;;2;IF([.E90]=&quot;Splice&quot;;3;IF([.E90]=&quot;Intron&quot;;4;5)));FALSE())" office:value-type="float" office:value="0.9" calcext:value-type="float">
            <text:p>0.90</text:p>
          </table:table-cell>
          <table:table-cell table:style-name="ce94" table:formula="of:=VLOOKUP([.E90];TransitionMatrix_Splice;IF([.F90]=&quot;Exon&quot;;2;IF([.F90]=&quot;Splice&quot;;3;IF([.F90]=&quot;Intron&quot;;4;5)));FALSE())" office:value-type="float" office:value="0.9" calcext:value-type="float">
            <text:p>0.90</text:p>
          </table:table-cell>
          <table:table-cell table:style-name="ce94" table:formula="of:=VLOOKUP([.F90];TransitionMatrix_Splice;IF([.G90]=&quot;Exon&quot;;2;IF([.G90]=&quot;Splice&quot;;3;IF([.G90]=&quot;Intron&quot;;4;5)));FALSE())" office:value-type="float" office:value="0.9" calcext:value-type="float">
            <text:p>0.90</text:p>
          </table:table-cell>
          <table:table-cell table:style-name="ce94" table:formula="of:=VLOOKUP([.G90];TransitionMatrix_Splice;IF([.H90]=&quot;Exon&quot;;2;IF([.H90]=&quot;Splice&quot;;3;IF([.H90]=&quot;Intron&quot;;4;5)));FALSE())" office:value-type="float" office:value="0.9" calcext:value-type="float">
            <text:p>0.90</text:p>
          </table:table-cell>
          <table:table-cell table:style-name="ce94" table:formula="of:=VLOOKUP([.H90];TransitionMatrix_Splice;IF([.I90]=&quot;Exon&quot;;2;IF([.I90]=&quot;Splice&quot;;3;IF([.I90]=&quot;Intron&quot;;4;5)));FALSE())" office:value-type="float" office:value="0.9" calcext:value-type="float">
            <text:p>0.90</text:p>
          </table:table-cell>
          <table:table-cell table:style-name="ce94" table:formula="of:=VLOOKUP([.I90];TransitionMatrix_Splice;IF([.J90]=&quot;Exon&quot;;2;IF([.J90]=&quot;Splice&quot;;3;IF([.J90]=&quot;Intron&quot;;4;5)));FALSE())" office:value-type="float" office:value="0.9" calcext:value-type="float">
            <text:p>0.90</text:p>
          </table:table-cell>
          <table:table-cell table:style-name="ce94" table:formula="of:=VLOOKUP([.J90];TransitionMatrix_Splice;IF([.K90]=&quot;Exon&quot;;2;IF([.K90]=&quot;Splice&quot;;3;IF([.K90]=&quot;Intron&quot;;4;5)));FALSE())" office:value-type="float" office:value="0.9" calcext:value-type="float">
            <text:p>0.90</text:p>
          </table:table-cell>
          <table:table-cell table:style-name="ce94" table:formula="of:=VLOOKUP([.K90];TransitionMatrix_Splice;IF([.L90]=&quot;Exon&quot;;2;IF([.L90]=&quot;Splice&quot;;3;IF([.L90]=&quot;Intron&quot;;4;5)));FALSE())" office:value-type="float" office:value="0.9" calcext:value-type="float">
            <text:p>0.90</text:p>
          </table:table-cell>
          <table:table-cell table:style-name="ce94" table:formula="of:=VLOOKUP([.L90];TransitionMatrix_Splice;IF([.M90]=&quot;Exon&quot;;2;IF([.M90]=&quot;Splice&quot;;3;IF([.M90]=&quot;Intron&quot;;4;5)));FALSE())" office:value-type="float" office:value="0.9" calcext:value-type="float">
            <text:p>0.90</text:p>
          </table:table-cell>
          <table:table-cell table:style-name="ce94" table:formula="of:=VLOOKUP([.M90];TransitionMatrix_Splice;IF([.N90]=&quot;Exon&quot;;2;IF([.N90]=&quot;Splice&quot;;3;IF([.N90]=&quot;Intron&quot;;4;5)));FALSE())" office:value-type="float" office:value="0.9" calcext:value-type="float">
            <text:p>0.90</text:p>
          </table:table-cell>
          <table:table-cell table:style-name="ce94" table:formula="of:=VLOOKUP([.N90];TransitionMatrix_Splice;IF([.O90]=&quot;Exon&quot;;2;IF([.O90]=&quot;Splice&quot;;3;IF([.O90]=&quot;Intron&quot;;4;5)));FALSE())" office:value-type="float" office:value="0.9" calcext:value-type="float">
            <text:p>0.90</text:p>
          </table:table-cell>
          <table:table-cell table:style-name="ce94" table:formula="of:=VLOOKUP([.O90];TransitionMatrix_Splice;IF([.P90]=&quot;Exon&quot;;2;IF([.P90]=&quot;Splice&quot;;3;IF([.P90]=&quot;Intron&quot;;4;5)));FALSE())" office:value-type="float" office:value="0.9" calcext:value-type="float">
            <text:p>0.90</text:p>
          </table:table-cell>
          <table:table-cell table:style-name="ce94" table:formula="of:=VLOOKUP([.P90];TransitionMatrix_Splice;IF([.Q90]=&quot;Exon&quot;;2;IF([.Q90]=&quot;Splice&quot;;3;IF([.Q90]=&quot;Intron&quot;;4;5)));FALSE())" office:value-type="float" office:value="0.9" calcext:value-type="float">
            <text:p>0.90</text:p>
          </table:table-cell>
          <table:table-cell table:style-name="ce94" table:formula="of:=VLOOKUP([.Q90];TransitionMatrix_Splice;IF([.R90]=&quot;Exon&quot;;2;IF([.R90]=&quot;Splice&quot;;3;IF([.R90]=&quot;Intron&quot;;4;5)));FALSE())" office:value-type="float" office:value="0.9" calcext:value-type="float">
            <text:p>0.90</text:p>
          </table:table-cell>
          <table:table-cell table:style-name="ce94" table:formula="of:=VLOOKUP([.R90];TransitionMatrix_Splice;IF([.S90]=&quot;Exon&quot;;2;IF([.S90]=&quot;Splice&quot;;3;IF([.S90]=&quot;Intron&quot;;4;5)));FALSE())" office:value-type="float" office:value="0.9" calcext:value-type="float">
            <text:p>0.90</text:p>
          </table:table-cell>
          <table:table-cell table:style-name="ce94" table:formula="of:=VLOOKUP([.S90];TransitionMatrix_Splice;IF([.T90]=&quot;Exon&quot;;2;IF([.T90]=&quot;Splice&quot;;3;IF([.T90]=&quot;Intron&quot;;4;5)));FALSE())" office:value-type="float" office:value="0.9" calcext:value-type="float">
            <text:p>0.90</text:p>
          </table:table-cell>
          <table:table-cell table:style-name="ce94" table:formula="of:=VLOOKUP([.T90];TransitionMatrix_Splice;IF([.U90]=&quot;Exon&quot;;2;IF([.U90]=&quot;Splice&quot;;3;IF([.U90]=&quot;Intron&quot;;4;5)));FALSE())" office:value-type="float" office:value="0.9" calcext:value-type="float">
            <text:p>0.90</text:p>
          </table:table-cell>
          <table:table-cell table:style-name="ce94" table:formula="of:=VLOOKUP([.U90];TransitionMatrix_Splice;IF([.V90]=&quot;Exon&quot;;2;IF([.V90]=&quot;Splice&quot;;3;IF([.V90]=&quot;Intron&quot;;4;5)));FALSE())" office:value-type="float" office:value="0.9" calcext:value-type="float">
            <text:p>0.90</text:p>
          </table:table-cell>
          <table:table-cell table:style-name="ce94" table:formula="of:=VLOOKUP([.V90];TransitionMatrix_Splice;IF([.W90]=&quot;Exon&quot;;2;IF([.W90]=&quot;Splice&quot;;3;IF([.W90]=&quot;Intron&quot;;4;5)));FALSE())" office:value-type="float" office:value="0.9" calcext:value-type="float">
            <text:p>0.90</text:p>
          </table:table-cell>
          <table:table-cell table:style-name="ce94" table:formula="of:=VLOOKUP([.W90];TransitionMatrix_Splice;IF([.X90]=&quot;Exon&quot;;2;IF([.X90]=&quot;Splice&quot;;3;IF([.X90]=&quot;Intron&quot;;4;5)));FALSE())" office:value-type="float" office:value="0.9" calcext:value-type="float">
            <text:p>0.90</text:p>
          </table:table-cell>
          <table:table-cell table:style-name="ce94" table:formula="of:=VLOOKUP([.X90];TransitionMatrix_Splice;IF([.Y90]=&quot;Exon&quot;;2;IF([.Y90]=&quot;Splice&quot;;3;IF([.Y90]=&quot;Intron&quot;;4;5)));FALSE())" office:value-type="float" office:value="0.1" calcext:value-type="float">
            <text:p>0.10</text:p>
          </table:table-cell>
          <table:table-cell table:style-name="ce94" table:formula="of:=VLOOKUP([.Y90];TransitionMatrix_Splice;IF([.Z90]=&quot;Exon&quot;;2;IF([.Z90]=&quot;Splice&quot;;3;IF([.Z90]=&quot;Intron&quot;;4;5)));FALSE())" office:value-type="float" office:value="1" calcext:value-type="float">
            <text:p>1.00</text:p>
          </table:table-cell>
          <table:table-cell table:style-name="ce94" table:formula="of:=VLOOKUP([.Z90];TransitionMatrix_Splice;IF([.AA90]=&quot;Exon&quot;;2;IF([.AA90]=&quot;Splice&quot;;3;IF([.AA90]=&quot;Intron&quot;;4;5)));FALSE())" office:value-type="float" office:value="0.9" calcext:value-type="float">
            <text:p>0.90</text:p>
          </table:table-cell>
          <table:table-cell table:style-name="ce94" table:formula="of:=VLOOKUP([.AA90];TransitionMatrix_Splice;IF([.AB90]=&quot;Exon&quot;;2;IF([.AB90]=&quot;Splice&quot;;3;IF([.AB90]=&quot;Intron&quot;;4;5)));FALSE())" office:value-type="float" office:value="0.9" calcext:value-type="float">
            <text:p>0.90</text:p>
          </table:table-cell>
          <table:table-cell table:style-name="ce94" table:formula="of:=VLOOKUP([.AB90];TransitionMatrix_Splice;IF([.AC90]=&quot;Exon&quot;;2;IF([.AC90]=&quot;Splice&quot;;3;IF([.AC90]=&quot;Intron&quot;;4;5)));FALSE())" office:value-type="float" office:value="0.9" calcext:value-type="float">
            <text:p>0.90</text:p>
          </table:table-cell>
          <table:table-cell table:style-name="ce94" table:formula="of:=VLOOKUP([.AC90];TransitionMatrix_Splice;IF([.AD90]=&quot;Exon&quot;;2;IF([.AD90]=&quot;Splice&quot;;3;IF([.AD90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91:.AD91])*PRODUCT([.D92:.AC92])" office:value-type="float" office:value="1.61215905239306E-020" calcext:value-type="float">
            <text:p>1.61E-20</text:p>
          </table:table-cell>
          <table:table-cell table:style-name="ce51" table:formula="of:=IF([.AF91]&gt;0;LN([.AF91]);&quot;undefined&quot;)" office:value-type="float" office:value="-45.5741275529262" calcext:value-type="float">
            <text:p>-45.57</text:p>
          </table:table-cell>
          <table:table-cell table:style-name="ce54" table:formula="of:=[.AF91]/SUM([.AF$3:.AF$108])" office:value-type="percentage" office:value="0.00593610909651566" calcext:value-type="percentage">
            <text:p>0.6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90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90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90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90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90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90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90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90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90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90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90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90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90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90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90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90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90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90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90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90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90];EmissionMatrix_Splice;IF([$'Full Model'.V$44]=&quot;A&quot;;2;IF([$'Full Model'.V$44]=&quot;C&quot;;3;IF([$'Full Model'.V$44]=&quot;G&quot;;4;5)));FALSE())" office:value-type="float" office:value="0.25" calcext:value-type="float">
            <text:p>0.25</text:p>
          </table:table-cell>
          <table:table-cell table:style-name="ce95" table:formula="of:=VLOOKUP([.Y90];EmissionMatrix_Splice;IF([$'Full Model'.W$44]=&quot;A&quot;;2;IF([$'Full Model'.W$44]=&quot;C&quot;;3;IF([$'Full Model'.W$44]=&quot;G&quot;;4;5)));FALSE())" office:value-type="float" office:value="0.05" calcext:value-type="float">
            <text:p>0.05</text:p>
          </table:table-cell>
          <table:table-cell table:style-name="ce95" table:formula="of:=VLOOKUP([.Z90];EmissionMatrix_Splice;IF([$'Full Model'.X$44]=&quot;A&quot;;2;IF([$'Full Model'.X$44]=&quot;C&quot;;3;IF([$'Full Model'.X$44]=&quot;G&quot;;4;5)));FALSE())" office:value-type="float" office:value="0.1" calcext:value-type="float">
            <text:p>0.10</text:p>
          </table:table-cell>
          <table:table-cell table:style-name="ce95" table:formula="of:=VLOOKUP([.AA90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5" table:formula="of:=VLOOKUP([.AB90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5" table:formula="of:=VLOOKUP([.AC90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95]=0;&quot;&quot;;1+MAX([.B$2:.B93]))" office:value-type="float" office:value="14" calcext:value-type="float">
            <text:p>14</text:p>
          </table:table-cell>
          <table:table-cell table:style-name="ce90" table:formula="of:=IF([.B94]=&quot;&quot;;&quot;&quot;;ROW()-1)" office:value-type="float" office:value="93" calcext:value-type="float">
            <text:p>93</text:p>
          </table:table-cell>
          <table:table-cell table:style-name="ce94" office:value-type="string" calcext:value-type="string">
            <text:p>Exon</text:p>
          </table:table-cell>
          <table:table-cell table:number-columns-repeated="11" table:style-name="ce97" office:value-type="string" calcext:value-type="string">
            <text:p>Exon</text:p>
          </table:table-cell>
          <table:table-cell table:style-name="ce100" office:value-type="string" calcext:value-type="string">
            <text:p>Exon</text:p>
          </table:table-cell>
          <table:table-cell table:style-name="ce104" office:value-type="string" calcext:value-type="string">
            <text:p>Exon</text:p>
          </table:table-cell>
          <table:table-cell table:number-columns-repeated="8" table:style-name="ce107" office:value-type="string" calcext:value-type="string">
            <text:p>Exon</text:p>
          </table:table-cell>
          <table:table-cell table:style-name="ce107" office:value-type="string" calcext:value-type="string">
            <text:p>Splice</text:p>
          </table:table-cell>
          <table:table-cell table:number-columns-repeated="3" table:style-name="ce97" office:value-type="string" calcext:value-type="string">
            <text:p>Intron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94]=&quot;Exon&quot;;InitialProbabilityExon;IF([.D94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94];TransitionMatrix_Splice;IF([.E94]=&quot;Exon&quot;;2;IF([.E94]=&quot;Splice&quot;;3;IF([.E94]=&quot;Intron&quot;;4;5)));FALSE())" office:value-type="float" office:value="0.9" calcext:value-type="float">
            <text:p>0.90</text:p>
          </table:table-cell>
          <table:table-cell table:style-name="ce94" table:formula="of:=VLOOKUP([.E94];TransitionMatrix_Splice;IF([.F94]=&quot;Exon&quot;;2;IF([.F94]=&quot;Splice&quot;;3;IF([.F94]=&quot;Intron&quot;;4;5)));FALSE())" office:value-type="float" office:value="0.9" calcext:value-type="float">
            <text:p>0.90</text:p>
          </table:table-cell>
          <table:table-cell table:style-name="ce94" table:formula="of:=VLOOKUP([.F94];TransitionMatrix_Splice;IF([.G94]=&quot;Exon&quot;;2;IF([.G94]=&quot;Splice&quot;;3;IF([.G94]=&quot;Intron&quot;;4;5)));FALSE())" office:value-type="float" office:value="0.9" calcext:value-type="float">
            <text:p>0.90</text:p>
          </table:table-cell>
          <table:table-cell table:style-name="ce94" table:formula="of:=VLOOKUP([.G94];TransitionMatrix_Splice;IF([.H94]=&quot;Exon&quot;;2;IF([.H94]=&quot;Splice&quot;;3;IF([.H94]=&quot;Intron&quot;;4;5)));FALSE())" office:value-type="float" office:value="0.9" calcext:value-type="float">
            <text:p>0.90</text:p>
          </table:table-cell>
          <table:table-cell table:style-name="ce94" table:formula="of:=VLOOKUP([.H94];TransitionMatrix_Splice;IF([.I94]=&quot;Exon&quot;;2;IF([.I94]=&quot;Splice&quot;;3;IF([.I94]=&quot;Intron&quot;;4;5)));FALSE())" office:value-type="float" office:value="0.9" calcext:value-type="float">
            <text:p>0.90</text:p>
          </table:table-cell>
          <table:table-cell table:style-name="ce94" table:formula="of:=VLOOKUP([.I94];TransitionMatrix_Splice;IF([.J94]=&quot;Exon&quot;;2;IF([.J94]=&quot;Splice&quot;;3;IF([.J94]=&quot;Intron&quot;;4;5)));FALSE())" office:value-type="float" office:value="0.9" calcext:value-type="float">
            <text:p>0.90</text:p>
          </table:table-cell>
          <table:table-cell table:style-name="ce94" table:formula="of:=VLOOKUP([.J94];TransitionMatrix_Splice;IF([.K94]=&quot;Exon&quot;;2;IF([.K94]=&quot;Splice&quot;;3;IF([.K94]=&quot;Intron&quot;;4;5)));FALSE())" office:value-type="float" office:value="0.9" calcext:value-type="float">
            <text:p>0.90</text:p>
          </table:table-cell>
          <table:table-cell table:style-name="ce94" table:formula="of:=VLOOKUP([.K94];TransitionMatrix_Splice;IF([.L94]=&quot;Exon&quot;;2;IF([.L94]=&quot;Splice&quot;;3;IF([.L94]=&quot;Intron&quot;;4;5)));FALSE())" office:value-type="float" office:value="0.9" calcext:value-type="float">
            <text:p>0.90</text:p>
          </table:table-cell>
          <table:table-cell table:style-name="ce94" table:formula="of:=VLOOKUP([.L94];TransitionMatrix_Splice;IF([.M94]=&quot;Exon&quot;;2;IF([.M94]=&quot;Splice&quot;;3;IF([.M94]=&quot;Intron&quot;;4;5)));FALSE())" office:value-type="float" office:value="0.9" calcext:value-type="float">
            <text:p>0.90</text:p>
          </table:table-cell>
          <table:table-cell table:style-name="ce94" table:formula="of:=VLOOKUP([.M94];TransitionMatrix_Splice;IF([.N94]=&quot;Exon&quot;;2;IF([.N94]=&quot;Splice&quot;;3;IF([.N94]=&quot;Intron&quot;;4;5)));FALSE())" office:value-type="float" office:value="0.9" calcext:value-type="float">
            <text:p>0.90</text:p>
          </table:table-cell>
          <table:table-cell table:style-name="ce94" table:formula="of:=VLOOKUP([.N94];TransitionMatrix_Splice;IF([.O94]=&quot;Exon&quot;;2;IF([.O94]=&quot;Splice&quot;;3;IF([.O94]=&quot;Intron&quot;;4;5)));FALSE())" office:value-type="float" office:value="0.9" calcext:value-type="float">
            <text:p>0.90</text:p>
          </table:table-cell>
          <table:table-cell table:style-name="ce94" table:formula="of:=VLOOKUP([.O94];TransitionMatrix_Splice;IF([.P94]=&quot;Exon&quot;;2;IF([.P94]=&quot;Splice&quot;;3;IF([.P94]=&quot;Intron&quot;;4;5)));FALSE())" office:value-type="float" office:value="0.9" calcext:value-type="float">
            <text:p>0.90</text:p>
          </table:table-cell>
          <table:table-cell table:style-name="ce94" table:formula="of:=VLOOKUP([.P94];TransitionMatrix_Splice;IF([.Q94]=&quot;Exon&quot;;2;IF([.Q94]=&quot;Splice&quot;;3;IF([.Q94]=&quot;Intron&quot;;4;5)));FALSE())" office:value-type="float" office:value="0.9" calcext:value-type="float">
            <text:p>0.90</text:p>
          </table:table-cell>
          <table:table-cell table:style-name="ce94" table:formula="of:=VLOOKUP([.Q94];TransitionMatrix_Splice;IF([.R94]=&quot;Exon&quot;;2;IF([.R94]=&quot;Splice&quot;;3;IF([.R94]=&quot;Intron&quot;;4;5)));FALSE())" office:value-type="float" office:value="0.9" calcext:value-type="float">
            <text:p>0.90</text:p>
          </table:table-cell>
          <table:table-cell table:style-name="ce94" table:formula="of:=VLOOKUP([.R94];TransitionMatrix_Splice;IF([.S94]=&quot;Exon&quot;;2;IF([.S94]=&quot;Splice&quot;;3;IF([.S94]=&quot;Intron&quot;;4;5)));FALSE())" office:value-type="float" office:value="0.9" calcext:value-type="float">
            <text:p>0.90</text:p>
          </table:table-cell>
          <table:table-cell table:style-name="ce94" table:formula="of:=VLOOKUP([.S94];TransitionMatrix_Splice;IF([.T94]=&quot;Exon&quot;;2;IF([.T94]=&quot;Splice&quot;;3;IF([.T94]=&quot;Intron&quot;;4;5)));FALSE())" office:value-type="float" office:value="0.9" calcext:value-type="float">
            <text:p>0.90</text:p>
          </table:table-cell>
          <table:table-cell table:style-name="ce94" table:formula="of:=VLOOKUP([.T94];TransitionMatrix_Splice;IF([.U94]=&quot;Exon&quot;;2;IF([.U94]=&quot;Splice&quot;;3;IF([.U94]=&quot;Intron&quot;;4;5)));FALSE())" office:value-type="float" office:value="0.9" calcext:value-type="float">
            <text:p>0.90</text:p>
          </table:table-cell>
          <table:table-cell table:style-name="ce94" table:formula="of:=VLOOKUP([.U94];TransitionMatrix_Splice;IF([.V94]=&quot;Exon&quot;;2;IF([.V94]=&quot;Splice&quot;;3;IF([.V94]=&quot;Intron&quot;;4;5)));FALSE())" office:value-type="float" office:value="0.9" calcext:value-type="float">
            <text:p>0.90</text:p>
          </table:table-cell>
          <table:table-cell table:style-name="ce94" table:formula="of:=VLOOKUP([.V94];TransitionMatrix_Splice;IF([.W94]=&quot;Exon&quot;;2;IF([.W94]=&quot;Splice&quot;;3;IF([.W94]=&quot;Intron&quot;;4;5)));FALSE())" office:value-type="float" office:value="0.9" calcext:value-type="float">
            <text:p>0.90</text:p>
          </table:table-cell>
          <table:table-cell table:style-name="ce94" table:formula="of:=VLOOKUP([.W94];TransitionMatrix_Splice;IF([.X94]=&quot;Exon&quot;;2;IF([.X94]=&quot;Splice&quot;;3;IF([.X94]=&quot;Intron&quot;;4;5)));FALSE())" office:value-type="float" office:value="0.9" calcext:value-type="float">
            <text:p>0.90</text:p>
          </table:table-cell>
          <table:table-cell table:style-name="ce94" table:formula="of:=VLOOKUP([.X94];TransitionMatrix_Splice;IF([.Y94]=&quot;Exon&quot;;2;IF([.Y94]=&quot;Splice&quot;;3;IF([.Y94]=&quot;Intron&quot;;4;5)));FALSE())" office:value-type="float" office:value="0.9" calcext:value-type="float">
            <text:p>0.90</text:p>
          </table:table-cell>
          <table:table-cell table:style-name="ce94" table:formula="of:=VLOOKUP([.Y94];TransitionMatrix_Splice;IF([.Z94]=&quot;Exon&quot;;2;IF([.Z94]=&quot;Splice&quot;;3;IF([.Z94]=&quot;Intron&quot;;4;5)));FALSE())" office:value-type="float" office:value="0.1" calcext:value-type="float">
            <text:p>0.10</text:p>
          </table:table-cell>
          <table:table-cell table:style-name="ce94" table:formula="of:=VLOOKUP([.Z94];TransitionMatrix_Splice;IF([.AA94]=&quot;Exon&quot;;2;IF([.AA94]=&quot;Splice&quot;;3;IF([.AA94]=&quot;Intron&quot;;4;5)));FALSE())" office:value-type="float" office:value="1" calcext:value-type="float">
            <text:p>1.00</text:p>
          </table:table-cell>
          <table:table-cell table:style-name="ce94" table:formula="of:=VLOOKUP([.AA94];TransitionMatrix_Splice;IF([.AB94]=&quot;Exon&quot;;2;IF([.AB94]=&quot;Splice&quot;;3;IF([.AB94]=&quot;Intron&quot;;4;5)));FALSE())" office:value-type="float" office:value="0.9" calcext:value-type="float">
            <text:p>0.90</text:p>
          </table:table-cell>
          <table:table-cell table:style-name="ce94" table:formula="of:=VLOOKUP([.AB94];TransitionMatrix_Splice;IF([.AC94]=&quot;Exon&quot;;2;IF([.AC94]=&quot;Splice&quot;;3;IF([.AC94]=&quot;Intron&quot;;4;5)));FALSE())" office:value-type="float" office:value="0.9" calcext:value-type="float">
            <text:p>0.90</text:p>
          </table:table-cell>
          <table:table-cell table:style-name="ce94" table:formula="of:=VLOOKUP([.AC94];TransitionMatrix_Splice;IF([.AD94]=&quot;Exon&quot;;2;IF([.AD94]=&quot;Splice&quot;;3;IF([.AD94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95:.AD95])*PRODUCT([.D96:.AC96])" office:value-type="float" office:value="7.65775549886701E-019" calcext:value-type="float">
            <text:p>7.66E-19</text:p>
          </table:table-cell>
          <table:table-cell table:style-name="ce51" table:formula="of:=IF([.AF95]&gt;0;LN([.AF95]);&quot;undefined&quot;)" office:value-type="float" office:value="-41.7133978418856" calcext:value-type="float">
            <text:p>-41.71</text:p>
          </table:table-cell>
          <table:table-cell table:style-name="ce54" table:formula="of:=[.AF95]/SUM([.AF$3:.AF$108])" office:value-type="percentage" office:value="0.281965182084494" calcext:value-type="percentage">
            <text:p>28.2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94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94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94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94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94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94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94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94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94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94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94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94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94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94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94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94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94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94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94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94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94];EmissionMatrix_Splice;IF([$'Full Model'.V$44]=&quot;A&quot;;2;IF([$'Full Model'.V$44]=&quot;C&quot;;3;IF([$'Full Model'.V$44]=&quot;G&quot;;4;5)));FALSE())" office:value-type="float" office:value="0.25" calcext:value-type="float">
            <text:p>0.25</text:p>
          </table:table-cell>
          <table:table-cell table:style-name="ce95" table:formula="of:=VLOOKUP([.Y94];EmissionMatrix_Splice;IF([$'Full Model'.W$44]=&quot;A&quot;;2;IF([$'Full Model'.W$44]=&quot;C&quot;;3;IF([$'Full Model'.W$44]=&quot;G&quot;;4;5)));FALSE())" office:value-type="float" office:value="0.25" calcext:value-type="float">
            <text:p>0.25</text:p>
          </table:table-cell>
          <table:table-cell table:style-name="ce95" table:formula="of:=VLOOKUP([.Z94];EmissionMatrix_Splice;IF([$'Full Model'.X$44]=&quot;A&quot;;2;IF([$'Full Model'.X$44]=&quot;C&quot;;3;IF([$'Full Model'.X$44]=&quot;G&quot;;4;5)));FALSE())" office:value-type="float" office:value="0.95" calcext:value-type="float">
            <text:p>0.95</text:p>
          </table:table-cell>
          <table:table-cell table:style-name="ce95" table:formula="of:=VLOOKUP([.AA94];EmissionMatrix_Splice;IF([$'Full Model'.Y$44]=&quot;A&quot;;2;IF([$'Full Model'.Y$44]=&quot;C&quot;;3;IF([$'Full Model'.Y$44]=&quot;G&quot;;4;5)));FALSE())" office:value-type="float" office:value="0.4" calcext:value-type="float">
            <text:p>0.40</text:p>
          </table:table-cell>
          <table:table-cell table:style-name="ce95" table:formula="of:=VLOOKUP([.AB94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5" table:formula="of:=VLOOKUP([.AC94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99]=0;&quot;&quot;;1+MAX([.B$2:.B97]))">
            <text:p/>
          </table:table-cell>
          <table:table-cell table:style-name="ce90" table:formula="of:=IF([.B98]=&quot;&quot;;&quot;&quot;;ROW()-1)">
            <text:p/>
          </table:table-cell>
          <table:table-cell table:style-name="ce94" office:value-type="string" calcext:value-type="string">
            <text:p>Exon</text:p>
          </table:table-cell>
          <table:table-cell table:number-columns-repeated="11" table:style-name="ce97" office:value-type="string" calcext:value-type="string">
            <text:p>Exon</text:p>
          </table:table-cell>
          <table:table-cell table:style-name="ce101" office:value-type="string" calcext:value-type="string">
            <text:p>Exon</text:p>
          </table:table-cell>
          <table:table-cell table:style-name="ce105" office:value-type="string" calcext:value-type="string">
            <text:p>Exon</text:p>
          </table:table-cell>
          <table:table-cell table:style-name="ce108" office:value-type="string" calcext:value-type="string">
            <text:p>Exon</text:p>
          </table:table-cell>
          <table:table-cell table:number-columns-repeated="8" table:style-name="ce110" office:value-type="string" calcext:value-type="string">
            <text:p>Exon</text:p>
          </table:table-cell>
          <table:table-cell table:style-name="ce110" office:value-type="string" calcext:value-type="string">
            <text:p>Splice</text:p>
          </table:table-cell>
          <table:table-cell table:number-columns-repeated="2" table:style-name="ce97" office:value-type="string" calcext:value-type="string">
            <text:p>Intron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98]=&quot;Exon&quot;;InitialProbabilityExon;IF([.D98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98];TransitionMatrix_Splice;IF([.E98]=&quot;Exon&quot;;2;IF([.E98]=&quot;Splice&quot;;3;IF([.E98]=&quot;Intron&quot;;4;5)));FALSE())" office:value-type="float" office:value="0.9" calcext:value-type="float">
            <text:p>0.90</text:p>
          </table:table-cell>
          <table:table-cell table:style-name="ce94" table:formula="of:=VLOOKUP([.E98];TransitionMatrix_Splice;IF([.F98]=&quot;Exon&quot;;2;IF([.F98]=&quot;Splice&quot;;3;IF([.F98]=&quot;Intron&quot;;4;5)));FALSE())" office:value-type="float" office:value="0.9" calcext:value-type="float">
            <text:p>0.90</text:p>
          </table:table-cell>
          <table:table-cell table:style-name="ce94" table:formula="of:=VLOOKUP([.F98];TransitionMatrix_Splice;IF([.G98]=&quot;Exon&quot;;2;IF([.G98]=&quot;Splice&quot;;3;IF([.G98]=&quot;Intron&quot;;4;5)));FALSE())" office:value-type="float" office:value="0.9" calcext:value-type="float">
            <text:p>0.90</text:p>
          </table:table-cell>
          <table:table-cell table:style-name="ce94" table:formula="of:=VLOOKUP([.G98];TransitionMatrix_Splice;IF([.H98]=&quot;Exon&quot;;2;IF([.H98]=&quot;Splice&quot;;3;IF([.H98]=&quot;Intron&quot;;4;5)));FALSE())" office:value-type="float" office:value="0.9" calcext:value-type="float">
            <text:p>0.90</text:p>
          </table:table-cell>
          <table:table-cell table:style-name="ce94" table:formula="of:=VLOOKUP([.H98];TransitionMatrix_Splice;IF([.I98]=&quot;Exon&quot;;2;IF([.I98]=&quot;Splice&quot;;3;IF([.I98]=&quot;Intron&quot;;4;5)));FALSE())" office:value-type="float" office:value="0.9" calcext:value-type="float">
            <text:p>0.90</text:p>
          </table:table-cell>
          <table:table-cell table:style-name="ce94" table:formula="of:=VLOOKUP([.I98];TransitionMatrix_Splice;IF([.J98]=&quot;Exon&quot;;2;IF([.J98]=&quot;Splice&quot;;3;IF([.J98]=&quot;Intron&quot;;4;5)));FALSE())" office:value-type="float" office:value="0.9" calcext:value-type="float">
            <text:p>0.90</text:p>
          </table:table-cell>
          <table:table-cell table:style-name="ce94" table:formula="of:=VLOOKUP([.J98];TransitionMatrix_Splice;IF([.K98]=&quot;Exon&quot;;2;IF([.K98]=&quot;Splice&quot;;3;IF([.K98]=&quot;Intron&quot;;4;5)));FALSE())" office:value-type="float" office:value="0.9" calcext:value-type="float">
            <text:p>0.90</text:p>
          </table:table-cell>
          <table:table-cell table:style-name="ce94" table:formula="of:=VLOOKUP([.K98];TransitionMatrix_Splice;IF([.L98]=&quot;Exon&quot;;2;IF([.L98]=&quot;Splice&quot;;3;IF([.L98]=&quot;Intron&quot;;4;5)));FALSE())" office:value-type="float" office:value="0.9" calcext:value-type="float">
            <text:p>0.90</text:p>
          </table:table-cell>
          <table:table-cell table:style-name="ce94" table:formula="of:=VLOOKUP([.L98];TransitionMatrix_Splice;IF([.M98]=&quot;Exon&quot;;2;IF([.M98]=&quot;Splice&quot;;3;IF([.M98]=&quot;Intron&quot;;4;5)));FALSE())" office:value-type="float" office:value="0.9" calcext:value-type="float">
            <text:p>0.90</text:p>
          </table:table-cell>
          <table:table-cell table:style-name="ce94" table:formula="of:=VLOOKUP([.M98];TransitionMatrix_Splice;IF([.N98]=&quot;Exon&quot;;2;IF([.N98]=&quot;Splice&quot;;3;IF([.N98]=&quot;Intron&quot;;4;5)));FALSE())" office:value-type="float" office:value="0.9" calcext:value-type="float">
            <text:p>0.90</text:p>
          </table:table-cell>
          <table:table-cell table:style-name="ce94" table:formula="of:=VLOOKUP([.N98];TransitionMatrix_Splice;IF([.O98]=&quot;Exon&quot;;2;IF([.O98]=&quot;Splice&quot;;3;IF([.O98]=&quot;Intron&quot;;4;5)));FALSE())" office:value-type="float" office:value="0.9" calcext:value-type="float">
            <text:p>0.90</text:p>
          </table:table-cell>
          <table:table-cell table:style-name="ce94" table:formula="of:=VLOOKUP([.O98];TransitionMatrix_Splice;IF([.P98]=&quot;Exon&quot;;2;IF([.P98]=&quot;Splice&quot;;3;IF([.P98]=&quot;Intron&quot;;4;5)));FALSE())" office:value-type="float" office:value="0.9" calcext:value-type="float">
            <text:p>0.90</text:p>
          </table:table-cell>
          <table:table-cell table:style-name="ce94" table:formula="of:=VLOOKUP([.P98];TransitionMatrix_Splice;IF([.Q98]=&quot;Exon&quot;;2;IF([.Q98]=&quot;Splice&quot;;3;IF([.Q98]=&quot;Intron&quot;;4;5)));FALSE())" office:value-type="float" office:value="0.9" calcext:value-type="float">
            <text:p>0.90</text:p>
          </table:table-cell>
          <table:table-cell table:style-name="ce94" table:formula="of:=VLOOKUP([.Q98];TransitionMatrix_Splice;IF([.R98]=&quot;Exon&quot;;2;IF([.R98]=&quot;Splice&quot;;3;IF([.R98]=&quot;Intron&quot;;4;5)));FALSE())" office:value-type="float" office:value="0.9" calcext:value-type="float">
            <text:p>0.90</text:p>
          </table:table-cell>
          <table:table-cell table:style-name="ce94" table:formula="of:=VLOOKUP([.R98];TransitionMatrix_Splice;IF([.S98]=&quot;Exon&quot;;2;IF([.S98]=&quot;Splice&quot;;3;IF([.S98]=&quot;Intron&quot;;4;5)));FALSE())" office:value-type="float" office:value="0.9" calcext:value-type="float">
            <text:p>0.90</text:p>
          </table:table-cell>
          <table:table-cell table:style-name="ce94" table:formula="of:=VLOOKUP([.S98];TransitionMatrix_Splice;IF([.T98]=&quot;Exon&quot;;2;IF([.T98]=&quot;Splice&quot;;3;IF([.T98]=&quot;Intron&quot;;4;5)));FALSE())" office:value-type="float" office:value="0.9" calcext:value-type="float">
            <text:p>0.90</text:p>
          </table:table-cell>
          <table:table-cell table:style-name="ce94" table:formula="of:=VLOOKUP([.T98];TransitionMatrix_Splice;IF([.U98]=&quot;Exon&quot;;2;IF([.U98]=&quot;Splice&quot;;3;IF([.U98]=&quot;Intron&quot;;4;5)));FALSE())" office:value-type="float" office:value="0.9" calcext:value-type="float">
            <text:p>0.90</text:p>
          </table:table-cell>
          <table:table-cell table:style-name="ce94" table:formula="of:=VLOOKUP([.U98];TransitionMatrix_Splice;IF([.V98]=&quot;Exon&quot;;2;IF([.V98]=&quot;Splice&quot;;3;IF([.V98]=&quot;Intron&quot;;4;5)));FALSE())" office:value-type="float" office:value="0.9" calcext:value-type="float">
            <text:p>0.90</text:p>
          </table:table-cell>
          <table:table-cell table:style-name="ce94" table:formula="of:=VLOOKUP([.V98];TransitionMatrix_Splice;IF([.W98]=&quot;Exon&quot;;2;IF([.W98]=&quot;Splice&quot;;3;IF([.W98]=&quot;Intron&quot;;4;5)));FALSE())" office:value-type="float" office:value="0.9" calcext:value-type="float">
            <text:p>0.90</text:p>
          </table:table-cell>
          <table:table-cell table:style-name="ce94" table:formula="of:=VLOOKUP([.W98];TransitionMatrix_Splice;IF([.X98]=&quot;Exon&quot;;2;IF([.X98]=&quot;Splice&quot;;3;IF([.X98]=&quot;Intron&quot;;4;5)));FALSE())" office:value-type="float" office:value="0.9" calcext:value-type="float">
            <text:p>0.90</text:p>
          </table:table-cell>
          <table:table-cell table:style-name="ce94" table:formula="of:=VLOOKUP([.X98];TransitionMatrix_Splice;IF([.Y98]=&quot;Exon&quot;;2;IF([.Y98]=&quot;Splice&quot;;3;IF([.Y98]=&quot;Intron&quot;;4;5)));FALSE())" office:value-type="float" office:value="0.9" calcext:value-type="float">
            <text:p>0.90</text:p>
          </table:table-cell>
          <table:table-cell table:style-name="ce94" table:formula="of:=VLOOKUP([.Y98];TransitionMatrix_Splice;IF([.Z98]=&quot;Exon&quot;;2;IF([.Z98]=&quot;Splice&quot;;3;IF([.Z98]=&quot;Intron&quot;;4;5)));FALSE())" office:value-type="float" office:value="0.9" calcext:value-type="float">
            <text:p>0.90</text:p>
          </table:table-cell>
          <table:table-cell table:style-name="ce94" table:formula="of:=VLOOKUP([.Z98];TransitionMatrix_Splice;IF([.AA98]=&quot;Exon&quot;;2;IF([.AA98]=&quot;Splice&quot;;3;IF([.AA98]=&quot;Intron&quot;;4;5)));FALSE())" office:value-type="float" office:value="0.1" calcext:value-type="float">
            <text:p>0.10</text:p>
          </table:table-cell>
          <table:table-cell table:style-name="ce94" table:formula="of:=VLOOKUP([.AA98];TransitionMatrix_Splice;IF([.AB98]=&quot;Exon&quot;;2;IF([.AB98]=&quot;Splice&quot;;3;IF([.AB98]=&quot;Intron&quot;;4;5)));FALSE())" office:value-type="float" office:value="1" calcext:value-type="float">
            <text:p>1.00</text:p>
          </table:table-cell>
          <table:table-cell table:style-name="ce94" table:formula="of:=VLOOKUP([.AB98];TransitionMatrix_Splice;IF([.AC98]=&quot;Exon&quot;;2;IF([.AC98]=&quot;Splice&quot;;3;IF([.AC98]=&quot;Intron&quot;;4;5)));FALSE())" office:value-type="float" office:value="0.9" calcext:value-type="float">
            <text:p>0.90</text:p>
          </table:table-cell>
          <table:table-cell table:style-name="ce94" table:formula="of:=VLOOKUP([.AC98];TransitionMatrix_Splice;IF([.AD98]=&quot;Exon&quot;;2;IF([.AD98]=&quot;Splice&quot;;3;IF([.AD98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99:.AD99])*PRODUCT([.D100:.AC100])" office:value-type="float" office:value="0" calcext:value-type="float">
            <text:p>0.00E+00</text:p>
          </table:table-cell>
          <table:table-cell table:style-name="ce51" table:formula="of:=IF([.AF99]&gt;0;LN([.AF99]);&quot;undefined&quot;)" office:value-type="string" office:string-value="undefined" calcext:value-type="string">
            <text:p>undefined</text:p>
          </table:table-cell>
          <table:table-cell table:style-name="ce54" table:formula="of:=[.AF99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98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98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98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98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98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98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98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98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98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98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98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98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98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98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98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98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98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98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98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98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98];EmissionMatrix_Splice;IF([$'Full Model'.V$44]=&quot;A&quot;;2;IF([$'Full Model'.V$44]=&quot;C&quot;;3;IF([$'Full Model'.V$44]=&quot;G&quot;;4;5)));FALSE())" office:value-type="float" office:value="0.25" calcext:value-type="float">
            <text:p>0.25</text:p>
          </table:table-cell>
          <table:table-cell table:style-name="ce95" table:formula="of:=VLOOKUP([.Y98];EmissionMatrix_Splice;IF([$'Full Model'.W$44]=&quot;A&quot;;2;IF([$'Full Model'.W$44]=&quot;C&quot;;3;IF([$'Full Model'.W$44]=&quot;G&quot;;4;5)));FALSE())" office:value-type="float" office:value="0.25" calcext:value-type="float">
            <text:p>0.25</text:p>
          </table:table-cell>
          <table:table-cell table:style-name="ce95" table:formula="of:=VLOOKUP([.Z98];EmissionMatrix_Splice;IF([$'Full Model'.X$44]=&quot;A&quot;;2;IF([$'Full Model'.X$44]=&quot;C&quot;;3;IF([$'Full Model'.X$44]=&quot;G&quot;;4;5)));FALSE())" office:value-type="float" office:value="0.25" calcext:value-type="float">
            <text:p>0.25</text:p>
          </table:table-cell>
          <table:table-cell table:style-name="ce95" table:formula="of:=VLOOKUP([.AA98];EmissionMatrix_Splice;IF([$'Full Model'.Y$44]=&quot;A&quot;;2;IF([$'Full Model'.Y$44]=&quot;C&quot;;3;IF([$'Full Model'.Y$44]=&quot;G&quot;;4;5)));FALSE())" office:value-type="float" office:value="0" calcext:value-type="float">
            <text:p>0.00</text:p>
          </table:table-cell>
          <table:table-cell table:style-name="ce95" table:formula="of:=VLOOKUP([.AB98];EmissionMatrix_Splice;IF([$'Full Model'.Z$44]=&quot;A&quot;;2;IF([$'Full Model'.Z$44]=&quot;C&quot;;3;IF([$'Full Model'.Z$44]=&quot;G&quot;;4;5)));FALSE())" office:value-type="float" office:value="0.1" calcext:value-type="float">
            <text:p>0.10</text:p>
          </table:table-cell>
          <table:table-cell table:style-name="ce95" table:formula="of:=VLOOKUP([.AC98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103]=0;&quot;&quot;;1+MAX([.B$2:.B101]))">
            <text:p/>
          </table:table-cell>
          <table:table-cell table:style-name="ce90" table:formula="of:=IF([.B102]=&quot;&quot;;&quot;&quot;;ROW()-1)">
            <text:p/>
          </table:table-cell>
          <table:table-cell table:style-name="ce94" office:value-type="string" calcext:value-type="string">
            <text:p>Exon</text:p>
          </table:table-cell>
          <table:table-cell table:number-columns-repeated="11" table:style-name="ce97" office:value-type="string" calcext:value-type="string">
            <text:p>Exon</text:p>
          </table:table-cell>
          <table:table-cell table:style-name="ce102" office:value-type="string" calcext:value-type="string">
            <text:p>Exon</text:p>
          </table:table-cell>
          <table:table-cell table:style-name="ce106" office:value-type="string" calcext:value-type="string">
            <text:p>Exon</text:p>
          </table:table-cell>
          <table:table-cell table:style-name="ce109" office:value-type="string" calcext:value-type="string">
            <text:p>Exon</text:p>
          </table:table-cell>
          <table:table-cell table:style-name="ce111" office:value-type="string" calcext:value-type="string">
            <text:p>Exon</text:p>
          </table:table-cell>
          <table:table-cell table:number-columns-repeated="8" table:style-name="ce112" office:value-type="string" calcext:value-type="string">
            <text:p>Exon</text:p>
          </table:table-cell>
          <table:table-cell table:style-name="ce112" office:value-type="string" calcext:value-type="string">
            <text:p>Splice</text:p>
          </table:table-cell>
          <table:table-cell table:style-name="ce97" office:value-type="string" calcext:value-type="string">
            <text:p>Intron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102]=&quot;Exon&quot;;InitialProbabilityExon;IF([.D102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102];TransitionMatrix_Splice;IF([.E102]=&quot;Exon&quot;;2;IF([.E102]=&quot;Splice&quot;;3;IF([.E102]=&quot;Intron&quot;;4;5)));FALSE())" office:value-type="float" office:value="0.9" calcext:value-type="float">
            <text:p>0.90</text:p>
          </table:table-cell>
          <table:table-cell table:style-name="ce94" table:formula="of:=VLOOKUP([.E102];TransitionMatrix_Splice;IF([.F102]=&quot;Exon&quot;;2;IF([.F102]=&quot;Splice&quot;;3;IF([.F102]=&quot;Intron&quot;;4;5)));FALSE())" office:value-type="float" office:value="0.9" calcext:value-type="float">
            <text:p>0.90</text:p>
          </table:table-cell>
          <table:table-cell table:style-name="ce94" table:formula="of:=VLOOKUP([.F102];TransitionMatrix_Splice;IF([.G102]=&quot;Exon&quot;;2;IF([.G102]=&quot;Splice&quot;;3;IF([.G102]=&quot;Intron&quot;;4;5)));FALSE())" office:value-type="float" office:value="0.9" calcext:value-type="float">
            <text:p>0.90</text:p>
          </table:table-cell>
          <table:table-cell table:style-name="ce94" table:formula="of:=VLOOKUP([.G102];TransitionMatrix_Splice;IF([.H102]=&quot;Exon&quot;;2;IF([.H102]=&quot;Splice&quot;;3;IF([.H102]=&quot;Intron&quot;;4;5)));FALSE())" office:value-type="float" office:value="0.9" calcext:value-type="float">
            <text:p>0.90</text:p>
          </table:table-cell>
          <table:table-cell table:style-name="ce94" table:formula="of:=VLOOKUP([.H102];TransitionMatrix_Splice;IF([.I102]=&quot;Exon&quot;;2;IF([.I102]=&quot;Splice&quot;;3;IF([.I102]=&quot;Intron&quot;;4;5)));FALSE())" office:value-type="float" office:value="0.9" calcext:value-type="float">
            <text:p>0.90</text:p>
          </table:table-cell>
          <table:table-cell table:style-name="ce94" table:formula="of:=VLOOKUP([.I102];TransitionMatrix_Splice;IF([.J102]=&quot;Exon&quot;;2;IF([.J102]=&quot;Splice&quot;;3;IF([.J102]=&quot;Intron&quot;;4;5)));FALSE())" office:value-type="float" office:value="0.9" calcext:value-type="float">
            <text:p>0.90</text:p>
          </table:table-cell>
          <table:table-cell table:style-name="ce94" table:formula="of:=VLOOKUP([.J102];TransitionMatrix_Splice;IF([.K102]=&quot;Exon&quot;;2;IF([.K102]=&quot;Splice&quot;;3;IF([.K102]=&quot;Intron&quot;;4;5)));FALSE())" office:value-type="float" office:value="0.9" calcext:value-type="float">
            <text:p>0.90</text:p>
          </table:table-cell>
          <table:table-cell table:style-name="ce94" table:formula="of:=VLOOKUP([.K102];TransitionMatrix_Splice;IF([.L102]=&quot;Exon&quot;;2;IF([.L102]=&quot;Splice&quot;;3;IF([.L102]=&quot;Intron&quot;;4;5)));FALSE())" office:value-type="float" office:value="0.9" calcext:value-type="float">
            <text:p>0.90</text:p>
          </table:table-cell>
          <table:table-cell table:style-name="ce94" table:formula="of:=VLOOKUP([.L102];TransitionMatrix_Splice;IF([.M102]=&quot;Exon&quot;;2;IF([.M102]=&quot;Splice&quot;;3;IF([.M102]=&quot;Intron&quot;;4;5)));FALSE())" office:value-type="float" office:value="0.9" calcext:value-type="float">
            <text:p>0.90</text:p>
          </table:table-cell>
          <table:table-cell table:style-name="ce94" table:formula="of:=VLOOKUP([.M102];TransitionMatrix_Splice;IF([.N102]=&quot;Exon&quot;;2;IF([.N102]=&quot;Splice&quot;;3;IF([.N102]=&quot;Intron&quot;;4;5)));FALSE())" office:value-type="float" office:value="0.9" calcext:value-type="float">
            <text:p>0.90</text:p>
          </table:table-cell>
          <table:table-cell table:style-name="ce94" table:formula="of:=VLOOKUP([.N102];TransitionMatrix_Splice;IF([.O102]=&quot;Exon&quot;;2;IF([.O102]=&quot;Splice&quot;;3;IF([.O102]=&quot;Intron&quot;;4;5)));FALSE())" office:value-type="float" office:value="0.9" calcext:value-type="float">
            <text:p>0.90</text:p>
          </table:table-cell>
          <table:table-cell table:style-name="ce94" table:formula="of:=VLOOKUP([.O102];TransitionMatrix_Splice;IF([.P102]=&quot;Exon&quot;;2;IF([.P102]=&quot;Splice&quot;;3;IF([.P102]=&quot;Intron&quot;;4;5)));FALSE())" office:value-type="float" office:value="0.9" calcext:value-type="float">
            <text:p>0.90</text:p>
          </table:table-cell>
          <table:table-cell table:style-name="ce94" table:formula="of:=VLOOKUP([.P102];TransitionMatrix_Splice;IF([.Q102]=&quot;Exon&quot;;2;IF([.Q102]=&quot;Splice&quot;;3;IF([.Q102]=&quot;Intron&quot;;4;5)));FALSE())" office:value-type="float" office:value="0.9" calcext:value-type="float">
            <text:p>0.90</text:p>
          </table:table-cell>
          <table:table-cell table:style-name="ce94" table:formula="of:=VLOOKUP([.Q102];TransitionMatrix_Splice;IF([.R102]=&quot;Exon&quot;;2;IF([.R102]=&quot;Splice&quot;;3;IF([.R102]=&quot;Intron&quot;;4;5)));FALSE())" office:value-type="float" office:value="0.9" calcext:value-type="float">
            <text:p>0.90</text:p>
          </table:table-cell>
          <table:table-cell table:style-name="ce94" table:formula="of:=VLOOKUP([.R102];TransitionMatrix_Splice;IF([.S102]=&quot;Exon&quot;;2;IF([.S102]=&quot;Splice&quot;;3;IF([.S102]=&quot;Intron&quot;;4;5)));FALSE())" office:value-type="float" office:value="0.9" calcext:value-type="float">
            <text:p>0.90</text:p>
          </table:table-cell>
          <table:table-cell table:style-name="ce94" table:formula="of:=VLOOKUP([.S102];TransitionMatrix_Splice;IF([.T102]=&quot;Exon&quot;;2;IF([.T102]=&quot;Splice&quot;;3;IF([.T102]=&quot;Intron&quot;;4;5)));FALSE())" office:value-type="float" office:value="0.9" calcext:value-type="float">
            <text:p>0.90</text:p>
          </table:table-cell>
          <table:table-cell table:style-name="ce94" table:formula="of:=VLOOKUP([.T102];TransitionMatrix_Splice;IF([.U102]=&quot;Exon&quot;;2;IF([.U102]=&quot;Splice&quot;;3;IF([.U102]=&quot;Intron&quot;;4;5)));FALSE())" office:value-type="float" office:value="0.9" calcext:value-type="float">
            <text:p>0.90</text:p>
          </table:table-cell>
          <table:table-cell table:style-name="ce94" table:formula="of:=VLOOKUP([.U102];TransitionMatrix_Splice;IF([.V102]=&quot;Exon&quot;;2;IF([.V102]=&quot;Splice&quot;;3;IF([.V102]=&quot;Intron&quot;;4;5)));FALSE())" office:value-type="float" office:value="0.9" calcext:value-type="float">
            <text:p>0.90</text:p>
          </table:table-cell>
          <table:table-cell table:style-name="ce94" table:formula="of:=VLOOKUP([.V102];TransitionMatrix_Splice;IF([.W102]=&quot;Exon&quot;;2;IF([.W102]=&quot;Splice&quot;;3;IF([.W102]=&quot;Intron&quot;;4;5)));FALSE())" office:value-type="float" office:value="0.9" calcext:value-type="float">
            <text:p>0.90</text:p>
          </table:table-cell>
          <table:table-cell table:style-name="ce94" table:formula="of:=VLOOKUP([.W102];TransitionMatrix_Splice;IF([.X102]=&quot;Exon&quot;;2;IF([.X102]=&quot;Splice&quot;;3;IF([.X102]=&quot;Intron&quot;;4;5)));FALSE())" office:value-type="float" office:value="0.9" calcext:value-type="float">
            <text:p>0.90</text:p>
          </table:table-cell>
          <table:table-cell table:style-name="ce94" table:formula="of:=VLOOKUP([.X102];TransitionMatrix_Splice;IF([.Y102]=&quot;Exon&quot;;2;IF([.Y102]=&quot;Splice&quot;;3;IF([.Y102]=&quot;Intron&quot;;4;5)));FALSE())" office:value-type="float" office:value="0.9" calcext:value-type="float">
            <text:p>0.90</text:p>
          </table:table-cell>
          <table:table-cell table:style-name="ce94" table:formula="of:=VLOOKUP([.Y102];TransitionMatrix_Splice;IF([.Z102]=&quot;Exon&quot;;2;IF([.Z102]=&quot;Splice&quot;;3;IF([.Z102]=&quot;Intron&quot;;4;5)));FALSE())" office:value-type="float" office:value="0.9" calcext:value-type="float">
            <text:p>0.90</text:p>
          </table:table-cell>
          <table:table-cell table:style-name="ce94" table:formula="of:=VLOOKUP([.Z102];TransitionMatrix_Splice;IF([.AA102]=&quot;Exon&quot;;2;IF([.AA102]=&quot;Splice&quot;;3;IF([.AA102]=&quot;Intron&quot;;4;5)));FALSE())" office:value-type="float" office:value="0.9" calcext:value-type="float">
            <text:p>0.90</text:p>
          </table:table-cell>
          <table:table-cell table:style-name="ce94" table:formula="of:=VLOOKUP([.AA102];TransitionMatrix_Splice;IF([.AB102]=&quot;Exon&quot;;2;IF([.AB102]=&quot;Splice&quot;;3;IF([.AB102]=&quot;Intron&quot;;4;5)));FALSE())" office:value-type="float" office:value="0.1" calcext:value-type="float">
            <text:p>0.10</text:p>
          </table:table-cell>
          <table:table-cell table:style-name="ce94" table:formula="of:=VLOOKUP([.AB102];TransitionMatrix_Splice;IF([.AC102]=&quot;Exon&quot;;2;IF([.AC102]=&quot;Splice&quot;;3;IF([.AC102]=&quot;Intron&quot;;4;5)));FALSE())" office:value-type="float" office:value="1" calcext:value-type="float">
            <text:p>1.00</text:p>
          </table:table-cell>
          <table:table-cell table:style-name="ce94" table:formula="of:=VLOOKUP([.AC102];TransitionMatrix_Splice;IF([.AD102]=&quot;Exon&quot;;2;IF([.AD102]=&quot;Splice&quot;;3;IF([.AD102]=&quot;Intron&quot;;4;5)));FALSE())" office:value-type="float" office:value="0.1" calcext:value-type="float">
            <text:p>0.10</text:p>
          </table:table-cell>
          <table:table-cell table:style-name="ce6"/>
          <table:table-cell table:style-name="ce46" table:formula="of:=PRODUCT([.D103:.AD103])*PRODUCT([.D104:.AC104])" office:value-type="float" office:value="0" calcext:value-type="float">
            <text:p>0.00E+00</text:p>
          </table:table-cell>
          <table:table-cell table:style-name="ce51" table:formula="of:=IF([.AF103]&gt;0;LN([.AF103]);&quot;undefined&quot;)" office:value-type="string" office:string-value="undefined" calcext:value-type="string">
            <text:p>undefined</text:p>
          </table:table-cell>
          <table:table-cell table:style-name="ce54" table:formula="of:=[.AF103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102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102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102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102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102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102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102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102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102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102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102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102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102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102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102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102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102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102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102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102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102];EmissionMatrix_Splice;IF([$'Full Model'.V$44]=&quot;A&quot;;2;IF([$'Full Model'.V$44]=&quot;C&quot;;3;IF([$'Full Model'.V$44]=&quot;G&quot;;4;5)));FALSE())" office:value-type="float" office:value="0.25" calcext:value-type="float">
            <text:p>0.25</text:p>
          </table:table-cell>
          <table:table-cell table:style-name="ce95" table:formula="of:=VLOOKUP([.Y102];EmissionMatrix_Splice;IF([$'Full Model'.W$44]=&quot;A&quot;;2;IF([$'Full Model'.W$44]=&quot;C&quot;;3;IF([$'Full Model'.W$44]=&quot;G&quot;;4;5)));FALSE())" office:value-type="float" office:value="0.25" calcext:value-type="float">
            <text:p>0.25</text:p>
          </table:table-cell>
          <table:table-cell table:style-name="ce95" table:formula="of:=VLOOKUP([.Z102];EmissionMatrix_Splice;IF([$'Full Model'.X$44]=&quot;A&quot;;2;IF([$'Full Model'.X$44]=&quot;C&quot;;3;IF([$'Full Model'.X$44]=&quot;G&quot;;4;5)));FALSE())" office:value-type="float" office:value="0.25" calcext:value-type="float">
            <text:p>0.25</text:p>
          </table:table-cell>
          <table:table-cell table:style-name="ce95" table:formula="of:=VLOOKUP([.AA102];EmissionMatrix_Splice;IF([$'Full Model'.Y$44]=&quot;A&quot;;2;IF([$'Full Model'.Y$44]=&quot;C&quot;;3;IF([$'Full Model'.Y$44]=&quot;G&quot;;4;5)));FALSE())" office:value-type="float" office:value="0.25" calcext:value-type="float">
            <text:p>0.25</text:p>
          </table:table-cell>
          <table:table-cell table:style-name="ce95" table:formula="of:=VLOOKUP([.AB102];EmissionMatrix_Splice;IF([$'Full Model'.Z$44]=&quot;A&quot;;2;IF([$'Full Model'.Z$44]=&quot;C&quot;;3;IF([$'Full Model'.Z$44]=&quot;G&quot;;4;5)));FALSE())" office:value-type="float" office:value="0" calcext:value-type="float">
            <text:p>0.00</text:p>
          </table:table-cell>
          <table:table-cell table:style-name="ce95" table:formula="of:=VLOOKUP([.AC102];EmissionMatrix_Splice;IF([$'Full Model'.AA$44]=&quot;A&quot;;2;IF([$'Full Model'.AA$44]=&quot;C&quot;;3;IF([$'Full Model'.AA$44]=&quot;G&quot;;4;5)));FALSE())" office:value-type="float" office:value="0.4" calcext:value-type="float">
            <text:p>0.40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style-name="ce94"/>
          <table:table-cell table:style-name="ce97" table:number-columns-repeated="26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 table:formula="of:=IF([.AF107]=0;&quot;&quot;;1+MAX([.B$2:.B105]))">
            <text:p/>
          </table:table-cell>
          <table:table-cell table:style-name="ce90" table:formula="of:=IF([.B106]=&quot;&quot;;&quot;&quot;;ROW()-1)">
            <text:p/>
          </table:table-cell>
          <table:table-cell table:style-name="ce94" office:value-type="string" calcext:value-type="string">
            <text:p>Exon</text:p>
          </table:table-cell>
          <table:table-cell table:number-columns-repeated="17" table:style-name="ce97" office:value-type="string" calcext:value-type="string">
            <text:p>Exon</text:p>
          </table:table-cell>
          <table:table-cell table:number-columns-repeated="7" table:style-name="ce113" office:value-type="string" calcext:value-type="string">
            <text:p>Exon</text:p>
          </table:table-cell>
          <table:table-cell table:style-name="ce113" office:value-type="string" calcext:value-type="string">
            <text:p>Splice</text:p>
          </table:table-cell>
          <table:table-cell table:style-name="ce97" office:value-type="string" calcext:value-type="string">
            <text:p>End</text:p>
          </table:table-cell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6">
          <table:table-cell/>
          <table:table-cell table:style-name="ce88"/>
          <table:table-cell/>
          <table:table-cell table:style-name="ce94" table:formula="of:=IF([.D106]=&quot;Exon&quot;;InitialProbabilityExon;IF([.D106]=&quot;Splice&quot;;InitialProbabilitySplice;InitialProbabilityIntron))" office:value-type="float" office:value="1" calcext:value-type="float">
            <text:p>1.00</text:p>
          </table:table-cell>
          <table:table-cell table:style-name="ce94" table:formula="of:=VLOOKUP([.D106];TransitionMatrix_Splice;IF([.E106]=&quot;Exon&quot;;2;IF([.E106]=&quot;Splice&quot;;3;IF([.E106]=&quot;Intron&quot;;4;5)));FALSE())" office:value-type="float" office:value="0.9" calcext:value-type="float">
            <text:p>0.90</text:p>
          </table:table-cell>
          <table:table-cell table:style-name="ce94" table:formula="of:=VLOOKUP([.E106];TransitionMatrix_Splice;IF([.F106]=&quot;Exon&quot;;2;IF([.F106]=&quot;Splice&quot;;3;IF([.F106]=&quot;Intron&quot;;4;5)));FALSE())" office:value-type="float" office:value="0.9" calcext:value-type="float">
            <text:p>0.90</text:p>
          </table:table-cell>
          <table:table-cell table:style-name="ce94" table:formula="of:=VLOOKUP([.F106];TransitionMatrix_Splice;IF([.G106]=&quot;Exon&quot;;2;IF([.G106]=&quot;Splice&quot;;3;IF([.G106]=&quot;Intron&quot;;4;5)));FALSE())" office:value-type="float" office:value="0.9" calcext:value-type="float">
            <text:p>0.90</text:p>
          </table:table-cell>
          <table:table-cell table:style-name="ce94" table:formula="of:=VLOOKUP([.G106];TransitionMatrix_Splice;IF([.H106]=&quot;Exon&quot;;2;IF([.H106]=&quot;Splice&quot;;3;IF([.H106]=&quot;Intron&quot;;4;5)));FALSE())" office:value-type="float" office:value="0.9" calcext:value-type="float">
            <text:p>0.90</text:p>
          </table:table-cell>
          <table:table-cell table:style-name="ce94" table:formula="of:=VLOOKUP([.H106];TransitionMatrix_Splice;IF([.I106]=&quot;Exon&quot;;2;IF([.I106]=&quot;Splice&quot;;3;IF([.I106]=&quot;Intron&quot;;4;5)));FALSE())" office:value-type="float" office:value="0.9" calcext:value-type="float">
            <text:p>0.90</text:p>
          </table:table-cell>
          <table:table-cell table:style-name="ce94" table:formula="of:=VLOOKUP([.I106];TransitionMatrix_Splice;IF([.J106]=&quot;Exon&quot;;2;IF([.J106]=&quot;Splice&quot;;3;IF([.J106]=&quot;Intron&quot;;4;5)));FALSE())" office:value-type="float" office:value="0.9" calcext:value-type="float">
            <text:p>0.90</text:p>
          </table:table-cell>
          <table:table-cell table:style-name="ce94" table:formula="of:=VLOOKUP([.J106];TransitionMatrix_Splice;IF([.K106]=&quot;Exon&quot;;2;IF([.K106]=&quot;Splice&quot;;3;IF([.K106]=&quot;Intron&quot;;4;5)));FALSE())" office:value-type="float" office:value="0.9" calcext:value-type="float">
            <text:p>0.90</text:p>
          </table:table-cell>
          <table:table-cell table:style-name="ce94" table:formula="of:=VLOOKUP([.K106];TransitionMatrix_Splice;IF([.L106]=&quot;Exon&quot;;2;IF([.L106]=&quot;Splice&quot;;3;IF([.L106]=&quot;Intron&quot;;4;5)));FALSE())" office:value-type="float" office:value="0.9" calcext:value-type="float">
            <text:p>0.90</text:p>
          </table:table-cell>
          <table:table-cell table:style-name="ce94" table:formula="of:=VLOOKUP([.L106];TransitionMatrix_Splice;IF([.M106]=&quot;Exon&quot;;2;IF([.M106]=&quot;Splice&quot;;3;IF([.M106]=&quot;Intron&quot;;4;5)));FALSE())" office:value-type="float" office:value="0.9" calcext:value-type="float">
            <text:p>0.90</text:p>
          </table:table-cell>
          <table:table-cell table:style-name="ce94" table:formula="of:=VLOOKUP([.M106];TransitionMatrix_Splice;IF([.N106]=&quot;Exon&quot;;2;IF([.N106]=&quot;Splice&quot;;3;IF([.N106]=&quot;Intron&quot;;4;5)));FALSE())" office:value-type="float" office:value="0.9" calcext:value-type="float">
            <text:p>0.90</text:p>
          </table:table-cell>
          <table:table-cell table:style-name="ce94" table:formula="of:=VLOOKUP([.N106];TransitionMatrix_Splice;IF([.O106]=&quot;Exon&quot;;2;IF([.O106]=&quot;Splice&quot;;3;IF([.O106]=&quot;Intron&quot;;4;5)));FALSE())" office:value-type="float" office:value="0.9" calcext:value-type="float">
            <text:p>0.90</text:p>
          </table:table-cell>
          <table:table-cell table:style-name="ce94" table:formula="of:=VLOOKUP([.O106];TransitionMatrix_Splice;IF([.P106]=&quot;Exon&quot;;2;IF([.P106]=&quot;Splice&quot;;3;IF([.P106]=&quot;Intron&quot;;4;5)));FALSE())" office:value-type="float" office:value="0.9" calcext:value-type="float">
            <text:p>0.90</text:p>
          </table:table-cell>
          <table:table-cell table:style-name="ce94" table:formula="of:=VLOOKUP([.P106];TransitionMatrix_Splice;IF([.Q106]=&quot;Exon&quot;;2;IF([.Q106]=&quot;Splice&quot;;3;IF([.Q106]=&quot;Intron&quot;;4;5)));FALSE())" office:value-type="float" office:value="0.9" calcext:value-type="float">
            <text:p>0.90</text:p>
          </table:table-cell>
          <table:table-cell table:style-name="ce94" table:formula="of:=VLOOKUP([.Q106];TransitionMatrix_Splice;IF([.R106]=&quot;Exon&quot;;2;IF([.R106]=&quot;Splice&quot;;3;IF([.R106]=&quot;Intron&quot;;4;5)));FALSE())" office:value-type="float" office:value="0.9" calcext:value-type="float">
            <text:p>0.90</text:p>
          </table:table-cell>
          <table:table-cell table:style-name="ce94" table:formula="of:=VLOOKUP([.R106];TransitionMatrix_Splice;IF([.S106]=&quot;Exon&quot;;2;IF([.S106]=&quot;Splice&quot;;3;IF([.S106]=&quot;Intron&quot;;4;5)));FALSE())" office:value-type="float" office:value="0.9" calcext:value-type="float">
            <text:p>0.90</text:p>
          </table:table-cell>
          <table:table-cell table:style-name="ce94" table:formula="of:=VLOOKUP([.S106];TransitionMatrix_Splice;IF([.T106]=&quot;Exon&quot;;2;IF([.T106]=&quot;Splice&quot;;3;IF([.T106]=&quot;Intron&quot;;4;5)));FALSE())" office:value-type="float" office:value="0.9" calcext:value-type="float">
            <text:p>0.90</text:p>
          </table:table-cell>
          <table:table-cell table:style-name="ce94" table:formula="of:=VLOOKUP([.T106];TransitionMatrix_Splice;IF([.U106]=&quot;Exon&quot;;2;IF([.U106]=&quot;Splice&quot;;3;IF([.U106]=&quot;Intron&quot;;4;5)));FALSE())" office:value-type="float" office:value="0.9" calcext:value-type="float">
            <text:p>0.90</text:p>
          </table:table-cell>
          <table:table-cell table:style-name="ce94" table:formula="of:=VLOOKUP([.U106];TransitionMatrix_Splice;IF([.V106]=&quot;Exon&quot;;2;IF([.V106]=&quot;Splice&quot;;3;IF([.V106]=&quot;Intron&quot;;4;5)));FALSE())" office:value-type="float" office:value="0.9" calcext:value-type="float">
            <text:p>0.90</text:p>
          </table:table-cell>
          <table:table-cell table:style-name="ce94" table:formula="of:=VLOOKUP([.V106];TransitionMatrix_Splice;IF([.W106]=&quot;Exon&quot;;2;IF([.W106]=&quot;Splice&quot;;3;IF([.W106]=&quot;Intron&quot;;4;5)));FALSE())" office:value-type="float" office:value="0.9" calcext:value-type="float">
            <text:p>0.90</text:p>
          </table:table-cell>
          <table:table-cell table:style-name="ce94" table:formula="of:=VLOOKUP([.W106];TransitionMatrix_Splice;IF([.X106]=&quot;Exon&quot;;2;IF([.X106]=&quot;Splice&quot;;3;IF([.X106]=&quot;Intron&quot;;4;5)));FALSE())" office:value-type="float" office:value="0.9" calcext:value-type="float">
            <text:p>0.90</text:p>
          </table:table-cell>
          <table:table-cell table:style-name="ce94" table:formula="of:=VLOOKUP([.X106];TransitionMatrix_Splice;IF([.Y106]=&quot;Exon&quot;;2;IF([.Y106]=&quot;Splice&quot;;3;IF([.Y106]=&quot;Intron&quot;;4;5)));FALSE())" office:value-type="float" office:value="0.9" calcext:value-type="float">
            <text:p>0.90</text:p>
          </table:table-cell>
          <table:table-cell table:style-name="ce94" table:formula="of:=VLOOKUP([.Y106];TransitionMatrix_Splice;IF([.Z106]=&quot;Exon&quot;;2;IF([.Z106]=&quot;Splice&quot;;3;IF([.Z106]=&quot;Intron&quot;;4;5)));FALSE())" office:value-type="float" office:value="0.9" calcext:value-type="float">
            <text:p>0.90</text:p>
          </table:table-cell>
          <table:table-cell table:style-name="ce94" table:formula="of:=VLOOKUP([.Z106];TransitionMatrix_Splice;IF([.AA106]=&quot;Exon&quot;;2;IF([.AA106]=&quot;Splice&quot;;3;IF([.AA106]=&quot;Intron&quot;;4;5)));FALSE())" office:value-type="float" office:value="0.9" calcext:value-type="float">
            <text:p>0.90</text:p>
          </table:table-cell>
          <table:table-cell table:style-name="ce94" table:formula="of:=VLOOKUP([.AA106];TransitionMatrix_Splice;IF([.AB106]=&quot;Exon&quot;;2;IF([.AB106]=&quot;Splice&quot;;3;IF([.AB106]=&quot;Intron&quot;;4;5)));FALSE())" office:value-type="float" office:value="0.9" calcext:value-type="float">
            <text:p>0.90</text:p>
          </table:table-cell>
          <table:table-cell table:style-name="ce94" table:formula="of:=VLOOKUP([.AB106];TransitionMatrix_Splice;IF([.AC106]=&quot;Exon&quot;;2;IF([.AC106]=&quot;Splice&quot;;3;IF([.AC106]=&quot;Intron&quot;;4;5)));FALSE())" office:value-type="float" office:value="0.1" calcext:value-type="float">
            <text:p>0.10</text:p>
          </table:table-cell>
          <table:table-cell table:style-name="ce94" table:formula="of:=VLOOKUP([.AC106];TransitionMatrix_Splice;IF([.AD106]=&quot;Exon&quot;;2;IF([.AD106]=&quot;Splice&quot;;3;IF([.AD106]=&quot;Intron&quot;;4;5)));FALSE())" office:value-type="float" office:value="0" calcext:value-type="float">
            <text:p>0.00</text:p>
          </table:table-cell>
          <table:table-cell table:style-name="ce6"/>
          <table:table-cell table:style-name="ce46" table:formula="of:=PRODUCT([.D107:.AD107])*PRODUCT([.D108:.AC108])" office:value-type="float" office:value="0" calcext:value-type="float">
            <text:p>0.00E+00</text:p>
          </table:table-cell>
          <table:table-cell table:style-name="ce51" table:formula="of:=IF([.AF107]&gt;0;LN([.AF107]);&quot;undefined&quot;)" office:value-type="string" office:string-value="undefined" calcext:value-type="string">
            <text:p>undefined</text:p>
          </table:table-cell>
          <table:table-cell table:style-name="ce54" table:formula="of:=[.AF107]/SUM([.AF$3:.AF$108])" office:value-type="percentage" office:value="0" calcext:value-type="percentage">
            <text:p>0.0%</text:p>
          </table:table-cell>
          <table:table-cell table:number-columns-repeated="990"/>
        </table:table-row>
        <table:table-row table:style-name="ro3">
          <table:table-cell/>
          <table:table-cell table:style-name="ce88"/>
          <table:table-cell/>
          <table:table-cell table:style-name="ce95" table:formula="of:=VLOOKUP([.D106];EmissionMatrix_Splice;IF([$'Full Model'.B$44]=&quot;A&quot;;2;IF([$'Full Model'.B$44]=&quot;C&quot;;3;IF([$'Full Model'.B$44]=&quot;G&quot;;4;5)));FALSE())" office:value-type="float" office:value="0.25" calcext:value-type="float">
            <text:p>0.25</text:p>
          </table:table-cell>
          <table:table-cell table:style-name="ce95" table:formula="of:=VLOOKUP([.E106];EmissionMatrix_Splice;IF([$'Full Model'.C$44]=&quot;A&quot;;2;IF([$'Full Model'.C$44]=&quot;C&quot;;3;IF([$'Full Model'.C$44]=&quot;G&quot;;4;5)));FALSE())" office:value-type="float" office:value="0.25" calcext:value-type="float">
            <text:p>0.25</text:p>
          </table:table-cell>
          <table:table-cell table:style-name="ce95" table:formula="of:=VLOOKUP([.F106];EmissionMatrix_Splice;IF([$'Full Model'.D$44]=&quot;A&quot;;2;IF([$'Full Model'.D$44]=&quot;C&quot;;3;IF([$'Full Model'.D$44]=&quot;G&quot;;4;5)));FALSE())" office:value-type="float" office:value="0.25" calcext:value-type="float">
            <text:p>0.25</text:p>
          </table:table-cell>
          <table:table-cell table:style-name="ce95" table:formula="of:=VLOOKUP([.G106];EmissionMatrix_Splice;IF([$'Full Model'.E$44]=&quot;A&quot;;2;IF([$'Full Model'.E$44]=&quot;C&quot;;3;IF([$'Full Model'.E$44]=&quot;G&quot;;4;5)));FALSE())" office:value-type="float" office:value="0.25" calcext:value-type="float">
            <text:p>0.25</text:p>
          </table:table-cell>
          <table:table-cell table:style-name="ce95" table:formula="of:=VLOOKUP([.H106];EmissionMatrix_Splice;IF([$'Full Model'.F$44]=&quot;A&quot;;2;IF([$'Full Model'.F$44]=&quot;C&quot;;3;IF([$'Full Model'.F$44]=&quot;G&quot;;4;5)));FALSE())" office:value-type="float" office:value="0.25" calcext:value-type="float">
            <text:p>0.25</text:p>
          </table:table-cell>
          <table:table-cell table:style-name="ce95" table:formula="of:=VLOOKUP([.I106];EmissionMatrix_Splice;IF([$'Full Model'.G$44]=&quot;A&quot;;2;IF([$'Full Model'.G$44]=&quot;C&quot;;3;IF([$'Full Model'.G$44]=&quot;G&quot;;4;5)));FALSE())" office:value-type="float" office:value="0.25" calcext:value-type="float">
            <text:p>0.25</text:p>
          </table:table-cell>
          <table:table-cell table:style-name="ce95" table:formula="of:=VLOOKUP([.J106];EmissionMatrix_Splice;IF([$'Full Model'.H$44]=&quot;A&quot;;2;IF([$'Full Model'.H$44]=&quot;C&quot;;3;IF([$'Full Model'.H$44]=&quot;G&quot;;4;5)));FALSE())" office:value-type="float" office:value="0.25" calcext:value-type="float">
            <text:p>0.25</text:p>
          </table:table-cell>
          <table:table-cell table:style-name="ce95" table:formula="of:=VLOOKUP([.K106];EmissionMatrix_Splice;IF([$'Full Model'.I$44]=&quot;A&quot;;2;IF([$'Full Model'.I$44]=&quot;C&quot;;3;IF([$'Full Model'.I$44]=&quot;G&quot;;4;5)));FALSE())" office:value-type="float" office:value="0.25" calcext:value-type="float">
            <text:p>0.25</text:p>
          </table:table-cell>
          <table:table-cell table:style-name="ce95" table:formula="of:=VLOOKUP([.L106];EmissionMatrix_Splice;IF([$'Full Model'.J$44]=&quot;A&quot;;2;IF([$'Full Model'.J$44]=&quot;C&quot;;3;IF([$'Full Model'.J$44]=&quot;G&quot;;4;5)));FALSE())" office:value-type="float" office:value="0.25" calcext:value-type="float">
            <text:p>0.25</text:p>
          </table:table-cell>
          <table:table-cell table:style-name="ce95" table:formula="of:=VLOOKUP([.M106];EmissionMatrix_Splice;IF([$'Full Model'.K$44]=&quot;A&quot;;2;IF([$'Full Model'.K$44]=&quot;C&quot;;3;IF([$'Full Model'.K$44]=&quot;G&quot;;4;5)));FALSE())" office:value-type="float" office:value="0.25" calcext:value-type="float">
            <text:p>0.25</text:p>
          </table:table-cell>
          <table:table-cell table:style-name="ce95" table:formula="of:=VLOOKUP([.N106];EmissionMatrix_Splice;IF([$'Full Model'.L$44]=&quot;A&quot;;2;IF([$'Full Model'.L$44]=&quot;C&quot;;3;IF([$'Full Model'.L$44]=&quot;G&quot;;4;5)));FALSE())" office:value-type="float" office:value="0.25" calcext:value-type="float">
            <text:p>0.25</text:p>
          </table:table-cell>
          <table:table-cell table:style-name="ce95" table:formula="of:=VLOOKUP([.O106];EmissionMatrix_Splice;IF([$'Full Model'.M$44]=&quot;A&quot;;2;IF([$'Full Model'.M$44]=&quot;C&quot;;3;IF([$'Full Model'.M$44]=&quot;G&quot;;4;5)));FALSE())" office:value-type="float" office:value="0.25" calcext:value-type="float">
            <text:p>0.25</text:p>
          </table:table-cell>
          <table:table-cell table:style-name="ce95" table:formula="of:=VLOOKUP([.P106];EmissionMatrix_Splice;IF([$'Full Model'.N$44]=&quot;A&quot;;2;IF([$'Full Model'.N$44]=&quot;C&quot;;3;IF([$'Full Model'.N$44]=&quot;G&quot;;4;5)));FALSE())" office:value-type="float" office:value="0.25" calcext:value-type="float">
            <text:p>0.25</text:p>
          </table:table-cell>
          <table:table-cell table:style-name="ce95" table:formula="of:=VLOOKUP([.Q106];EmissionMatrix_Splice;IF([$'Full Model'.O$44]=&quot;A&quot;;2;IF([$'Full Model'.O$44]=&quot;C&quot;;3;IF([$'Full Model'.O$44]=&quot;G&quot;;4;5)));FALSE())" office:value-type="float" office:value="0.25" calcext:value-type="float">
            <text:p>0.25</text:p>
          </table:table-cell>
          <table:table-cell table:style-name="ce95" table:formula="of:=VLOOKUP([.R106];EmissionMatrix_Splice;IF([$'Full Model'.P$44]=&quot;A&quot;;2;IF([$'Full Model'.P$44]=&quot;C&quot;;3;IF([$'Full Model'.P$44]=&quot;G&quot;;4;5)));FALSE())" office:value-type="float" office:value="0.25" calcext:value-type="float">
            <text:p>0.25</text:p>
          </table:table-cell>
          <table:table-cell table:style-name="ce95" table:formula="of:=VLOOKUP([.S106];EmissionMatrix_Splice;IF([$'Full Model'.Q$44]=&quot;A&quot;;2;IF([$'Full Model'.Q$44]=&quot;C&quot;;3;IF([$'Full Model'.Q$44]=&quot;G&quot;;4;5)));FALSE())" office:value-type="float" office:value="0.25" calcext:value-type="float">
            <text:p>0.25</text:p>
          </table:table-cell>
          <table:table-cell table:style-name="ce95" table:formula="of:=VLOOKUP([.T106];EmissionMatrix_Splice;IF([$'Full Model'.R$44]=&quot;A&quot;;2;IF([$'Full Model'.R$44]=&quot;C&quot;;3;IF([$'Full Model'.R$44]=&quot;G&quot;;4;5)));FALSE())" office:value-type="float" office:value="0.25" calcext:value-type="float">
            <text:p>0.25</text:p>
          </table:table-cell>
          <table:table-cell table:style-name="ce95" table:formula="of:=VLOOKUP([.U106];EmissionMatrix_Splice;IF([$'Full Model'.S$44]=&quot;A&quot;;2;IF([$'Full Model'.S$44]=&quot;C&quot;;3;IF([$'Full Model'.S$44]=&quot;G&quot;;4;5)));FALSE())" office:value-type="float" office:value="0.25" calcext:value-type="float">
            <text:p>0.25</text:p>
          </table:table-cell>
          <table:table-cell table:style-name="ce95" table:formula="of:=VLOOKUP([.V106];EmissionMatrix_Splice;IF([$'Full Model'.T$44]=&quot;A&quot;;2;IF([$'Full Model'.T$44]=&quot;C&quot;;3;IF([$'Full Model'.T$44]=&quot;G&quot;;4;5)));FALSE())" office:value-type="float" office:value="0.25" calcext:value-type="float">
            <text:p>0.25</text:p>
          </table:table-cell>
          <table:table-cell table:style-name="ce95" table:formula="of:=VLOOKUP([.W106];EmissionMatrix_Splice;IF([$'Full Model'.U$44]=&quot;A&quot;;2;IF([$'Full Model'.U$44]=&quot;C&quot;;3;IF([$'Full Model'.U$44]=&quot;G&quot;;4;5)));FALSE())" office:value-type="float" office:value="0.25" calcext:value-type="float">
            <text:p>0.25</text:p>
          </table:table-cell>
          <table:table-cell table:style-name="ce95" table:formula="of:=VLOOKUP([.X106];EmissionMatrix_Splice;IF([$'Full Model'.V$44]=&quot;A&quot;;2;IF([$'Full Model'.V$44]=&quot;C&quot;;3;IF([$'Full Model'.V$44]=&quot;G&quot;;4;5)));FALSE())" office:value-type="float" office:value="0.25" calcext:value-type="float">
            <text:p>0.25</text:p>
          </table:table-cell>
          <table:table-cell table:style-name="ce95" table:formula="of:=VLOOKUP([.Y106];EmissionMatrix_Splice;IF([$'Full Model'.W$44]=&quot;A&quot;;2;IF([$'Full Model'.W$44]=&quot;C&quot;;3;IF([$'Full Model'.W$44]=&quot;G&quot;;4;5)));FALSE())" office:value-type="float" office:value="0.25" calcext:value-type="float">
            <text:p>0.25</text:p>
          </table:table-cell>
          <table:table-cell table:style-name="ce95" table:formula="of:=VLOOKUP([.Z106];EmissionMatrix_Splice;IF([$'Full Model'.X$44]=&quot;A&quot;;2;IF([$'Full Model'.X$44]=&quot;C&quot;;3;IF([$'Full Model'.X$44]=&quot;G&quot;;4;5)));FALSE())" office:value-type="float" office:value="0.25" calcext:value-type="float">
            <text:p>0.25</text:p>
          </table:table-cell>
          <table:table-cell table:style-name="ce95" table:formula="of:=VLOOKUP([.AA106];EmissionMatrix_Splice;IF([$'Full Model'.Y$44]=&quot;A&quot;;2;IF([$'Full Model'.Y$44]=&quot;C&quot;;3;IF([$'Full Model'.Y$44]=&quot;G&quot;;4;5)));FALSE())" office:value-type="float" office:value="0.25" calcext:value-type="float">
            <text:p>0.25</text:p>
          </table:table-cell>
          <table:table-cell table:style-name="ce95" table:formula="of:=VLOOKUP([.AB106];EmissionMatrix_Splice;IF([$'Full Model'.Z$44]=&quot;A&quot;;2;IF([$'Full Model'.Z$44]=&quot;C&quot;;3;IF([$'Full Model'.Z$44]=&quot;G&quot;;4;5)));FALSE())" office:value-type="float" office:value="0.25" calcext:value-type="float">
            <text:p>0.25</text:p>
          </table:table-cell>
          <table:table-cell table:style-name="ce95" table:formula="of:=VLOOKUP([.AC106];EmissionMatrix_Splice;IF([$'Full Model'.AA$44]=&quot;A&quot;;2;IF([$'Full Model'.AA$44]=&quot;C&quot;;3;IF([$'Full Model'.AA$44]=&quot;G&quot;;4;5)));FALSE())" office:value-type="float" office:value="0.05" calcext:value-type="float">
            <text:p>0.05</text:p>
          </table:table-cell>
          <table:table-cell table:style-name="ce97"/>
          <table:table-cell table:style-name="ce6" table:number-columns-repeated="2"/>
          <table:table-cell table:style-name="ce12"/>
          <table:table-cell table:style-name="ce6"/>
          <table:table-cell table:number-columns-repeated="990"/>
        </table:table-row>
        <table:table-row table:style-name="ro3">
          <table:table-cell/>
          <table:table-cell table:style-name="ce6"/>
          <table:table-cell table:style-name="ce90"/>
          <table:table-cell table:number-columns-repeated="30"/>
          <table:table-cell table:style-name="ce6"/>
          <table:table-cell table:number-columns-repeated="99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dditional Calculations'.D1:'Additional Calculations'.AD84">
            <calcext:condition calcext:apply-style-name="Excel_CondFormat_4_1_1" calcext:value="formula-is(NOT(ISERROR(SEARCH(&quot;Splice&quot;;[$'Additional Calculations'.D1]))))" calcext:base-cell-address="'Additional Calculations'.D1"/>
          </calcext:conditional-format>
          <calcext:conditional-format calcext:target-range-address="'Additional Calculations'.D85:'Additional Calculations'.AD85 'Additional Calculations'.D87:'Additional Calculations'.AD89 'Additional Calculations'.D86:'Additional Calculations'.O86 'Additional Calculations'.Z86:'Additional Calculations'.AD86 'Additional Calculations'.D91:'Additional Calculations'.AD93 'Additional Calculations'.D90:'Additional Calculations'.O90 'Additional Calculations'.AA90:'Additional Calculations'.AD90 'Additional Calculations'.D95:'Additional Calculations'.AD97 'Additional Calculations'.D94:'Additional Calculations'.O94 'Additional Calculations'.AA94:'Additional Calculations'.AD94 'Additional Calculations'.D99:'Additional Calculations'.AD101 'Additional Calculations'.D98:'Additional Calculations'.O98 'Additional Calculations'.AB98:'Additional Calculations'.AD98 'Additional Calculations'.D103:'Additional Calculations'.AD105 'Additional Calculations'.D102:'Additional Calculations'.O102 'Additional Calculations'.AC102:'Additional Calculations'.AD102 'Additional Calculations'.D107:'Additional Calculations'.AD108 'Additional Calculations'.D106:'Additional Calculations'.U106 'Additional Calculations'.AD106:'Additional Calculations'.AD106">
            <calcext:condition calcext:apply-style-name="Excel_CondFormat_4_2_1" calcext:value="formula-is(NOT(ISERROR(SEARCH(&quot;Splice&quot;;[$'Additional Calculations'.D85]))))" calcext:base-cell-address="'Additional Calculations'.D85"/>
          </calcext:conditional-format>
          <calcext:conditional-format calcext:target-range-address="'Additional Calculations'.P86:'Additional Calculations'.Y86">
            <calcext:condition calcext:apply-style-name="Excel_CondFormat_4_3_1" calcext:value="formula-is(NOT(ISERROR(SEARCH(&quot;Splice&quot;;[$'Additional Calculations'.P86]))))" calcext:base-cell-address="'Additional Calculations'.P86"/>
          </calcext:conditional-format>
          <calcext:conditional-format calcext:target-range-address="'Additional Calculations'.P90:'Additional Calculations'.P90">
            <calcext:condition calcext:apply-style-name="Excel_CondFormat_4_4_1" calcext:value="formula-is(NOT(ISERROR(SEARCH(&quot;Splice&quot;;[$'Additional Calculations'.P90]))))" calcext:base-cell-address="'Additional Calculations'.P90"/>
          </calcext:conditional-format>
          <calcext:conditional-format calcext:target-range-address="'Additional Calculations'.Q90:'Additional Calculations'.Z90">
            <calcext:condition calcext:apply-style-name="Excel_CondFormat_4_5_1" calcext:value="formula-is(NOT(ISERROR(SEARCH(&quot;Splice&quot;;[$'Additional Calculations'.Q90]))))" calcext:base-cell-address="'Additional Calculations'.Q90"/>
          </calcext:conditional-format>
          <calcext:conditional-format calcext:target-range-address="'Additional Calculations'.P94:'Additional Calculations'.P94">
            <calcext:condition calcext:apply-style-name="Excel_CondFormat_4_6_1" calcext:value="formula-is(NOT(ISERROR(SEARCH(&quot;Splice&quot;;[$'Additional Calculations'.P94]))))" calcext:base-cell-address="'Additional Calculations'.P94"/>
          </calcext:conditional-format>
          <calcext:conditional-format calcext:target-range-address="'Additional Calculations'.Q94:'Additional Calculations'.Q94">
            <calcext:condition calcext:apply-style-name="Excel_CondFormat_4_7_1" calcext:value="formula-is(NOT(ISERROR(SEARCH(&quot;Splice&quot;;[$'Additional Calculations'.Q94]))))" calcext:base-cell-address="'Additional Calculations'.Q94"/>
          </calcext:conditional-format>
          <calcext:conditional-format calcext:target-range-address="'Additional Calculations'.R94:'Additional Calculations'.Z94">
            <calcext:condition calcext:apply-style-name="Excel_CondFormat_4_8_1" calcext:value="formula-is(NOT(ISERROR(SEARCH(&quot;Splice&quot;;[$'Additional Calculations'.R94]))))" calcext:base-cell-address="'Additional Calculations'.R94"/>
          </calcext:conditional-format>
          <calcext:conditional-format calcext:target-range-address="'Additional Calculations'.P98:'Additional Calculations'.P98">
            <calcext:condition calcext:apply-style-name="Excel_CondFormat_4_9_1" calcext:value="formula-is(NOT(ISERROR(SEARCH(&quot;Splice&quot;;[$'Additional Calculations'.P98]))))" calcext:base-cell-address="'Additional Calculations'.P98"/>
          </calcext:conditional-format>
          <calcext:conditional-format calcext:target-range-address="'Additional Calculations'.Q98:'Additional Calculations'.Q98">
            <calcext:condition calcext:apply-style-name="Excel_CondFormat_4_10_1" calcext:value="formula-is(NOT(ISERROR(SEARCH(&quot;Splice&quot;;[$'Additional Calculations'.Q98]))))" calcext:base-cell-address="'Additional Calculations'.Q98"/>
          </calcext:conditional-format>
          <calcext:conditional-format calcext:target-range-address="'Additional Calculations'.R98:'Additional Calculations'.R98">
            <calcext:condition calcext:apply-style-name="Excel_CondFormat_4_11_1" calcext:value="formula-is(NOT(ISERROR(SEARCH(&quot;Splice&quot;;[$'Additional Calculations'.R98]))))" calcext:base-cell-address="'Additional Calculations'.R98"/>
          </calcext:conditional-format>
          <calcext:conditional-format calcext:target-range-address="'Additional Calculations'.S98:'Additional Calculations'.AA98">
            <calcext:condition calcext:apply-style-name="Excel_CondFormat_4_12_1" calcext:value="formula-is(NOT(ISERROR(SEARCH(&quot;Splice&quot;;[$'Additional Calculations'.S98]))))" calcext:base-cell-address="'Additional Calculations'.S98"/>
          </calcext:conditional-format>
          <calcext:conditional-format calcext:target-range-address="'Additional Calculations'.P102:'Additional Calculations'.P102">
            <calcext:condition calcext:apply-style-name="Excel_CondFormat_4_13_1" calcext:value="formula-is(NOT(ISERROR(SEARCH(&quot;Splice&quot;;[$'Additional Calculations'.P102]))))" calcext:base-cell-address="'Additional Calculations'.P102"/>
          </calcext:conditional-format>
          <calcext:conditional-format calcext:target-range-address="'Additional Calculations'.Q102:'Additional Calculations'.Q102">
            <calcext:condition calcext:apply-style-name="Excel_CondFormat_4_14_1" calcext:value="formula-is(NOT(ISERROR(SEARCH(&quot;Splice&quot;;[$'Additional Calculations'.Q102]))))" calcext:base-cell-address="'Additional Calculations'.Q102"/>
          </calcext:conditional-format>
          <calcext:conditional-format calcext:target-range-address="'Additional Calculations'.R102:'Additional Calculations'.R102">
            <calcext:condition calcext:apply-style-name="Excel_CondFormat_4_15_1" calcext:value="formula-is(NOT(ISERROR(SEARCH(&quot;Splice&quot;;[$'Additional Calculations'.R102]))))" calcext:base-cell-address="'Additional Calculations'.R102"/>
          </calcext:conditional-format>
          <calcext:conditional-format calcext:target-range-address="'Additional Calculations'.S102:'Additional Calculations'.S102">
            <calcext:condition calcext:apply-style-name="Excel_CondFormat_4_16_1" calcext:value="formula-is(NOT(ISERROR(SEARCH(&quot;Splice&quot;;[$'Additional Calculations'.S102]))))" calcext:base-cell-address="'Additional Calculations'.S102"/>
          </calcext:conditional-format>
          <calcext:conditional-format calcext:target-range-address="'Additional Calculations'.T102:'Additional Calculations'.AB102">
            <calcext:condition calcext:apply-style-name="Excel_CondFormat_4_17_1" calcext:value="formula-is(NOT(ISERROR(SEARCH(&quot;Splice&quot;;[$'Additional Calculations'.T102]))))" calcext:base-cell-address="'Additional Calculations'.T102"/>
          </calcext:conditional-format>
          <calcext:conditional-format calcext:target-range-address="'Additional Calculations'.V106:'Additional Calculations'.AC106">
            <calcext:condition calcext:apply-style-name="Excel_CondFormat_4_18_1" calcext:value="formula-is(NOT(ISERROR(SEARCH(&quot;Splice&quot;;[$'Additional Calculations'.V106]))))" calcext:base-cell-address="'Additional Calculations'.V106"/>
          </calcext:conditional-format>
        </calcext:conditional-formats>
      </table:table>
      <table:table table:name="Terms &amp; Conditions" table:style-name="ta5">
        <office:forms form:automatic-focus="false" form:apply-design-mode="false"/>
        <table:table-column table:style-name="co22" table:default-cell-style-name="ce1"/>
        <table:table-column table:style-name="co2" table:number-columns-repeated="1023" table:default-cell-style-name="Default"/>
        <table:table-row table:style-name="ro1">
          <table:table-cell table:style-name="ce116" office:value-type="string" calcext:value-type="string">
            <text:p>Terms and Conditions:</text:p>
          </table:table-cell>
          <table:table-cell table:number-columns-repeated="1023"/>
        </table:table-row>
        <table:table-row table:style-name="ro9">
          <table:table-cell table:style-name="ce117" office:value-type="string" calcext:value-type="string">
            <text:p>You may use, reproduce, and distribute this module, consisting of both the software and this associated documentation, freely for all nonprofit educational purposes. <text:s/>You may also make any modifications to the module and distribute the modified version. <text:s/>If you do, you must:</text:p>
          </table:table-cell>
          <table:table-cell table:number-columns-repeated="1023"/>
        </table:table-row>
        <table:table-row table:style-name="ro10">
          <table:table-cell table:style-name="ce118" office:value-type="string" calcext:value-type="string">
            <text:p>• Give the modified version a title distinct from that of the existing document, and from all previous versions listed in the "History" section.</text:p>
          </table:table-cell>
          <table:table-cell table:number-columns-repeated="1023"/>
        </table:table-row>
        <table:table-row table:style-name="ro11">
          <table:table-cell table:style-name="ce118" office:value-type="string" calcext:value-type="string">
            <text:p>• In the line immediately below the title, replace the existing text (if any) with the text "© YEAR <text:s/>NAME", where YEAR is the year of the modification and NAME is your name. <text:s/>If you would prefer not to copyright your version, then simply leave that line blank.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• Immediately below the new copyright line (even if you left it blank), add or retain the lines: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Original version: <text:span text:style-name="T7">Hidden Markov Model 1.0</text:span><text:span text:style-name="T8">  © 2013  Anton E. Weisstein</text:span>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See end of document for full modification history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• Retain this "Terms and Conditions" section unchanged.</text:p>
          </table:table-cell>
          <table:table-cell table:number-columns-repeated="1023"/>
        </table:table-row>
        <table:table-row table:style-name="ro11">
          <table:table-cell table:style-name="ce118" office:value-type="string" calcext:value-type="string">
            <text:p>• Add to the "History" section an item that includes at least the date, title, author(s), and a description of the modifications, while retaining all previous entries in that section.</text:p>
          </table:table-cell>
          <table:table-cell table:number-columns-repeated="1023"/>
        </table:table-row>
        <table:table-row table:style-name="ro1">
          <table:table-cell table:style-name="ce118"/>
          <table:table-cell table:number-columns-repeated="1023"/>
        </table:table-row>
        <table:table-row table:style-name="ro12">
          <table:table-cell table:style-name="ce120" office:value-type="string" calcext:value-type="string">
            <text:p>These terms and conditions form a kind of "copyleft," a type of license designed for free materials and software. <text:s/>Note that because this section is to be retained, all modified versions and derivative materials must also be made freely available in the same way. <text:s/>This text is based on the GNU Free Documentation License v1.2, available from the Free Software Foundation at http://www.gnu.org/copyleft/.</text:p>
          </table:table-cell>
          <table:table-cell table:number-columns-repeated="1023"/>
        </table:table-row>
        <table:table-row table:style-name="ro1" table:number-rows-repeated="2">
          <table:table-cell table:style-name="ce121"/>
          <table:table-cell table:number-columns-repeated="1023"/>
        </table:table-row>
        <table:table-row table:style-name="ro1">
          <table:table-cell table:style-name="ce122" office:value-type="string" calcext:value-type="string">
            <text:p>History: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Date: Jan. 5, 2013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Title: <text:span text:style-name="T9">Hidden Markov Model 1.0</text:span>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Name: Anton E. Weisstein</text:p>
          </table:table-cell>
          <table:table-cell table:number-columns-repeated="1023"/>
        </table:table-row>
        <table:table-row table:style-name="ro1">
          <table:table-cell table:style-name="ce117" office:value-type="string" calcext:value-type="string">
            <text:p>Institutions: Washington University and Truman State University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Acknowledgements: This work was supported by a Freiburg Visiting Scholarship provided by Washington University in St. Louis.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Modifications: None (original version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117" office:value-type="string" calcext:value-type="string">
            <text:p>Date: Aug. 17, 2018</text:p>
          </table:table-cell>
          <table:table-cell table:number-columns-repeated="1023"/>
        </table:table-row>
        <table:table-row table:style-name="ro14">
          <table:table-cell table:style-name="ce117" office:value-type="string" calcext:value-type="string">
            <text:p>Title: <text:span text:style-name="T9">Hidden Markov Model 1.1</text:span></text:p>
          </table:table-cell>
          <table:table-cell table:number-columns-repeated="1023"/>
        </table:table-row>
        <table:table-row table:style-name="ro13">
          <table:table-cell table:style-name="ce117" office:value-type="string" calcext:value-type="string">
            <text:p>Name: Amitava Roy</text:p>
          </table:table-cell>
          <table:table-cell table:number-columns-repeated="1023"/>
        </table:table-row>
        <table:table-row table:style-name="ro13">
          <table:table-cell table:style-name="ce117" office:value-type="string" calcext:value-type="string">
            <text:p>Institutions: National Insitute of Allergy and Infectious Diseases, NIH, USA</text:p>
          </table:table-cell>
          <table:table-cell table:number-columns-repeated="1023"/>
        </table:table-row>
        <table:table-row table:style-name="ro15">
          <table:table-cell table:style-name="ce123" office:value-type="string" calcext:value-type="string">
            <text:p>Acknowledgements: The modification was done for the ACE Uganda workshop provided by the Bioinformatics and Computational Biology Branch</text:p>
          </table:table-cell>
          <table:table-cell table:number-columns-repeated="1023"/>
        </table:table-row>
        <table:table-row table:style-name="ro15">
          <table:table-cell table:style-name="ce124" office:value-type="string" calcext:value-type="string">
            <text:p>Modifications: Logarithm of probability in Column K in the “Simple Model”, coulmn AE in the “Full Model” and column AG in the “Additional Calculations” spread sheets was modified to show “undefined” when the probability value is 0.0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missionMatrix_Splice" table:base-cell-address="$Notes.$A$1" table:cell-range-address="$'Full Model'.$E$12:.$I$14"/>
        <table:named-range table:name="InitialProbabilityExon" table:base-cell-address="$Notes.$A$1" table:cell-range-address="$'Full Model'.$B$2"/>
        <table:named-range table:name="InitialProbabilityIntron" table:base-cell-address="$Notes.$A$1" table:cell-range-address="$'Full Model'.$B$4"/>
        <table:named-range table:name="InitialProbabilitySplice" table:base-cell-address="$Notes.$A$1" table:cell-range-address="$'Full Model'.$B$3"/>
        <table:named-range table:name="PathVector" table:base-cell-address="$Notes.$A$1" table:cell-range-address="$'Additional Calculations'.$B$2:.$C$108"/>
        <table:named-range table:name="Sequence" table:base-cell-address="$Notes.$A$1" table:cell-range-address="$'Full Model'.$E$16"/>
        <table:named-range table:name="SequenceVector" table:base-cell-address="$Notes.$A$1" table:cell-range-address="$'Full Model'.$B$44:.$AA$44"/>
        <table:named-range table:name="TransitionMatrix_Splice" table:base-cell-address="$Notes.$A$1" table:cell-range-address="$'Full Model'.$E$4:.$I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Courier" svg:font-family="Courier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P0" style:volatile="tru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4">
      <number:text>?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ff99cc"/>
      <style:text-properties fo:color="#900000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993300"/>
    </style:style>
    <style:style style:name="Excel_5f_CondFormat_5f_2_5f_1_5f_3" style:display-name="Excel_CondFormat_2_1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2_5f_2_5f_1" style:display-name="Excel_CondFormat_2_2_1" style:family="table-cell" style:parent-style-name="Default">
      <style:table-cell-properties fo:background-color="#ff99cc"/>
      <style:text-properties fo:color="#900000"/>
    </style:style>
    <style:style style:name="Excel_5f_CondFormat_5f_2_5f_2_5f_2" style:display-name="Excel_CondFormat_2_2_2" style:family="table-cell" style:parent-style-name="Default">
      <style:table-cell-properties fo:background-color="#ffff99"/>
      <style:text-properties fo:color="#993300"/>
    </style:style>
    <style:style style:name="Excel_5f_CondFormat_5f_2_5f_2_5f_3" style:display-name="Excel_CondFormat_2_2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2_5f_3_5f_1" style:display-name="Excel_CondFormat_2_3_1" style:family="table-cell" style:parent-style-name="Default">
      <style:table-cell-properties fo:background-color="#ff99cc"/>
      <style:text-properties fo:color="#900000"/>
    </style:style>
    <style:style style:name="Excel_5f_CondFormat_5f_2_5f_3_5f_2" style:display-name="Excel_CondFormat_2_3_2" style:family="table-cell" style:parent-style-name="Default">
      <style:table-cell-properties fo:background-color="#ffff99"/>
      <style:text-properties fo:color="#993300"/>
    </style:style>
    <style:style style:name="Excel_5f_CondFormat_5f_2_5f_3_5f_3" style:display-name="Excel_CondFormat_2_3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2_5f_4_5f_1" style:display-name="Excel_CondFormat_2_4_1" style:family="table-cell" style:parent-style-name="Default">
      <style:table-cell-properties fo:background-color="#ff99cc"/>
      <style:text-properties fo:color="#900000"/>
    </style:style>
    <style:style style:name="Excel_5f_CondFormat_5f_2_5f_4_5f_2" style:display-name="Excel_CondFormat_2_4_2" style:family="table-cell" style:parent-style-name="Default">
      <style:table-cell-properties fo:background-color="#ffff99"/>
      <style:text-properties fo:color="#993300"/>
    </style:style>
    <style:style style:name="Excel_5f_CondFormat_5f_2_5f_4_5f_3" style:display-name="Excel_CondFormat_2_4_3" style:family="table-cell" style:parent-style-name="Default">
      <style:table-cell-properties fo:background-color="#99ccff"/>
      <style:text-properties fo:color="#0000d4" style:text-line-through-style="none" style:text-line-through-type="none"/>
    </style:style>
    <style:style style:name="Excel_5f_CondFormat_5f_2_5f_5_5f_1" style:display-name="Excel_CondFormat_2_5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6_5f_1" style:display-name="Excel_CondFormat_2_6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6_5f_2" style:display-name="Excel_CondFormat_2_6_2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7_5f_2" style:display-name="Excel_CondFormat_2_7_2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Excel_5f_CondFormat_5f_3_5f_1_5f_1" style:display-name="Excel_CondFormat_3_1_1" style:family="table-cell" style:parent-style-name="Default">
      <style:table-cell-properties fo:background-color="#ff99cc"/>
      <style:text-properties fo:color="#900000"/>
    </style:style>
    <style:style style:name="Excel_5f_CondFormat_5f_3_5f_1_5f_2" style:display-name="Excel_CondFormat_3_1_2" style:family="table-cell" style:parent-style-name="Default">
      <style:table-cell-properties fo:background-color="#ffff99"/>
      <style:text-properties fo:color="#993300"/>
    </style:style>
    <style:style style:name="Excel_5f_CondFormat_5f_3_5f_1_5f_3" style:display-name="Excel_CondFormat_3_1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2_5f_1" style:display-name="Excel_CondFormat_3_2_1" style:family="table-cell" style:parent-style-name="Default">
      <style:table-cell-properties fo:background-color="#ff99cc"/>
      <style:text-properties fo:color="#900000"/>
    </style:style>
    <style:style style:name="Excel_5f_CondFormat_5f_3_5f_2_5f_2" style:display-name="Excel_CondFormat_3_2_2" style:family="table-cell" style:parent-style-name="Default">
      <style:table-cell-properties fo:background-color="#ffff99"/>
      <style:text-properties fo:color="#993300"/>
    </style:style>
    <style:style style:name="Excel_5f_CondFormat_5f_3_5f_2_5f_3" style:display-name="Excel_CondFormat_3_2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3_5f_1" style:display-name="Excel_CondFormat_3_3_1" style:family="table-cell" style:parent-style-name="Default">
      <style:table-cell-properties fo:background-color="#ff99cc"/>
      <style:text-properties fo:color="#900000"/>
    </style:style>
    <style:style style:name="Excel_5f_CondFormat_5f_3_5f_3_5f_2" style:display-name="Excel_CondFormat_3_3_2" style:family="table-cell" style:parent-style-name="Default">
      <style:table-cell-properties fo:background-color="#ffff99"/>
      <style:text-properties fo:color="#993300"/>
    </style:style>
    <style:style style:name="Excel_5f_CondFormat_5f_3_5f_3_5f_3" style:display-name="Excel_CondFormat_3_3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4_5f_1" style:display-name="Excel_CondFormat_3_4_1" style:family="table-cell" style:parent-style-name="Default">
      <style:table-cell-properties fo:background-color="#ff99cc"/>
      <style:text-properties fo:color="#900000"/>
    </style:style>
    <style:style style:name="Excel_5f_CondFormat_5f_3_5f_4_5f_2" style:display-name="Excel_CondFormat_3_4_2" style:family="table-cell" style:parent-style-name="Default">
      <style:table-cell-properties fo:background-color="#ffff99"/>
      <style:text-properties fo:color="#993300"/>
    </style:style>
    <style:style style:name="Excel_5f_CondFormat_5f_3_5f_4_5f_3" style:display-name="Excel_CondFormat_3_4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5_5f_1" style:display-name="Excel_CondFormat_3_5_1" style:family="table-cell" style:parent-style-name="Default">
      <style:table-cell-properties fo:background-color="#ff99cc"/>
      <style:text-properties fo:color="#900000"/>
    </style:style>
    <style:style style:name="Excel_5f_CondFormat_5f_3_5f_5_5f_2" style:display-name="Excel_CondFormat_3_5_2" style:family="table-cell" style:parent-style-name="Default">
      <style:table-cell-properties fo:background-color="#ffff99"/>
      <style:text-properties fo:color="#993300"/>
    </style:style>
    <style:style style:name="Excel_5f_CondFormat_5f_3_5f_5_5f_3" style:display-name="Excel_CondFormat_3_5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6_5f_1" style:display-name="Excel_CondFormat_3_6_1" style:family="table-cell" style:parent-style-name="Default">
      <style:table-cell-properties fo:background-color="#ff99cc"/>
      <style:text-properties fo:color="#900000"/>
    </style:style>
    <style:style style:name="Excel_5f_CondFormat_5f_3_5f_6_5f_2" style:display-name="Excel_CondFormat_3_6_2" style:family="table-cell" style:parent-style-name="Default">
      <style:table-cell-properties fo:background-color="#ffff99"/>
      <style:text-properties fo:color="#993300"/>
    </style:style>
    <style:style style:name="Excel_5f_CondFormat_5f_3_5f_6_5f_3" style:display-name="Excel_CondFormat_3_6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7_5f_1" style:display-name="Excel_CondFormat_3_7_1" style:family="table-cell" style:parent-style-name="Default">
      <style:table-cell-properties fo:background-color="#ff99cc"/>
      <style:text-properties fo:color="#900000"/>
    </style:style>
    <style:style style:name="Excel_5f_CondFormat_5f_3_5f_7_5f_2" style:display-name="Excel_CondFormat_3_7_2" style:family="table-cell" style:parent-style-name="Default">
      <style:table-cell-properties fo:background-color="#ffff99"/>
      <style:text-properties fo:color="#993300"/>
    </style:style>
    <style:style style:name="Excel_5f_CondFormat_5f_3_5f_7_5f_3" style:display-name="Excel_CondFormat_3_7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8_5f_1" style:display-name="Excel_CondFormat_3_8_1" style:family="table-cell" style:parent-style-name="Default">
      <style:table-cell-properties fo:background-color="#ff99cc"/>
      <style:text-properties fo:color="#900000"/>
    </style:style>
    <style:style style:name="Excel_5f_CondFormat_5f_3_5f_8_5f_2" style:display-name="Excel_CondFormat_3_8_2" style:family="table-cell" style:parent-style-name="Default">
      <style:table-cell-properties fo:background-color="#ffff99"/>
      <style:text-properties fo:color="#993300"/>
    </style:style>
    <style:style style:name="Excel_5f_CondFormat_5f_3_5f_8_5f_3" style:display-name="Excel_CondFormat_3_8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9_5f_1" style:display-name="Excel_CondFormat_3_9_1" style:family="table-cell" style:parent-style-name="Default">
      <style:table-cell-properties fo:background-color="#ff99cc"/>
      <style:text-properties fo:color="#900000"/>
    </style:style>
    <style:style style:name="Excel_5f_CondFormat_5f_3_5f_9_5f_2" style:display-name="Excel_CondFormat_3_9_2" style:family="table-cell" style:parent-style-name="Default">
      <style:table-cell-properties fo:background-color="#ffff99"/>
      <style:text-properties fo:color="#993300"/>
    </style:style>
    <style:style style:name="Excel_5f_CondFormat_5f_3_5f_9_5f_3" style:display-name="Excel_CondFormat_3_9_3" style:family="table-cell" style:parent-style-name="Default">
      <style:table-cell-properties fo:background-color="#a2bd90"/>
      <style:text-properties fo:color="#0000d4" style:text-line-through-style="none" style:text-line-through-type="none"/>
    </style:style>
    <style:style style:name="Excel_5f_CondFormat_5f_3_5f_10_5f_1" style:display-name="Excel_CondFormat_3_10_1" style:family="table-cell" style:parent-style-name="Default">
      <style:table-cell-properties fo:background-color="#ff99cc"/>
      <style:text-properties fo:color="#900000"/>
    </style:style>
    <style:style style:name="Excel_5f_CondFormat_5f_3_5f_10_5f_2" style:display-name="Excel_CondFormat_3_10_2" style:family="table-cell" style:parent-style-name="Default">
      <style:table-cell-properties fo:background-color="#ffff99"/>
      <style:text-properties fo:color="#993300"/>
    </style:style>
    <style:style style:name="Excel_5f_CondFormat_5f_3_5f_10_5f_3" style:display-name="Excel_CondFormat_3_10_3" style:family="table-cell" style:parent-style-name="Default">
      <style:table-cell-properties fo:background-color="#99ccff"/>
      <style:text-properties fo:color="#0000d4" style:text-line-through-style="none" style:text-line-through-type="none"/>
    </style:style>
    <style:style style:name="Excel_5f_CondFormat_5f_3_5f_11_5f_1" style:display-name="Excel_CondFormat_3_11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1_5f_2" style:display-name="Excel_CondFormat_3_11_2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2_5f_1" style:display-name="Excel_CondFormat_3_12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2_5f_2" style:display-name="Excel_CondFormat_3_12_2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3_5f_1" style:display-name="Excel_CondFormat_3_13_1" style:family="table-cell" style:parent-style-name="Default">
      <style:table-cell-properties fo:background-color="#dd0806"/>
      <style:text-properties fo:color="#ffffff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ffff99"/>
      <style:text-properties fo:color="#993300"/>
    </style:style>
    <style:style style:name="Excel_5f_CondFormat_5f_4_5f_2_5f_1" style:display-name="Excel_CondFormat_4_2_1" style:family="table-cell" style:parent-style-name="Default">
      <style:table-cell-properties fo:background-color="#ffff99"/>
      <style:text-properties fo:color="#993300"/>
    </style:style>
    <style:style style:name="Excel_5f_CondFormat_5f_4_5f_3_5f_1" style:display-name="Excel_CondFormat_4_3_1" style:family="table-cell" style:parent-style-name="Default">
      <style:table-cell-properties fo:background-color="#ffff99"/>
      <style:text-properties fo:color="#993300"/>
    </style:style>
    <style:style style:name="Excel_5f_CondFormat_5f_4_5f_4_5f_1" style:display-name="Excel_CondFormat_4_4_1" style:family="table-cell" style:parent-style-name="Default">
      <style:table-cell-properties fo:background-color="#ffff99"/>
      <style:text-properties fo:color="#993300"/>
    </style:style>
    <style:style style:name="Excel_5f_CondFormat_5f_4_5f_5_5f_1" style:display-name="Excel_CondFormat_4_5_1" style:family="table-cell" style:parent-style-name="Default">
      <style:table-cell-properties fo:background-color="#ffff99"/>
      <style:text-properties fo:color="#993300"/>
    </style:style>
    <style:style style:name="Excel_5f_CondFormat_5f_4_5f_6_5f_1" style:display-name="Excel_CondFormat_4_6_1" style:family="table-cell" style:parent-style-name="Default">
      <style:table-cell-properties fo:background-color="#ffff99"/>
      <style:text-properties fo:color="#993300"/>
    </style:style>
    <style:style style:name="Excel_5f_CondFormat_5f_4_5f_7_5f_1" style:display-name="Excel_CondFormat_4_7_1" style:family="table-cell" style:parent-style-name="Default">
      <style:table-cell-properties fo:background-color="#ffff99"/>
      <style:text-properties fo:color="#993300"/>
    </style:style>
    <style:style style:name="Excel_5f_CondFormat_5f_4_5f_8_5f_1" style:display-name="Excel_CondFormat_4_8_1" style:family="table-cell" style:parent-style-name="Default">
      <style:table-cell-properties fo:background-color="#ffff99"/>
      <style:text-properties fo:color="#993300"/>
    </style:style>
    <style:style style:name="Excel_5f_CondFormat_5f_4_5f_9_5f_1" style:display-name="Excel_CondFormat_4_9_1" style:family="table-cell" style:parent-style-name="Default">
      <style:table-cell-properties fo:background-color="#ffff99"/>
      <style:text-properties fo:color="#993300"/>
    </style:style>
    <style:style style:name="Excel_5f_CondFormat_5f_4_5f_10_5f_1" style:display-name="Excel_CondFormat_4_10_1" style:family="table-cell" style:parent-style-name="Default">
      <style:table-cell-properties fo:background-color="#ffff99"/>
      <style:text-properties fo:color="#993300"/>
    </style:style>
    <style:style style:name="Excel_5f_CondFormat_5f_4_5f_11_5f_1" style:display-name="Excel_CondFormat_4_11_1" style:family="table-cell" style:parent-style-name="Default">
      <style:table-cell-properties fo:background-color="#ffff99"/>
      <style:text-properties fo:color="#993300"/>
    </style:style>
    <style:style style:name="Excel_5f_CondFormat_5f_4_5f_12_5f_1" style:display-name="Excel_CondFormat_4_12_1" style:family="table-cell" style:parent-style-name="Default">
      <style:table-cell-properties fo:background-color="#ffff99"/>
      <style:text-properties fo:color="#993300"/>
    </style:style>
    <style:style style:name="Excel_5f_CondFormat_5f_4_5f_13_5f_1" style:display-name="Excel_CondFormat_4_13_1" style:family="table-cell" style:parent-style-name="Default">
      <style:table-cell-properties fo:background-color="#ffff99"/>
      <style:text-properties fo:color="#993300"/>
    </style:style>
    <style:style style:name="Excel_5f_CondFormat_5f_4_5f_14_5f_1" style:display-name="Excel_CondFormat_4_14_1" style:family="table-cell" style:parent-style-name="Default">
      <style:table-cell-properties fo:background-color="#ffff99"/>
      <style:text-properties fo:color="#993300"/>
    </style:style>
    <style:style style:name="Excel_5f_CondFormat_5f_4_5f_15_5f_1" style:display-name="Excel_CondFormat_4_15_1" style:family="table-cell" style:parent-style-name="Default">
      <style:table-cell-properties fo:background-color="#ffff99"/>
      <style:text-properties fo:color="#993300"/>
    </style:style>
    <style:style style:name="Excel_5f_CondFormat_5f_4_5f_16_5f_1" style:display-name="Excel_CondFormat_4_16_1" style:family="table-cell" style:parent-style-name="Default">
      <style:table-cell-properties fo:background-color="#ffff99"/>
      <style:text-properties fo:color="#993300"/>
    </style:style>
    <style:style style:name="Excel_5f_CondFormat_5f_4_5f_17_5f_1" style:display-name="Excel_CondFormat_4_17_1" style:family="table-cell" style:parent-style-name="Default">
      <style:table-cell-properties fo:background-color="#ffff99"/>
      <style:text-properties fo:color="#993300"/>
    </style:style>
    <style:style style:name="Excel_5f_CondFormat_5f_4_5f_18_5f_1" style:display-name="Excel_CondFormat_4_18_1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e_20_Model" style:display-name="PageStyle_Simple 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ll_20_Model" style:display-name="PageStyle_Full 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itional_20_Calculations" style:display-name="PageStyle_Additional 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ms_20__26__20_Conditions" style:display-name="PageStyle_Terms &amp; Condi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Weisstein</meta:initial-creator>
    <meta:creation-date>2012-11-01T14:10:11</meta:creation-date>
    <dc:date>2018-08-17T18:18:22.476405765</dc:date>
    <meta:editing-duration>PT14M39S</meta:editing-duration>
    <meta:editing-cycles>2</meta:editing-cycles>
    <meta:generator>LibreOffice/5.1.6.2$Linux_X86_64 LibreOffice_project/10m0$Build-2</meta:generator>
    <meta:document-statistic meta:table-count="5" meta:cell-count="50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000090" draw:fill-color="#dfdeff"/>
    </style:style>
    <style:style style:name="ch2" style:family="chart">
      <style:chart-properties style:rotation-angle="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6pt" style:font-size-asian="16pt" style:font-family-complex="Calibri" style:font-size-complex="16pt"/>
    </style:style>
    <style:style style:name="ch6" style:family="chart" style:data-style-name="N11">
      <style:chart-properties chart:display-label="true" chart:logarithmic="false" chart:minimum="0" chart:maximum="1" chart:interval-major="0.1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6pt" style:font-size-asian="16pt" style:font-family-complex="Calibri" style:font-size-complex="16pt"/>
    </style:style>
    <style:style style:name="ch7" style:family="chart">
      <style:chart-properties style:rotation-angle="9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8" style:family="chart">
      <style:graphic-properties svg:stroke-color="#99ccff"/>
    </style:style>
    <style:style style:name="ch9" style:family="chart" style:data-style-name="N11">
      <style:chart-properties chart:link-data-style-to-source="true"/>
      <style:graphic-properties svg:stroke-width="0.035cm" svg:stroke-color="#000090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00009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2.297cm" svg:height="14.641cm" xlink:href=".." xlink:type="simple" chart:class="chart:bar" chart:style-name="ch1">
        <chart:title svg:x="8.207cm" svg:y="0.321cm" chart:style-name="ch2">
          <text:p>Likelihood Profile of 5' Splice Site Position</text:p>
        </chart:title>
        <chart:subtitle svg:x="0cm" svg:y="0cm" chart:style-name="ch3">
          <text:p/>
        </chart:subtitle>
        <chart:plot-area chart:style-name="ch4" table:cell-range-address="'Simple Model'.J54:'Simple Model'.K61" chart:data-source-has-labels="both" svg:x="1.275cm" svg:y="0.943cm" svg:width="29.4cm" svg:height="12.729cm">
          <chartooo:coordinate-region svg:x="3.96cm" svg:y="1.274cm" svg:width="26.715cm" svg:height="11.487cm"/>
          <chart:axis chart:dimension="x" chart:name="primary-x" chart:style-name="ch5" chartooo:axis-type="auto">
            <chartooo:date-scale/>
            <chart:title svg:x="15.234cm" svg:y="13.178cm" chart:style-name="ch2">
              <text:p>Position</text:p>
            </chart:title>
            <chart:categories table:cell-range-address="'Simple Model'.J54:'Simple Model'.J61"/>
          </chart:axis>
          <chart:axis chart:dimension="y" chart:name="primary-y" chart:style-name="ch6">
            <chart:title svg:x="0.25cm" svg:y="5.136cm" chart:style-name="ch7">
              <text:p>Likelihood</text:p>
            </chart:title>
            <chart:grid chart:style-name="ch8" chart:class="major"/>
          </chart:axis>
          <chart:series chart:style-name="ch9" chart:values-cell-range-address="'Simple Model'.K54:'Simple Model'.K61" loext:label-string="&quot;Likelihood Profile&quot;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lihood Profil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imple Model'.J54:'Simple Model'.J61</svg:desc>
                </draw:g>
              </table:table-cell>
              <table:table-cell office:value-type="float" office:value="0">
                <text:p>0</text:p>
                <draw:g>
                  <svg:desc>'Simple Model'.K54:'Simple Model'.K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0243902439024">
                <text:p>0.390243902439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000090" draw:fill-color="#dfdeff"/>
    </style:style>
    <style:style style:name="ch2" style:family="chart">
      <style:chart-properties style:rotation-angle="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1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6pt" style:font-size-asian="16pt" style:font-family-complex="Calibri" style:font-size-complex="16pt"/>
    </style:style>
    <style:style style:name="ch6" style:family="chart" style:data-style-name="N11">
      <style:chart-properties chart:display-label="true" chart:logarithmic="false" chart:minimum="0" chart:maximum="1" chart:interval-major="0.1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6pt" style:font-size-asian="16pt" style:font-family-complex="Calibri" style:font-size-complex="16pt"/>
    </style:style>
    <style:style style:name="ch7" style:family="chart">
      <style:chart-properties style:rotation-angle="9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8" style:family="chart">
      <style:graphic-properties svg:stroke-color="#99ccff"/>
    </style:style>
    <style:style style:name="ch9" style:family="chart" style:data-style-name="N11">
      <style:chart-properties chart:link-data-style-to-source="true"/>
      <style:graphic-properties svg:stroke-width="0.035cm" svg:stroke-color="#000090" draw:fill-color="#3366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00009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40.388cm" svg:height="13.794cm" xlink:href=".." xlink:type="simple" chart:class="chart:bar" chart:style-name="ch1">
        <chart:title svg:x="12.246cm" svg:y="0.353cm" chart:style-name="ch2">
          <text:p>Likelihood Profile of 5' Splice Site Position</text:p>
        </chart:title>
        <chart:subtitle svg:x="0cm" svg:y="0cm" chart:style-name="ch3">
          <text:p/>
        </chart:subtitle>
        <chart:plot-area chart:style-name="ch4" table:cell-range-address="'Full Model'.B158:'Full Model'.C182" chart:data-source-has-labels="both" svg:x="1.276cm" svg:y="0.965cm" svg:width="37.067cm" svg:height="11.862cm">
          <chartooo:coordinate-region svg:x="3.961cm" svg:y="1.296cm" svg:width="34.382cm" svg:height="10.62cm"/>
          <chart:axis chart:dimension="x" chart:name="primary-x" chart:style-name="ch5" chartooo:axis-type="auto">
            <chartooo:date-scale/>
            <chart:title svg:x="19.007cm" svg:y="12.331cm" chart:style-name="ch2">
              <text:p>Position</text:p>
            </chart:title>
            <chart:categories table:cell-range-address="'Full Model'.B158:'Full Model'.B182"/>
          </chart:axis>
          <chart:axis chart:dimension="y" chart:name="primary-y" chart:style-name="ch6">
            <chart:title svg:x="0.25cm" svg:y="4.717cm" chart:style-name="ch7">
              <text:p>Likelihood</text:p>
            </chart:title>
            <chart:grid chart:style-name="ch8" chart:class="major"/>
          </chart:axis>
          <chart:series chart:style-name="ch9" chart:values-cell-range-address="'Full Model'.C158:'Full Model'.C182" loext:label-string="&quot;Likelihood Profile&quot;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lihood Profil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ull Model'.B158:'Full Model'.B182</svg:desc>
                </draw:g>
              </table:table-cell>
              <table:table-cell office:value-type="float" office:value="0.00106935434860394">
                <text:p>0.00106935434860394</text:p>
                <draw:g>
                  <svg:desc>'Full Model'.C158:'Full Model'.C18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17464572241795">
                <text:p>0.0317464572241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96038394127805">
                <text:p>0.04960383941278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63170524384146">
                <text:p>0.001631705243841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01981577740091">
                <text:p>0.001019815777400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637384860875572">
                <text:p>0.0006373848608755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2757808915897">
                <text:p>0.03027578089158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4897846127952">
                <text:p>0.00248978461279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18264769107772">
                <text:p>0.1182647691077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38902884574925">
                <text:p>0.00389028845749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1971754327234">
                <text:p>0.4619717543272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949777455442505">
                <text:p>0.009497774554425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593610909651566">
                <text:p>0.005936109096515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81965182084494">
                <text:p>0.281965182084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